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3138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boat2_lp_wp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.40086805555556" calcext:value-type="float">
            <text:p>1.40086805555556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speed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table:formula="of:=ABS((SQRT(SUMXMY2([.C2:.D2];[.C1:.D1]))/[.$H$2]))*[.$I$2]+[.A1]" office:value-type="float" office:value="0.434092583459731" calcext:value-type="float">
            <text:p>0.434092583459731</text:p>
          </table:table-cell>
          <table:table-cell office:value-type="float" office:value="1.5" calcext:value-type="float">
            <text:p>1.5</text:p>
          </table:table-cell>
          <table:table-cell office:value-type="float" office:value="1.3703125" calcext:value-type="float">
            <text:p>1.3703125</text:p>
          </table:table-cell>
          <table:table-cell office:value-type="float" office:value="0.701909722222222" calcext:value-type="float">
            <text:p>0.701909722222222</text:p>
          </table:table-cell>
          <table:table-cell table:number-columns-repeated="3"/>
          <table:table-cell table:style-name="ce1" office:value-type="float" office:value="0.1" calcext:value-type="float">
            <text:p>0.1</text:p>
          </table:table-cell>
          <table:table-cell office:value-type="float" office:value="1.4179" calcext:value-type="float">
            <text:p>1.4179</text:p>
          </table:table-cell>
          <table:table-cell table:formula="of:=[.A520]" office:value-type="float" office:value="241.360576498623" calcext:value-type="float">
            <text:p>241.360576498623</text:p>
          </table:table-cell>
        </table:table-row>
        <table:table-row table:style-name="ro1">
          <table:table-cell table:formula="of:=ABS((SQRT(SUMXMY2([.C3:.D3];[.C2:.D2]))/[.$H$2]))*[.$I$2]+[.A2]" office:value-type="float" office:value="0.867339805682018" calcext:value-type="float">
            <text:p>0.867339805682018</text:p>
          </table:table-cell>
          <table:table-cell office:value-type="float" office:value="1.5" calcext:value-type="float">
            <text:p>1.5</text:p>
          </table:table-cell>
          <table:table-cell office:value-type="float" office:value="1.33975694444444" calcext:value-type="float">
            <text:p>1.33975694444444</text:p>
          </table:table-cell>
          <table:table-cell office:value-type="float" office:value="0.701909722222222" calcext:value-type="float">
            <text:p>0.701909722222222</text:p>
          </table:table-cell>
          <table:table-cell table:number-columns-repeated="6"/>
        </table:table-row>
        <table:table-row table:style-name="ro1">
          <table:table-cell table:formula="of:=ABS((SQRT(SUMXMY2([.C4:.D4];[.C3:.D3]))/[.$H$2]))*[.$I$2]+[.A3]" office:value-type="float" office:value="1.30143238914161" calcext:value-type="float">
            <text:p>1.30143238914161</text:p>
          </table:table-cell>
          <table:table-cell office:value-type="float" office:value="1.5" calcext:value-type="float">
            <text:p>1.5</text:p>
          </table:table-cell>
          <table:table-cell office:value-type="float" office:value="1.30920138888889" calcext:value-type="float">
            <text:p>1.30920138888889</text:p>
          </table:table-cell>
          <table:table-cell office:value-type="float" office:value="0.703819444444444" calcext:value-type="float">
            <text:p>0.703819444444444</text:p>
          </table:table-cell>
          <table:table-cell table:number-columns-repeated="6"/>
        </table:table-row>
        <table:table-row table:style-name="ro1">
          <table:table-cell table:formula="of:=ABS((SQRT(SUMXMY2([.C5:.D5];[.C4:.D4]))/[.$H$2]))*[.$I$2]+[.A4]" office:value-type="float" office:value="1.73467961136389" calcext:value-type="float">
            <text:p>1.73467961136389</text:p>
          </table:table-cell>
          <table:table-cell office:value-type="float" office:value="1.5" calcext:value-type="float">
            <text:p>1.5</text:p>
          </table:table-cell>
          <table:table-cell office:value-type="float" office:value="1.27864583333333" calcext:value-type="float">
            <text:p>1.27864583333333</text:p>
          </table:table-cell>
          <table:table-cell office:value-type="float" office:value="0.703819444444444" calcext:value-type="float">
            <text:p>0.703819444444444</text:p>
          </table:table-cell>
          <table:table-cell table:number-columns-repeated="6"/>
        </table:table-row>
        <table:table-row table:style-name="ro1">
          <table:table-cell table:formula="of:=ABS((SQRT(SUMXMY2([.C6:.D6];[.C5:.D5]))/[.$H$2]))*[.$I$2]+[.A5]" office:value-type="float" office:value="2.16877219482348" calcext:value-type="float">
            <text:p>2.16877219482348</text:p>
          </table:table-cell>
          <table:table-cell office:value-type="float" office:value="1.5" calcext:value-type="float">
            <text:p>1.5</text:p>
          </table:table-cell>
          <table:table-cell office:value-type="float" office:value="1.24809027777778" calcext:value-type="float">
            <text:p>1.24809027777778</text:p>
          </table:table-cell>
          <table:table-cell office:value-type="float" office:value="0.705729166666667" calcext:value-type="float">
            <text:p>0.705729166666667</text:p>
          </table:table-cell>
          <table:table-cell table:number-columns-repeated="6"/>
        </table:table-row>
        <table:table-row table:style-name="ro1">
          <table:table-cell table:formula="of:=ABS((SQRT(SUMXMY2([.C7:.D7];[.C6:.D6]))/[.$H$2]))*[.$I$2]+[.A6]" office:value-type="float" office:value="2.60286477828322" calcext:value-type="float">
            <text:p>2.60286477828322</text:p>
          </table:table-cell>
          <table:table-cell office:value-type="float" office:value="1.5" calcext:value-type="float">
            <text:p>1.5</text:p>
          </table:table-cell>
          <table:table-cell office:value-type="float" office:value="1.21753472222222" calcext:value-type="float">
            <text:p>1.21753472222222</text:p>
          </table:table-cell>
          <table:table-cell office:value-type="float" office:value="0.707638888888889" calcext:value-type="float">
            <text:p>0.707638888888889</text:p>
          </table:table-cell>
          <table:table-cell table:number-columns-repeated="6"/>
        </table:table-row>
        <table:table-row table:style-name="ro1">
          <table:table-cell table:formula="of:=ABS((SQRT(SUMXMY2([.C8:.D8];[.C7:.D7]))/[.$H$2]))*[.$I$2]+[.A7]" office:value-type="float" office:value="3.03695736174281" calcext:value-type="float">
            <text:p>3.03695736174281</text:p>
          </table:table-cell>
          <table:table-cell office:value-type="float" office:value="1.5" calcext:value-type="float">
            <text:p>1.5</text:p>
          </table:table-cell>
          <table:table-cell office:value-type="float" office:value="1.18697916666667" calcext:value-type="float">
            <text:p>1.18697916666667</text:p>
          </table:table-cell>
          <table:table-cell office:value-type="float" office:value="0.709548611111111" calcext:value-type="float">
            <text:p>0.709548611111111</text:p>
          </table:table-cell>
          <table:table-cell table:number-columns-repeated="6"/>
        </table:table-row>
        <table:table-row table:style-name="ro1">
          <table:table-cell table:formula="of:=ABS((SQRT(SUMXMY2([.C9:.D9];[.C8:.D8]))/[.$H$2]))*[.$I$2]+[.A8]" office:value-type="float" office:value="3.4702045839651" calcext:value-type="float">
            <text:p>3.4702045839651</text:p>
          </table:table-cell>
          <table:table-cell office:value-type="float" office:value="1.5" calcext:value-type="float">
            <text:p>1.5</text:p>
          </table:table-cell>
          <table:table-cell office:value-type="float" office:value="1.15642361111111" calcext:value-type="float">
            <text:p>1.15642361111111</text:p>
          </table:table-cell>
          <table:table-cell office:value-type="float" office:value="0.709548611111111" calcext:value-type="float">
            <text:p>0.709548611111111</text:p>
          </table:table-cell>
          <table:table-cell table:number-columns-repeated="6"/>
        </table:table-row>
        <table:table-row table:style-name="ro1">
          <table:table-cell table:formula="of:=ABS((SQRT(SUMXMY2([.C10:.D10];[.C9:.D9]))/[.$H$2]))*[.$I$2]+[.A9]" office:value-type="float" office:value="3.90429716742469" calcext:value-type="float">
            <text:p>3.90429716742469</text:p>
          </table:table-cell>
          <table:table-cell office:value-type="float" office:value="1.5" calcext:value-type="float">
            <text:p>1.5</text:p>
          </table:table-cell>
          <table:table-cell office:value-type="float" office:value="1.12586805555556" calcext:value-type="float">
            <text:p>1.12586805555556</text:p>
          </table:table-cell>
          <table:table-cell office:value-type="float" office:value="0.711458333333333" calcext:value-type="float">
            <text:p>0.711458333333333</text:p>
          </table:table-cell>
          <table:table-cell table:number-columns-repeated="6"/>
        </table:table-row>
        <table:table-row table:style-name="ro1">
          <table:table-cell table:formula="of:=ABS((SQRT(SUMXMY2([.C11:.D11];[.C10:.D10]))/[.$H$2]))*[.$I$2]+[.A10]" office:value-type="float" office:value="4.34091601421099" calcext:value-type="float">
            <text:p>4.34091601421099</text:p>
          </table:table-cell>
          <table:table-cell office:value-type="float" office:value="1.5" calcext:value-type="float">
            <text:p>1.5</text:p>
          </table:table-cell>
          <table:table-cell office:value-type="float" office:value="1.0953125" calcext:value-type="float">
            <text:p>1.0953125</text:p>
          </table:table-cell>
          <table:table-cell office:value-type="float" office:value="0.715277777777778" calcext:value-type="float">
            <text:p>0.715277777777778</text:p>
          </table:table-cell>
          <table:table-cell table:number-columns-repeated="6"/>
        </table:table-row>
        <table:table-row table:style-name="ro1">
          <table:table-cell table:formula="of:=ABS((SQRT(SUMXMY2([.C12:.D12];[.C11:.D11]))/[.$H$2]))*[.$I$2]+[.A11]" office:value-type="float" office:value="4.77753486099729" calcext:value-type="float">
            <text:p>4.77753486099729</text:p>
          </table:table-cell>
          <table:table-cell office:value-type="float" office:value="1.5" calcext:value-type="float">
            <text:p>1.5</text:p>
          </table:table-cell>
          <table:table-cell office:value-type="float" office:value="1.06475694444444" calcext:value-type="float">
            <text:p>1.06475694444444</text:p>
          </table:table-cell>
          <table:table-cell office:value-type="float" office:value="0.719097222222222" calcext:value-type="float">
            <text:p>0.719097222222222</text:p>
          </table:table-cell>
          <table:table-cell table:number-columns-repeated="6"/>
        </table:table-row>
        <table:table-row table:style-name="ro1">
          <table:table-cell table:formula="of:=ABS((SQRT(SUMXMY2([.C13:.D13];[.C12:.D12]))/[.$H$2]))*[.$I$2]+[.A12]" office:value-type="float" office:value="5.25043095178547" calcext:value-type="float">
            <text:p>5.25043095178547</text:p>
          </table:table-cell>
          <table:table-cell office:value-type="float" office:value="1.5" calcext:value-type="float">
            <text:p>1.5</text:p>
          </table:table-cell>
          <table:table-cell office:value-type="float" office:value="1.03420138888889" calcext:value-type="float">
            <text:p>1.03420138888889</text:p>
          </table:table-cell>
          <table:table-cell office:value-type="float" office:value="0.732465277777778" calcext:value-type="float">
            <text:p>0.732465277777778</text:p>
          </table:table-cell>
          <table:table-cell table:number-columns-repeated="6"/>
        </table:table-row>
        <table:table-row table:style-name="ro1">
          <table:table-cell table:formula="of:=ABS((SQRT(SUMXMY2([.C14:.D14];[.C13:.D13]))/[.$H$2]))*[.$I$2]+[.A13]" office:value-type="float" office:value="5.79198997956329" calcext:value-type="float">
            <text:p>5.79198997956329</text:p>
          </table:table-cell>
          <table:table-cell office:value-type="float" office:value="1.5" calcext:value-type="float">
            <text:p>1.5</text:p>
          </table:table-cell>
          <table:table-cell office:value-type="float" office:value="1.00364583333333" calcext:value-type="float">
            <text:p>1.00364583333333</text:p>
          </table:table-cell>
          <table:table-cell office:value-type="float" office:value="0.755381944444444" calcext:value-type="float">
            <text:p>0.755381944444444</text:p>
          </table:table-cell>
          <table:table-cell table:number-columns-repeated="6"/>
        </table:table-row>
        <table:table-row table:style-name="ro1">
          <table:table-cell table:formula="of:=ABS((SQRT(SUMXMY2([.C15:.D15];[.C14:.D14]))/[.$H$2]))*[.$I$2]+[.A14]" office:value-type="float" office:value="6.3502162480719" calcext:value-type="float">
            <text:p>6.3502162480719</text:p>
          </table:table-cell>
          <table:table-cell office:value-type="float" office:value="1.5" calcext:value-type="float">
            <text:p>1.5</text:p>
          </table:table-cell>
          <table:table-cell office:value-type="float" office:value="0.973090277777778" calcext:value-type="float">
            <text:p>0.973090277777778</text:p>
          </table:table-cell>
          <table:table-cell office:value-type="float" office:value="0.780208333333333" calcext:value-type="float">
            <text:p>0.780208333333333</text:p>
          </table:table-cell>
          <table:table-cell table:number-columns-repeated="6"/>
        </table:table-row>
        <table:table-row table:style-name="ro1">
          <table:table-cell table:formula="of:=ABS((SQRT(SUMXMY2([.C16:.D16];[.C15:.D15]))/[.$H$2]))*[.$I$2]+[.A15]" office:value-type="float" office:value="6.63805881964594" calcext:value-type="float">
            <text:p>6.63805881964594</text:p>
          </table:table-cell>
          <table:table-cell office:value-type="float" office:value="1.5" calcext:value-type="float">
            <text:p>1.5</text:p>
          </table:table-cell>
          <table:table-cell office:value-type="float" office:value="0.9578125" calcext:value-type="float">
            <text:p>0.9578125</text:p>
          </table:table-cell>
          <table:table-cell office:value-type="float" office:value="0.793576388888889" calcext:value-type="float">
            <text:p>0.793576388888889</text:p>
          </table:table-cell>
          <table:table-cell table:number-columns-repeated="6"/>
        </table:table-row>
        <table:table-row table:style-name="ro1">
          <table:table-cell table:formula="of:=ABS((SQRT(SUMXMY2([.C17:.D17];[.C16:.D16]))/[.$H$2]))*[.$I$2]+[.A16]" office:value-type="float" office:value="6.92590139121996" calcext:value-type="float">
            <text:p>6.92590139121996</text:p>
          </table:table-cell>
          <table:table-cell office:value-type="float" office:value="1.5" calcext:value-type="float">
            <text:p>1.5</text:p>
          </table:table-cell>
          <table:table-cell office:value-type="float" office:value="0.942534722222222" calcext:value-type="float">
            <text:p>0.942534722222222</text:p>
          </table:table-cell>
          <table:table-cell office:value-type="float" office:value="0.806944444444444" calcext:value-type="float">
            <text:p>0.806944444444444</text:p>
          </table:table-cell>
          <table:table-cell table:number-columns-repeated="6"/>
        </table:table-row>
        <table:table-row table:style-name="ro1">
          <table:table-cell table:formula="of:=ABS((SQRT(SUMXMY2([.C18:.D18];[.C17:.D17]))/[.$H$2]))*[.$I$2]+[.A17]" office:value-type="float" office:value="7.213743962794" calcext:value-type="float">
            <text:p>7.213743962794</text:p>
          </table:table-cell>
          <table:table-cell office:value-type="float" office:value="1.5" calcext:value-type="float">
            <text:p>1.5</text:p>
          </table:table-cell>
          <table:table-cell office:value-type="float" office:value="0.927256944444444" calcext:value-type="float">
            <text:p>0.927256944444444</text:p>
          </table:table-cell>
          <table:table-cell office:value-type="float" office:value="0.8203125" calcext:value-type="float">
            <text:p>0.8203125</text:p>
          </table:table-cell>
          <table:table-cell table:number-columns-repeated="6"/>
        </table:table-row>
        <table:table-row table:style-name="ro1">
          <table:table-cell table:formula="of:=ABS((SQRT(SUMXMY2([.C19:.D19];[.C18:.D18]))/[.$H$2]))*[.$I$2]+[.A18]" office:value-type="float" office:value="7.50158653436802" calcext:value-type="float">
            <text:p>7.50158653436802</text:p>
          </table:table-cell>
          <table:table-cell office:value-type="float" office:value="1.5" calcext:value-type="float">
            <text:p>1.5</text:p>
          </table:table-cell>
          <table:table-cell office:value-type="float" office:value="0.911979166666667" calcext:value-type="float">
            <text:p>0.911979166666667</text:p>
          </table:table-cell>
          <table:table-cell office:value-type="float" office:value="0.833680555555556" calcext:value-type="float">
            <text:p>0.833680555555556</text:p>
          </table:table-cell>
          <table:table-cell table:number-columns-repeated="6"/>
        </table:table-row>
        <table:table-row table:style-name="ro1">
          <table:table-cell table:formula="of:=ABS((SQRT(SUMXMY2([.C20:.D20];[.C19:.D19]))/[.$H$2]))*[.$I$2]+[.A19]" office:value-type="float" office:value="7.78942910594205" calcext:value-type="float">
            <text:p>7.78942910594205</text:p>
          </table:table-cell>
          <table:table-cell office:value-type="float" office:value="1.5" calcext:value-type="float">
            <text:p>1.5</text:p>
          </table:table-cell>
          <table:table-cell office:value-type="float" office:value="0.896701388888889" calcext:value-type="float">
            <text:p>0.896701388888889</text:p>
          </table:table-cell>
          <table:table-cell office:value-type="float" office:value="0.847048611111111" calcext:value-type="float">
            <text:p>0.847048611111111</text:p>
          </table:table-cell>
          <table:table-cell table:number-columns-repeated="6"/>
        </table:table-row>
        <table:table-row table:style-name="ro1">
          <table:table-cell table:formula="of:=ABS((SQRT(SUMXMY2([.C21:.D21];[.C20:.D20]))/[.$H$2]))*[.$I$2]+[.A20]" office:value-type="float" office:value="8.09578115470563" calcext:value-type="float">
            <text:p>8.09578115470563</text:p>
          </table:table-cell>
          <table:table-cell office:value-type="float" office:value="1.5" calcext:value-type="float">
            <text:p>1.5</text:p>
          </table:table-cell>
          <table:table-cell office:value-type="float" office:value="0.881423611111111" calcext:value-type="float">
            <text:p>0.881423611111111</text:p>
          </table:table-cell>
          <table:table-cell office:value-type="float" office:value="0.862326388888889" calcext:value-type="float">
            <text:p>0.862326388888889</text:p>
          </table:table-cell>
          <table:table-cell table:number-columns-repeated="6"/>
        </table:table-row>
        <table:table-row table:style-name="ro1">
          <table:table-cell table:formula="of:=ABS((SQRT(SUMXMY2([.C22:.D22];[.C21:.D21]))/[.$H$2]))*[.$I$2]+[.A21]" office:value-type="float" office:value="8.38362372627965" calcext:value-type="float">
            <text:p>8.38362372627965</text:p>
          </table:table-cell>
          <table:table-cell office:value-type="float" office:value="1.5" calcext:value-type="float">
            <text:p>1.5</text:p>
          </table:table-cell>
          <table:table-cell office:value-type="float" office:value="0.866145833333333" calcext:value-type="float">
            <text:p>0.866145833333333</text:p>
          </table:table-cell>
          <table:table-cell office:value-type="float" office:value="0.875694444444444" calcext:value-type="float">
            <text:p>0.875694444444444</text:p>
          </table:table-cell>
          <table:table-cell table:number-columns-repeated="6"/>
        </table:table-row>
        <table:table-row table:style-name="ro1">
          <table:table-cell table:formula="of:=ABS((SQRT(SUMXMY2([.C23:.D23];[.C22:.D22]))/[.$H$2]))*[.$I$2]+[.A22]" office:value-type="float" office:value="8.68997577504321" calcext:value-type="float">
            <text:p>8.68997577504321</text:p>
          </table:table-cell>
          <table:table-cell office:value-type="float" office:value="1.5" calcext:value-type="float">
            <text:p>1.5</text:p>
          </table:table-cell>
          <table:table-cell office:value-type="float" office:value="0.850868055555556" calcext:value-type="float">
            <text:p>0.850868055555556</text:p>
          </table:table-cell>
          <table:table-cell office:value-type="float" office:value="0.890972222222222" calcext:value-type="float">
            <text:p>0.890972222222222</text:p>
          </table:table-cell>
          <table:table-cell table:number-columns-repeated="6"/>
        </table:table-row>
        <table:table-row table:style-name="ro1">
          <table:table-cell table:formula="of:=ABS((SQRT(SUMXMY2([.C24:.D24];[.C23:.D23]))/[.$H$2]))*[.$I$2]+[.A23]" office:value-type="float" office:value="8.97781834661725" calcext:value-type="float">
            <text:p>8.97781834661725</text:p>
          </table:table-cell>
          <table:table-cell office:value-type="float" office:value="1.5" calcext:value-type="float">
            <text:p>1.5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90625" calcext:value-type="float">
            <text:p>0.90625</text:p>
          </table:table-cell>
          <table:table-cell table:number-columns-repeated="6"/>
        </table:table-row>
        <table:table-row table:style-name="ro1">
          <table:table-cell table:formula="of:=ABS((SQRT(SUMXMY2([.C25:.D25];[.C24:.D24]))/[.$H$2]))*[.$I$2]+[.A24]" office:value-type="float" office:value="9.28417039538082" calcext:value-type="float">
            <text:p>9.28417039538082</text:p>
          </table:table-cell>
          <table:table-cell office:value-type="float" office:value="1.5" calcext:value-type="float">
            <text:p>1.5</text:p>
          </table:table-cell>
          <table:table-cell office:value-type="float" office:value="0.822222222222222" calcext:value-type="float">
            <text:p>0.822222222222222</text:p>
          </table:table-cell>
          <table:table-cell office:value-type="float" office:value="0.921527777777778" calcext:value-type="float">
            <text:p>0.921527777777778</text:p>
          </table:table-cell>
          <table:table-cell table:number-columns-repeated="6"/>
        </table:table-row>
        <table:table-row table:style-name="ro1">
          <table:table-cell table:formula="of:=ABS((SQRT(SUMXMY2([.C26:.D26];[.C25:.D25]))/[.$H$2]))*[.$I$2]+[.A25]" office:value-type="float" office:value="9.57201296695484" calcext:value-type="float">
            <text:p>9.57201296695484</text:p>
          </table:table-cell>
          <table:table-cell office:value-type="float" office:value="1.5" calcext:value-type="float">
            <text:p>1.5</text:p>
          </table:table-cell>
          <table:table-cell office:value-type="float" office:value="0.808854166666667" calcext:value-type="float">
            <text:p>0.808854166666667</text:p>
          </table:table-cell>
          <table:table-cell office:value-type="float" office:value="0.936805555555555" calcext:value-type="float">
            <text:p>0.936805555555555</text:p>
          </table:table-cell>
          <table:table-cell table:number-columns-repeated="6"/>
        </table:table-row>
        <table:table-row table:style-name="ro1">
          <table:table-cell table:formula="of:=ABS((SQRT(SUMXMY2([.C27:.D27];[.C26:.D26]))/[.$H$2]))*[.$I$2]+[.A26]" office:value-type="float" office:value="10.1302392354635" calcext:value-type="float">
            <text:p>10.1302392354635</text:p>
          </table:table-cell>
          <table:table-cell office:value-type="float" office:value="1.5" calcext:value-type="float">
            <text:p>1.5</text:p>
          </table:table-cell>
          <table:table-cell office:value-type="float" office:value="0.784027777777778" calcext:value-type="float">
            <text:p>0.784027777777778</text:p>
          </table:table-cell>
          <table:table-cell office:value-type="float" office:value="0.967361111111111" calcext:value-type="float">
            <text:p>0.967361111111111</text:p>
          </table:table-cell>
          <table:table-cell table:number-columns-repeated="6"/>
        </table:table-row>
        <table:table-row table:style-name="ro1">
          <table:table-cell table:formula="of:=ABS((SQRT(SUMXMY2([.C28:.D28];[.C27:.D27]))/[.$H$2]))*[.$I$2]+[.A27]" office:value-type="float" office:value="10.6717982632413" calcext:value-type="float">
            <text:p>10.6717982632413</text:p>
          </table:table-cell>
          <table:table-cell office:value-type="float" office:value="1.5" calcext:value-type="float">
            <text:p>1.5</text:p>
          </table:table-cell>
          <table:table-cell office:value-type="float" office:value="0.761111111111111" calcext:value-type="float">
            <text:p>0.761111111111111</text:p>
          </table:table-cell>
          <table:table-cell office:value-type="float" office:value="0.997916666666666" calcext:value-type="float">
            <text:p>0.997916666666666</text:p>
          </table:table-cell>
          <table:table-cell table:number-columns-repeated="6"/>
        </table:table-row>
        <table:table-row table:style-name="ro1">
          <table:table-cell table:formula="of:=ABS((SQRT(SUMXMY2([.C29:.D29];[.C28:.D28]))/[.$H$2]))*[.$I$2]+[.A28]" office:value-type="float" office:value="11.1975569770872" calcext:value-type="float">
            <text:p>11.1975569770872</text:p>
          </table:table-cell>
          <table:table-cell office:value-type="float" office:value="1.5" calcext:value-type="float">
            <text:p>1.5</text:p>
          </table:table-cell>
          <table:table-cell office:value-type="float" office:value="0.740104166666667" calcext:value-type="float">
            <text:p>0.740104166666667</text:p>
          </table:table-cell>
          <table:table-cell office:value-type="float" office:value="1.02847222222222" calcext:value-type="float">
            <text:p>1.02847222222222</text:p>
          </table:table-cell>
          <table:table-cell table:number-columns-repeated="6"/>
        </table:table-row>
        <table:table-row table:style-name="ro1">
          <table:table-cell table:formula="of:=ABS((SQRT(SUMXMY2([.C30:.D30];[.C29:.D29]))/[.$H$2]))*[.$I$2]+[.A29]" office:value-type="float" office:value="11.7084627420823" calcext:value-type="float">
            <text:p>11.7084627420823</text:p>
          </table:table-cell>
          <table:table-cell office:value-type="float" office:value="1.5" calcext:value-type="float">
            <text:p>1.5</text:p>
          </table:table-cell>
          <table:table-cell office:value-type="float" office:value="0.721006944444444" calcext:value-type="float">
            <text:p>0.721006944444444</text:p>
          </table:table-cell>
          <table:table-cell office:value-type="float" office:value="1.05902777777778" calcext:value-type="float">
            <text:p>1.05902777777778</text:p>
          </table:table-cell>
          <table:table-cell table:number-columns-repeated="6"/>
        </table:table-row>
        <table:table-row table:style-name="ro1">
          <table:table-cell table:formula="of:=ABS((SQRT(SUMXMY2([.C31:.D31];[.C30:.D30]))/[.$H$2]))*[.$I$2]+[.A30]" office:value-type="float" office:value="12.1928478620582" calcext:value-type="float">
            <text:p>12.1928478620582</text:p>
          </table:table-cell>
          <table:table-cell office:value-type="float" office:value="1.5" calcext:value-type="float">
            <text:p>1.5</text:p>
          </table:table-cell>
          <table:table-cell office:value-type="float" office:value="0.705729166666667" calcext:value-type="float">
            <text:p>0.705729166666667</text:p>
          </table:table-cell>
          <table:table-cell office:value-type="float" office:value="1.08958333333333" calcext:value-type="float">
            <text:p>1.08958333333333</text:p>
          </table:table-cell>
          <table:table-cell table:number-columns-repeated="6"/>
        </table:table-row>
        <table:table-row table:style-name="ro1">
          <table:table-cell table:formula="of:=ABS((SQRT(SUMXMY2([.C32:.D32];[.C31:.D31]))/[.$H$2]))*[.$I$2]+[.A31]" office:value-type="float" office:value="12.4955885620432" calcext:value-type="float">
            <text:p>12.4955885620432</text:p>
          </table:table-cell>
          <table:table-cell office:value-type="float" office:value="1.5" calcext:value-type="float">
            <text:p>1.5</text:p>
          </table:table-cell>
          <table:table-cell office:value-type="float" office:value="0.715277777777778" calcext:value-type="float">
            <text:p>0.715277777777778</text:p>
          </table:table-cell>
          <table:table-cell office:value-type="float" office:value="1.10868055555556" calcext:value-type="float">
            <text:p>1.10868055555556</text:p>
          </table:table-cell>
          <table:table-cell table:number-columns-repeated="6"/>
        </table:table-row>
        <table:table-row table:style-name="ro1">
          <table:table-cell table:formula="of:=ABS((SQRT(SUMXMY2([.C33:.D33];[.C32:.D32]))/[.$H$2]))*[.$I$2]+[.A32]" office:value-type="float" office:value="12.9322074088295" calcext:value-type="float">
            <text:p>12.9322074088295</text:p>
          </table:table-cell>
          <table:table-cell office:value-type="float" office:value="1.5" calcext:value-type="float">
            <text:p>1.5</text:p>
          </table:table-cell>
          <table:table-cell office:value-type="float" office:value="0.745833333333333" calcext:value-type="float">
            <text:p>0.745833333333333</text:p>
          </table:table-cell>
          <table:table-cell office:value-type="float" office:value="1.10486111111111" calcext:value-type="float">
            <text:p>1.10486111111111</text:p>
          </table:table-cell>
          <table:table-cell table:number-columns-repeated="6"/>
        </table:table-row>
        <table:table-row table:style-name="ro1">
          <table:table-cell table:formula="of:=ABS((SQRT(SUMXMY2([.C34:.D34];[.C33:.D33]))/[.$H$2]))*[.$I$2]+[.A33]" office:value-type="float" office:value="13.3688262556157" calcext:value-type="float">
            <text:p>13.3688262556157</text:p>
          </table:table-cell>
          <table:table-cell office:value-type="float" office:value="1.5" calcext:value-type="float">
            <text:p>1.5</text:p>
          </table:table-cell>
          <table:table-cell office:value-type="float" office:value="0.776388888888889" calcext:value-type="float">
            <text:p>0.776388888888889</text:p>
          </table:table-cell>
          <table:table-cell office:value-type="float" office:value="1.10104166666667" calcext:value-type="float">
            <text:p>1.10104166666667</text:p>
          </table:table-cell>
          <table:table-cell table:number-columns-repeated="6"/>
        </table:table-row>
        <table:table-row table:style-name="ro1">
          <table:table-cell table:formula="of:=ABS((SQRT(SUMXMY2([.C35:.D35];[.C34:.D34]))/[.$H$2]))*[.$I$2]+[.A34]" office:value-type="float" office:value="13.8096233683853" calcext:value-type="float">
            <text:p>13.8096233683853</text:p>
          </table:table-cell>
          <table:table-cell office:value-type="float" office:value="1.5" calcext:value-type="float">
            <text:p>1.5</text:p>
          </table:table-cell>
          <table:table-cell office:value-type="float" office:value="0.806944444444444" calcext:value-type="float">
            <text:p>0.806944444444444</text:p>
          </table:table-cell>
          <table:table-cell office:value-type="float" office:value="1.0953125" calcext:value-type="float">
            <text:p>1.0953125</text:p>
          </table:table-cell>
          <table:table-cell table:number-columns-repeated="6"/>
        </table:table-row>
        <table:table-row table:style-name="ro1">
          <table:table-cell table:formula="of:=ABS((SQRT(SUMXMY2([.C36:.D36];[.C35:.D35]))/[.$H$2]))*[.$I$2]+[.A35]" office:value-type="float" office:value="14.2462422151716" calcext:value-type="float">
            <text:p>14.2462422151716</text:p>
          </table:table-cell>
          <table:table-cell office:value-type="float" office:value="1.5" calcext:value-type="float">
            <text:p>1.5</text:p>
          </table:table-cell>
          <table:table-cell office:value-type="float" office:value="0.8375" calcext:value-type="float">
            <text:p>0.8375</text:p>
          </table:table-cell>
          <table:table-cell office:value-type="float" office:value="1.09149305555556" calcext:value-type="float">
            <text:p>1.09149305555556</text:p>
          </table:table-cell>
          <table:table-cell table:number-columns-repeated="6"/>
        </table:table-row>
        <table:table-row table:style-name="ro1">
          <table:table-cell table:formula="of:=ABS((SQRT(SUMXMY2([.C37:.D37];[.C36:.D36]))/[.$H$2]))*[.$I$2]+[.A36]" office:value-type="float" office:value="14.6870393279412" calcext:value-type="float">
            <text:p>14.6870393279412</text:p>
          </table:table-cell>
          <table:table-cell office:value-type="float" office:value="1.5" calcext:value-type="float">
            <text:p>1.5</text:p>
          </table:table-cell>
          <table:table-cell office:value-type="float" office:value="0.868055555555556" calcext:value-type="float">
            <text:p>0.868055555555556</text:p>
          </table:table-cell>
          <table:table-cell office:value-type="float" office:value="1.08576388888889" calcext:value-type="float">
            <text:p>1.08576388888889</text:p>
          </table:table-cell>
          <table:table-cell table:number-columns-repeated="6"/>
        </table:table-row>
        <table:table-row table:style-name="ro1">
          <table:table-cell table:formula="of:=ABS((SQRT(SUMXMY2([.C38:.D38];[.C37:.D37]))/[.$H$2]))*[.$I$2]+[.A37]" office:value-type="float" office:value="15.1236581747275" calcext:value-type="float">
            <text:p>15.1236581747275</text:p>
          </table:table-cell>
          <table:table-cell office:value-type="float" office:value="1.5" calcext:value-type="float">
            <text:p>1.5</text:p>
          </table:table-cell>
          <table:table-cell office:value-type="float" office:value="0.898611111111111" calcext:value-type="float">
            <text:p>0.898611111111111</text:p>
          </table:table-cell>
          <table:table-cell office:value-type="float" office:value="1.08194444444444" calcext:value-type="float">
            <text:p>1.08194444444444</text:p>
          </table:table-cell>
          <table:table-cell table:number-columns-repeated="6"/>
        </table:table-row>
        <table:table-row table:style-name="ro1">
          <table:table-cell table:formula="of:=ABS((SQRT(SUMXMY2([.C39:.D39];[.C38:.D38]))/[.$H$2]))*[.$I$2]+[.A38]" office:value-type="float" office:value="15.5602770215137" calcext:value-type="float">
            <text:p>15.5602770215137</text:p>
          </table:table-cell>
          <table:table-cell office:value-type="float" office:value="1.5" calcext:value-type="float">
            <text:p>1.5</text:p>
          </table:table-cell>
          <table:table-cell office:value-type="float" office:value="0.929166666666667" calcext:value-type="float">
            <text:p>0.929166666666667</text:p>
          </table:table-cell>
          <table:table-cell office:value-type="float" office:value="1.078125" calcext:value-type="float">
            <text:p>1.078125</text:p>
          </table:table-cell>
          <table:table-cell table:number-columns-repeated="6"/>
        </table:table-row>
        <table:table-row table:style-name="ro1">
          <table:table-cell table:formula="of:=ABS((SQRT(SUMXMY2([.C40:.D40];[.C39:.D39]))/[.$H$2]))*[.$I$2]+[.A39]" office:value-type="float" office:value="16.0010741342833" calcext:value-type="float">
            <text:p>16.0010741342833</text:p>
          </table:table-cell>
          <table:table-cell office:value-type="float" office:value="1.5" calcext:value-type="float">
            <text:p>1.5</text:p>
          </table:table-cell>
          <table:table-cell office:value-type="float" office:value="0.959722222222222" calcext:value-type="float">
            <text:p>0.959722222222222</text:p>
          </table:table-cell>
          <table:table-cell office:value-type="float" office:value="1.07239583333333" calcext:value-type="float">
            <text:p>1.07239583333333</text:p>
          </table:table-cell>
          <table:table-cell table:number-columns-repeated="6"/>
        </table:table-row>
        <table:table-row table:style-name="ro1">
          <table:table-cell table:formula="of:=ABS((SQRT(SUMXMY2([.C41:.D41];[.C40:.D40]))/[.$H$2]))*[.$I$2]+[.A40]" office:value-type="float" office:value="16.4376929810696" calcext:value-type="float">
            <text:p>16.4376929810696</text:p>
          </table:table-cell>
          <table:table-cell office:value-type="float" office:value="1.5" calcext:value-type="float">
            <text:p>1.5</text:p>
          </table:table-cell>
          <table:table-cell office:value-type="float" office:value="0.990277777777778" calcext:value-type="float">
            <text:p>0.990277777777778</text:p>
          </table:table-cell>
          <table:table-cell office:value-type="float" office:value="1.06857638888889" calcext:value-type="float">
            <text:p>1.06857638888889</text:p>
          </table:table-cell>
          <table:table-cell table:number-columns-repeated="6"/>
        </table:table-row>
        <table:table-row table:style-name="ro1">
          <table:table-cell table:formula="of:=ABS((SQRT(SUMXMY2([.C42:.D42];[.C41:.D41]))/[.$H$2]))*[.$I$2]+[.A41]" office:value-type="float" office:value="16.8743118278558" calcext:value-type="float">
            <text:p>16.8743118278558</text:p>
          </table:table-cell>
          <table:table-cell office:value-type="float" office:value="1.5" calcext:value-type="float">
            <text:p>1.5</text:p>
          </table:table-cell>
          <table:table-cell office:value-type="float" office:value="1.02083333333333" calcext:value-type="float">
            <text:p>1.02083333333333</text:p>
          </table:table-cell>
          <table:table-cell office:value-type="float" office:value="1.06475694444444" calcext:value-type="float">
            <text:p>1.06475694444444</text:p>
          </table:table-cell>
          <table:table-cell table:number-columns-repeated="6"/>
        </table:table-row>
        <table:table-row table:style-name="ro1">
          <table:table-cell table:formula="of:=ABS((SQRT(SUMXMY2([.C43:.D43];[.C42:.D42]))/[.$H$2]))*[.$I$2]+[.A42]" office:value-type="float" office:value="17.3109306746421" calcext:value-type="float">
            <text:p>17.3109306746421</text:p>
          </table:table-cell>
          <table:table-cell office:value-type="float" office:value="1.5" calcext:value-type="float">
            <text:p>1.5</text:p>
          </table:table-cell>
          <table:table-cell office:value-type="float" office:value="1.05138888888889" calcext:value-type="float">
            <text:p>1.05138888888889</text:p>
          </table:table-cell>
          <table:table-cell office:value-type="float" office:value="1.0609375" calcext:value-type="float">
            <text:p>1.0609375</text:p>
          </table:table-cell>
          <table:table-cell table:number-columns-repeated="6"/>
        </table:table-row>
        <table:table-row table:style-name="ro1">
          <table:table-cell table:formula="of:=ABS((SQRT(SUMXMY2([.C44:.D44];[.C43:.D43]))/[.$H$2]))*[.$I$2]+[.A43]" office:value-type="float" office:value="17.7475495214282" calcext:value-type="float">
            <text:p>17.7475495214282</text:p>
          </table:table-cell>
          <table:table-cell office:value-type="float" office:value="1.5" calcext:value-type="float">
            <text:p>1.5</text:p>
          </table:table-cell>
          <table:table-cell office:value-type="float" office:value="1.08194444444444" calcext:value-type="float">
            <text:p>1.08194444444444</text:p>
          </table:table-cell>
          <table:table-cell office:value-type="float" office:value="1.05711805555556" calcext:value-type="float">
            <text:p>1.05711805555556</text:p>
          </table:table-cell>
          <table:table-cell table:number-columns-repeated="6"/>
        </table:table-row>
        <table:table-row table:style-name="ro1">
          <table:table-cell table:formula="of:=ABS((SQRT(SUMXMY2([.C45:.D45];[.C44:.D44]))/[.$H$2]))*[.$I$2]+[.A44]" office:value-type="float" office:value="18.1841683682146" calcext:value-type="float">
            <text:p>18.1841683682146</text:p>
          </table:table-cell>
          <table:table-cell office:value-type="float" office:value="1.5" calcext:value-type="float">
            <text:p>1.5</text:p>
          </table:table-cell>
          <table:table-cell office:value-type="float" office:value="1.1125" calcext:value-type="float">
            <text:p>1.1125</text:p>
          </table:table-cell>
          <table:table-cell office:value-type="float" office:value="1.05329861111111" calcext:value-type="float">
            <text:p>1.05329861111111</text:p>
          </table:table-cell>
          <table:table-cell table:number-columns-repeated="6"/>
        </table:table-row>
        <table:table-row table:style-name="ro1">
          <table:table-cell table:formula="of:=ABS((SQRT(SUMXMY2([.C46:.D46];[.C45:.D45]))/[.$H$2]))*[.$I$2]+[.A45]" office:value-type="float" office:value="18.6207872150009" calcext:value-type="float">
            <text:p>18.6207872150009</text:p>
          </table:table-cell>
          <table:table-cell office:value-type="float" office:value="1.5" calcext:value-type="float">
            <text:p>1.5</text:p>
          </table:table-cell>
          <table:table-cell office:value-type="float" office:value="1.14305555555556" calcext:value-type="float">
            <text:p>1.14305555555556</text:p>
          </table:table-cell>
          <table:table-cell office:value-type="float" office:value="1.04947916666667" calcext:value-type="float">
            <text:p>1.04947916666667</text:p>
          </table:table-cell>
          <table:table-cell table:number-columns-repeated="6"/>
        </table:table-row>
        <table:table-row table:style-name="ro1">
          <table:table-cell table:formula="of:=ABS((SQRT(SUMXMY2([.C47:.D47];[.C46:.D46]))/[.$H$2]))*[.$I$2]+[.A46]" office:value-type="float" office:value="19.0548797984604" calcext:value-type="float">
            <text:p>19.0548797984604</text:p>
          </table:table-cell>
          <table:table-cell office:value-type="float" office:value="1.5" calcext:value-type="float">
            <text:p>1.5</text:p>
          </table:table-cell>
          <table:table-cell office:value-type="float" office:value="1.17361111111111" calcext:value-type="float">
            <text:p>1.17361111111111</text:p>
          </table:table-cell>
          <table:table-cell office:value-type="float" office:value="1.04756944444444" calcext:value-type="float">
            <text:p>1.04756944444444</text:p>
          </table:table-cell>
          <table:table-cell table:number-columns-repeated="6"/>
        </table:table-row>
        <table:table-row table:style-name="ro1">
          <table:table-cell table:formula="of:=ABS((SQRT(SUMXMY2([.C48:.D48];[.C47:.D47]))/[.$H$2]))*[.$I$2]+[.A47]" office:value-type="float" office:value="19.4914986452467" calcext:value-type="float">
            <text:p>19.4914986452467</text:p>
          </table:table-cell>
          <table:table-cell office:value-type="float" office:value="1.5" calcext:value-type="float">
            <text:p>1.5</text:p>
          </table:table-cell>
          <table:table-cell office:value-type="float" office:value="1.20416666666667" calcext:value-type="float">
            <text:p>1.20416666666667</text:p>
          </table:table-cell>
          <table:table-cell office:value-type="float" office:value="1.04375" calcext:value-type="float">
            <text:p>1.04375</text:p>
          </table:table-cell>
          <table:table-cell table:number-columns-repeated="6"/>
        </table:table-row>
        <table:table-row table:style-name="ro1">
          <table:table-cell table:formula="of:=ABS((SQRT(SUMXMY2([.C49:.D49];[.C48:.D48]))/[.$H$2]))*[.$I$2]+[.A48]" office:value-type="float" office:value="19.9255912287063" calcext:value-type="float">
            <text:p>19.9255912287063</text:p>
          </table:table-cell>
          <table:table-cell office:value-type="float" office:value="1.5" calcext:value-type="float">
            <text:p>1.5</text:p>
          </table:table-cell>
          <table:table-cell office:value-type="float" office:value="1.23472222222222" calcext:value-type="float">
            <text:p>1.23472222222222</text:p>
          </table:table-cell>
          <table:table-cell office:value-type="float" office:value="1.04184027777778" calcext:value-type="float">
            <text:p>1.04184027777778</text:p>
          </table:table-cell>
          <table:table-cell table:number-columns-repeated="6"/>
        </table:table-row>
        <table:table-row table:style-name="ro1">
          <table:table-cell table:formula="of:=ABS((SQRT(SUMXMY2([.C50:.D50];[.C49:.D49]))/[.$H$2]))*[.$I$2]+[.A49]" office:value-type="float" office:value="20.3596838121661" calcext:value-type="float">
            <text:p>20.3596838121661</text:p>
          </table:table-cell>
          <table:table-cell office:value-type="float" office:value="1.5" calcext:value-type="float">
            <text:p>1.5</text:p>
          </table:table-cell>
          <table:table-cell office:value-type="float" office:value="1.26527777777778" calcext:value-type="float">
            <text:p>1.26527777777778</text:p>
          </table:table-cell>
          <table:table-cell office:value-type="float" office:value="1.03993055555556" calcext:value-type="float">
            <text:p>1.03993055555556</text:p>
          </table:table-cell>
          <table:table-cell table:number-columns-repeated="6"/>
        </table:table-row>
        <table:table-row table:style-name="ro1">
          <table:table-cell table:formula="of:=ABS((SQRT(SUMXMY2([.C51:.D51];[.C50:.D50]))/[.$H$2]))*[.$I$2]+[.A50]" office:value-type="float" office:value="20.7937763956257" calcext:value-type="float">
            <text:p>20.7937763956257</text:p>
          </table:table-cell>
          <table:table-cell office:value-type="float" office:value="1.5" calcext:value-type="float">
            <text:p>1.5</text:p>
          </table:table-cell>
          <table:table-cell office:value-type="float" office:value="1.29583333333333" calcext:value-type="float">
            <text:p>1.29583333333333</text:p>
          </table:table-cell>
          <table:table-cell office:value-type="float" office:value="1.03802083333333" calcext:value-type="float">
            <text:p>1.03802083333333</text:p>
          </table:table-cell>
          <table:table-cell table:number-columns-repeated="6"/>
        </table:table-row>
        <table:table-row table:style-name="ro1">
          <table:table-cell table:formula="of:=ABS((SQRT(SUMXMY2([.C52:.D52];[.C51:.D51]))/[.$H$2]))*[.$I$2]+[.A51]" office:value-type="float" office:value="21.2278689790854" calcext:value-type="float">
            <text:p>21.2278689790854</text:p>
          </table:table-cell>
          <table:table-cell office:value-type="float" office:value="1.5" calcext:value-type="float">
            <text:p>1.5</text:p>
          </table:table-cell>
          <table:table-cell office:value-type="float" office:value="1.32638888888889" calcext:value-type="float">
            <text:p>1.32638888888889</text:p>
          </table:table-cell>
          <table:table-cell office:value-type="float" office:value="1.03611111111111" calcext:value-type="float">
            <text:p>1.03611111111111</text:p>
          </table:table-cell>
          <table:table-cell table:number-columns-repeated="6"/>
        </table:table-row>
        <table:table-row table:style-name="ro1">
          <table:table-cell table:formula="of:=ABS((SQRT(SUMXMY2([.C53:.D53];[.C52:.D52]))/[.$H$2]))*[.$I$2]+[.A52]" office:value-type="float" office:value="21.661961562545" calcext:value-type="float">
            <text:p>21.661961562545</text:p>
          </table:table-cell>
          <table:table-cell office:value-type="float" office:value="1.5" calcext:value-type="float">
            <text:p>1.5</text:p>
          </table:table-cell>
          <table:table-cell office:value-type="float" office:value="1.35694444444444" calcext:value-type="float">
            <text:p>1.35694444444444</text:p>
          </table:table-cell>
          <table:table-cell office:value-type="float" office:value="1.03420138888889" calcext:value-type="float">
            <text:p>1.03420138888889</text:p>
          </table:table-cell>
          <table:table-cell table:number-columns-repeated="6"/>
        </table:table-row>
        <table:table-row table:style-name="ro1">
          <table:table-cell table:formula="of:=ABS((SQRT(SUMXMY2([.C54:.D54];[.C53:.D53]))/[.$H$2]))*[.$I$2]+[.A53]" office:value-type="float" office:value="22.0960541460047" calcext:value-type="float">
            <text:p>22.0960541460047</text:p>
          </table:table-cell>
          <table:table-cell office:value-type="float" office:value="1.5" calcext:value-type="float">
            <text:p>1.5</text:p>
          </table:table-cell>
          <table:table-cell office:value-type="float" office:value="1.3875" calcext:value-type="float">
            <text:p>1.3875</text:p>
          </table:table-cell>
          <table:table-cell office:value-type="float" office:value="1.03229166666667" calcext:value-type="float">
            <text:p>1.03229166666667</text:p>
          </table:table-cell>
          <table:table-cell table:number-columns-repeated="6"/>
        </table:table-row>
        <table:table-row table:style-name="ro1">
          <table:table-cell table:formula="of:=ABS((SQRT(SUMXMY2([.C55:.D55];[.C54:.D54]))/[.$H$2]))*[.$I$2]+[.A54]" office:value-type="float" office:value="22.5241941498057" calcext:value-type="float">
            <text:p>22.5241941498057</text:p>
          </table:table-cell>
          <table:table-cell office:value-type="float" office:value="1.5" calcext:value-type="float">
            <text:p>1.5</text:p>
          </table:table-cell>
          <table:table-cell office:value-type="float" office:value="1.39704861111111" calcext:value-type="float">
            <text:p>1.39704861111111</text:p>
          </table:table-cell>
          <table:table-cell office:value-type="float" office:value="1.0609375" calcext:value-type="float">
            <text:p>1.0609375</text:p>
          </table:table-cell>
          <table:table-cell table:number-columns-repeated="6"/>
        </table:table-row>
        <table:table-row table:style-name="ro1">
          <table:table-cell table:formula="of:=ABS((SQRT(SUMXMY2([.C56:.D56];[.C55:.D55]))/[.$H$2]))*[.$I$2]+[.A55]" office:value-type="float" office:value="22.957441372028" calcext:value-type="float">
            <text:p>22.957441372028</text:p>
          </table:table-cell>
          <table:table-cell office:value-type="float" office:value="1.5" calcext:value-type="float">
            <text:p>1.5</text:p>
          </table:table-cell>
          <table:table-cell office:value-type="float" office:value="1.39704861111111" calcext:value-type="float">
            <text:p>1.39704861111111</text:p>
          </table:table-cell>
          <table:table-cell office:value-type="float" office:value="1.09149305555556" calcext:value-type="float">
            <text:p>1.09149305555556</text:p>
          </table:table-cell>
          <table:table-cell table:number-columns-repeated="6"/>
        </table:table-row>
        <table:table-row table:style-name="ro1">
          <table:table-cell table:formula="of:=ABS((SQRT(SUMXMY2([.C57:.D57];[.C56:.D56]))/[.$H$2]))*[.$I$2]+[.A56]" office:value-type="float" office:value="23.3906885942501" calcext:value-type="float">
            <text:p>23.3906885942501</text:p>
          </table:table-cell>
          <table:table-cell office:value-type="float" office:value="1.5" calcext:value-type="float">
            <text:p>1.5</text:p>
          </table:table-cell>
          <table:table-cell office:value-type="float" office:value="1.39704861111111" calcext:value-type="float">
            <text:p>1.39704861111111</text:p>
          </table:table-cell>
          <table:table-cell office:value-type="float" office:value="1.12204861111111" calcext:value-type="float">
            <text:p>1.12204861111111</text:p>
          </table:table-cell>
          <table:table-cell table:number-columns-repeated="6"/>
        </table:table-row>
        <table:table-row table:style-name="ro1">
          <table:table-cell table:formula="of:=ABS((SQRT(SUMXMY2([.C58:.D58];[.C57:.D57]))/[.$H$2]))*[.$I$2]+[.A57]" office:value-type="float" office:value="23.8239358164724" calcext:value-type="float">
            <text:p>23.8239358164724</text:p>
          </table:table-cell>
          <table:table-cell office:value-type="float" office:value="1.5" calcext:value-type="float">
            <text:p>1.5</text:p>
          </table:table-cell>
          <table:table-cell office:value-type="float" office:value="1.39704861111111" calcext:value-type="float">
            <text:p>1.39704861111111</text:p>
          </table:table-cell>
          <table:table-cell office:value-type="float" office:value="1.15260416666667" calcext:value-type="float">
            <text:p>1.15260416666667</text:p>
          </table:table-cell>
          <table:table-cell table:number-columns-repeated="6"/>
        </table:table-row>
        <table:table-row table:style-name="ro1">
          <table:table-cell table:formula="of:=ABS((SQRT(SUMXMY2([.C59:.D59];[.C58:.D58]))/[.$H$2]))*[.$I$2]+[.A58]" office:value-type="float" office:value="24.1632215749014" calcext:value-type="float">
            <text:p>24.1632215749014</text:p>
          </table:table-cell>
          <table:table-cell office:value-type="float" office:value="1.5" calcext:value-type="float">
            <text:p>1.5</text:p>
          </table:table-cell>
          <table:table-cell office:value-type="float" office:value="1.37604166666667" calcext:value-type="float">
            <text:p>1.37604166666667</text:p>
          </table:table-cell>
          <table:table-cell office:value-type="float" office:value="1.1640625" calcext:value-type="float">
            <text:p>1.1640625</text:p>
          </table:table-cell>
          <table:table-cell table:number-columns-repeated="6"/>
        </table:table-row>
        <table:table-row table:style-name="ro1">
          <table:table-cell table:formula="of:=ABS((SQRT(SUMXMY2([.C60:.D60];[.C59:.D59]))/[.$H$2]))*[.$I$2]+[.A59]" office:value-type="float" office:value="24.5964687971237" calcext:value-type="float">
            <text:p>24.5964687971237</text:p>
          </table:table-cell>
          <table:table-cell office:value-type="float" office:value="1.5" calcext:value-type="float">
            <text:p>1.5</text:p>
          </table:table-cell>
          <table:table-cell office:value-type="float" office:value="1.34548611111111" calcext:value-type="float">
            <text:p>1.34548611111111</text:p>
          </table:table-cell>
          <table:table-cell office:value-type="float" office:value="1.1640625" calcext:value-type="float">
            <text:p>1.1640625</text:p>
          </table:table-cell>
          <table:table-cell table:number-columns-repeated="6"/>
        </table:table-row>
        <table:table-row table:style-name="ro1">
          <table:table-cell table:formula="of:=ABS((SQRT(SUMXMY2([.C61:.D61];[.C60:.D60]))/[.$H$2]))*[.$I$2]+[.A60]" office:value-type="float" office:value="25.0305613805833" calcext:value-type="float">
            <text:p>25.0305613805833</text:p>
          </table:table-cell>
          <table:table-cell office:value-type="float" office:value="1.5" calcext:value-type="float">
            <text:p>1.5</text:p>
          </table:table-cell>
          <table:table-cell office:value-type="float" office:value="1.31493055555556" calcext:value-type="float">
            <text:p>1.31493055555556</text:p>
          </table:table-cell>
          <table:table-cell office:value-type="float" office:value="1.16597222222222" calcext:value-type="float">
            <text:p>1.16597222222222</text:p>
          </table:table-cell>
          <table:table-cell table:number-columns-repeated="6"/>
        </table:table-row>
        <table:table-row table:style-name="ro1">
          <table:table-cell table:formula="of:=ABS((SQRT(SUMXMY2([.C62:.D62];[.C61:.D61]))/[.$H$2]))*[.$I$2]+[.A61]" office:value-type="float" office:value="25.4638086028056" calcext:value-type="float">
            <text:p>25.4638086028056</text:p>
          </table:table-cell>
          <table:table-cell office:value-type="float" office:value="1.5" calcext:value-type="float">
            <text:p>1.5</text:p>
          </table:table-cell>
          <table:table-cell office:value-type="float" office:value="1.284375" calcext:value-type="float">
            <text:p>1.284375</text:p>
          </table:table-cell>
          <table:table-cell office:value-type="float" office:value="1.16597222222222" calcext:value-type="float">
            <text:p>1.16597222222222</text:p>
          </table:table-cell>
          <table:table-cell table:number-columns-repeated="6"/>
        </table:table-row>
        <table:table-row table:style-name="ro1">
          <table:table-cell table:formula="of:=ABS((SQRT(SUMXMY2([.C63:.D63];[.C62:.D62]))/[.$H$2]))*[.$I$2]+[.A62]" office:value-type="float" office:value="25.8970558250279" calcext:value-type="float">
            <text:p>25.8970558250279</text:p>
          </table:table-cell>
          <table:table-cell office:value-type="float" office:value="1.5" calcext:value-type="float">
            <text:p>1.5</text:p>
          </table:table-cell>
          <table:table-cell office:value-type="float" office:value="1.25381944444444" calcext:value-type="float">
            <text:p>1.25381944444444</text:p>
          </table:table-cell>
          <table:table-cell office:value-type="float" office:value="1.16597222222222" calcext:value-type="float">
            <text:p>1.16597222222222</text:p>
          </table:table-cell>
          <table:table-cell table:number-columns-repeated="6"/>
        </table:table-row>
        <table:table-row table:style-name="ro1">
          <table:table-cell table:formula="of:=ABS((SQRT(SUMXMY2([.C64:.D64];[.C63:.D63]))/[.$H$2]))*[.$I$2]+[.A63]" office:value-type="float" office:value="26.3311484084875" calcext:value-type="float">
            <text:p>26.3311484084875</text:p>
          </table:table-cell>
          <table:table-cell office:value-type="float" office:value="1.5" calcext:value-type="float">
            <text:p>1.5</text:p>
          </table:table-cell>
          <table:table-cell office:value-type="float" office:value="1.22326388888889" calcext:value-type="float">
            <text:p>1.22326388888889</text:p>
          </table:table-cell>
          <table:table-cell office:value-type="float" office:value="1.16788194444444" calcext:value-type="float">
            <text:p>1.16788194444444</text:p>
          </table:table-cell>
          <table:table-cell table:number-columns-repeated="6"/>
        </table:table-row>
        <table:table-row table:style-name="ro1">
          <table:table-cell table:formula="of:=ABS((SQRT(SUMXMY2([.C65:.D65];[.C64:.D64]))/[.$H$2]))*[.$I$2]+[.A64]" office:value-type="float" office:value="26.7643956307097" calcext:value-type="float">
            <text:p>26.7643956307097</text:p>
          </table:table-cell>
          <table:table-cell office:value-type="float" office:value="1.5" calcext:value-type="float">
            <text:p>1.5</text:p>
          </table:table-cell>
          <table:table-cell office:value-type="float" office:value="1.19270833333333" calcext:value-type="float">
            <text:p>1.19270833333333</text:p>
          </table:table-cell>
          <table:table-cell office:value-type="float" office:value="1.16788194444444" calcext:value-type="float">
            <text:p>1.16788194444444</text:p>
          </table:table-cell>
          <table:table-cell table:number-columns-repeated="6"/>
        </table:table-row>
        <table:table-row table:style-name="ro1">
          <table:table-cell table:formula="of:=ABS((SQRT(SUMXMY2([.C66:.D66];[.C65:.D65]))/[.$H$2]))*[.$I$2]+[.A65]" office:value-type="float" office:value="27.1984882141693" calcext:value-type="float">
            <text:p>27.1984882141693</text:p>
          </table:table-cell>
          <table:table-cell office:value-type="float" office:value="1.5" calcext:value-type="float">
            <text:p>1.5</text:p>
          </table:table-cell>
          <table:table-cell office:value-type="float" office:value="1.16215277777778" calcext:value-type="float">
            <text:p>1.16215277777778</text:p>
          </table:table-cell>
          <table:table-cell office:value-type="float" office:value="1.16979166666667" calcext:value-type="float">
            <text:p>1.16979166666667</text:p>
          </table:table-cell>
          <table:table-cell table:number-columns-repeated="6"/>
        </table:table-row>
        <table:table-row table:style-name="ro1">
          <table:table-cell table:formula="of:=ABS((SQRT(SUMXMY2([.C67:.D67];[.C66:.D66]))/[.$H$2]))*[.$I$2]+[.A66]" office:value-type="float" office:value="27.6325807976291" calcext:value-type="float">
            <text:p>27.6325807976291</text:p>
          </table:table-cell>
          <table:table-cell office:value-type="float" office:value="1.5" calcext:value-type="float">
            <text:p>1.5</text:p>
          </table:table-cell>
          <table:table-cell office:value-type="float" office:value="1.13159722222222" calcext:value-type="float">
            <text:p>1.13159722222222</text:p>
          </table:table-cell>
          <table:table-cell office:value-type="float" office:value="1.17170138888889" calcext:value-type="float">
            <text:p>1.17170138888889</text:p>
          </table:table-cell>
          <table:table-cell table:number-columns-repeated="6"/>
        </table:table-row>
        <table:table-row table:style-name="ro1">
          <table:table-cell table:formula="of:=ABS((SQRT(SUMXMY2([.C68:.D68];[.C67:.D67]))/[.$H$2]))*[.$I$2]+[.A67]" office:value-type="float" office:value="28.0666733810887" calcext:value-type="float">
            <text:p>28.0666733810887</text:p>
          </table:table-cell>
          <table:table-cell office:value-type="float" office:value="1.5" calcext:value-type="float">
            <text:p>1.5</text:p>
          </table:table-cell>
          <table:table-cell office:value-type="float" office:value="1.10104166666667" calcext:value-type="float">
            <text:p>1.10104166666667</text:p>
          </table:table-cell>
          <table:table-cell office:value-type="float" office:value="1.17361111111111" calcext:value-type="float">
            <text:p>1.17361111111111</text:p>
          </table:table-cell>
          <table:table-cell table:number-columns-repeated="6"/>
        </table:table-row>
        <table:table-row table:style-name="ro1">
          <table:table-cell table:formula="of:=ABS((SQRT(SUMXMY2([.C69:.D69];[.C68:.D68]))/[.$H$2]))*[.$I$2]+[.A68]" office:value-type="float" office:value="28.503292227875" calcext:value-type="float">
            <text:p>28.503292227875</text:p>
          </table:table-cell>
          <table:table-cell office:value-type="float" office:value="1.5" calcext:value-type="float">
            <text:p>1.5</text:p>
          </table:table-cell>
          <table:table-cell office:value-type="float" office:value="1.07048611111111" calcext:value-type="float">
            <text:p>1.07048611111111</text:p>
          </table:table-cell>
          <table:table-cell office:value-type="float" office:value="1.17743055555556" calcext:value-type="float">
            <text:p>1.17743055555556</text:p>
          </table:table-cell>
          <table:table-cell table:number-columns-repeated="6"/>
        </table:table-row>
        <table:table-row table:style-name="ro1">
          <table:table-cell table:formula="of:=ABS((SQRT(SUMXMY2([.C70:.D70];[.C69:.D69]))/[.$H$2]))*[.$I$2]+[.A69]" office:value-type="float" office:value="28.9399110746611" calcext:value-type="float">
            <text:p>28.9399110746611</text:p>
          </table:table-cell>
          <table:table-cell office:value-type="float" office:value="1.5" calcext:value-type="float">
            <text:p>1.5</text:p>
          </table:table-cell>
          <table:table-cell office:value-type="float" office:value="1.03993055555556" calcext:value-type="float">
            <text:p>1.03993055555556</text:p>
          </table:table-cell>
          <table:table-cell office:value-type="float" office:value="1.18125" calcext:value-type="float">
            <text:p>1.18125</text:p>
          </table:table-cell>
          <table:table-cell table:number-columns-repeated="6"/>
        </table:table-row>
        <table:table-row table:style-name="ro1">
          <table:table-cell table:formula="of:=ABS((SQRT(SUMXMY2([.C71:.D71];[.C70:.D70]))/[.$H$2]))*[.$I$2]+[.A70]" office:value-type="float" office:value="29.3765299214474" calcext:value-type="float">
            <text:p>29.3765299214474</text:p>
          </table:table-cell>
          <table:table-cell office:value-type="float" office:value="1.5" calcext:value-type="float">
            <text:p>1.5</text:p>
          </table:table-cell>
          <table:table-cell office:value-type="float" office:value="1.009375" calcext:value-type="float">
            <text:p>1.009375</text:p>
          </table:table-cell>
          <table:table-cell office:value-type="float" office:value="1.18506944444444" calcext:value-type="float">
            <text:p>1.18506944444444</text:p>
          </table:table-cell>
          <table:table-cell table:number-columns-repeated="6"/>
        </table:table-row>
        <table:table-row table:style-name="ro1">
          <table:table-cell table:formula="of:=ABS((SQRT(SUMXMY2([.C72:.D72];[.C71:.D71]))/[.$H$2]))*[.$I$2]+[.A71]" office:value-type="float" office:value="29.8231109362544" calcext:value-type="float">
            <text:p>29.8231109362544</text:p>
          </table:table-cell>
          <table:table-cell office:value-type="float" office:value="1.5" calcext:value-type="float">
            <text:p>1.5</text:p>
          </table:table-cell>
          <table:table-cell office:value-type="float" office:value="0.978819444444444" calcext:value-type="float">
            <text:p>0.978819444444444</text:p>
          </table:table-cell>
          <table:table-cell office:value-type="float" office:value="1.19270833333333" calcext:value-type="float">
            <text:p>1.19270833333333</text:p>
          </table:table-cell>
          <table:table-cell table:number-columns-repeated="6"/>
        </table:table-row>
        <table:table-row table:style-name="ro1">
          <table:table-cell table:formula="of:=ABS((SQRT(SUMXMY2([.C73:.D73];[.C72:.D72]))/[.$H$2]))*[.$I$2]+[.A72]" office:value-type="float" office:value="30.2858191724188" calcext:value-type="float">
            <text:p>30.2858191724188</text:p>
          </table:table-cell>
          <table:table-cell office:value-type="float" office:value="1.5" calcext:value-type="float">
            <text:p>1.5</text:p>
          </table:table-cell>
          <table:table-cell office:value-type="float" office:value="0.948263888888889" calcext:value-type="float">
            <text:p>0.948263888888889</text:p>
          </table:table-cell>
          <table:table-cell office:value-type="float" office:value="1.20416666666667" calcext:value-type="float">
            <text:p>1.20416666666667</text:p>
          </table:table-cell>
          <table:table-cell table:number-columns-repeated="6"/>
        </table:table-row>
        <table:table-row table:style-name="ro1">
          <table:table-cell table:formula="of:=ABS((SQRT(SUMXMY2([.C74:.D74];[.C73:.D73]))/[.$H$2]))*[.$I$2]+[.A73]" office:value-type="float" office:value="30.7324001872256" calcext:value-type="float">
            <text:p>30.7324001872256</text:p>
          </table:table-cell>
          <table:table-cell office:value-type="float" office:value="1.5" calcext:value-type="float">
            <text:p>1.5</text:p>
          </table:table-cell>
          <table:table-cell office:value-type="float" office:value="0.940625" calcext:value-type="float">
            <text:p>0.940625</text:p>
          </table:table-cell>
          <table:table-cell office:value-type="float" office:value="1.23472222222222" calcext:value-type="float">
            <text:p>1.23472222222222</text:p>
          </table:table-cell>
          <table:table-cell table:number-columns-repeated="6"/>
        </table:table-row>
        <table:table-row table:style-name="ro1">
          <table:table-cell table:formula="of:=ABS((SQRT(SUMXMY2([.C75:.D75];[.C74:.D74]))/[.$H$2]))*[.$I$2]+[.A74]" office:value-type="float" office:value="31.2581589010716" calcext:value-type="float">
            <text:p>31.2581589010716</text:p>
          </table:table-cell>
          <table:table-cell office:value-type="float" office:value="1.5" calcext:value-type="float">
            <text:p>1.5</text:p>
          </table:table-cell>
          <table:table-cell office:value-type="float" office:value="0.961631944444444" calcext:value-type="float">
            <text:p>0.961631944444444</text:p>
          </table:table-cell>
          <table:table-cell office:value-type="float" office:value="1.26527777777778" calcext:value-type="float">
            <text:p>1.26527777777778</text:p>
          </table:table-cell>
          <table:table-cell table:number-columns-repeated="6"/>
        </table:table-row>
        <table:table-row table:style-name="ro1">
          <table:table-cell table:formula="of:=ABS((SQRT(SUMXMY2([.C76:.D76];[.C75:.D75]))/[.$H$2]))*[.$I$2]+[.A75]" office:value-type="float" office:value="31.5460014726457" calcext:value-type="float">
            <text:p>31.5460014726457</text:p>
          </table:table-cell>
          <table:table-cell office:value-type="float" office:value="1.5" calcext:value-type="float">
            <text:p>1.5</text:p>
          </table:table-cell>
          <table:table-cell office:value-type="float" office:value="0.975" calcext:value-type="float">
            <text:p>0.975</text:p>
          </table:table-cell>
          <table:table-cell office:value-type="float" office:value="1.28055555555556" calcext:value-type="float">
            <text:p>1.28055555555556</text:p>
          </table:table-cell>
          <table:table-cell table:number-columns-repeated="6"/>
        </table:table-row>
        <table:table-row table:style-name="ro1">
          <table:table-cell table:formula="of:=ABS((SQRT(SUMXMY2([.C77:.D77];[.C76:.D76]))/[.$H$2]))*[.$I$2]+[.A76]" office:value-type="float" office:value="31.8338440442196" calcext:value-type="float">
            <text:p>31.8338440442196</text:p>
          </table:table-cell>
          <table:table-cell office:value-type="float" office:value="1.5" calcext:value-type="float">
            <text:p>1.5</text:p>
          </table:table-cell>
          <table:table-cell office:value-type="float" office:value="0.988368055555556" calcext:value-type="float">
            <text:p>0.988368055555556</text:p>
          </table:table-cell>
          <table:table-cell office:value-type="float" office:value="1.29583333333333" calcext:value-type="float">
            <text:p>1.29583333333333</text:p>
          </table:table-cell>
          <table:table-cell table:number-columns-repeated="6"/>
        </table:table-row>
        <table:table-row table:style-name="ro1">
          <table:table-cell table:formula="of:=ABS((SQRT(SUMXMY2([.C78:.D78];[.C77:.D77]))/[.$H$2]))*[.$I$2]+[.A77]" office:value-type="float" office:value="32.1401960929832" calcext:value-type="float">
            <text:p>32.1401960929832</text:p>
          </table:table-cell>
          <table:table-cell office:value-type="float" office:value="1.5" calcext:value-type="float">
            <text:p>1.5</text:p>
          </table:table-cell>
          <table:table-cell office:value-type="float" office:value="1.00364583333333" calcext:value-type="float">
            <text:p>1.00364583333333</text:p>
          </table:table-cell>
          <table:table-cell office:value-type="float" office:value="1.31111111111111" calcext:value-type="float">
            <text:p>1.31111111111111</text:p>
          </table:table-cell>
          <table:table-cell table:number-columns-repeated="6"/>
        </table:table-row>
        <table:table-row table:style-name="ro1">
          <table:table-cell table:formula="of:=ABS((SQRT(SUMXMY2([.C79:.D79];[.C78:.D78]))/[.$H$2]))*[.$I$2]+[.A78]" office:value-type="float" office:value="32.4465481417468" calcext:value-type="float">
            <text:p>32.4465481417468</text:p>
          </table:table-cell>
          <table:table-cell office:value-type="float" office:value="1.5" calcext:value-type="float">
            <text:p>1.5</text:p>
          </table:table-cell>
          <table:table-cell office:value-type="float" office:value="1.01892361111111" calcext:value-type="float">
            <text:p>1.01892361111111</text:p>
          </table:table-cell>
          <table:table-cell office:value-type="float" office:value="1.32638888888889" calcext:value-type="float">
            <text:p>1.32638888888889</text:p>
          </table:table-cell>
          <table:table-cell table:number-columns-repeated="6"/>
        </table:table-row>
        <table:table-row table:style-name="ro1">
          <table:table-cell table:formula="of:=ABS((SQRT(SUMXMY2([.C80:.D80];[.C79:.D79]))/[.$H$2]))*[.$I$2]+[.A79]" office:value-type="float" office:value="32.7529001905104" calcext:value-type="float">
            <text:p>32.7529001905104</text:p>
          </table:table-cell>
          <table:table-cell office:value-type="float" office:value="1.5" calcext:value-type="float">
            <text:p>1.5</text:p>
          </table:table-cell>
          <table:table-cell office:value-type="float" office:value="1.03420138888889" calcext:value-type="float">
            <text:p>1.03420138888889</text:p>
          </table:table-cell>
          <table:table-cell office:value-type="float" office:value="1.34166666666667" calcext:value-type="float">
            <text:p>1.34166666666667</text:p>
          </table:table-cell>
          <table:table-cell table:number-columns-repeated="6"/>
        </table:table-row>
        <table:table-row table:style-name="ro1">
          <table:table-cell table:formula="of:=ABS((SQRT(SUMXMY2([.C81:.D81];[.C80:.D80]))/[.$H$2]))*[.$I$2]+[.A80]" office:value-type="float" office:value="33.0592522392739" calcext:value-type="float">
            <text:p>33.0592522392739</text:p>
          </table:table-cell>
          <table:table-cell office:value-type="float" office:value="1.5" calcext:value-type="float">
            <text:p>1.5</text:p>
          </table:table-cell>
          <table:table-cell office:value-type="float" office:value="1.04947916666667" calcext:value-type="float">
            <text:p>1.04947916666667</text:p>
          </table:table-cell>
          <table:table-cell office:value-type="float" office:value="1.35694444444444" calcext:value-type="float">
            <text:p>1.35694444444444</text:p>
          </table:table-cell>
          <table:table-cell table:number-columns-repeated="6"/>
        </table:table-row>
        <table:table-row table:style-name="ro1">
          <table:table-cell table:formula="of:=ABS((SQRT(SUMXMY2([.C82:.D82];[.C81:.D81]))/[.$H$2]))*[.$I$2]+[.A81]" office:value-type="float" office:value="33.3656042880374" calcext:value-type="float">
            <text:p>33.3656042880374</text:p>
          </table:table-cell>
          <table:table-cell office:value-type="float" office:value="1.5" calcext:value-type="float">
            <text:p>1.5</text:p>
          </table:table-cell>
          <table:table-cell office:value-type="float" office:value="1.06475694444444" calcext:value-type="float">
            <text:p>1.06475694444444</text:p>
          </table:table-cell>
          <table:table-cell office:value-type="float" office:value="1.37222222222222" calcext:value-type="float">
            <text:p>1.37222222222222</text:p>
          </table:table-cell>
          <table:table-cell table:number-columns-repeated="6"/>
        </table:table-row>
        <table:table-row table:style-name="ro1">
          <table:table-cell table:formula="of:=ABS((SQRT(SUMXMY2([.C83:.D83];[.C82:.D82]))/[.$H$2]))*[.$I$2]+[.A82]" office:value-type="float" office:value="33.6719563368011" calcext:value-type="float">
            <text:p>33.6719563368011</text:p>
          </table:table-cell>
          <table:table-cell office:value-type="float" office:value="1.5" calcext:value-type="float">
            <text:p>1.5</text:p>
          </table:table-cell>
          <table:table-cell office:value-type="float" office:value="1.08003472222222" calcext:value-type="float">
            <text:p>1.08003472222222</text:p>
          </table:table-cell>
          <table:table-cell office:value-type="float" office:value="1.3875" calcext:value-type="float">
            <text:p>1.3875</text:p>
          </table:table-cell>
          <table:table-cell table:number-columns-repeated="6"/>
        </table:table-row>
        <table:table-row table:style-name="ro1">
          <table:table-cell table:formula="of:=ABS((SQRT(SUMXMY2([.C84:.D84];[.C83:.D83]))/[.$H$2]))*[.$I$2]+[.A83]" office:value-type="float" office:value="33.9783083855647" calcext:value-type="float">
            <text:p>33.9783083855647</text:p>
          </table:table-cell>
          <table:table-cell office:value-type="float" office:value="1.5" calcext:value-type="float">
            <text:p>1.5</text:p>
          </table:table-cell>
          <table:table-cell office:value-type="float" office:value="1.0953125" calcext:value-type="float">
            <text:p>1.0953125</text:p>
          </table:table-cell>
          <table:table-cell office:value-type="float" office:value="1.40277777777778" calcext:value-type="float">
            <text:p>1.40277777777778</text:p>
          </table:table-cell>
          <table:table-cell table:number-columns-repeated="6"/>
        </table:table-row>
        <table:table-row table:style-name="ro1">
          <table:table-cell table:formula="of:=ABS((SQRT(SUMXMY2([.C85:.D85];[.C84:.D84]))/[.$H$2]))*[.$I$2]+[.A84]" office:value-type="float" office:value="34.2661509571387" calcext:value-type="float">
            <text:p>34.2661509571387</text:p>
          </table:table-cell>
          <table:table-cell office:value-type="float" office:value="1.5" calcext:value-type="float">
            <text:p>1.5</text:p>
          </table:table-cell>
          <table:table-cell office:value-type="float" office:value="1.11059027777778" calcext:value-type="float">
            <text:p>1.11059027777778</text:p>
          </table:table-cell>
          <table:table-cell office:value-type="float" office:value="1.41614583333333" calcext:value-type="float">
            <text:p>1.41614583333333</text:p>
          </table:table-cell>
          <table:table-cell table:number-columns-repeated="6"/>
        </table:table-row>
        <table:table-row table:style-name="ro1">
          <table:table-cell table:formula="of:=ABS((SQRT(SUMXMY2([.C86:.D86];[.C85:.D85]))/[.$H$2]))*[.$I$2]+[.A85]" office:value-type="float" office:value="34.5725030059023" calcext:value-type="float">
            <text:p>34.5725030059023</text:p>
          </table:table-cell>
          <table:table-cell office:value-type="float" office:value="1.5" calcext:value-type="float">
            <text:p>1.5</text:p>
          </table:table-cell>
          <table:table-cell office:value-type="float" office:value="1.12586805555556" calcext:value-type="float">
            <text:p>1.12586805555556</text:p>
          </table:table-cell>
          <table:table-cell office:value-type="float" office:value="1.43142361111111" calcext:value-type="float">
            <text:p>1.43142361111111</text:p>
          </table:table-cell>
          <table:table-cell table:number-columns-repeated="6"/>
        </table:table-row>
        <table:table-row table:style-name="ro1">
          <table:table-cell table:formula="of:=ABS((SQRT(SUMXMY2([.C87:.D87];[.C86:.D86]))/[.$H$2]))*[.$I$2]+[.A86]" office:value-type="float" office:value="34.8788550546658" calcext:value-type="float">
            <text:p>34.8788550546658</text:p>
          </table:table-cell>
          <table:table-cell office:value-type="float" office:value="1.5" calcext:value-type="float">
            <text:p>1.5</text:p>
          </table:table-cell>
          <table:table-cell office:value-type="float" office:value="1.14114583333333" calcext:value-type="float">
            <text:p>1.14114583333333</text:p>
          </table:table-cell>
          <table:table-cell office:value-type="float" office:value="1.44670138888889" calcext:value-type="float">
            <text:p>1.44670138888889</text:p>
          </table:table-cell>
          <table:table-cell table:number-columns-repeated="6"/>
        </table:table-row>
        <table:table-row table:style-name="ro1">
          <table:table-cell table:formula="of:=ABS((SQRT(SUMXMY2([.C88:.D88];[.C87:.D87]))/[.$H$2]))*[.$I$2]+[.A87]" office:value-type="float" office:value="35.1666976262398" calcext:value-type="float">
            <text:p>35.1666976262398</text:p>
          </table:table-cell>
          <table:table-cell office:value-type="float" office:value="1.5" calcext:value-type="float">
            <text:p>1.5</text:p>
          </table:table-cell>
          <table:table-cell office:value-type="float" office:value="1.15642361111111" calcext:value-type="float">
            <text:p>1.15642361111111</text:p>
          </table:table-cell>
          <table:table-cell office:value-type="float" office:value="1.46006944444444" calcext:value-type="float">
            <text:p>1.46006944444444</text:p>
          </table:table-cell>
          <table:table-cell table:number-columns-repeated="6"/>
        </table:table-row>
        <table:table-row table:style-name="ro1">
          <table:table-cell table:formula="of:=ABS((SQRT(SUMXMY2([.C89:.D89];[.C88:.D88]))/[.$H$2]))*[.$I$2]+[.A88]" office:value-type="float" office:value="35.4545401978139" calcext:value-type="float">
            <text:p>35.4545401978139</text:p>
          </table:table-cell>
          <table:table-cell office:value-type="float" office:value="1.5" calcext:value-type="float">
            <text:p>1.5</text:p>
          </table:table-cell>
          <table:table-cell office:value-type="float" office:value="1.17170138888889" calcext:value-type="float">
            <text:p>1.17170138888889</text:p>
          </table:table-cell>
          <table:table-cell office:value-type="float" office:value="1.4734375" calcext:value-type="float">
            <text:p>1.4734375</text:p>
          </table:table-cell>
          <table:table-cell table:number-columns-repeated="6"/>
        </table:table-row>
        <table:table-row table:style-name="ro1">
          <table:table-cell table:formula="of:=ABS((SQRT(SUMXMY2([.C90:.D90];[.C89:.D89]))/[.$H$2]))*[.$I$2]+[.A89]" office:value-type="float" office:value="35.7608922465775" calcext:value-type="float">
            <text:p>35.7608922465775</text:p>
          </table:table-cell>
          <table:table-cell office:value-type="float" office:value="1.5" calcext:value-type="float">
            <text:p>1.5</text:p>
          </table:table-cell>
          <table:table-cell office:value-type="float" office:value="1.18697916666667" calcext:value-type="float">
            <text:p>1.18697916666667</text:p>
          </table:table-cell>
          <table:table-cell office:value-type="float" office:value="1.48871527777778" calcext:value-type="float">
            <text:p>1.48871527777778</text:p>
          </table:table-cell>
          <table:table-cell table:number-columns-repeated="6"/>
        </table:table-row>
        <table:table-row table:style-name="ro1">
          <table:table-cell table:formula="of:=ABS((SQRT(SUMXMY2([.C91:.D91];[.C90:.D90]))/[.$H$2]))*[.$I$2]+[.A90]" office:value-type="float" office:value="36.0487348181514" calcext:value-type="float">
            <text:p>36.0487348181514</text:p>
          </table:table-cell>
          <table:table-cell office:value-type="float" office:value="1.5" calcext:value-type="float">
            <text:p>1.5</text:p>
          </table:table-cell>
          <table:table-cell office:value-type="float" office:value="1.20225694444444" calcext:value-type="float">
            <text:p>1.20225694444444</text:p>
          </table:table-cell>
          <table:table-cell office:value-type="float" office:value="1.50208333333333" calcext:value-type="float">
            <text:p>1.50208333333333</text:p>
          </table:table-cell>
          <table:table-cell table:number-columns-repeated="6"/>
        </table:table-row>
        <table:table-row table:style-name="ro1">
          <table:table-cell table:formula="of:=ABS((SQRT(SUMXMY2([.C92:.D92];[.C91:.D91]))/[.$H$2]))*[.$I$2]+[.A91]" office:value-type="float" office:value="36.3365773897255" calcext:value-type="float">
            <text:p>36.3365773897255</text:p>
          </table:table-cell>
          <table:table-cell office:value-type="float" office:value="1.5" calcext:value-type="float">
            <text:p>1.5</text:p>
          </table:table-cell>
          <table:table-cell office:value-type="float" office:value="1.21753472222222" calcext:value-type="float">
            <text:p>1.21753472222222</text:p>
          </table:table-cell>
          <table:table-cell office:value-type="float" office:value="1.51545138888889" calcext:value-type="float">
            <text:p>1.51545138888889</text:p>
          </table:table-cell>
          <table:table-cell table:number-columns-repeated="6"/>
        </table:table-row>
        <table:table-row table:style-name="ro1">
          <table:table-cell table:formula="of:=ABS((SQRT(SUMXMY2([.C93:.D93];[.C92:.D92]))/[.$H$2]))*[.$I$2]+[.A92]" office:value-type="float" office:value="36.6244199612995" calcext:value-type="float">
            <text:p>36.6244199612995</text:p>
          </table:table-cell>
          <table:table-cell office:value-type="float" office:value="1.5" calcext:value-type="float">
            <text:p>1.5</text:p>
          </table:table-cell>
          <table:table-cell office:value-type="float" office:value="1.2328125" calcext:value-type="float">
            <text:p>1.2328125</text:p>
          </table:table-cell>
          <table:table-cell office:value-type="float" office:value="1.52881944444444" calcext:value-type="float">
            <text:p>1.52881944444444</text:p>
          </table:table-cell>
          <table:table-cell table:number-columns-repeated="6"/>
        </table:table-row>
        <table:table-row table:style-name="ro1">
          <table:table-cell table:formula="of:=ABS((SQRT(SUMXMY2([.C94:.D94];[.C93:.D93]))/[.$H$2]))*[.$I$2]+[.A93]" office:value-type="float" office:value="36.9122625328736" calcext:value-type="float">
            <text:p>36.9122625328736</text:p>
          </table:table-cell>
          <table:table-cell office:value-type="float" office:value="1.5" calcext:value-type="float">
            <text:p>1.5</text:p>
          </table:table-cell>
          <table:table-cell office:value-type="float" office:value="1.24809027777778" calcext:value-type="float">
            <text:p>1.24809027777778</text:p>
          </table:table-cell>
          <table:table-cell office:value-type="float" office:value="1.5421875" calcext:value-type="float">
            <text:p>1.5421875</text:p>
          </table:table-cell>
          <table:table-cell table:number-columns-repeated="6"/>
        </table:table-row>
        <table:table-row table:style-name="ro1">
          <table:table-cell table:formula="of:=ABS((SQRT(SUMXMY2([.C95:.D95];[.C94:.D94]))/[.$H$2]))*[.$I$2]+[.A94]" office:value-type="float" office:value="37.2001051044477" calcext:value-type="float">
            <text:p>37.2001051044477</text:p>
          </table:table-cell>
          <table:table-cell office:value-type="float" office:value="1.5" calcext:value-type="float">
            <text:p>1.5</text:p>
          </table:table-cell>
          <table:table-cell office:value-type="float" office:value="1.26336805555556" calcext:value-type="float">
            <text:p>1.26336805555556</text:p>
          </table:table-cell>
          <table:table-cell office:value-type="float" office:value="1.55555555555556" calcext:value-type="float">
            <text:p>1.55555555555556</text:p>
          </table:table-cell>
          <table:table-cell table:number-columns-repeated="6"/>
        </table:table-row>
        <table:table-row table:style-name="ro1">
          <table:table-cell table:formula="of:=ABS((SQRT(SUMXMY2([.C96:.D96];[.C95:.D95]))/[.$H$2]))*[.$I$2]+[.A95]" office:value-type="float" office:value="37.4879476760216" calcext:value-type="float">
            <text:p>37.4879476760216</text:p>
          </table:table-cell>
          <table:table-cell office:value-type="float" office:value="1.5" calcext:value-type="float">
            <text:p>1.5</text:p>
          </table:table-cell>
          <table:table-cell office:value-type="float" office:value="1.27864583333333" calcext:value-type="float">
            <text:p>1.27864583333333</text:p>
          </table:table-cell>
          <table:table-cell office:value-type="float" office:value="1.56892361111111" calcext:value-type="float">
            <text:p>1.56892361111111</text:p>
          </table:table-cell>
          <table:table-cell table:number-columns-repeated="6"/>
        </table:table-row>
        <table:table-row table:style-name="ro1">
          <table:table-cell table:formula="of:=ABS((SQRT(SUMXMY2([.C97:.D97];[.C96:.D96]))/[.$H$2]))*[.$I$2]+[.A96]" office:value-type="float" office:value="37.7757902475957" calcext:value-type="float">
            <text:p>37.7757902475957</text:p>
          </table:table-cell>
          <table:table-cell office:value-type="float" office:value="1.5" calcext:value-type="float">
            <text:p>1.5</text:p>
          </table:table-cell>
          <table:table-cell office:value-type="float" office:value="1.29392361111111" calcext:value-type="float">
            <text:p>1.29392361111111</text:p>
          </table:table-cell>
          <table:table-cell office:value-type="float" office:value="1.58229166666667" calcext:value-type="float">
            <text:p>1.58229166666667</text:p>
          </table:table-cell>
          <table:table-cell table:number-columns-repeated="6"/>
        </table:table-row>
        <table:table-row table:style-name="ro1">
          <table:table-cell table:formula="of:=ABS((SQRT(SUMXMY2([.C98:.D98];[.C97:.D97]))/[.$H$2]))*[.$I$2]+[.A97]" office:value-type="float" office:value="38.3340165161044" calcext:value-type="float">
            <text:p>38.3340165161044</text:p>
          </table:table-cell>
          <table:table-cell office:value-type="float" office:value="1.5" calcext:value-type="float">
            <text:p>1.5</text:p>
          </table:table-cell>
          <table:table-cell office:value-type="float" office:value="1.32447916666667" calcext:value-type="float">
            <text:p>1.32447916666667</text:p>
          </table:table-cell>
          <table:table-cell office:value-type="float" office:value="1.60711805555556" calcext:value-type="float">
            <text:p>1.60711805555556</text:p>
          </table:table-cell>
          <table:table-cell table:number-columns-repeated="6"/>
        </table:table-row>
        <table:table-row table:style-name="ro1">
          <table:table-cell table:formula="of:=ABS((SQRT(SUMXMY2([.C99:.D99];[.C98:.D98]))/[.$H$2]))*[.$I$2]+[.A98]" office:value-type="float" office:value="38.8922427846129" calcext:value-type="float">
            <text:p>38.8922427846129</text:p>
          </table:table-cell>
          <table:table-cell office:value-type="float" office:value="1.5" calcext:value-type="float">
            <text:p>1.5</text:p>
          </table:table-cell>
          <table:table-cell office:value-type="float" office:value="1.35503472222222" calcext:value-type="float">
            <text:p>1.35503472222222</text:p>
          </table:table-cell>
          <table:table-cell office:value-type="float" office:value="1.63194444444444" calcext:value-type="float">
            <text:p>1.63194444444444</text:p>
          </table:table-cell>
          <table:table-cell table:number-columns-repeated="6"/>
        </table:table-row>
        <table:table-row table:style-name="ro1">
          <table:table-cell table:formula="of:=ABS((SQRT(SUMXMY2([.C100:.D100];[.C99:.D99]))/[.$H$2]))*[.$I$2]+[.A99]" office:value-type="float" office:value="39.4338018123908" calcext:value-type="float">
            <text:p>39.4338018123908</text:p>
          </table:table-cell>
          <table:table-cell office:value-type="float" office:value="1.5" calcext:value-type="float">
            <text:p>1.5</text:p>
          </table:table-cell>
          <table:table-cell office:value-type="float" office:value="1.38559027777778" calcext:value-type="float">
            <text:p>1.38559027777778</text:p>
          </table:table-cell>
          <table:table-cell office:value-type="float" office:value="1.65486111111111" calcext:value-type="float">
            <text:p>1.65486111111111</text:p>
          </table:table-cell>
          <table:table-cell table:number-columns-repeated="6"/>
        </table:table-row>
        <table:table-row table:style-name="ro1">
          <table:table-cell table:formula="of:=ABS((SQRT(SUMXMY2([.C101:.D101];[.C100:.D100]))/[.$H$2]))*[.$I$2]+[.A100]" office:value-type="float" office:value="39.9753608401685" calcext:value-type="float">
            <text:p>39.9753608401685</text:p>
          </table:table-cell>
          <table:table-cell office:value-type="float" office:value="1.5" calcext:value-type="float">
            <text:p>1.5</text:p>
          </table:table-cell>
          <table:table-cell office:value-type="float" office:value="1.41614583333333" calcext:value-type="float">
            <text:p>1.41614583333333</text:p>
          </table:table-cell>
          <table:table-cell office:value-type="float" office:value="1.67777777777778" calcext:value-type="float">
            <text:p>1.67777777777778</text:p>
          </table:table-cell>
          <table:table-cell table:number-columns-repeated="6"/>
        </table:table-row>
        <table:table-row table:style-name="ro1">
          <table:table-cell table:formula="of:=ABS((SQRT(SUMXMY2([.C102:.D102];[.C101:.D101]))/[.$H$2]))*[.$I$2]+[.A101]" office:value-type="float" office:value="40.5011195540145" calcext:value-type="float">
            <text:p>40.5011195540145</text:p>
          </table:table-cell>
          <table:table-cell office:value-type="float" office:value="1.5" calcext:value-type="float">
            <text:p>1.5</text:p>
          </table:table-cell>
          <table:table-cell office:value-type="float" office:value="1.44670138888889" calcext:value-type="float">
            <text:p>1.44670138888889</text:p>
          </table:table-cell>
          <table:table-cell office:value-type="float" office:value="1.69878472222222" calcext:value-type="float">
            <text:p>1.69878472222222</text:p>
          </table:table-cell>
          <table:table-cell table:number-columns-repeated="6"/>
        </table:table-row>
        <table:table-row table:style-name="ro1">
          <table:table-cell table:formula="of:=ABS((SQRT(SUMXMY2([.C103:.D103];[.C102:.D102]))/[.$H$2]))*[.$I$2]+[.A102]" office:value-type="float" office:value="41.0120253190095" calcext:value-type="float">
            <text:p>41.0120253190095</text:p>
          </table:table-cell>
          <table:table-cell office:value-type="float" office:value="1.5" calcext:value-type="float">
            <text:p>1.5</text:p>
          </table:table-cell>
          <table:table-cell office:value-type="float" office:value="1.47725694444444" calcext:value-type="float">
            <text:p>1.47725694444444</text:p>
          </table:table-cell>
          <table:table-cell office:value-type="float" office:value="1.71788194444444" calcext:value-type="float">
            <text:p>1.71788194444444</text:p>
          </table:table-cell>
          <table:table-cell table:number-columns-repeated="6"/>
        </table:table-row>
        <table:table-row table:style-name="ro1">
          <table:table-cell table:formula="of:=ABS((SQRT(SUMXMY2([.C104:.D104];[.C103:.D103]))/[.$H$2]))*[.$I$2]+[.A103]" office:value-type="float" office:value="41.4659344969832" calcext:value-type="float">
            <text:p>41.4659344969832</text:p>
          </table:table-cell>
          <table:table-cell office:value-type="float" office:value="1.5" calcext:value-type="float">
            <text:p>1.5</text:p>
          </table:table-cell>
          <table:table-cell office:value-type="float" office:value="1.5078125" calcext:value-type="float">
            <text:p>1.5078125</text:p>
          </table:table-cell>
          <table:table-cell office:value-type="float" office:value="1.72743055555556" calcext:value-type="float">
            <text:p>1.72743055555556</text:p>
          </table:table-cell>
          <table:table-cell table:number-columns-repeated="6"/>
        </table:table-row>
        <table:table-row table:style-name="ro1">
          <table:table-cell table:formula="of:=ABS((SQRT(SUMXMY2([.C105:.D105];[.C104:.D104]))/[.$H$2]))*[.$I$2]+[.A104]" office:value-type="float" office:value="41.7746706443397" calcext:value-type="float">
            <text:p>41.7746706443397</text:p>
          </table:table-cell>
          <table:table-cell office:value-type="float" office:value="1.5" calcext:value-type="float">
            <text:p>1.5</text:p>
          </table:table-cell>
          <table:table-cell office:value-type="float" office:value="1.52118055555556" calcext:value-type="float">
            <text:p>1.52118055555556</text:p>
          </table:table-cell>
          <table:table-cell office:value-type="float" office:value="1.71024305555556" calcext:value-type="float">
            <text:p>1.71024305555556</text:p>
          </table:table-cell>
          <table:table-cell table:number-columns-repeated="6"/>
        </table:table-row>
        <table:table-row table:style-name="ro1">
          <table:table-cell table:formula="of:=ABS((SQRT(SUMXMY2([.C106:.D106];[.C105:.D105]))/[.$H$2]))*[.$I$2]+[.A105]" office:value-type="float" office:value="42.2087632277994" calcext:value-type="float">
            <text:p>42.2087632277994</text:p>
          </table:table-cell>
          <table:table-cell office:value-type="float" office:value="1.5" calcext:value-type="float">
            <text:p>1.5</text:p>
          </table:table-cell>
          <table:table-cell office:value-type="float" office:value="1.51927083333333" calcext:value-type="float">
            <text:p>1.51927083333333</text:p>
          </table:table-cell>
          <table:table-cell office:value-type="float" office:value="1.6796875" calcext:value-type="float">
            <text:p>1.6796875</text:p>
          </table:table-cell>
          <table:table-cell table:number-columns-repeated="6"/>
        </table:table-row>
        <table:table-row table:style-name="ro1">
          <table:table-cell table:formula="of:=ABS((SQRT(SUMXMY2([.C107:.D107];[.C106:.D106]))/[.$H$2]))*[.$I$2]+[.A106]" office:value-type="float" office:value="42.6420104500217" calcext:value-type="float">
            <text:p>42.6420104500217</text:p>
          </table:table-cell>
          <table:table-cell office:value-type="float" office:value="1.5" calcext:value-type="float">
            <text:p>1.5</text:p>
          </table:table-cell>
          <table:table-cell office:value-type="float" office:value="1.51927083333333" calcext:value-type="float">
            <text:p>1.51927083333333</text:p>
          </table:table-cell>
          <table:table-cell office:value-type="float" office:value="1.64913194444444" calcext:value-type="float">
            <text:p>1.64913194444444</text:p>
          </table:table-cell>
          <table:table-cell table:number-columns-repeated="6"/>
        </table:table-row>
        <table:table-row table:style-name="ro1">
          <table:table-cell table:formula="of:=ABS((SQRT(SUMXMY2([.C108:.D108];[.C107:.D107]))/[.$H$2]))*[.$I$2]+[.A107]" office:value-type="float" office:value="43.0761030334813" calcext:value-type="float">
            <text:p>43.0761030334813</text:p>
          </table:table-cell>
          <table:table-cell office:value-type="float" office:value="1.5" calcext:value-type="float">
            <text:p>1.5</text:p>
          </table:table-cell>
          <table:table-cell office:value-type="float" office:value="1.51736111111111" calcext:value-type="float">
            <text:p>1.51736111111111</text:p>
          </table:table-cell>
          <table:table-cell office:value-type="float" office:value="1.61857638888889" calcext:value-type="float">
            <text:p>1.61857638888889</text:p>
          </table:table-cell>
          <table:table-cell table:number-columns-repeated="6"/>
        </table:table-row>
        <table:table-row table:style-name="ro1">
          <table:table-cell table:formula="of:=ABS((SQRT(SUMXMY2([.C109:.D109];[.C108:.D108]))/[.$H$2]))*[.$I$2]+[.A108]" office:value-type="float" office:value="43.510195616941" calcext:value-type="float">
            <text:p>43.510195616941</text:p>
          </table:table-cell>
          <table:table-cell office:value-type="float" office:value="1.5" calcext:value-type="float">
            <text:p>1.5</text:p>
          </table:table-cell>
          <table:table-cell office:value-type="float" office:value="1.51545138888889" calcext:value-type="float">
            <text:p>1.51545138888889</text:p>
          </table:table-cell>
          <table:table-cell office:value-type="float" office:value="1.58802083333333" calcext:value-type="float">
            <text:p>1.58802083333333</text:p>
          </table:table-cell>
          <table:table-cell table:number-columns-repeated="6"/>
        </table:table-row>
        <table:table-row table:style-name="ro1">
          <table:table-cell table:formula="of:=ABS((SQRT(SUMXMY2([.C110:.D110];[.C109:.D109]))/[.$H$2]))*[.$I$2]+[.A109]" office:value-type="float" office:value="43.9442882004006" calcext:value-type="float">
            <text:p>43.9442882004006</text:p>
          </table:table-cell>
          <table:table-cell office:value-type="float" office:value="1.5" calcext:value-type="float">
            <text:p>1.5</text:p>
          </table:table-cell>
          <table:table-cell office:value-type="float" office:value="1.51354166666667" calcext:value-type="float">
            <text:p>1.51354166666667</text:p>
          </table:table-cell>
          <table:table-cell office:value-type="float" office:value="1.55746527777778" calcext:value-type="float">
            <text:p>1.55746527777778</text:p>
          </table:table-cell>
          <table:table-cell table:number-columns-repeated="6"/>
        </table:table-row>
        <table:table-row table:style-name="ro1">
          <table:table-cell table:formula="of:=ABS((SQRT(SUMXMY2([.C111:.D111];[.C110:.D110]))/[.$H$2]))*[.$I$2]+[.A110]" office:value-type="float" office:value="44.3775354226229" calcext:value-type="float">
            <text:p>44.3775354226229</text:p>
          </table:table-cell>
          <table:table-cell office:value-type="float" office:value="1.5" calcext:value-type="float">
            <text:p>1.5</text:p>
          </table:table-cell>
          <table:table-cell office:value-type="float" office:value="1.51354166666667" calcext:value-type="float">
            <text:p>1.51354166666667</text:p>
          </table:table-cell>
          <table:table-cell office:value-type="float" office:value="1.52690972222222" calcext:value-type="float">
            <text:p>1.52690972222222</text:p>
          </table:table-cell>
          <table:table-cell table:number-columns-repeated="6"/>
        </table:table-row>
        <table:table-row table:style-name="ro1">
          <table:table-cell table:formula="of:=ABS((SQRT(SUMXMY2([.C112:.D112];[.C111:.D111]))/[.$H$2]))*[.$I$2]+[.A111]" office:value-type="float" office:value="44.8141542694091" calcext:value-type="float">
            <text:p>44.8141542694091</text:p>
          </table:table-cell>
          <table:table-cell office:value-type="float" office:value="1.5" calcext:value-type="float">
            <text:p>1.5</text:p>
          </table:table-cell>
          <table:table-cell office:value-type="float" office:value="1.50972222222222" calcext:value-type="float">
            <text:p>1.50972222222222</text:p>
          </table:table-cell>
          <table:table-cell office:value-type="float" office:value="1.49635416666667" calcext:value-type="float">
            <text:p>1.49635416666667</text:p>
          </table:table-cell>
          <table:table-cell table:number-columns-repeated="6"/>
        </table:table-row>
        <table:table-row table:style-name="ro1">
          <table:table-cell table:formula="of:=ABS((SQRT(SUMXMY2([.C113:.D113];[.C112:.D112]))/[.$H$2]))*[.$I$2]+[.A112]" office:value-type="float" office:value="45.2482468528688" calcext:value-type="float">
            <text:p>45.2482468528688</text:p>
          </table:table-cell>
          <table:table-cell office:value-type="float" office:value="1.5" calcext:value-type="float">
            <text:p>1.5</text:p>
          </table:table-cell>
          <table:table-cell office:value-type="float" office:value="1.5078125" calcext:value-type="float">
            <text:p>1.5078125</text:p>
          </table:table-cell>
          <table:table-cell office:value-type="float" office:value="1.46579861111111" calcext:value-type="float">
            <text:p>1.46579861111111</text:p>
          </table:table-cell>
          <table:table-cell table:number-columns-repeated="6"/>
        </table:table-row>
        <table:table-row table:style-name="ro1">
          <table:table-cell table:formula="of:=ABS((SQRT(SUMXMY2([.C114:.D114];[.C113:.D113]))/[.$H$2]))*[.$I$2]+[.A113]" office:value-type="float" office:value="45.6823394363284" calcext:value-type="float">
            <text:p>45.6823394363284</text:p>
          </table:table-cell>
          <table:table-cell office:value-type="float" office:value="1.5" calcext:value-type="float">
            <text:p>1.5</text:p>
          </table:table-cell>
          <table:table-cell office:value-type="float" office:value="1.50590277777778" calcext:value-type="float">
            <text:p>1.50590277777778</text:p>
          </table:table-cell>
          <table:table-cell office:value-type="float" office:value="1.43524305555556" calcext:value-type="float">
            <text:p>1.43524305555556</text:p>
          </table:table-cell>
          <table:table-cell table:number-columns-repeated="6"/>
        </table:table-row>
        <table:table-row table:style-name="ro1">
          <table:table-cell table:formula="of:=ABS((SQRT(SUMXMY2([.C115:.D115];[.C114:.D114]))/[.$H$2]))*[.$I$2]+[.A114]" office:value-type="float" office:value="46.1164320197881" calcext:value-type="float">
            <text:p>46.1164320197881</text:p>
          </table:table-cell>
          <table:table-cell office:value-type="float" office:value="1.5" calcext:value-type="float">
            <text:p>1.5</text:p>
          </table:table-cell>
          <table:table-cell office:value-type="float" office:value="1.50399305555556" calcext:value-type="float">
            <text:p>1.50399305555556</text:p>
          </table:table-cell>
          <table:table-cell office:value-type="float" office:value="1.4046875" calcext:value-type="float">
            <text:p>1.4046875</text:p>
          </table:table-cell>
          <table:table-cell table:number-columns-repeated="6"/>
        </table:table-row>
        <table:table-row table:style-name="ro1">
          <table:table-cell table:formula="of:=ABS((SQRT(SUMXMY2([.C116:.D116];[.C115:.D115]))/[.$H$2]))*[.$I$2]+[.A115]" office:value-type="float" office:value="46.5505246032479" calcext:value-type="float">
            <text:p>46.5505246032479</text:p>
          </table:table-cell>
          <table:table-cell office:value-type="float" office:value="1.5" calcext:value-type="float">
            <text:p>1.5</text:p>
          </table:table-cell>
          <table:table-cell office:value-type="float" office:value="1.50208333333333" calcext:value-type="float">
            <text:p>1.50208333333333</text:p>
          </table:table-cell>
          <table:table-cell office:value-type="float" office:value="1.37413194444444" calcext:value-type="float">
            <text:p>1.37413194444444</text:p>
          </table:table-cell>
          <table:table-cell table:number-columns-repeated="6"/>
        </table:table-row>
        <table:table-row table:style-name="ro1">
          <table:table-cell table:formula="of:=ABS((SQRT(SUMXMY2([.C117:.D117];[.C116:.D116]))/[.$H$2]))*[.$I$2]+[.A116]" office:value-type="float" office:value="46.9846171867075" calcext:value-type="float">
            <text:p>46.9846171867075</text:p>
          </table:table-cell>
          <table:table-cell office:value-type="float" office:value="1.5" calcext:value-type="float">
            <text:p>1.5</text:p>
          </table:table-cell>
          <table:table-cell office:value-type="float" office:value="1.50017361111111" calcext:value-type="float">
            <text:p>1.50017361111111</text:p>
          </table:table-cell>
          <table:table-cell office:value-type="float" office:value="1.34357638888889" calcext:value-type="float">
            <text:p>1.34357638888889</text:p>
          </table:table-cell>
          <table:table-cell table:number-columns-repeated="6"/>
        </table:table-row>
        <table:table-row table:style-name="ro1">
          <table:table-cell table:formula="of:=ABS((SQRT(SUMXMY2([.C118:.D118];[.C117:.D117]))/[.$H$2]))*[.$I$2]+[.A117]" office:value-type="float" office:value="47.4212360334938" calcext:value-type="float">
            <text:p>47.4212360334938</text:p>
          </table:table-cell>
          <table:table-cell office:value-type="float" office:value="1.5" calcext:value-type="float">
            <text:p>1.5</text:p>
          </table:table-cell>
          <table:table-cell office:value-type="float" office:value="1.49635416666667" calcext:value-type="float">
            <text:p>1.49635416666667</text:p>
          </table:table-cell>
          <table:table-cell office:value-type="float" office:value="1.31302083333333" calcext:value-type="float">
            <text:p>1.31302083333333</text:p>
          </table:table-cell>
          <table:table-cell table:number-columns-repeated="6"/>
        </table:table-row>
        <table:table-row table:style-name="ro1">
          <table:table-cell table:formula="of:=ABS((SQRT(SUMXMY2([.C119:.D119];[.C118:.D118]))/[.$H$2]))*[.$I$2]+[.A118]" office:value-type="float" office:value="47.8553286169534" calcext:value-type="float">
            <text:p>47.8553286169534</text:p>
          </table:table-cell>
          <table:table-cell office:value-type="float" office:value="1.5" calcext:value-type="float">
            <text:p>1.5</text:p>
          </table:table-cell>
          <table:table-cell office:value-type="float" office:value="1.49444444444444" calcext:value-type="float">
            <text:p>1.49444444444444</text:p>
          </table:table-cell>
          <table:table-cell office:value-type="float" office:value="1.28246527777778" calcext:value-type="float">
            <text:p>1.28246527777778</text:p>
          </table:table-cell>
          <table:table-cell table:number-columns-repeated="6"/>
        </table:table-row>
        <table:table-row table:style-name="ro1">
          <table:table-cell table:formula="of:=ABS((SQRT(SUMXMY2([.C120:.D120];[.C119:.D119]))/[.$H$2]))*[.$I$2]+[.A119]" office:value-type="float" office:value="48.2894212004131" calcext:value-type="float">
            <text:p>48.2894212004131</text:p>
          </table:table-cell>
          <table:table-cell office:value-type="float" office:value="1.5" calcext:value-type="float">
            <text:p>1.5</text:p>
          </table:table-cell>
          <table:table-cell office:value-type="float" office:value="1.49253472222222" calcext:value-type="float">
            <text:p>1.49253472222222</text:p>
          </table:table-cell>
          <table:table-cell office:value-type="float" office:value="1.25190972222222" calcext:value-type="float">
            <text:p>1.25190972222222</text:p>
          </table:table-cell>
          <table:table-cell table:number-columns-repeated="6"/>
        </table:table-row>
        <table:table-row table:style-name="ro1">
          <table:table-cell table:formula="of:=ABS((SQRT(SUMXMY2([.C121:.D121];[.C120:.D120]))/[.$H$2]))*[.$I$2]+[.A120]" office:value-type="float" office:value="48.7260400471992" calcext:value-type="float">
            <text:p>48.7260400471992</text:p>
          </table:table-cell>
          <table:table-cell office:value-type="float" office:value="1.5" calcext:value-type="float">
            <text:p>1.5</text:p>
          </table:table-cell>
          <table:table-cell office:value-type="float" office:value="1.48871527777778" calcext:value-type="float">
            <text:p>1.48871527777778</text:p>
          </table:table-cell>
          <table:table-cell office:value-type="float" office:value="1.22135416666667" calcext:value-type="float">
            <text:p>1.22135416666667</text:p>
          </table:table-cell>
          <table:table-cell table:number-columns-repeated="6"/>
        </table:table-row>
        <table:table-row table:style-name="ro1">
          <table:table-cell table:formula="of:=ABS((SQRT(SUMXMY2([.C122:.D122];[.C121:.D121]))/[.$H$2]))*[.$I$2]+[.A121]" office:value-type="float" office:value="49.1626588939856" calcext:value-type="float">
            <text:p>49.1626588939856</text:p>
          </table:table-cell>
          <table:table-cell office:value-type="float" office:value="1.5" calcext:value-type="float">
            <text:p>1.5</text:p>
          </table:table-cell>
          <table:table-cell office:value-type="float" office:value="1.48489583333333" calcext:value-type="float">
            <text:p>1.48489583333333</text:p>
          </table:table-cell>
          <table:table-cell office:value-type="float" office:value="1.19079861111111" calcext:value-type="float">
            <text:p>1.19079861111111</text:p>
          </table:table-cell>
          <table:table-cell table:number-columns-repeated="6"/>
        </table:table-row>
        <table:table-row table:style-name="ro1">
          <table:table-cell table:formula="of:=ABS((SQRT(SUMXMY2([.C123:.D123];[.C122:.D122]))/[.$H$2]))*[.$I$2]+[.A122]" office:value-type="float" office:value="49.5759858834026" calcext:value-type="float">
            <text:p>49.5759858834026</text:p>
          </table:table-cell>
          <table:table-cell office:value-type="float" office:value="1.5" calcext:value-type="float">
            <text:p>1.5</text:p>
          </table:table-cell>
          <table:table-cell office:value-type="float" office:value="1.46961805555556" calcext:value-type="float">
            <text:p>1.46961805555556</text:p>
          </table:table-cell>
          <table:table-cell office:value-type="float" office:value="1.16597222222222" calcext:value-type="float">
            <text:p>1.16597222222222</text:p>
          </table:table-cell>
          <table:table-cell table:number-columns-repeated="6"/>
        </table:table-row>
        <table:table-row table:style-name="ro1">
          <table:table-cell table:formula="of:=ABS((SQRT(SUMXMY2([.C124:.D124];[.C123:.D123]))/[.$H$2]))*[.$I$2]+[.A123]" office:value-type="float" office:value="49.9884249513014" calcext:value-type="float">
            <text:p>49.9884249513014</text:p>
          </table:table-cell>
          <table:table-cell office:value-type="float" office:value="1.5" calcext:value-type="float">
            <text:p>1.5</text:p>
          </table:table-cell>
          <table:table-cell office:value-type="float" office:value="1.45815972222222" calcext:value-type="float">
            <text:p>1.45815972222222</text:p>
          </table:table-cell>
          <table:table-cell office:value-type="float" office:value="1.13923611111111" calcext:value-type="float">
            <text:p>1.13923611111111</text:p>
          </table:table-cell>
          <table:table-cell table:number-columns-repeated="6"/>
        </table:table-row>
        <table:table-row table:style-name="ro1">
          <table:table-cell table:formula="of:=ABS((SQRT(SUMXMY2([.C125:.D125];[.C124:.D124]))/[.$H$2]))*[.$I$2]+[.A124]" office:value-type="float" office:value="50.4216721735236" calcext:value-type="float">
            <text:p>50.4216721735236</text:p>
          </table:table-cell>
          <table:table-cell office:value-type="float" office:value="1.5" calcext:value-type="float">
            <text:p>1.5</text:p>
          </table:table-cell>
          <table:table-cell office:value-type="float" office:value="1.45815972222222" calcext:value-type="float">
            <text:p>1.45815972222222</text:p>
          </table:table-cell>
          <table:table-cell office:value-type="float" office:value="1.10868055555556" calcext:value-type="float">
            <text:p>1.10868055555556</text:p>
          </table:table-cell>
          <table:table-cell table:number-columns-repeated="6"/>
        </table:table-row>
        <table:table-row table:style-name="ro1">
          <table:table-cell table:formula="of:=ABS((SQRT(SUMXMY2([.C126:.D126];[.C125:.D125]))/[.$H$2]))*[.$I$2]+[.A125]" office:value-type="float" office:value="50.8549193957459" calcext:value-type="float">
            <text:p>50.8549193957459</text:p>
          </table:table-cell>
          <table:table-cell office:value-type="float" office:value="1.5" calcext:value-type="float">
            <text:p>1.5</text:p>
          </table:table-cell>
          <table:table-cell office:value-type="float" office:value="1.45815972222222" calcext:value-type="float">
            <text:p>1.45815972222222</text:p>
          </table:table-cell>
          <table:table-cell office:value-type="float" office:value="1.078125" calcext:value-type="float">
            <text:p>1.078125</text:p>
          </table:table-cell>
          <table:table-cell table:number-columns-repeated="6"/>
        </table:table-row>
        <table:table-row table:style-name="ro1">
          <table:table-cell table:formula="of:=ABS((SQRT(SUMXMY2([.C127:.D127];[.C126:.D126]))/[.$H$2]))*[.$I$2]+[.A126]" office:value-type="float" office:value="51.2881666179682" calcext:value-type="float">
            <text:p>51.2881666179682</text:p>
          </table:table-cell>
          <table:table-cell office:value-type="float" office:value="1.5" calcext:value-type="float">
            <text:p>1.5</text:p>
          </table:table-cell>
          <table:table-cell office:value-type="float" office:value="1.45815972222222" calcext:value-type="float">
            <text:p>1.45815972222222</text:p>
          </table:table-cell>
          <table:table-cell office:value-type="float" office:value="1.04756944444444" calcext:value-type="float">
            <text:p>1.04756944444444</text:p>
          </table:table-cell>
          <table:table-cell table:number-columns-repeated="6"/>
        </table:table-row>
        <table:table-row table:style-name="ro1">
          <table:table-cell table:formula="of:=ABS((SQRT(SUMXMY2([.C128:.D128];[.C127:.D127]))/[.$H$2]))*[.$I$2]+[.A127]" office:value-type="float" office:value="51.6274523763972" calcext:value-type="float">
            <text:p>51.6274523763972</text:p>
          </table:table-cell>
          <table:table-cell office:value-type="float" office:value="1.5" calcext:value-type="float">
            <text:p>1.5</text:p>
          </table:table-cell>
          <table:table-cell office:value-type="float" office:value="1.46961805555556" calcext:value-type="float">
            <text:p>1.46961805555556</text:p>
          </table:table-cell>
          <table:table-cell office:value-type="float" office:value="1.0265625" calcext:value-type="float">
            <text:p>1.0265625</text:p>
          </table:table-cell>
          <table:table-cell table:number-columns-repeated="6"/>
        </table:table-row>
        <table:table-row table:style-name="ro1">
          <table:table-cell table:formula="of:=ABS((SQRT(SUMXMY2([.C129:.D129];[.C128:.D128]))/[.$H$2]))*[.$I$2]+[.A128]" office:value-type="float" office:value="52.0606995986194" calcext:value-type="float">
            <text:p>52.0606995986194</text:p>
          </table:table-cell>
          <table:table-cell office:value-type="float" office:value="1.5" calcext:value-type="float">
            <text:p>1.5</text:p>
          </table:table-cell>
          <table:table-cell office:value-type="float" office:value="1.50017361111111" calcext:value-type="float">
            <text:p>1.50017361111111</text:p>
          </table:table-cell>
          <table:table-cell office:value-type="float" office:value="1.0265625" calcext:value-type="float">
            <text:p>1.0265625</text:p>
          </table:table-cell>
          <table:table-cell table:number-columns-repeated="6"/>
        </table:table-row>
        <table:table-row table:style-name="ro1">
          <table:table-cell table:formula="of:=ABS((SQRT(SUMXMY2([.C130:.D130];[.C129:.D129]))/[.$H$2]))*[.$I$2]+[.A129]" office:value-type="float" office:value="52.4939468208416" calcext:value-type="float">
            <text:p>52.4939468208416</text:p>
          </table:table-cell>
          <table:table-cell office:value-type="float" office:value="1.5" calcext:value-type="float">
            <text:p>1.5</text:p>
          </table:table-cell>
          <table:table-cell office:value-type="float" office:value="1.53072916666667" calcext:value-type="float">
            <text:p>1.53072916666667</text:p>
          </table:table-cell>
          <table:table-cell office:value-type="float" office:value="1.0265625" calcext:value-type="float">
            <text:p>1.0265625</text:p>
          </table:table-cell>
          <table:table-cell table:number-columns-repeated="6"/>
        </table:table-row>
        <table:table-row table:style-name="ro1">
          <table:table-cell table:formula="of:=ABS((SQRT(SUMXMY2([.C131:.D131];[.C130:.D130]))/[.$H$2]))*[.$I$2]+[.A130]" office:value-type="float" office:value="52.9271940430638" calcext:value-type="float">
            <text:p>52.9271940430638</text:p>
          </table:table-cell>
          <table:table-cell office:value-type="float" office:value="1.5" calcext:value-type="float">
            <text:p>1.5</text:p>
          </table:table-cell>
          <table:table-cell office:value-type="float" office:value="1.56128472222222" calcext:value-type="float">
            <text:p>1.56128472222222</text:p>
          </table:table-cell>
          <table:table-cell office:value-type="float" office:value="1.0265625" calcext:value-type="float">
            <text:p>1.0265625</text:p>
          </table:table-cell>
          <table:table-cell table:number-columns-repeated="6"/>
        </table:table-row>
        <table:table-row table:style-name="ro1">
          <table:table-cell table:formula="of:=ABS((SQRT(SUMXMY2([.C132:.D132];[.C131:.D131]))/[.$H$2]))*[.$I$2]+[.A131]" office:value-type="float" office:value="53.2802473347086" calcext:value-type="float">
            <text:p>53.2802473347086</text:p>
          </table:table-cell>
          <table:table-cell office:value-type="float" office:value="1.5" calcext:value-type="float">
            <text:p>1.5</text:p>
          </table:table-cell>
          <table:table-cell office:value-type="float" office:value="1.57465277777778" calcext:value-type="float">
            <text:p>1.57465277777778</text:p>
          </table:table-cell>
          <table:table-cell office:value-type="float" office:value="1.04756944444444" calcext:value-type="float">
            <text:p>1.04756944444444</text:p>
          </table:table-cell>
          <table:table-cell table:number-columns-repeated="6"/>
        </table:table-row>
        <table:table-row table:style-name="ro1">
          <table:table-cell table:formula="of:=ABS((SQRT(SUMXMY2([.C133:.D133];[.C132:.D132]))/[.$H$2]))*[.$I$2]+[.A132]" office:value-type="float" office:value="53.7134945569309" calcext:value-type="float">
            <text:p>53.7134945569309</text:p>
          </table:table-cell>
          <table:table-cell office:value-type="float" office:value="1.5" calcext:value-type="float">
            <text:p>1.5</text:p>
          </table:table-cell>
          <table:table-cell office:value-type="float" office:value="1.57465277777778" calcext:value-type="float">
            <text:p>1.57465277777778</text:p>
          </table:table-cell>
          <table:table-cell office:value-type="float" office:value="1.078125" calcext:value-type="float">
            <text:p>1.078125</text:p>
          </table:table-cell>
          <table:table-cell table:number-columns-repeated="6"/>
        </table:table-row>
        <table:table-row table:style-name="ro1">
          <table:table-cell table:formula="of:=ABS((SQRT(SUMXMY2([.C134:.D134];[.C133:.D133]))/[.$H$2]))*[.$I$2]+[.A133]" office:value-type="float" office:value="54.1475871403906" calcext:value-type="float">
            <text:p>54.1475871403906</text:p>
          </table:table-cell>
          <table:table-cell office:value-type="float" office:value="1.5" calcext:value-type="float">
            <text:p>1.5</text:p>
          </table:table-cell>
          <table:table-cell office:value-type="float" office:value="1.57274305555556" calcext:value-type="float">
            <text:p>1.57274305555556</text:p>
          </table:table-cell>
          <table:table-cell office:value-type="float" office:value="1.10868055555556" calcext:value-type="float">
            <text:p>1.10868055555556</text:p>
          </table:table-cell>
          <table:table-cell table:number-columns-repeated="6"/>
        </table:table-row>
        <table:table-row table:style-name="ro1">
          <table:table-cell table:formula="of:=ABS((SQRT(SUMXMY2([.C135:.D135];[.C134:.D134]))/[.$H$2]))*[.$I$2]+[.A134]" office:value-type="float" office:value="54.5816797238502" calcext:value-type="float">
            <text:p>54.5816797238502</text:p>
          </table:table-cell>
          <table:table-cell office:value-type="float" office:value="1.5" calcext:value-type="float">
            <text:p>1.5</text:p>
          </table:table-cell>
          <table:table-cell office:value-type="float" office:value="1.57083333333333" calcext:value-type="float">
            <text:p>1.57083333333333</text:p>
          </table:table-cell>
          <table:table-cell office:value-type="float" office:value="1.13923611111111" calcext:value-type="float">
            <text:p>1.13923611111111</text:p>
          </table:table-cell>
          <table:table-cell table:number-columns-repeated="6"/>
        </table:table-row>
        <table:table-row table:style-name="ro1">
          <table:table-cell table:formula="of:=ABS((SQRT(SUMXMY2([.C136:.D136];[.C135:.D135]))/[.$H$2]))*[.$I$2]+[.A135]" office:value-type="float" office:value="55.0443879600146" calcext:value-type="float">
            <text:p>55.0443879600146</text:p>
          </table:table-cell>
          <table:table-cell office:value-type="float" office:value="1.5" calcext:value-type="float">
            <text:p>1.5</text:p>
          </table:table-cell>
          <table:table-cell office:value-type="float" office:value="1.559375" calcext:value-type="float">
            <text:p>1.559375</text:p>
          </table:table-cell>
          <table:table-cell office:value-type="float" office:value="1.16979166666667" calcext:value-type="float">
            <text:p>1.16979166666667</text:p>
          </table:table-cell>
          <table:table-cell table:number-columns-repeated="6"/>
        </table:table-row>
        <table:table-row table:style-name="ro1">
          <table:table-cell table:formula="of:=ABS((SQRT(SUMXMY2([.C137:.D137];[.C136:.D136]))/[.$H$2]))*[.$I$2]+[.A136]" office:value-type="float" office:value="55.4784805434742" calcext:value-type="float">
            <text:p>55.4784805434742</text:p>
          </table:table-cell>
          <table:table-cell office:value-type="float" office:value="1.5" calcext:value-type="float">
            <text:p>1.5</text:p>
          </table:table-cell>
          <table:table-cell office:value-type="float" office:value="1.55746527777778" calcext:value-type="float">
            <text:p>1.55746527777778</text:p>
          </table:table-cell>
          <table:table-cell office:value-type="float" office:value="1.20034722222222" calcext:value-type="float">
            <text:p>1.20034722222222</text:p>
          </table:table-cell>
          <table:table-cell table:number-columns-repeated="6"/>
        </table:table-row>
        <table:table-row table:style-name="ro1">
          <table:table-cell table:formula="of:=ABS((SQRT(SUMXMY2([.C138:.D138];[.C137:.D137]))/[.$H$2]))*[.$I$2]+[.A137]" office:value-type="float" office:value="55.9117277656965" calcext:value-type="float">
            <text:p>55.9117277656965</text:p>
          </table:table-cell>
          <table:table-cell office:value-type="float" office:value="1.5" calcext:value-type="float">
            <text:p>1.5</text:p>
          </table:table-cell>
          <table:table-cell office:value-type="float" office:value="1.55746527777778" calcext:value-type="float">
            <text:p>1.55746527777778</text:p>
          </table:table-cell>
          <table:table-cell office:value-type="float" office:value="1.23090277777778" calcext:value-type="float">
            <text:p>1.23090277777778</text:p>
          </table:table-cell>
          <table:table-cell table:number-columns-repeated="6"/>
        </table:table-row>
        <table:table-row table:style-name="ro1">
          <table:table-cell table:formula="of:=ABS((SQRT(SUMXMY2([.C139:.D139];[.C138:.D138]))/[.$H$2]))*[.$I$2]+[.A138]" office:value-type="float" office:value="56.3449749879186" calcext:value-type="float">
            <text:p>56.3449749879186</text:p>
          </table:table-cell>
          <table:table-cell office:value-type="float" office:value="1.5" calcext:value-type="float">
            <text:p>1.5</text:p>
          </table:table-cell>
          <table:table-cell office:value-type="float" office:value="1.55746527777778" calcext:value-type="float">
            <text:p>1.55746527777778</text:p>
          </table:table-cell>
          <table:table-cell office:value-type="float" office:value="1.26145833333333" calcext:value-type="float">
            <text:p>1.26145833333333</text:p>
          </table:table-cell>
          <table:table-cell table:number-columns-repeated="6"/>
        </table:table-row>
        <table:table-row table:style-name="ro1">
          <table:table-cell table:formula="of:=ABS((SQRT(SUMXMY2([.C140:.D140];[.C139:.D139]))/[.$H$2]))*[.$I$2]+[.A139]" office:value-type="float" office:value="56.7782222101409" calcext:value-type="float">
            <text:p>56.7782222101409</text:p>
          </table:table-cell>
          <table:table-cell office:value-type="float" office:value="1.5" calcext:value-type="float">
            <text:p>1.5</text:p>
          </table:table-cell>
          <table:table-cell office:value-type="float" office:value="1.55746527777778" calcext:value-type="float">
            <text:p>1.55746527777778</text:p>
          </table:table-cell>
          <table:table-cell office:value-type="float" office:value="1.29201388888889" calcext:value-type="float">
            <text:p>1.29201388888889</text:p>
          </table:table-cell>
          <table:table-cell table:number-columns-repeated="6"/>
        </table:table-row>
        <table:table-row table:style-name="ro1">
          <table:table-cell table:formula="of:=ABS((SQRT(SUMXMY2([.C141:.D141];[.C140:.D140]))/[.$H$2]))*[.$I$2]+[.A140]" office:value-type="float" office:value="57.2114694323631" calcext:value-type="float">
            <text:p>57.2114694323631</text:p>
          </table:table-cell>
          <table:table-cell office:value-type="float" office:value="1.5" calcext:value-type="float">
            <text:p>1.5</text:p>
          </table:table-cell>
          <table:table-cell office:value-type="float" office:value="1.55746527777778" calcext:value-type="float">
            <text:p>1.55746527777778</text:p>
          </table:table-cell>
          <table:table-cell office:value-type="float" office:value="1.32256944444444" calcext:value-type="float">
            <text:p>1.32256944444444</text:p>
          </table:table-cell>
          <table:table-cell table:number-columns-repeated="6"/>
        </table:table-row>
        <table:table-row table:style-name="ro1">
          <table:table-cell table:formula="of:=ABS((SQRT(SUMXMY2([.C142:.D142];[.C141:.D141]))/[.$H$2]))*[.$I$2]+[.A141]" office:value-type="float" office:value="57.6447166545853" calcext:value-type="float">
            <text:p>57.6447166545853</text:p>
          </table:table-cell>
          <table:table-cell office:value-type="float" office:value="1.5" calcext:value-type="float">
            <text:p>1.5</text:p>
          </table:table-cell>
          <table:table-cell office:value-type="float" office:value="1.55746527777778" calcext:value-type="float">
            <text:p>1.55746527777778</text:p>
          </table:table-cell>
          <table:table-cell office:value-type="float" office:value="1.353125" calcext:value-type="float">
            <text:p>1.353125</text:p>
          </table:table-cell>
          <table:table-cell table:number-columns-repeated="6"/>
        </table:table-row>
        <table:table-row table:style-name="ro1">
          <table:table-cell table:formula="of:=ABS((SQRT(SUMXMY2([.C143:.D143];[.C142:.D142]))/[.$H$2]))*[.$I$2]+[.A142]" office:value-type="float" office:value="58.0779638768076" calcext:value-type="float">
            <text:p>58.0779638768076</text:p>
          </table:table-cell>
          <table:table-cell office:value-type="float" office:value="1.5" calcext:value-type="float">
            <text:p>1.5</text:p>
          </table:table-cell>
          <table:table-cell office:value-type="float" office:value="1.55746527777778" calcext:value-type="float">
            <text:p>1.55746527777778</text:p>
          </table:table-cell>
          <table:table-cell office:value-type="float" office:value="1.38368055555556" calcext:value-type="float">
            <text:p>1.38368055555556</text:p>
          </table:table-cell>
          <table:table-cell table:number-columns-repeated="6"/>
        </table:table-row>
        <table:table-row table:style-name="ro1">
          <table:table-cell table:formula="of:=ABS((SQRT(SUMXMY2([.C144:.D144];[.C143:.D143]))/[.$H$2]))*[.$I$2]+[.A143]" office:value-type="float" office:value="58.5120564602672" calcext:value-type="float">
            <text:p>58.5120564602672</text:p>
          </table:table-cell>
          <table:table-cell office:value-type="float" office:value="1.5" calcext:value-type="float">
            <text:p>1.5</text:p>
          </table:table-cell>
          <table:table-cell office:value-type="float" office:value="1.559375" calcext:value-type="float">
            <text:p>1.559375</text:p>
          </table:table-cell>
          <table:table-cell office:value-type="float" office:value="1.41423611111111" calcext:value-type="float">
            <text:p>1.41423611111111</text:p>
          </table:table-cell>
          <table:table-cell table:number-columns-repeated="6"/>
        </table:table-row>
        <table:table-row table:style-name="ro1">
          <table:table-cell table:formula="of:=ABS((SQRT(SUMXMY2([.C145:.D145];[.C144:.D144]))/[.$H$2]))*[.$I$2]+[.A144]" office:value-type="float" office:value="58.9453036824895" calcext:value-type="float">
            <text:p>58.9453036824895</text:p>
          </table:table-cell>
          <table:table-cell office:value-type="float" office:value="1.5" calcext:value-type="float">
            <text:p>1.5</text:p>
          </table:table-cell>
          <table:table-cell office:value-type="float" office:value="1.559375" calcext:value-type="float">
            <text:p>1.559375</text:p>
          </table:table-cell>
          <table:table-cell office:value-type="float" office:value="1.44479166666667" calcext:value-type="float">
            <text:p>1.44479166666667</text:p>
          </table:table-cell>
          <table:table-cell table:number-columns-repeated="6"/>
        </table:table-row>
        <table:table-row table:style-name="ro1">
          <table:table-cell table:formula="of:=ABS((SQRT(SUMXMY2([.C146:.D146];[.C145:.D145]))/[.$H$2]))*[.$I$2]+[.A145]" office:value-type="float" office:value="59.3819225292757" calcext:value-type="float">
            <text:p>59.3819225292757</text:p>
          </table:table-cell>
          <table:table-cell office:value-type="float" office:value="1.5" calcext:value-type="float">
            <text:p>1.5</text:p>
          </table:table-cell>
          <table:table-cell office:value-type="float" office:value="1.56319444444444" calcext:value-type="float">
            <text:p>1.56319444444444</text:p>
          </table:table-cell>
          <table:table-cell office:value-type="float" office:value="1.47534722222222" calcext:value-type="float">
            <text:p>1.47534722222222</text:p>
          </table:table-cell>
          <table:table-cell table:number-columns-repeated="6"/>
        </table:table-row>
        <table:table-row table:style-name="ro1">
          <table:table-cell table:formula="of:=ABS((SQRT(SUMXMY2([.C147:.D147];[.C146:.D146]))/[.$H$2]))*[.$I$2]+[.A146]" office:value-type="float" office:value="59.7844652161595" calcext:value-type="float">
            <text:p>59.7844652161595</text:p>
          </table:table-cell>
          <table:table-cell office:value-type="float" office:value="1.5" calcext:value-type="float">
            <text:p>1.5</text:p>
          </table:table-cell>
          <table:table-cell office:value-type="float" office:value="1.58420138888889" calcext:value-type="float">
            <text:p>1.58420138888889</text:p>
          </table:table-cell>
          <table:table-cell office:value-type="float" office:value="1.49444444444444" calcext:value-type="float">
            <text:p>1.49444444444444</text:p>
          </table:table-cell>
          <table:table-cell table:number-columns-repeated="6"/>
        </table:table-row>
        <table:table-row table:style-name="ro1">
          <table:table-cell table:formula="of:=ABS((SQRT(SUMXMY2([.C148:.D148];[.C147:.D147]))/[.$H$2]))*[.$I$2]+[.A147]" office:value-type="float" office:value="60.2383743941331" calcext:value-type="float">
            <text:p>60.2383743941331</text:p>
          </table:table-cell>
          <table:table-cell office:value-type="float" office:value="1.5" calcext:value-type="float">
            <text:p>1.5</text:p>
          </table:table-cell>
          <table:table-cell office:value-type="float" office:value="1.61475694444444" calcext:value-type="float">
            <text:p>1.61475694444444</text:p>
          </table:table-cell>
          <table:table-cell office:value-type="float" office:value="1.48489583333333" calcext:value-type="float">
            <text:p>1.48489583333333</text:p>
          </table:table-cell>
          <table:table-cell table:number-columns-repeated="6"/>
        </table:table-row>
        <table:table-row table:style-name="ro1">
          <table:table-cell table:formula="of:=ABS((SQRT(SUMXMY2([.C149:.D149];[.C148:.D148]))/[.$H$2]))*[.$I$2]+[.A148]" office:value-type="float" office:value="60.5262169657071" calcext:value-type="float">
            <text:p>60.5262169657071</text:p>
          </table:table-cell>
          <table:table-cell office:value-type="float" office:value="1.5" calcext:value-type="float">
            <text:p>1.5</text:p>
          </table:table-cell>
          <table:table-cell office:value-type="float" office:value="1.63003472222222" calcext:value-type="float">
            <text:p>1.63003472222222</text:p>
          </table:table-cell>
          <table:table-cell office:value-type="float" office:value="1.47152777777778" calcext:value-type="float">
            <text:p>1.47152777777778</text:p>
          </table:table-cell>
          <table:table-cell table:number-columns-repeated="6"/>
        </table:table-row>
        <table:table-row table:style-name="ro1">
          <table:table-cell table:formula="of:=ABS((SQRT(SUMXMY2([.C150:.D150];[.C149:.D149]))/[.$H$2]))*[.$I$2]+[.A149]" office:value-type="float" office:value="60.8140595372812" calcext:value-type="float">
            <text:p>60.8140595372812</text:p>
          </table:table-cell>
          <table:table-cell office:value-type="float" office:value="1.5" calcext:value-type="float">
            <text:p>1.5</text:p>
          </table:table-cell>
          <table:table-cell office:value-type="float" office:value="1.64340277777778" calcext:value-type="float">
            <text:p>1.64340277777778</text:p>
          </table:table-cell>
          <table:table-cell office:value-type="float" office:value="1.45625" calcext:value-type="float">
            <text:p>1.45625</text:p>
          </table:table-cell>
          <table:table-cell table:number-columns-repeated="6"/>
        </table:table-row>
        <table:table-row table:style-name="ro1">
          <table:table-cell table:formula="of:=ABS((SQRT(SUMXMY2([.C151:.D151];[.C150:.D150]))/[.$H$2]))*[.$I$2]+[.A150]" office:value-type="float" office:value="61.1204115860448" calcext:value-type="float">
            <text:p>61.1204115860448</text:p>
          </table:table-cell>
          <table:table-cell office:value-type="float" office:value="1.5" calcext:value-type="float">
            <text:p>1.5</text:p>
          </table:table-cell>
          <table:table-cell office:value-type="float" office:value="1.65868055555556" calcext:value-type="float">
            <text:p>1.65868055555556</text:p>
          </table:table-cell>
          <table:table-cell office:value-type="float" office:value="1.44097222222222" calcext:value-type="float">
            <text:p>1.44097222222222</text:p>
          </table:table-cell>
          <table:table-cell table:number-columns-repeated="6"/>
        </table:table-row>
        <table:table-row table:style-name="ro1">
          <table:table-cell table:formula="of:=ABS((SQRT(SUMXMY2([.C152:.D152];[.C151:.D151]))/[.$H$2]))*[.$I$2]+[.A151]" office:value-type="float" office:value="61.4082541576188" calcext:value-type="float">
            <text:p>61.4082541576188</text:p>
          </table:table-cell>
          <table:table-cell office:value-type="float" office:value="1.5" calcext:value-type="float">
            <text:p>1.5</text:p>
          </table:table-cell>
          <table:table-cell office:value-type="float" office:value="1.67204861111111" calcext:value-type="float">
            <text:p>1.67204861111111</text:p>
          </table:table-cell>
          <table:table-cell office:value-type="float" office:value="1.42569444444444" calcext:value-type="float">
            <text:p>1.42569444444444</text:p>
          </table:table-cell>
          <table:table-cell table:number-columns-repeated="6"/>
        </table:table-row>
        <table:table-row table:style-name="ro1">
          <table:table-cell table:formula="of:=ABS((SQRT(SUMXMY2([.C153:.D153];[.C152:.D152]))/[.$H$2]))*[.$I$2]+[.A152]" office:value-type="float" office:value="61.9664804261274" calcext:value-type="float">
            <text:p>61.9664804261274</text:p>
          </table:table-cell>
          <table:table-cell office:value-type="float" office:value="1.5" calcext:value-type="float">
            <text:p>1.5</text:p>
          </table:table-cell>
          <table:table-cell office:value-type="float" office:value="1.696875" calcext:value-type="float">
            <text:p>1.696875</text:p>
          </table:table-cell>
          <table:table-cell office:value-type="float" office:value="1.39513888888889" calcext:value-type="float">
            <text:p>1.39513888888889</text:p>
          </table:table-cell>
          <table:table-cell table:number-columns-repeated="6"/>
        </table:table-row>
        <table:table-row table:style-name="ro1">
          <table:table-cell table:formula="of:=ABS((SQRT(SUMXMY2([.C154:.D154];[.C153:.D153]))/[.$H$2]))*[.$I$2]+[.A153]" office:value-type="float" office:value="62.5247066946361" calcext:value-type="float">
            <text:p>62.5247066946361</text:p>
          </table:table-cell>
          <table:table-cell office:value-type="float" office:value="1.5" calcext:value-type="float">
            <text:p>1.5</text:p>
          </table:table-cell>
          <table:table-cell office:value-type="float" office:value="1.72170138888889" calcext:value-type="float">
            <text:p>1.72170138888889</text:p>
          </table:table-cell>
          <table:table-cell office:value-type="float" office:value="1.36458333333333" calcext:value-type="float">
            <text:p>1.36458333333333</text:p>
          </table:table-cell>
          <table:table-cell table:number-columns-repeated="6"/>
        </table:table-row>
        <table:table-row table:style-name="ro1">
          <table:table-cell table:formula="of:=ABS((SQRT(SUMXMY2([.C155:.D155];[.C154:.D154]))/[.$H$2]))*[.$I$2]+[.A154]" office:value-type="float" office:value="63.0662657224138" calcext:value-type="float">
            <text:p>63.0662657224138</text:p>
          </table:table-cell>
          <table:table-cell office:value-type="float" office:value="1.5" calcext:value-type="float">
            <text:p>1.5</text:p>
          </table:table-cell>
          <table:table-cell office:value-type="float" office:value="1.74461805555556" calcext:value-type="float">
            <text:p>1.74461805555556</text:p>
          </table:table-cell>
          <table:table-cell office:value-type="float" office:value="1.33402777777778" calcext:value-type="float">
            <text:p>1.33402777777778</text:p>
          </table:table-cell>
          <table:table-cell table:number-columns-repeated="6"/>
        </table:table-row>
        <table:table-row table:style-name="ro1">
          <table:table-cell table:formula="of:=ABS((SQRT(SUMXMY2([.C156:.D156];[.C155:.D155]))/[.$H$2]))*[.$I$2]+[.A155]" office:value-type="float" office:value="63.5920244362598" calcext:value-type="float">
            <text:p>63.5920244362598</text:p>
          </table:table-cell>
          <table:table-cell office:value-type="float" office:value="1.5" calcext:value-type="float">
            <text:p>1.5</text:p>
          </table:table-cell>
          <table:table-cell office:value-type="float" office:value="1.765625" calcext:value-type="float">
            <text:p>1.765625</text:p>
          </table:table-cell>
          <table:table-cell office:value-type="float" office:value="1.30347222222222" calcext:value-type="float">
            <text:p>1.30347222222222</text:p>
          </table:table-cell>
          <table:table-cell table:number-columns-repeated="6"/>
        </table:table-row>
        <table:table-row table:style-name="ro1">
          <table:table-cell table:formula="of:=ABS((SQRT(SUMXMY2([.C157:.D157];[.C156:.D156]))/[.$H$2]))*[.$I$2]+[.A156]" office:value-type="float" office:value="64.1335834640376" calcext:value-type="float">
            <text:p>64.1335834640376</text:p>
          </table:table-cell>
          <table:table-cell office:value-type="float" office:value="1.5" calcext:value-type="float">
            <text:p>1.5</text:p>
          </table:table-cell>
          <table:table-cell office:value-type="float" office:value="1.78854166666667" calcext:value-type="float">
            <text:p>1.78854166666667</text:p>
          </table:table-cell>
          <table:table-cell office:value-type="float" office:value="1.27291666666667" calcext:value-type="float">
            <text:p>1.27291666666667</text:p>
          </table:table-cell>
          <table:table-cell table:number-columns-repeated="6"/>
        </table:table-row>
        <table:table-row table:style-name="ro1">
          <table:table-cell table:formula="of:=ABS((SQRT(SUMXMY2([.C158:.D158];[.C157:.D157]))/[.$H$2]))*[.$I$2]+[.A157]" office:value-type="float" office:value="64.6593421778835" calcext:value-type="float">
            <text:p>64.6593421778835</text:p>
          </table:table-cell>
          <table:table-cell office:value-type="float" office:value="1.5" calcext:value-type="float">
            <text:p>1.5</text:p>
          </table:table-cell>
          <table:table-cell office:value-type="float" office:value="1.80954861111111" calcext:value-type="float">
            <text:p>1.80954861111111</text:p>
          </table:table-cell>
          <table:table-cell office:value-type="float" office:value="1.24236111111111" calcext:value-type="float">
            <text:p>1.24236111111111</text:p>
          </table:table-cell>
          <table:table-cell table:number-columns-repeated="6"/>
        </table:table-row>
        <table:table-row table:style-name="ro1">
          <table:table-cell table:formula="of:=ABS((SQRT(SUMXMY2([.C159:.D159];[.C158:.D158]))/[.$H$2]))*[.$I$2]+[.A158]" office:value-type="float" office:value="65.1702479428785" calcext:value-type="float">
            <text:p>65.1702479428785</text:p>
          </table:table-cell>
          <table:table-cell office:value-type="float" office:value="1.5" calcext:value-type="float">
            <text:p>1.5</text:p>
          </table:table-cell>
          <table:table-cell office:value-type="float" office:value="1.82864583333333" calcext:value-type="float">
            <text:p>1.82864583333333</text:p>
          </table:table-cell>
          <table:table-cell office:value-type="float" office:value="1.21180555555556" calcext:value-type="float">
            <text:p>1.21180555555556</text:p>
          </table:table-cell>
          <table:table-cell table:number-columns-repeated="6"/>
        </table:table-row>
        <table:table-row table:style-name="ro1">
          <table:table-cell table:formula="of:=ABS((SQRT(SUMXMY2([.C160:.D160];[.C159:.D159]))/[.$H$2]))*[.$I$2]+[.A159]" office:value-type="float" office:value="65.6241571208522" calcext:value-type="float">
            <text:p>65.6241571208522</text:p>
          </table:table-cell>
          <table:table-cell office:value-type="float" office:value="1.5" calcext:value-type="float">
            <text:p>1.5</text:p>
          </table:table-cell>
          <table:table-cell office:value-type="float" office:value="1.83819444444444" calcext:value-type="float">
            <text:p>1.83819444444444</text:p>
          </table:table-cell>
          <table:table-cell office:value-type="float" office:value="1.18125" calcext:value-type="float">
            <text:p>1.18125</text:p>
          </table:table-cell>
          <table:table-cell table:number-columns-repeated="6"/>
        </table:table-row>
        <table:table-row table:style-name="ro1">
          <table:table-cell table:formula="of:=ABS((SQRT(SUMXMY2([.C161:.D161];[.C160:.D160]))/[.$H$2]))*[.$I$2]+[.A160]" office:value-type="float" office:value="66.0723769705786" calcext:value-type="float">
            <text:p>66.0723769705786</text:p>
          </table:table-cell>
          <table:table-cell office:value-type="float" office:value="1.5" calcext:value-type="float">
            <text:p>1.5</text:p>
          </table:table-cell>
          <table:table-cell office:value-type="float" office:value="1.82482638888889" calcext:value-type="float">
            <text:p>1.82482638888889</text:p>
          </table:table-cell>
          <table:table-cell office:value-type="float" office:value="1.15260416666667" calcext:value-type="float">
            <text:p>1.15260416666667</text:p>
          </table:table-cell>
          <table:table-cell table:number-columns-repeated="6"/>
        </table:table-row>
        <table:table-row table:style-name="ro1">
          <table:table-cell table:formula="of:=ABS((SQRT(SUMXMY2([.C162:.D162];[.C161:.D161]))/[.$H$2]))*[.$I$2]+[.A161]" office:value-type="float" office:value="66.5350852067431" calcext:value-type="float">
            <text:p>66.5350852067431</text:p>
          </table:table-cell>
          <table:table-cell office:value-type="float" office:value="1.5" calcext:value-type="float">
            <text:p>1.5</text:p>
          </table:table-cell>
          <table:table-cell office:value-type="float" office:value="1.79427083333333" calcext:value-type="float">
            <text:p>1.79427083333333</text:p>
          </table:table-cell>
          <table:table-cell office:value-type="float" office:value="1.14114583333333" calcext:value-type="float">
            <text:p>1.14114583333333</text:p>
          </table:table-cell>
          <table:table-cell table:number-columns-repeated="6"/>
        </table:table-row>
        <table:table-row table:style-name="ro1">
          <table:table-cell table:formula="of:=ABS((SQRT(SUMXMY2([.C163:.D163];[.C162:.D162]))/[.$H$2]))*[.$I$2]+[.A162]" office:value-type="float" office:value="66.9717040535293" calcext:value-type="float">
            <text:p>66.9717040535293</text:p>
          </table:table-cell>
          <table:table-cell office:value-type="float" office:value="1.5" calcext:value-type="float">
            <text:p>1.5</text:p>
          </table:table-cell>
          <table:table-cell office:value-type="float" office:value="1.76371527777778" calcext:value-type="float">
            <text:p>1.76371527777778</text:p>
          </table:table-cell>
          <table:table-cell office:value-type="float" office:value="1.13732638888889" calcext:value-type="float">
            <text:p>1.13732638888889</text:p>
          </table:table-cell>
          <table:table-cell table:number-columns-repeated="6"/>
        </table:table-row>
        <table:table-row table:style-name="ro1">
          <table:table-cell table:formula="of:=ABS((SQRT(SUMXMY2([.C164:.D164];[.C163:.D163]))/[.$H$2]))*[.$I$2]+[.A163]" office:value-type="float" office:value="67.405796636989" calcext:value-type="float">
            <text:p>67.405796636989</text:p>
          </table:table-cell>
          <table:table-cell office:value-type="float" office:value="1.5" calcext:value-type="float">
            <text:p>1.5</text:p>
          </table:table-cell>
          <table:table-cell office:value-type="float" office:value="1.73315972222222" calcext:value-type="float">
            <text:p>1.73315972222222</text:p>
          </table:table-cell>
          <table:table-cell office:value-type="float" office:value="1.13541666666667" calcext:value-type="float">
            <text:p>1.13541666666667</text:p>
          </table:table-cell>
          <table:table-cell table:number-columns-repeated="6"/>
        </table:table-row>
        <table:table-row table:style-name="ro1">
          <table:table-cell table:formula="of:=ABS((SQRT(SUMXMY2([.C165:.D165];[.C164:.D164]))/[.$H$2]))*[.$I$2]+[.A164]" office:value-type="float" office:value="67.8390438592111" calcext:value-type="float">
            <text:p>67.8390438592111</text:p>
          </table:table-cell>
          <table:table-cell office:value-type="float" office:value="1.5" calcext:value-type="float">
            <text:p>1.5</text:p>
          </table:table-cell>
          <table:table-cell office:value-type="float" office:value="1.70260416666667" calcext:value-type="float">
            <text:p>1.70260416666667</text:p>
          </table:table-cell>
          <table:table-cell office:value-type="float" office:value="1.13541666666667" calcext:value-type="float">
            <text:p>1.13541666666667</text:p>
          </table:table-cell>
          <table:table-cell table:number-columns-repeated="6"/>
        </table:table-row>
        <table:table-row table:style-name="ro1">
          <table:table-cell table:formula="of:=ABS((SQRT(SUMXMY2([.C166:.D166];[.C165:.D165]))/[.$H$2]))*[.$I$2]+[.A165]" office:value-type="float" office:value="68.2722910814334" calcext:value-type="float">
            <text:p>68.2722910814334</text:p>
          </table:table-cell>
          <table:table-cell office:value-type="float" office:value="1.5" calcext:value-type="float">
            <text:p>1.5</text:p>
          </table:table-cell>
          <table:table-cell office:value-type="float" office:value="1.67204861111111" calcext:value-type="float">
            <text:p>1.67204861111111</text:p>
          </table:table-cell>
          <table:table-cell office:value-type="float" office:value="1.13541666666667" calcext:value-type="float">
            <text:p>1.13541666666667</text:p>
          </table:table-cell>
          <table:table-cell table:number-columns-repeated="6"/>
        </table:table-row>
        <table:table-row table:style-name="ro1">
          <table:table-cell table:formula="of:=ABS((SQRT(SUMXMY2([.C167:.D167];[.C166:.D166]))/[.$H$2]))*[.$I$2]+[.A166]" office:value-type="float" office:value="68.7055383036556" calcext:value-type="float">
            <text:p>68.7055383036556</text:p>
          </table:table-cell>
          <table:table-cell office:value-type="float" office:value="1.5" calcext:value-type="float">
            <text:p>1.5</text:p>
          </table:table-cell>
          <table:table-cell office:value-type="float" office:value="1.64149305555556" calcext:value-type="float">
            <text:p>1.64149305555556</text:p>
          </table:table-cell>
          <table:table-cell office:value-type="float" office:value="1.13541666666667" calcext:value-type="float">
            <text:p>1.13541666666667</text:p>
          </table:table-cell>
          <table:table-cell table:number-columns-repeated="6"/>
        </table:table-row>
        <table:table-row table:style-name="ro1">
          <table:table-cell table:formula="of:=ABS((SQRT(SUMXMY2([.C168:.D168];[.C167:.D167]))/[.$H$2]))*[.$I$2]+[.A167]" office:value-type="float" office:value="69.0932355664018" calcext:value-type="float">
            <text:p>69.0932355664018</text:p>
          </table:table-cell>
          <table:table-cell office:value-type="float" office:value="1.5" calcext:value-type="float">
            <text:p>1.5</text:p>
          </table:table-cell>
          <table:table-cell office:value-type="float" office:value="1.63003472222222" calcext:value-type="float">
            <text:p>1.63003472222222</text:p>
          </table:table-cell>
          <table:table-cell office:value-type="float" office:value="1.11059027777778" calcext:value-type="float">
            <text:p>1.11059027777778</text:p>
          </table:table-cell>
          <table:table-cell table:number-columns-repeated="6"/>
        </table:table-row>
        <table:table-row table:style-name="ro1">
          <table:table-cell table:formula="of:=ABS((SQRT(SUMXMY2([.C169:.D169];[.C168:.D168]))/[.$H$2]))*[.$I$2]+[.A168]" office:value-type="float" office:value="69.5264827886241" calcext:value-type="float">
            <text:p>69.5264827886241</text:p>
          </table:table-cell>
          <table:table-cell office:value-type="float" office:value="1.5" calcext:value-type="float">
            <text:p>1.5</text:p>
          </table:table-cell>
          <table:table-cell office:value-type="float" office:value="1.63003472222222" calcext:value-type="float">
            <text:p>1.63003472222222</text:p>
          </table:table-cell>
          <table:table-cell office:value-type="float" office:value="1.08003472222222" calcext:value-type="float">
            <text:p>1.08003472222222</text:p>
          </table:table-cell>
          <table:table-cell table:number-columns-repeated="6"/>
        </table:table-row>
        <table:table-row table:style-name="ro1">
          <table:table-cell table:formula="of:=ABS((SQRT(SUMXMY2([.C170:.D170];[.C169:.D169]))/[.$H$2]))*[.$I$2]+[.A169]" office:value-type="float" office:value="69.9597300108462" calcext:value-type="float">
            <text:p>69.9597300108462</text:p>
          </table:table-cell>
          <table:table-cell office:value-type="float" office:value="1.5" calcext:value-type="float">
            <text:p>1.5</text:p>
          </table:table-cell>
          <table:table-cell office:value-type="float" office:value="1.63003472222222" calcext:value-type="float">
            <text:p>1.63003472222222</text:p>
          </table:table-cell>
          <table:table-cell office:value-type="float" office:value="1.04947916666667" calcext:value-type="float">
            <text:p>1.04947916666667</text:p>
          </table:table-cell>
          <table:table-cell table:number-columns-repeated="6"/>
        </table:table-row>
        <table:table-row table:style-name="ro1">
          <table:table-cell table:formula="of:=ABS((SQRT(SUMXMY2([.C171:.D171];[.C170:.D170]))/[.$H$2]))*[.$I$2]+[.A170]" office:value-type="float" office:value="70.3117433789018" calcext:value-type="float">
            <text:p>70.3117433789018</text:p>
          </table:table-cell>
          <table:table-cell office:value-type="float" office:value="1.5" calcext:value-type="float">
            <text:p>1.5</text:p>
          </table:table-cell>
          <table:table-cell office:value-type="float" office:value="1.63958333333333" calcext:value-type="float">
            <text:p>1.63958333333333</text:p>
          </table:table-cell>
          <table:table-cell office:value-type="float" office:value="1.0265625" calcext:value-type="float">
            <text:p>1.0265625</text:p>
          </table:table-cell>
          <table:table-cell table:number-columns-repeated="6"/>
        </table:table-row>
        <table:table-row table:style-name="ro1">
          <table:table-cell table:formula="of:=ABS((SQRT(SUMXMY2([.C172:.D172];[.C171:.D171]))/[.$H$2]))*[.$I$2]+[.A171]" office:value-type="float" office:value="70.7449906011241" calcext:value-type="float">
            <text:p>70.7449906011241</text:p>
          </table:table-cell>
          <table:table-cell office:value-type="float" office:value="1.5" calcext:value-type="float">
            <text:p>1.5</text:p>
          </table:table-cell>
          <table:table-cell office:value-type="float" office:value="1.67013888888889" calcext:value-type="float">
            <text:p>1.67013888888889</text:p>
          </table:table-cell>
          <table:table-cell office:value-type="float" office:value="1.0265625" calcext:value-type="float">
            <text:p>1.0265625</text:p>
          </table:table-cell>
          <table:table-cell table:number-columns-repeated="6"/>
        </table:table-row>
        <table:table-row table:style-name="ro1">
          <table:table-cell table:formula="of:=ABS((SQRT(SUMXMY2([.C173:.D173];[.C172:.D172]))/[.$H$2]))*[.$I$2]+[.A172]" office:value-type="float" office:value="71.1782378233463" calcext:value-type="float">
            <text:p>71.1782378233463</text:p>
          </table:table-cell>
          <table:table-cell office:value-type="float" office:value="1.5" calcext:value-type="float">
            <text:p>1.5</text:p>
          </table:table-cell>
          <table:table-cell office:value-type="float" office:value="1.70069444444444" calcext:value-type="float">
            <text:p>1.70069444444444</text:p>
          </table:table-cell>
          <table:table-cell office:value-type="float" office:value="1.0265625" calcext:value-type="float">
            <text:p>1.0265625</text:p>
          </table:table-cell>
          <table:table-cell table:number-columns-repeated="6"/>
        </table:table-row>
        <table:table-row table:style-name="ro1">
          <table:table-cell table:formula="of:=ABS((SQRT(SUMXMY2([.C174:.D174];[.C173:.D173]))/[.$H$2]))*[.$I$2]+[.A173]" office:value-type="float" office:value="71.6114850455685" calcext:value-type="float">
            <text:p>71.6114850455685</text:p>
          </table:table-cell>
          <table:table-cell office:value-type="float" office:value="1.5" calcext:value-type="float">
            <text:p>1.5</text:p>
          </table:table-cell>
          <table:table-cell office:value-type="float" office:value="1.73125" calcext:value-type="float">
            <text:p>1.73125</text:p>
          </table:table-cell>
          <table:table-cell office:value-type="float" office:value="1.0265625" calcext:value-type="float">
            <text:p>1.0265625</text:p>
          </table:table-cell>
          <table:table-cell table:number-columns-repeated="6"/>
        </table:table-row>
        <table:table-row table:style-name="ro1">
          <table:table-cell table:formula="of:=ABS((SQRT(SUMXMY2([.C175:.D175];[.C174:.D174]))/[.$H$2]))*[.$I$2]+[.A174]" office:value-type="float" office:value="72.0455776290283" calcext:value-type="float">
            <text:p>72.0455776290283</text:p>
          </table:table-cell>
          <table:table-cell office:value-type="float" office:value="1.5" calcext:value-type="float">
            <text:p>1.5</text:p>
          </table:table-cell>
          <table:table-cell office:value-type="float" office:value="1.76180555555556" calcext:value-type="float">
            <text:p>1.76180555555556</text:p>
          </table:table-cell>
          <table:table-cell office:value-type="float" office:value="1.02847222222222" calcext:value-type="float">
            <text:p>1.02847222222222</text:p>
          </table:table-cell>
          <table:table-cell table:number-columns-repeated="6"/>
        </table:table-row>
        <table:table-row table:style-name="ro1">
          <table:table-cell table:formula="of:=ABS((SQRT(SUMXMY2([.C176:.D176];[.C175:.D175]))/[.$H$2]))*[.$I$2]+[.A175]" office:value-type="float" office:value="72.4788248512504" calcext:value-type="float">
            <text:p>72.4788248512504</text:p>
          </table:table-cell>
          <table:table-cell office:value-type="float" office:value="1.5" calcext:value-type="float">
            <text:p>1.5</text:p>
          </table:table-cell>
          <table:table-cell office:value-type="float" office:value="1.79236111111111" calcext:value-type="float">
            <text:p>1.79236111111111</text:p>
          </table:table-cell>
          <table:table-cell office:value-type="float" office:value="1.02847222222222" calcext:value-type="float">
            <text:p>1.02847222222222</text:p>
          </table:table-cell>
          <table:table-cell table:number-columns-repeated="6"/>
        </table:table-row>
        <table:table-row table:style-name="ro1">
          <table:table-cell table:formula="of:=ABS((SQRT(SUMXMY2([.C177:.D177];[.C176:.D176]))/[.$H$2]))*[.$I$2]+[.A176]" office:value-type="float" office:value="72.9129174347101" calcext:value-type="float">
            <text:p>72.9129174347101</text:p>
          </table:table-cell>
          <table:table-cell office:value-type="float" office:value="1.5" calcext:value-type="float">
            <text:p>1.5</text:p>
          </table:table-cell>
          <table:table-cell office:value-type="float" office:value="1.82291666666667" calcext:value-type="float">
            <text:p>1.82291666666667</text:p>
          </table:table-cell>
          <table:table-cell office:value-type="float" office:value="1.03038194444444" calcext:value-type="float">
            <text:p>1.03038194444444</text:p>
          </table:table-cell>
          <table:table-cell table:number-columns-repeated="6"/>
        </table:table-row>
        <table:table-row table:style-name="ro1">
          <table:table-cell table:formula="of:=ABS((SQRT(SUMXMY2([.C178:.D178];[.C177:.D177]))/[.$H$2]))*[.$I$2]+[.A177]" office:value-type="float" office:value="73.3470100181697" calcext:value-type="float">
            <text:p>73.3470100181697</text:p>
          </table:table-cell>
          <table:table-cell office:value-type="float" office:value="1.5" calcext:value-type="float">
            <text:p>1.5</text:p>
          </table:table-cell>
          <table:table-cell office:value-type="float" office:value="1.85347222222222" calcext:value-type="float">
            <text:p>1.85347222222222</text:p>
          </table:table-cell>
          <table:table-cell office:value-type="float" office:value="1.03229166666667" calcext:value-type="float">
            <text:p>1.03229166666667</text:p>
          </table:table-cell>
          <table:table-cell table:number-columns-repeated="6"/>
        </table:table-row>
        <table:table-row table:style-name="ro1">
          <table:table-cell table:formula="of:=ABS((SQRT(SUMXMY2([.C179:.D179];[.C178:.D178]))/[.$H$2]))*[.$I$2]+[.A178]" office:value-type="float" office:value="73.7811026016295" calcext:value-type="float">
            <text:p>73.7811026016295</text:p>
          </table:table-cell>
          <table:table-cell office:value-type="float" office:value="1.5" calcext:value-type="float">
            <text:p>1.5</text:p>
          </table:table-cell>
          <table:table-cell office:value-type="float" office:value="1.88402777777778" calcext:value-type="float">
            <text:p>1.88402777777778</text:p>
          </table:table-cell>
          <table:table-cell office:value-type="float" office:value="1.03420138888889" calcext:value-type="float">
            <text:p>1.03420138888889</text:p>
          </table:table-cell>
          <table:table-cell table:number-columns-repeated="6"/>
        </table:table-row>
        <table:table-row table:style-name="ro1">
          <table:table-cell table:formula="of:=ABS((SQRT(SUMXMY2([.C180:.D180];[.C179:.D179]))/[.$H$2]))*[.$I$2]+[.A179]" office:value-type="float" office:value="74.2151951850891" calcext:value-type="float">
            <text:p>74.2151951850891</text:p>
          </table:table-cell>
          <table:table-cell office:value-type="float" office:value="1.5" calcext:value-type="float">
            <text:p>1.5</text:p>
          </table:table-cell>
          <table:table-cell office:value-type="float" office:value="1.91458333333333" calcext:value-type="float">
            <text:p>1.91458333333333</text:p>
          </table:table-cell>
          <table:table-cell office:value-type="float" office:value="1.03611111111111" calcext:value-type="float">
            <text:p>1.03611111111111</text:p>
          </table:table-cell>
          <table:table-cell table:number-columns-repeated="6"/>
        </table:table-row>
        <table:table-row table:style-name="ro1">
          <table:table-cell table:formula="of:=ABS((SQRT(SUMXMY2([.C181:.D181];[.C180:.D180]))/[.$H$2]))*[.$I$2]+[.A180]" office:value-type="float" office:value="74.6492877685488" calcext:value-type="float">
            <text:p>74.6492877685488</text:p>
          </table:table-cell>
          <table:table-cell office:value-type="float" office:value="1.5" calcext:value-type="float">
            <text:p>1.5</text:p>
          </table:table-cell>
          <table:table-cell office:value-type="float" office:value="1.94513888888889" calcext:value-type="float">
            <text:p>1.94513888888889</text:p>
          </table:table-cell>
          <table:table-cell office:value-type="float" office:value="1.03802083333333" calcext:value-type="float">
            <text:p>1.03802083333333</text:p>
          </table:table-cell>
          <table:table-cell table:number-columns-repeated="6"/>
        </table:table-row>
        <table:table-row table:style-name="ro1">
          <table:table-cell table:formula="of:=ABS((SQRT(SUMXMY2([.C182:.D182];[.C181:.D181]))/[.$H$2]))*[.$I$2]+[.A181]" office:value-type="float" office:value="75.085906615335" calcext:value-type="float">
            <text:p>75.085906615335</text:p>
          </table:table-cell>
          <table:table-cell office:value-type="float" office:value="1.5" calcext:value-type="float">
            <text:p>1.5</text:p>
          </table:table-cell>
          <table:table-cell office:value-type="float" office:value="1.97569444444444" calcext:value-type="float">
            <text:p>1.97569444444444</text:p>
          </table:table-cell>
          <table:table-cell office:value-type="float" office:value="1.04184027777778" calcext:value-type="float">
            <text:p>1.04184027777778</text:p>
          </table:table-cell>
          <table:table-cell table:number-columns-repeated="6"/>
        </table:table-row>
        <table:table-row table:style-name="ro1">
          <table:table-cell table:formula="of:=ABS((SQRT(SUMXMY2([.C183:.D183];[.C182:.D182]))/[.$H$2]))*[.$I$2]+[.A182]" office:value-type="float" office:value="75.5199991987947" calcext:value-type="float">
            <text:p>75.5199991987947</text:p>
          </table:table-cell>
          <table:table-cell office:value-type="float" office:value="1.5" calcext:value-type="float">
            <text:p>1.5</text:p>
          </table:table-cell>
          <table:table-cell office:value-type="float" office:value="2.00625" calcext:value-type="float">
            <text:p>2.00625</text:p>
          </table:table-cell>
          <table:table-cell office:value-type="float" office:value="1.04375" calcext:value-type="float">
            <text:p>1.04375</text:p>
          </table:table-cell>
          <table:table-cell table:number-columns-repeated="6"/>
        </table:table-row>
        <table:table-row table:style-name="ro1">
          <table:table-cell table:formula="of:=ABS((SQRT(SUMXMY2([.C184:.D184];[.C183:.D183]))/[.$H$2]))*[.$I$2]+[.A183]" office:value-type="float" office:value="75.9540917822544" calcext:value-type="float">
            <text:p>75.9540917822544</text:p>
          </table:table-cell>
          <table:table-cell office:value-type="float" office:value="1.5" calcext:value-type="float">
            <text:p>1.5</text:p>
          </table:table-cell>
          <table:table-cell office:value-type="float" office:value="2.03680555555556" calcext:value-type="float">
            <text:p>2.03680555555556</text:p>
          </table:table-cell>
          <table:table-cell office:value-type="float" office:value="1.04565972222222" calcext:value-type="float">
            <text:p>1.04565972222222</text:p>
          </table:table-cell>
          <table:table-cell table:number-columns-repeated="6"/>
        </table:table-row>
        <table:table-row table:style-name="ro1">
          <table:table-cell table:formula="of:=ABS((SQRT(SUMXMY2([.C185:.D185];[.C184:.D184]))/[.$H$2]))*[.$I$2]+[.A184]" office:value-type="float" office:value="76.3907106290406" calcext:value-type="float">
            <text:p>76.3907106290406</text:p>
          </table:table-cell>
          <table:table-cell office:value-type="float" office:value="1.5" calcext:value-type="float">
            <text:p>1.5</text:p>
          </table:table-cell>
          <table:table-cell office:value-type="float" office:value="2.06736111111111" calcext:value-type="float">
            <text:p>2.06736111111111</text:p>
          </table:table-cell>
          <table:table-cell office:value-type="float" office:value="1.04947916666667" calcext:value-type="float">
            <text:p>1.04947916666667</text:p>
          </table:table-cell>
          <table:table-cell table:number-columns-repeated="6"/>
        </table:table-row>
        <table:table-row table:style-name="ro1">
          <table:table-cell table:formula="of:=ABS((SQRT(SUMXMY2([.C186:.D186];[.C185:.D185]))/[.$H$2]))*[.$I$2]+[.A185]" office:value-type="float" office:value="76.8273294758269" calcext:value-type="float">
            <text:p>76.8273294758269</text:p>
          </table:table-cell>
          <table:table-cell office:value-type="float" office:value="1.5" calcext:value-type="float">
            <text:p>1.5</text:p>
          </table:table-cell>
          <table:table-cell office:value-type="float" office:value="2.09791666666667" calcext:value-type="float">
            <text:p>2.09791666666667</text:p>
          </table:table-cell>
          <table:table-cell office:value-type="float" office:value="1.05329861111111" calcext:value-type="float">
            <text:p>1.05329861111111</text:p>
          </table:table-cell>
          <table:table-cell table:number-columns-repeated="6"/>
        </table:table-row>
        <table:table-row table:style-name="ro1">
          <table:table-cell table:formula="of:=ABS((SQRT(SUMXMY2([.C187:.D187];[.C186:.D186]))/[.$H$2]))*[.$I$2]+[.A186]" office:value-type="float" office:value="77.2614220592865" calcext:value-type="float">
            <text:p>77.2614220592865</text:p>
          </table:table-cell>
          <table:table-cell office:value-type="float" office:value="1.5" calcext:value-type="float">
            <text:p>1.5</text:p>
          </table:table-cell>
          <table:table-cell office:value-type="float" office:value="2.12847222222222" calcext:value-type="float">
            <text:p>2.12847222222222</text:p>
          </table:table-cell>
          <table:table-cell office:value-type="float" office:value="1.05520833333333" calcext:value-type="float">
            <text:p>1.05520833333333</text:p>
          </table:table-cell>
          <table:table-cell table:number-columns-repeated="6"/>
        </table:table-row>
        <table:table-row table:style-name="ro1">
          <table:table-cell table:formula="of:=ABS((SQRT(SUMXMY2([.C188:.D188];[.C187:.D187]))/[.$H$2]))*[.$I$2]+[.A187]" office:value-type="float" office:value="77.6980409060728" calcext:value-type="float">
            <text:p>77.6980409060728</text:p>
          </table:table-cell>
          <table:table-cell office:value-type="float" office:value="1.5" calcext:value-type="float">
            <text:p>1.5</text:p>
          </table:table-cell>
          <table:table-cell office:value-type="float" office:value="2.15902777777778" calcext:value-type="float">
            <text:p>2.15902777777778</text:p>
          </table:table-cell>
          <table:table-cell office:value-type="float" office:value="1.05902777777778" calcext:value-type="float">
            <text:p>1.05902777777778</text:p>
          </table:table-cell>
          <table:table-cell table:number-columns-repeated="6"/>
        </table:table-row>
        <table:table-row table:style-name="ro1">
          <table:table-cell table:formula="of:=ABS((SQRT(SUMXMY2([.C189:.D189];[.C188:.D188]))/[.$H$2]))*[.$I$2]+[.A188]" office:value-type="float" office:value="78.1321334895324" calcext:value-type="float">
            <text:p>78.1321334895324</text:p>
          </table:table-cell>
          <table:table-cell office:value-type="float" office:value="1.5" calcext:value-type="float">
            <text:p>1.5</text:p>
          </table:table-cell>
          <table:table-cell office:value-type="float" office:value="2.18958333333333" calcext:value-type="float">
            <text:p>2.18958333333333</text:p>
          </table:table-cell>
          <table:table-cell office:value-type="float" office:value="1.0609375" calcext:value-type="float">
            <text:p>1.0609375</text:p>
          </table:table-cell>
          <table:table-cell table:number-columns-repeated="6"/>
        </table:table-row>
        <table:table-row table:style-name="ro1">
          <table:table-cell table:formula="of:=ABS((SQRT(SUMXMY2([.C190:.D190];[.C189:.D189]))/[.$H$2]))*[.$I$2]+[.A189]" office:value-type="float" office:value="78.459317621035" calcext:value-type="float">
            <text:p>78.459317621035</text:p>
          </table:table-cell>
          <table:table-cell office:value-type="float" office:value="1.5" calcext:value-type="float">
            <text:p>1.5</text:p>
          </table:table-cell>
          <table:table-cell office:value-type="float" office:value="2.19913194444444" calcext:value-type="float">
            <text:p>2.19913194444444</text:p>
          </table:table-cell>
          <table:table-cell office:value-type="float" office:value="1.03993055555556" calcext:value-type="float">
            <text:p>1.03993055555556</text:p>
          </table:table-cell>
          <table:table-cell table:number-columns-repeated="6"/>
        </table:table-row>
        <table:table-row table:style-name="ro1">
          <table:table-cell table:formula="of:=ABS((SQRT(SUMXMY2([.C191:.D191];[.C190:.D190]))/[.$H$2]))*[.$I$2]+[.A190]" office:value-type="float" office:value="78.9220258571995" calcext:value-type="float">
            <text:p>78.9220258571995</text:p>
          </table:table-cell>
          <table:table-cell office:value-type="float" office:value="1.5" calcext:value-type="float">
            <text:p>1.5</text:p>
          </table:table-cell>
          <table:table-cell office:value-type="float" office:value="2.18767361111111" calcext:value-type="float">
            <text:p>2.18767361111111</text:p>
          </table:table-cell>
          <table:table-cell office:value-type="float" office:value="1.009375" calcext:value-type="float">
            <text:p>1.009375</text:p>
          </table:table-cell>
          <table:table-cell table:number-columns-repeated="6"/>
        </table:table-row>
        <table:table-row table:style-name="ro1">
          <table:table-cell table:formula="of:=ABS((SQRT(SUMXMY2([.C192:.D192];[.C191:.D191]))/[.$H$2]))*[.$I$2]+[.A191]" office:value-type="float" office:value="79.3949219479877" calcext:value-type="float">
            <text:p>79.3949219479877</text:p>
          </table:table-cell>
          <table:table-cell office:value-type="float" office:value="1.5" calcext:value-type="float">
            <text:p>1.5</text:p>
          </table:table-cell>
          <table:table-cell office:value-type="float" office:value="2.17430555555556" calcext:value-type="float">
            <text:p>2.17430555555556</text:p>
          </table:table-cell>
          <table:table-cell office:value-type="float" office:value="0.978819444444444" calcext:value-type="float">
            <text:p>0.978819444444444</text:p>
          </table:table-cell>
          <table:table-cell table:number-columns-repeated="6"/>
        </table:table-row>
        <table:table-row table:style-name="ro1">
          <table:table-cell table:formula="of:=ABS((SQRT(SUMXMY2([.C193:.D193];[.C192:.D192]))/[.$H$2]))*[.$I$2]+[.A192]" office:value-type="float" office:value="79.8793070679636" calcext:value-type="float">
            <text:p>79.8793070679636</text:p>
          </table:table-cell>
          <table:table-cell office:value-type="float" office:value="1.5" calcext:value-type="float">
            <text:p>1.5</text:p>
          </table:table-cell>
          <table:table-cell office:value-type="float" office:value="2.15902777777778" calcext:value-type="float">
            <text:p>2.15902777777778</text:p>
          </table:table-cell>
          <table:table-cell office:value-type="float" office:value="0.948263888888889" calcext:value-type="float">
            <text:p>0.948263888888889</text:p>
          </table:table-cell>
          <table:table-cell table:number-columns-repeated="6"/>
        </table:table-row>
        <table:table-row table:style-name="ro1">
          <table:table-cell table:formula="of:=ABS((SQRT(SUMXMY2([.C194:.D194];[.C193:.D193]))/[.$H$2]))*[.$I$2]+[.A193]" office:value-type="float" office:value="80.3902128329586" calcext:value-type="float">
            <text:p>80.3902128329586</text:p>
          </table:table-cell>
          <table:table-cell office:value-type="float" office:value="1.5" calcext:value-type="float">
            <text:p>1.5</text:p>
          </table:table-cell>
          <table:table-cell office:value-type="float" office:value="2.13993055555556" calcext:value-type="float">
            <text:p>2.13993055555556</text:p>
          </table:table-cell>
          <table:table-cell office:value-type="float" office:value="0.917708333333333" calcext:value-type="float">
            <text:p>0.917708333333333</text:p>
          </table:table-cell>
          <table:table-cell table:number-columns-repeated="6"/>
        </table:table-row>
        <table:table-row table:style-name="ro1">
          <table:table-cell table:formula="of:=ABS((SQRT(SUMXMY2([.C195:.D195];[.C194:.D194]))/[.$H$2]))*[.$I$2]+[.A194]" office:value-type="float" office:value="80.9159715468046" calcext:value-type="float">
            <text:p>80.9159715468046</text:p>
          </table:table-cell>
          <table:table-cell office:value-type="float" office:value="1.5" calcext:value-type="float">
            <text:p>1.5</text:p>
          </table:table-cell>
          <table:table-cell office:value-type="float" office:value="2.11892361111111" calcext:value-type="float">
            <text:p>2.11892361111111</text:p>
          </table:table-cell>
          <table:table-cell office:value-type="float" office:value="0.887152777777778" calcext:value-type="float">
            <text:p>0.887152777777778</text:p>
          </table:table-cell>
          <table:table-cell table:number-columns-repeated="6"/>
        </table:table-row>
        <table:table-row table:style-name="ro1">
          <table:table-cell table:formula="of:=ABS((SQRT(SUMXMY2([.C196:.D196];[.C195:.D195]))/[.$H$2]))*[.$I$2]+[.A195]" office:value-type="float" office:value="81.4575305745824" calcext:value-type="float">
            <text:p>81.4575305745824</text:p>
          </table:table-cell>
          <table:table-cell office:value-type="float" office:value="1.5" calcext:value-type="float">
            <text:p>1.5</text:p>
          </table:table-cell>
          <table:table-cell office:value-type="float" office:value="2.09600694444444" calcext:value-type="float">
            <text:p>2.09600694444444</text:p>
          </table:table-cell>
          <table:table-cell office:value-type="float" office:value="0.856597222222222" calcext:value-type="float">
            <text:p>0.856597222222222</text:p>
          </table:table-cell>
          <table:table-cell table:number-columns-repeated="6"/>
        </table:table-row>
        <table:table-row table:style-name="ro1">
          <table:table-cell table:formula="of:=ABS((SQRT(SUMXMY2([.C197:.D197];[.C196:.D196]))/[.$H$2]))*[.$I$2]+[.A196]" office:value-type="float" office:value="82.015756843091" calcext:value-type="float">
            <text:p>82.015756843091</text:p>
          </table:table-cell>
          <table:table-cell office:value-type="float" office:value="1.5" calcext:value-type="float">
            <text:p>1.5</text:p>
          </table:table-cell>
          <table:table-cell office:value-type="float" office:value="2.07118055555556" calcext:value-type="float">
            <text:p>2.07118055555556</text:p>
          </table:table-cell>
          <table:table-cell office:value-type="float" office:value="0.826041666666666" calcext:value-type="float">
            <text:p>0.826041666666666</text:p>
          </table:table-cell>
          <table:table-cell table:number-columns-repeated="6"/>
        </table:table-row>
        <table:table-row table:style-name="ro1">
          <table:table-cell table:formula="of:=ABS((SQRT(SUMXMY2([.C198:.D198];[.C197:.D197]))/[.$H$2]))*[.$I$2]+[.A197]" office:value-type="float" office:value="82.3221088918546" calcext:value-type="float">
            <text:p>82.3221088918546</text:p>
          </table:table-cell>
          <table:table-cell office:value-type="float" office:value="1.5" calcext:value-type="float">
            <text:p>1.5</text:p>
          </table:table-cell>
          <table:table-cell office:value-type="float" office:value="2.05590277777778" calcext:value-type="float">
            <text:p>2.05590277777778</text:p>
          </table:table-cell>
          <table:table-cell office:value-type="float" office:value="0.810763888888889" calcext:value-type="float">
            <text:p>0.810763888888889</text:p>
          </table:table-cell>
          <table:table-cell table:number-columns-repeated="6"/>
        </table:table-row>
        <table:table-row table:style-name="ro1">
          <table:table-cell table:formula="of:=ABS((SQRT(SUMXMY2([.C199:.D199];[.C198:.D198]))/[.$H$2]))*[.$I$2]+[.A198]" office:value-type="float" office:value="82.6099514634287" calcext:value-type="float">
            <text:p>82.6099514634287</text:p>
          </table:table-cell>
          <table:table-cell office:value-type="float" office:value="1.5" calcext:value-type="float">
            <text:p>1.5</text:p>
          </table:table-cell>
          <table:table-cell office:value-type="float" office:value="2.04253472222222" calcext:value-type="float">
            <text:p>2.04253472222222</text:p>
          </table:table-cell>
          <table:table-cell office:value-type="float" office:value="0.795486111111111" calcext:value-type="float">
            <text:p>0.795486111111111</text:p>
          </table:table-cell>
          <table:table-cell table:number-columns-repeated="6"/>
        </table:table-row>
        <table:table-row table:style-name="ro1">
          <table:table-cell table:formula="of:=ABS((SQRT(SUMXMY2([.C200:.D200];[.C199:.D199]))/[.$H$2]))*[.$I$2]+[.A199]" office:value-type="float" office:value="82.9163035121923" calcext:value-type="float">
            <text:p>82.9163035121923</text:p>
          </table:table-cell>
          <table:table-cell office:value-type="float" office:value="1.5" calcext:value-type="float">
            <text:p>1.5</text:p>
          </table:table-cell>
          <table:table-cell office:value-type="float" office:value="2.02725694444444" calcext:value-type="float">
            <text:p>2.02725694444444</text:p>
          </table:table-cell>
          <table:table-cell office:value-type="float" office:value="0.780208333333333" calcext:value-type="float">
            <text:p>0.780208333333333</text:p>
          </table:table-cell>
          <table:table-cell table:number-columns-repeated="6"/>
        </table:table-row>
        <table:table-row table:style-name="ro1">
          <table:table-cell table:formula="of:=ABS((SQRT(SUMXMY2([.C201:.D201];[.C200:.D200]))/[.$H$2]))*[.$I$2]+[.A200]" office:value-type="float" office:value="83.2226555609558" calcext:value-type="float">
            <text:p>83.2226555609558</text:p>
          </table:table-cell>
          <table:table-cell office:value-type="float" office:value="1.5" calcext:value-type="float">
            <text:p>1.5</text:p>
          </table:table-cell>
          <table:table-cell office:value-type="float" office:value="2.01197916666667" calcext:value-type="float">
            <text:p>2.01197916666667</text:p>
          </table:table-cell>
          <table:table-cell office:value-type="float" office:value="0.764930555555555" calcext:value-type="float">
            <text:p>0.764930555555555</text:p>
          </table:table-cell>
          <table:table-cell table:number-columns-repeated="6"/>
        </table:table-row>
        <table:table-row table:style-name="ro1">
          <table:table-cell table:formula="of:=ABS((SQRT(SUMXMY2([.C202:.D202];[.C201:.D201]))/[.$H$2]))*[.$I$2]+[.A201]" office:value-type="float" office:value="83.5290076097193" calcext:value-type="float">
            <text:p>83.5290076097193</text:p>
          </table:table-cell>
          <table:table-cell office:value-type="float" office:value="1.5" calcext:value-type="float">
            <text:p>1.5</text:p>
          </table:table-cell>
          <table:table-cell office:value-type="float" office:value="1.99670138888889" calcext:value-type="float">
            <text:p>1.99670138888889</text:p>
          </table:table-cell>
          <table:table-cell office:value-type="float" office:value="0.749652777777778" calcext:value-type="float">
            <text:p>0.749652777777778</text:p>
          </table:table-cell>
          <table:table-cell table:number-columns-repeated="6"/>
        </table:table-row>
        <table:table-row table:style-name="ro1">
          <table:table-cell table:formula="of:=ABS((SQRT(SUMXMY2([.C203:.D203];[.C202:.D202]))/[.$H$2]))*[.$I$2]+[.A202]" office:value-type="float" office:value="83.8168501812934" calcext:value-type="float">
            <text:p>83.8168501812934</text:p>
          </table:table-cell>
          <table:table-cell office:value-type="float" office:value="1.5" calcext:value-type="float">
            <text:p>1.5</text:p>
          </table:table-cell>
          <table:table-cell office:value-type="float" office:value="1.98142361111111" calcext:value-type="float">
            <text:p>1.98142361111111</text:p>
          </table:table-cell>
          <table:table-cell office:value-type="float" office:value="0.736284722222222" calcext:value-type="float">
            <text:p>0.736284722222222</text:p>
          </table:table-cell>
          <table:table-cell table:number-columns-repeated="6"/>
        </table:table-row>
        <table:table-row table:style-name="ro1">
          <table:table-cell table:formula="of:=ABS((SQRT(SUMXMY2([.C204:.D204];[.C203:.D203]))/[.$H$2]))*[.$I$2]+[.A203]" office:value-type="float" office:value="84.313935291841" calcext:value-type="float">
            <text:p>84.313935291841</text:p>
          </table:table-cell>
          <table:table-cell office:value-type="float" office:value="1.5" calcext:value-type="float">
            <text:p>1.5</text:p>
          </table:table-cell>
          <table:table-cell office:value-type="float" office:value="1.95086805555556" calcext:value-type="float">
            <text:p>1.95086805555556</text:p>
          </table:table-cell>
          <table:table-cell office:value-type="float" office:value="0.719097222222222" calcext:value-type="float">
            <text:p>0.719097222222222</text:p>
          </table:table-cell>
          <table:table-cell table:number-columns-repeated="6"/>
        </table:table-row>
        <table:table-row table:style-name="ro1">
          <table:table-cell table:formula="of:=ABS((SQRT(SUMXMY2([.C205:.D205];[.C204:.D204]))/[.$H$2]))*[.$I$2]+[.A204]" office:value-type="float" office:value="84.7547324046107" calcext:value-type="float">
            <text:p>84.7547324046107</text:p>
          </table:table-cell>
          <table:table-cell office:value-type="float" office:value="1.5" calcext:value-type="float">
            <text:p>1.5</text:p>
          </table:table-cell>
          <table:table-cell office:value-type="float" office:value="1.9203125" calcext:value-type="float">
            <text:p>1.9203125</text:p>
          </table:table-cell>
          <table:table-cell office:value-type="float" office:value="0.713368055555555" calcext:value-type="float">
            <text:p>0.713368055555555</text:p>
          </table:table-cell>
          <table:table-cell table:number-columns-repeated="6"/>
        </table:table-row>
        <table:table-row table:style-name="ro1">
          <table:table-cell table:formula="of:=ABS((SQRT(SUMXMY2([.C206:.D206];[.C205:.D205]))/[.$H$2]))*[.$I$2]+[.A205]" office:value-type="float" office:value="85.1888249880705" calcext:value-type="float">
            <text:p>85.1888249880705</text:p>
          </table:table-cell>
          <table:table-cell office:value-type="float" office:value="1.5" calcext:value-type="float">
            <text:p>1.5</text:p>
          </table:table-cell>
          <table:table-cell office:value-type="float" office:value="1.88975694444444" calcext:value-type="float">
            <text:p>1.88975694444444</text:p>
          </table:table-cell>
          <table:table-cell office:value-type="float" office:value="0.711458333333333" calcext:value-type="float">
            <text:p>0.711458333333333</text:p>
          </table:table-cell>
          <table:table-cell table:number-columns-repeated="6"/>
        </table:table-row>
        <table:table-row table:style-name="ro1">
          <table:table-cell table:formula="of:=ABS((SQRT(SUMXMY2([.C207:.D207];[.C206:.D206]))/[.$H$2]))*[.$I$2]+[.A206]" office:value-type="float" office:value="85.6254438348566" calcext:value-type="float">
            <text:p>85.6254438348566</text:p>
          </table:table-cell>
          <table:table-cell office:value-type="float" office:value="1.5" calcext:value-type="float">
            <text:p>1.5</text:p>
          </table:table-cell>
          <table:table-cell office:value-type="float" office:value="1.85920138888889" calcext:value-type="float">
            <text:p>1.85920138888889</text:p>
          </table:table-cell>
          <table:table-cell office:value-type="float" office:value="0.707638888888889" calcext:value-type="float">
            <text:p>0.707638888888889</text:p>
          </table:table-cell>
          <table:table-cell table:number-columns-repeated="6"/>
        </table:table-row>
        <table:table-row table:style-name="ro1">
          <table:table-cell table:formula="of:=ABS((SQRT(SUMXMY2([.C208:.D208];[.C207:.D207]))/[.$H$2]))*[.$I$2]+[.A207]" office:value-type="float" office:value="86.0595364183163" calcext:value-type="float">
            <text:p>86.0595364183163</text:p>
          </table:table-cell>
          <table:table-cell office:value-type="float" office:value="1.5" calcext:value-type="float">
            <text:p>1.5</text:p>
          </table:table-cell>
          <table:table-cell office:value-type="float" office:value="1.82864583333333" calcext:value-type="float">
            <text:p>1.82864583333333</text:p>
          </table:table-cell>
          <table:table-cell office:value-type="float" office:value="0.705729166666667" calcext:value-type="float">
            <text:p>0.705729166666667</text:p>
          </table:table-cell>
          <table:table-cell table:number-columns-repeated="6"/>
        </table:table-row>
        <table:table-row table:style-name="ro1">
          <table:table-cell table:formula="of:=ABS((SQRT(SUMXMY2([.C209:.D209];[.C208:.D208]))/[.$H$2]))*[.$I$2]+[.A208]" office:value-type="float" office:value="86.4927836405385" calcext:value-type="float">
            <text:p>86.4927836405385</text:p>
          </table:table-cell>
          <table:table-cell office:value-type="float" office:value="1.5" calcext:value-type="float">
            <text:p>1.5</text:p>
          </table:table-cell>
          <table:table-cell office:value-type="float" office:value="1.79809027777778" calcext:value-type="float">
            <text:p>1.79809027777778</text:p>
          </table:table-cell>
          <table:table-cell office:value-type="float" office:value="0.705729166666667" calcext:value-type="float">
            <text:p>0.705729166666667</text:p>
          </table:table-cell>
          <table:table-cell table:number-columns-repeated="6"/>
        </table:table-row>
        <table:table-row table:style-name="ro1">
          <table:table-cell table:formula="of:=ABS((SQRT(SUMXMY2([.C210:.D210];[.C209:.D209]))/[.$H$2]))*[.$I$2]+[.A209]" office:value-type="float" office:value="86.9268762239982" calcext:value-type="float">
            <text:p>86.9268762239982</text:p>
          </table:table-cell>
          <table:table-cell office:value-type="float" office:value="1.5" calcext:value-type="float">
            <text:p>1.5</text:p>
          </table:table-cell>
          <table:table-cell office:value-type="float" office:value="1.76753472222222" calcext:value-type="float">
            <text:p>1.76753472222222</text:p>
          </table:table-cell>
          <table:table-cell office:value-type="float" office:value="0.703819444444444" calcext:value-type="float">
            <text:p>0.703819444444444</text:p>
          </table:table-cell>
          <table:table-cell table:number-columns-repeated="6"/>
        </table:table-row>
        <table:table-row table:style-name="ro1">
          <table:table-cell table:formula="of:=ABS((SQRT(SUMXMY2([.C211:.D211];[.C210:.D210]))/[.$H$2]))*[.$I$2]+[.A210]" office:value-type="float" office:value="87.3609688074578" calcext:value-type="float">
            <text:p>87.3609688074578</text:p>
          </table:table-cell>
          <table:table-cell office:value-type="float" office:value="1.5" calcext:value-type="float">
            <text:p>1.5</text:p>
          </table:table-cell>
          <table:table-cell office:value-type="float" office:value="1.73697916666667" calcext:value-type="float">
            <text:p>1.73697916666667</text:p>
          </table:table-cell>
          <table:table-cell office:value-type="float" office:value="0.701909722222222" calcext:value-type="float">
            <text:p>0.701909722222222</text:p>
          </table:table-cell>
          <table:table-cell table:number-columns-repeated="6"/>
        </table:table-row>
        <table:table-row table:style-name="ro1">
          <table:table-cell table:formula="of:=ABS((SQRT(SUMXMY2([.C212:.D212];[.C211:.D211]))/[.$H$2]))*[.$I$2]+[.A211]" office:value-type="float" office:value="87.7942160296801" calcext:value-type="float">
            <text:p>87.7942160296801</text:p>
          </table:table-cell>
          <table:table-cell office:value-type="float" office:value="1.5" calcext:value-type="float">
            <text:p>1.5</text:p>
          </table:table-cell>
          <table:table-cell office:value-type="float" office:value="1.70642361111111" calcext:value-type="float">
            <text:p>1.70642361111111</text:p>
          </table:table-cell>
          <table:table-cell office:value-type="float" office:value="0.701909722222222" calcext:value-type="float">
            <text:p>0.701909722222222</text:p>
          </table:table-cell>
          <table:table-cell table:number-columns-repeated="6"/>
        </table:table-row>
        <table:table-row table:style-name="ro1">
          <table:table-cell table:formula="of:=ABS((SQRT(SUMXMY2([.C213:.D213];[.C212:.D212]))/[.$H$2]))*[.$I$2]+[.A212]" office:value-type="float" office:value="88.2274632519022" calcext:value-type="float">
            <text:p>88.2274632519022</text:p>
          </table:table-cell>
          <table:table-cell office:value-type="float" office:value="1.5" calcext:value-type="float">
            <text:p>1.5</text:p>
          </table:table-cell>
          <table:table-cell office:value-type="float" office:value="1.67586805555556" calcext:value-type="float">
            <text:p>1.67586805555556</text:p>
          </table:table-cell>
          <table:table-cell office:value-type="float" office:value="0.701909722222222" calcext:value-type="float">
            <text:p>0.701909722222222</text:p>
          </table:table-cell>
          <table:table-cell table:number-columns-repeated="6"/>
        </table:table-row>
        <table:table-row table:style-name="ro1">
          <table:table-cell table:formula="of:=ABS((SQRT(SUMXMY2([.C214:.D214];[.C213:.D213]))/[.$H$2]))*[.$I$2]+[.A213]" office:value-type="float" office:value="88.6615558353619" calcext:value-type="float">
            <text:p>88.6615558353619</text:p>
          </table:table-cell>
          <table:table-cell office:value-type="float" office:value="1.5" calcext:value-type="float">
            <text:p>1.5</text:p>
          </table:table-cell>
          <table:table-cell office:value-type="float" office:value="1.6453125" calcext:value-type="float">
            <text:p>1.6453125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table:formula="of:=ABS((SQRT(SUMXMY2([.C215:.D215];[.C214:.D214]))/[.$H$2]))*[.$I$2]+[.A214]" office:value-type="float" office:value="89.0948030575842" calcext:value-type="float">
            <text:p>89.0948030575842</text:p>
          </table:table-cell>
          <table:table-cell office:value-type="float" office:value="1.5" calcext:value-type="float">
            <text:p>1.5</text:p>
          </table:table-cell>
          <table:table-cell office:value-type="float" office:value="1.61475694444444" calcext:value-type="float">
            <text:p>1.61475694444444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table:formula="of:=ABS((SQRT(SUMXMY2([.C216:.D216];[.C215:.D215]))/[.$H$2]))*[.$I$2]+[.A215]" office:value-type="float" office:value="89.5280502798064" calcext:value-type="float">
            <text:p>89.5280502798064</text:p>
          </table:table-cell>
          <table:table-cell office:value-type="float" office:value="1.5" calcext:value-type="float">
            <text:p>1.5</text:p>
          </table:table-cell>
          <table:table-cell office:value-type="float" office:value="1.58420138888889" calcext:value-type="float">
            <text:p>1.58420138888889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table:formula="of:=ABS((SQRT(SUMXMY2([.C217:.D217];[.C216:.D216]))/[.$H$2]))*[.$I$2]+[.A216]" office:value-type="float" office:value="89.9612975020287" calcext:value-type="float">
            <text:p>89.9612975020287</text:p>
          </table:table-cell>
          <table:table-cell office:value-type="float" office:value="1.5" calcext:value-type="float">
            <text:p>1.5</text:p>
          </table:table-cell>
          <table:table-cell office:value-type="float" office:value="1.55364583333333" calcext:value-type="float">
            <text:p>1.55364583333333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table:formula="of:=ABS((SQRT(SUMXMY2([.C218:.D218];[.C217:.D217]))/[.$H$2]))*[.$I$2]+[.A217]" office:value-type="float" office:value="90.3945447242508" calcext:value-type="float">
            <text:p>90.3945447242508</text:p>
          </table:table-cell>
          <table:table-cell office:value-type="float" office:value="1.5" calcext:value-type="float">
            <text:p>1.5</text:p>
          </table:table-cell>
          <table:table-cell office:value-type="float" office:value="1.52309027777778" calcext:value-type="float">
            <text:p>1.52309027777778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table:formula="of:=ABS((SQRT(SUMXMY2([.C219:.D219];[.C218:.D218]))/[.$H$2]))*[.$I$2]+[.A218]" office:value-type="float" office:value="90.8277919464731" calcext:value-type="float">
            <text:p>90.8277919464731</text:p>
          </table:table-cell>
          <table:table-cell office:value-type="float" office:value="1.5" calcext:value-type="float">
            <text:p>1.5</text:p>
          </table:table-cell>
          <table:table-cell office:value-type="float" office:value="1.49253472222222" calcext:value-type="float">
            <text:p>1.49253472222222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table:formula="of:=ABS((SQRT(SUMXMY2([.C220:.D220];[.C219:.D219]))/[.$H$2]))*[.$I$2]+[.A219]" office:value-type="float" office:value="91.2610391686952" calcext:value-type="float">
            <text:p>91.2610391686952</text:p>
          </table:table-cell>
          <table:table-cell office:value-type="float" office:value="1.5" calcext:value-type="float">
            <text:p>1.5</text:p>
          </table:table-cell>
          <table:table-cell office:value-type="float" office:value="1.46197916666667" calcext:value-type="float">
            <text:p>1.46197916666667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table:formula="of:=ABS((SQRT(SUMXMY2([.C221:.D221];[.C220:.D220]))/[.$H$2]))*[.$I$2]+[.A220]" office:value-type="float" office:value="91.6942863909175" calcext:value-type="float">
            <text:p>91.6942863909175</text:p>
          </table:table-cell>
          <table:table-cell office:value-type="float" office:value="1.5" calcext:value-type="float">
            <text:p>1.5</text:p>
          </table:table-cell>
          <table:table-cell office:value-type="float" office:value="1.43142361111111" calcext:value-type="float">
            <text:p>1.43142361111111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table:formula="of:=ABS((SQRT(SUMXMY2([.C222:.D222];[.C221:.D221]))/[.$H$2]))*[.$I$2]+[.A221]" office:value-type="float" office:value="99.3841385453445" calcext:value-type="float">
            <text:p>99.3841385453445</text:p>
          </table:table-cell>
          <table:table-cell office:value-type="float" office:value="1.5" calcext:value-type="float">
            <text:p>1.5</text:p>
          </table:table-cell>
          <table:table-cell office:value-type="float" office:value="1.19270833333333" calcext:value-type="float">
            <text:p>1.19270833333333</text:p>
          </table:table-cell>
          <table:table-cell office:value-type="float" office:value="1.18697916666667" calcext:value-type="float">
            <text:p>1.18697916666667</text:p>
          </table:table-cell>
          <table:table-cell table:number-columns-repeated="6"/>
        </table:table-row>
        <table:table-row table:style-name="ro1">
          <table:table-cell table:formula="of:=ABS((SQRT(SUMXMY2([.C223:.D223];[.C222:.D222]))/[.$H$2]))*[.$I$2]+[.A222]" office:value-type="float" office:value="99.8182311288043" calcext:value-type="float">
            <text:p>99.8182311288043</text:p>
          </table:table-cell>
          <table:table-cell office:value-type="float" office:value="1.5" calcext:value-type="float">
            <text:p>1.5</text:p>
          </table:table-cell>
          <table:table-cell office:value-type="float" office:value="1.22326388888889" calcext:value-type="float">
            <text:p>1.22326388888889</text:p>
          </table:table-cell>
          <table:table-cell office:value-type="float" office:value="1.18506944444444" calcext:value-type="float">
            <text:p>1.18506944444444</text:p>
          </table:table-cell>
          <table:table-cell table:number-columns-repeated="6"/>
        </table:table-row>
        <table:table-row table:style-name="ro1">
          <table:table-cell table:formula="of:=ABS((SQRT(SUMXMY2([.C224:.D224];[.C223:.D223]))/[.$H$2]))*[.$I$2]+[.A223]" office:value-type="float" office:value="100.251478351026" calcext:value-type="float">
            <text:p>100.251478351026</text:p>
          </table:table-cell>
          <table:table-cell office:value-type="float" office:value="1.5" calcext:value-type="float">
            <text:p>1.5</text:p>
          </table:table-cell>
          <table:table-cell office:value-type="float" office:value="1.25381944444444" calcext:value-type="float">
            <text:p>1.25381944444444</text:p>
          </table:table-cell>
          <table:table-cell office:value-type="float" office:value="1.18506944444444" calcext:value-type="float">
            <text:p>1.18506944444444</text:p>
          </table:table-cell>
          <table:table-cell table:number-columns-repeated="6"/>
        </table:table-row>
        <table:table-row table:style-name="ro1">
          <table:table-cell table:formula="of:=ABS((SQRT(SUMXMY2([.C225:.D225];[.C224:.D224]))/[.$H$2]))*[.$I$2]+[.A224]" office:value-type="float" office:value="100.684725573249" calcext:value-type="float">
            <text:p>100.684725573249</text:p>
          </table:table-cell>
          <table:table-cell office:value-type="float" office:value="1.5" calcext:value-type="float">
            <text:p>1.5</text:p>
          </table:table-cell>
          <table:table-cell office:value-type="float" office:value="1.284375" calcext:value-type="float">
            <text:p>1.284375</text:p>
          </table:table-cell>
          <table:table-cell office:value-type="float" office:value="1.18506944444444" calcext:value-type="float">
            <text:p>1.18506944444444</text:p>
          </table:table-cell>
          <table:table-cell table:number-columns-repeated="6"/>
        </table:table-row>
        <table:table-row table:style-name="ro1">
          <table:table-cell table:formula="of:=ABS((SQRT(SUMXMY2([.C226:.D226];[.C225:.D225]))/[.$H$2]))*[.$I$2]+[.A225]" office:value-type="float" office:value="101.117972795471" calcext:value-type="float">
            <text:p>101.117972795471</text:p>
          </table:table-cell>
          <table:table-cell office:value-type="float" office:value="1.5" calcext:value-type="float">
            <text:p>1.5</text:p>
          </table:table-cell>
          <table:table-cell office:value-type="float" office:value="1.31493055555556" calcext:value-type="float">
            <text:p>1.31493055555556</text:p>
          </table:table-cell>
          <table:table-cell office:value-type="float" office:value="1.18506944444444" calcext:value-type="float">
            <text:p>1.18506944444444</text:p>
          </table:table-cell>
          <table:table-cell table:number-columns-repeated="6"/>
        </table:table-row>
        <table:table-row table:style-name="ro1">
          <table:table-cell table:formula="of:=ABS((SQRT(SUMXMY2([.C227:.D227];[.C226:.D226]))/[.$H$2]))*[.$I$2]+[.A226]" office:value-type="float" office:value="101.551220017693" calcext:value-type="float">
            <text:p>101.551220017693</text:p>
          </table:table-cell>
          <table:table-cell office:value-type="float" office:value="1.5" calcext:value-type="float">
            <text:p>1.5</text:p>
          </table:table-cell>
          <table:table-cell office:value-type="float" office:value="1.34548611111111" calcext:value-type="float">
            <text:p>1.34548611111111</text:p>
          </table:table-cell>
          <table:table-cell office:value-type="float" office:value="1.18506944444444" calcext:value-type="float">
            <text:p>1.18506944444444</text:p>
          </table:table-cell>
          <table:table-cell table:number-columns-repeated="6"/>
        </table:table-row>
        <table:table-row table:style-name="ro1">
          <table:table-cell table:formula="of:=ABS((SQRT(SUMXMY2([.C228:.D228];[.C227:.D227]))/[.$H$2]))*[.$I$2]+[.A227]" office:value-type="float" office:value="101.984467239915" calcext:value-type="float">
            <text:p>101.984467239915</text:p>
          </table:table-cell>
          <table:table-cell office:value-type="float" office:value="1.5" calcext:value-type="float">
            <text:p>1.5</text:p>
          </table:table-cell>
          <table:table-cell office:value-type="float" office:value="1.37604166666667" calcext:value-type="float">
            <text:p>1.37604166666667</text:p>
          </table:table-cell>
          <table:table-cell office:value-type="float" office:value="1.18506944444444" calcext:value-type="float">
            <text:p>1.18506944444444</text:p>
          </table:table-cell>
          <table:table-cell table:number-columns-repeated="6"/>
        </table:table-row>
        <table:table-row table:style-name="ro1">
          <table:table-cell table:formula="of:=ABS((SQRT(SUMXMY2([.C229:.D229];[.C228:.D228]))/[.$H$2]))*[.$I$2]+[.A228]" office:value-type="float" office:value="102.417714462138" calcext:value-type="float">
            <text:p>102.417714462138</text:p>
          </table:table-cell>
          <table:table-cell office:value-type="float" office:value="1.5" calcext:value-type="float">
            <text:p>1.5</text:p>
          </table:table-cell>
          <table:table-cell office:value-type="float" office:value="1.40659722222222" calcext:value-type="float">
            <text:p>1.40659722222222</text:p>
          </table:table-cell>
          <table:table-cell office:value-type="float" office:value="1.18506944444444" calcext:value-type="float">
            <text:p>1.18506944444444</text:p>
          </table:table-cell>
          <table:table-cell table:number-columns-repeated="6"/>
        </table:table-row>
        <table:table-row table:style-name="ro1">
          <table:table-cell table:formula="of:=ABS((SQRT(SUMXMY2([.C230:.D230];[.C229:.D229]))/[.$H$2]))*[.$I$2]+[.A229]" office:value-type="float" office:value="102.851807045597" calcext:value-type="float">
            <text:p>102.851807045597</text:p>
          </table:table-cell>
          <table:table-cell office:value-type="float" office:value="1.5" calcext:value-type="float">
            <text:p>1.5</text:p>
          </table:table-cell>
          <table:table-cell office:value-type="float" office:value="1.43715277777778" calcext:value-type="float">
            <text:p>1.43715277777778</text:p>
          </table:table-cell>
          <table:table-cell office:value-type="float" office:value="1.18697916666667" calcext:value-type="float">
            <text:p>1.18697916666667</text:p>
          </table:table-cell>
          <table:table-cell table:number-columns-repeated="6"/>
        </table:table-row>
        <table:table-row table:style-name="ro1">
          <table:table-cell table:formula="of:=ABS((SQRT(SUMXMY2([.C231:.D231];[.C230:.D230]))/[.$H$2]))*[.$I$2]+[.A230]" office:value-type="float" office:value="103.292604158367" calcext:value-type="float">
            <text:p>103.292604158367</text:p>
          </table:table-cell>
          <table:table-cell office:value-type="float" office:value="1.5" calcext:value-type="float">
            <text:p>1.5</text:p>
          </table:table-cell>
          <table:table-cell office:value-type="float" office:value="1.46770833333333" calcext:value-type="float">
            <text:p>1.46770833333333</text:p>
          </table:table-cell>
          <table:table-cell office:value-type="float" office:value="1.19270833333333" calcext:value-type="float">
            <text:p>1.19270833333333</text:p>
          </table:table-cell>
          <table:table-cell table:number-columns-repeated="6"/>
        </table:table-row>
        <table:table-row table:style-name="ro1">
          <table:table-cell table:formula="of:=ABS((SQRT(SUMXMY2([.C232:.D232];[.C231:.D231]))/[.$H$2]))*[.$I$2]+[.A231]" office:value-type="float" office:value="103.726696741827" calcext:value-type="float">
            <text:p>103.726696741827</text:p>
          </table:table-cell>
          <table:table-cell office:value-type="float" office:value="1.5" calcext:value-type="float">
            <text:p>1.5</text:p>
          </table:table-cell>
          <table:table-cell office:value-type="float" office:value="1.46961805555556" calcext:value-type="float">
            <text:p>1.46961805555556</text:p>
          </table:table-cell>
          <table:table-cell office:value-type="float" office:value="1.22326388888889" calcext:value-type="float">
            <text:p>1.22326388888889</text:p>
          </table:table-cell>
          <table:table-cell table:number-columns-repeated="6"/>
        </table:table-row>
        <table:table-row table:style-name="ro1">
          <table:table-cell table:formula="of:=ABS((SQRT(SUMXMY2([.C233:.D233];[.C232:.D232]))/[.$H$2]))*[.$I$2]+[.A232]" office:value-type="float" office:value="104.160789325286" calcext:value-type="float">
            <text:p>104.160789325286</text:p>
          </table:table-cell>
          <table:table-cell office:value-type="float" office:value="1.5" calcext:value-type="float">
            <text:p>1.5</text:p>
          </table:table-cell>
          <table:table-cell office:value-type="float" office:value="1.47152777777778" calcext:value-type="float">
            <text:p>1.47152777777778</text:p>
          </table:table-cell>
          <table:table-cell office:value-type="float" office:value="1.25381944444444" calcext:value-type="float">
            <text:p>1.25381944444444</text:p>
          </table:table-cell>
          <table:table-cell table:number-columns-repeated="6"/>
        </table:table-row>
        <table:table-row table:style-name="ro1">
          <table:table-cell table:formula="of:=ABS((SQRT(SUMXMY2([.C234:.D234];[.C233:.D233]))/[.$H$2]))*[.$I$2]+[.A233]" office:value-type="float" office:value="104.594881908746" calcext:value-type="float">
            <text:p>104.594881908746</text:p>
          </table:table-cell>
          <table:table-cell office:value-type="float" office:value="1.5" calcext:value-type="float">
            <text:p>1.5</text:p>
          </table:table-cell>
          <table:table-cell office:value-type="float" office:value="1.4734375" calcext:value-type="float">
            <text:p>1.4734375</text:p>
          </table:table-cell>
          <table:table-cell office:value-type="float" office:value="1.284375" calcext:value-type="float">
            <text:p>1.284375</text:p>
          </table:table-cell>
          <table:table-cell table:number-columns-repeated="6"/>
        </table:table-row>
        <table:table-row table:style-name="ro1">
          <table:table-cell table:formula="of:=ABS((SQRT(SUMXMY2([.C235:.D235];[.C234:.D234]))/[.$H$2]))*[.$I$2]+[.A234]" office:value-type="float" office:value="105.028974492206" calcext:value-type="float">
            <text:p>105.028974492206</text:p>
          </table:table-cell>
          <table:table-cell office:value-type="float" office:value="1.5" calcext:value-type="float">
            <text:p>1.5</text:p>
          </table:table-cell>
          <table:table-cell office:value-type="float" office:value="1.47534722222222" calcext:value-type="float">
            <text:p>1.47534722222222</text:p>
          </table:table-cell>
          <table:table-cell office:value-type="float" office:value="1.31493055555556" calcext:value-type="float">
            <text:p>1.31493055555556</text:p>
          </table:table-cell>
          <table:table-cell table:number-columns-repeated="6"/>
        </table:table-row>
        <table:table-row table:style-name="ro1">
          <table:table-cell table:formula="of:=ABS((SQRT(SUMXMY2([.C236:.D236];[.C235:.D235]))/[.$H$2]))*[.$I$2]+[.A235]" office:value-type="float" office:value="105.463067075665" calcext:value-type="float">
            <text:p>105.463067075665</text:p>
          </table:table-cell>
          <table:table-cell office:value-type="float" office:value="1.5" calcext:value-type="float">
            <text:p>1.5</text:p>
          </table:table-cell>
          <table:table-cell office:value-type="float" office:value="1.47725694444444" calcext:value-type="float">
            <text:p>1.47725694444444</text:p>
          </table:table-cell>
          <table:table-cell office:value-type="float" office:value="1.34548611111111" calcext:value-type="float">
            <text:p>1.34548611111111</text:p>
          </table:table-cell>
          <table:table-cell table:number-columns-repeated="6"/>
        </table:table-row>
        <table:table-row table:style-name="ro1">
          <table:table-cell table:formula="of:=ABS((SQRT(SUMXMY2([.C237:.D237];[.C236:.D236]))/[.$H$2]))*[.$I$2]+[.A236]" office:value-type="float" office:value="105.897159659125" calcext:value-type="float">
            <text:p>105.897159659125</text:p>
          </table:table-cell>
          <table:table-cell office:value-type="float" office:value="1.5" calcext:value-type="float">
            <text:p>1.5</text:p>
          </table:table-cell>
          <table:table-cell office:value-type="float" office:value="1.47916666666667" calcext:value-type="float">
            <text:p>1.47916666666667</text:p>
          </table:table-cell>
          <table:table-cell office:value-type="float" office:value="1.37604166666667" calcext:value-type="float">
            <text:p>1.37604166666667</text:p>
          </table:table-cell>
          <table:table-cell table:number-columns-repeated="6"/>
        </table:table-row>
        <table:table-row table:style-name="ro1">
          <table:table-cell table:formula="of:=ABS((SQRT(SUMXMY2([.C238:.D238];[.C237:.D237]))/[.$H$2]))*[.$I$2]+[.A237]" office:value-type="float" office:value="106.333778505911" calcext:value-type="float">
            <text:p>106.333778505911</text:p>
          </table:table-cell>
          <table:table-cell office:value-type="float" office:value="1.5" calcext:value-type="float">
            <text:p>1.5</text:p>
          </table:table-cell>
          <table:table-cell office:value-type="float" office:value="1.48298611111111" calcext:value-type="float">
            <text:p>1.48298611111111</text:p>
          </table:table-cell>
          <table:table-cell office:value-type="float" office:value="1.40659722222222" calcext:value-type="float">
            <text:p>1.40659722222222</text:p>
          </table:table-cell>
          <table:table-cell table:number-columns-repeated="6"/>
        </table:table-row>
        <table:table-row table:style-name="ro1">
          <table:table-cell table:formula="of:=ABS((SQRT(SUMXMY2([.C239:.D239];[.C238:.D238]))/[.$H$2]))*[.$I$2]+[.A238]" office:value-type="float" office:value="106.767871089371" calcext:value-type="float">
            <text:p>106.767871089371</text:p>
          </table:table-cell>
          <table:table-cell office:value-type="float" office:value="1.5" calcext:value-type="float">
            <text:p>1.5</text:p>
          </table:table-cell>
          <table:table-cell office:value-type="float" office:value="1.48489583333333" calcext:value-type="float">
            <text:p>1.48489583333333</text:p>
          </table:table-cell>
          <table:table-cell office:value-type="float" office:value="1.43715277777778" calcext:value-type="float">
            <text:p>1.43715277777778</text:p>
          </table:table-cell>
          <table:table-cell table:number-columns-repeated="6"/>
        </table:table-row>
        <table:table-row table:style-name="ro1">
          <table:table-cell table:formula="of:=ABS((SQRT(SUMXMY2([.C240:.D240];[.C239:.D239]))/[.$H$2]))*[.$I$2]+[.A239]" office:value-type="float" office:value="107.20196367283" calcext:value-type="float">
            <text:p>107.20196367283</text:p>
          </table:table-cell>
          <table:table-cell office:value-type="float" office:value="1.5" calcext:value-type="float">
            <text:p>1.5</text:p>
          </table:table-cell>
          <table:table-cell office:value-type="float" office:value="1.48680555555556" calcext:value-type="float">
            <text:p>1.48680555555556</text:p>
          </table:table-cell>
          <table:table-cell office:value-type="float" office:value="1.46770833333333" calcext:value-type="float">
            <text:p>1.46770833333333</text:p>
          </table:table-cell>
          <table:table-cell table:number-columns-repeated="6"/>
        </table:table-row>
        <table:table-row table:style-name="ro1">
          <table:table-cell table:formula="of:=ABS((SQRT(SUMXMY2([.C241:.D241];[.C240:.D240]))/[.$H$2]))*[.$I$2]+[.A240]" office:value-type="float" office:value="107.63605625629" calcext:value-type="float">
            <text:p>107.63605625629</text:p>
          </table:table-cell>
          <table:table-cell office:value-type="float" office:value="1.5" calcext:value-type="float">
            <text:p>1.5</text:p>
          </table:table-cell>
          <table:table-cell office:value-type="float" office:value="1.48871527777778" calcext:value-type="float">
            <text:p>1.48871527777778</text:p>
          </table:table-cell>
          <table:table-cell office:value-type="float" office:value="1.49826388888889" calcext:value-type="float">
            <text:p>1.49826388888889</text:p>
          </table:table-cell>
          <table:table-cell table:number-columns-repeated="6"/>
        </table:table-row>
        <table:table-row table:style-name="ro1">
          <table:table-cell table:formula="of:=ABS((SQRT(SUMXMY2([.C242:.D242];[.C241:.D241]))/[.$H$2]))*[.$I$2]+[.A241]" office:value-type="float" office:value="108.07014883975" calcext:value-type="float">
            <text:p>108.07014883975</text:p>
          </table:table-cell>
          <table:table-cell office:value-type="float" office:value="1.5" calcext:value-type="float">
            <text:p>1.5</text:p>
          </table:table-cell>
          <table:table-cell office:value-type="float" office:value="1.490625" calcext:value-type="float">
            <text:p>1.490625</text:p>
          </table:table-cell>
          <table:table-cell office:value-type="float" office:value="1.52881944444444" calcext:value-type="float">
            <text:p>1.52881944444444</text:p>
          </table:table-cell>
          <table:table-cell table:number-columns-repeated="6"/>
        </table:table-row>
        <table:table-row table:style-name="ro1">
          <table:table-cell table:formula="of:=ABS((SQRT(SUMXMY2([.C243:.D243];[.C242:.D242]))/[.$H$2]))*[.$I$2]+[.A242]" office:value-type="float" office:value="108.50424142321" calcext:value-type="float">
            <text:p>108.50424142321</text:p>
          </table:table-cell>
          <table:table-cell office:value-type="float" office:value="1.5" calcext:value-type="float">
            <text:p>1.5</text:p>
          </table:table-cell>
          <table:table-cell office:value-type="float" office:value="1.49253472222222" calcext:value-type="float">
            <text:p>1.49253472222222</text:p>
          </table:table-cell>
          <table:table-cell office:value-type="float" office:value="1.559375" calcext:value-type="float">
            <text:p>1.559375</text:p>
          </table:table-cell>
          <table:table-cell table:number-columns-repeated="6"/>
        </table:table-row>
        <table:table-row table:style-name="ro1">
          <table:table-cell table:formula="of:=ABS((SQRT(SUMXMY2([.C244:.D244];[.C243:.D243]))/[.$H$2]))*[.$I$2]+[.A243]" office:value-type="float" office:value="108.940860269996" calcext:value-type="float">
            <text:p>108.940860269996</text:p>
          </table:table-cell>
          <table:table-cell office:value-type="float" office:value="1.5" calcext:value-type="float">
            <text:p>1.5</text:p>
          </table:table-cell>
          <table:table-cell office:value-type="float" office:value="1.49635416666667" calcext:value-type="float">
            <text:p>1.49635416666667</text:p>
          </table:table-cell>
          <table:table-cell office:value-type="float" office:value="1.58993055555556" calcext:value-type="float">
            <text:p>1.58993055555556</text:p>
          </table:table-cell>
          <table:table-cell table:number-columns-repeated="6"/>
        </table:table-row>
        <table:table-row table:style-name="ro1">
          <table:table-cell table:formula="of:=ABS((SQRT(SUMXMY2([.C245:.D245];[.C244:.D244]))/[.$H$2]))*[.$I$2]+[.A244]" office:value-type="float" office:value="109.374952853455" calcext:value-type="float">
            <text:p>109.374952853455</text:p>
          </table:table-cell>
          <table:table-cell office:value-type="float" office:value="1.5" calcext:value-type="float">
            <text:p>1.5</text:p>
          </table:table-cell>
          <table:table-cell office:value-type="float" office:value="1.49826388888889" calcext:value-type="float">
            <text:p>1.49826388888889</text:p>
          </table:table-cell>
          <table:table-cell office:value-type="float" office:value="1.62048611111111" calcext:value-type="float">
            <text:p>1.62048611111111</text:p>
          </table:table-cell>
          <table:table-cell table:number-columns-repeated="6"/>
        </table:table-row>
        <table:table-row table:style-name="ro1">
          <table:table-cell table:formula="of:=ABS((SQRT(SUMXMY2([.C246:.D246];[.C245:.D245]))/[.$H$2]))*[.$I$2]+[.A245]" office:value-type="float" office:value="109.809045436915" calcext:value-type="float">
            <text:p>109.809045436915</text:p>
          </table:table-cell>
          <table:table-cell office:value-type="float" office:value="1.5" calcext:value-type="float">
            <text:p>1.5</text:p>
          </table:table-cell>
          <table:table-cell office:value-type="float" office:value="1.50017361111111" calcext:value-type="float">
            <text:p>1.50017361111111</text:p>
          </table:table-cell>
          <table:table-cell office:value-type="float" office:value="1.65104166666667" calcext:value-type="float">
            <text:p>1.65104166666667</text:p>
          </table:table-cell>
          <table:table-cell table:number-columns-repeated="6"/>
        </table:table-row>
        <table:table-row table:style-name="ro1">
          <table:table-cell table:formula="of:=ABS((SQRT(SUMXMY2([.C247:.D247];[.C246:.D246]))/[.$H$2]))*[.$I$2]+[.A246]" office:value-type="float" office:value="110.243138020375" calcext:value-type="float">
            <text:p>110.243138020375</text:p>
          </table:table-cell>
          <table:table-cell office:value-type="float" office:value="1.5" calcext:value-type="float">
            <text:p>1.5</text:p>
          </table:table-cell>
          <table:table-cell office:value-type="float" office:value="1.50208333333333" calcext:value-type="float">
            <text:p>1.50208333333333</text:p>
          </table:table-cell>
          <table:table-cell office:value-type="float" office:value="1.68159722222222" calcext:value-type="float">
            <text:p>1.68159722222222</text:p>
          </table:table-cell>
          <table:table-cell table:number-columns-repeated="6"/>
        </table:table-row>
        <table:table-row table:style-name="ro1">
          <table:table-cell table:formula="of:=ABS((SQRT(SUMXMY2([.C248:.D248];[.C247:.D247]))/[.$H$2]))*[.$I$2]+[.A247]" office:value-type="float" office:value="110.59515138843" calcext:value-type="float">
            <text:p>110.59515138843</text:p>
          </table:table-cell>
          <table:table-cell office:value-type="float" office:value="1.5" calcext:value-type="float">
            <text:p>1.5</text:p>
          </table:table-cell>
          <table:table-cell office:value-type="float" office:value="1.49253472222222" calcext:value-type="float">
            <text:p>1.49253472222222</text:p>
          </table:table-cell>
          <table:table-cell office:value-type="float" office:value="1.70451388888889" calcext:value-type="float">
            <text:p>1.70451388888889</text:p>
          </table:table-cell>
          <table:table-cell table:number-columns-repeated="6"/>
        </table:table-row>
        <table:table-row table:style-name="ro1">
          <table:table-cell table:formula="of:=ABS((SQRT(SUMXMY2([.C249:.D249];[.C248:.D248]))/[.$H$2]))*[.$I$2]+[.A248]" office:value-type="float" office:value="111.092236498978" calcext:value-type="float">
            <text:p>111.092236498978</text:p>
          </table:table-cell>
          <table:table-cell office:value-type="float" office:value="1.5" calcext:value-type="float">
            <text:p>1.5</text:p>
          </table:table-cell>
          <table:table-cell office:value-type="float" office:value="1.46197916666667" calcext:value-type="float">
            <text:p>1.46197916666667</text:p>
          </table:table-cell>
          <table:table-cell office:value-type="float" office:value="1.68732638888889" calcext:value-type="float">
            <text:p>1.68732638888889</text:p>
          </table:table-cell>
          <table:table-cell table:number-columns-repeated="6"/>
        </table:table-row>
        <table:table-row table:style-name="ro1">
          <table:table-cell table:formula="of:=ABS((SQRT(SUMXMY2([.C250:.D250];[.C249:.D249]))/[.$H$2]))*[.$I$2]+[.A249]" office:value-type="float" office:value="111.633795526756" calcext:value-type="float">
            <text:p>111.633795526756</text:p>
          </table:table-cell>
          <table:table-cell office:value-type="float" office:value="1.5" calcext:value-type="float">
            <text:p>1.5</text:p>
          </table:table-cell>
          <table:table-cell office:value-type="float" office:value="1.43142361111111" calcext:value-type="float">
            <text:p>1.43142361111111</text:p>
          </table:table-cell>
          <table:table-cell office:value-type="float" office:value="1.66440972222222" calcext:value-type="float">
            <text:p>1.66440972222222</text:p>
          </table:table-cell>
          <table:table-cell table:number-columns-repeated="6"/>
        </table:table-row>
        <table:table-row table:style-name="ro1">
          <table:table-cell table:formula="of:=ABS((SQRT(SUMXMY2([.C251:.D251];[.C250:.D250]))/[.$H$2]))*[.$I$2]+[.A250]" office:value-type="float" office:value="112.175354554533" calcext:value-type="float">
            <text:p>112.175354554533</text:p>
          </table:table-cell>
          <table:table-cell office:value-type="float" office:value="1.5" calcext:value-type="float">
            <text:p>1.5</text:p>
          </table:table-cell>
          <table:table-cell office:value-type="float" office:value="1.40086805555556" calcext:value-type="float">
            <text:p>1.40086805555556</text:p>
          </table:table-cell>
          <table:table-cell office:value-type="float" office:value="1.64149305555556" calcext:value-type="float">
            <text:p>1.64149305555556</text:p>
          </table:table-cell>
          <table:table-cell table:number-columns-repeated="6"/>
        </table:table-row>
        <table:table-row table:style-name="ro1">
          <table:table-cell table:formula="of:=ABS((SQRT(SUMXMY2([.C252:.D252];[.C251:.D251]))/[.$H$2]))*[.$I$2]+[.A251]" office:value-type="float" office:value="112.463197126108" calcext:value-type="float">
            <text:p>112.463197126108</text:p>
          </table:table-cell>
          <table:table-cell office:value-type="float" office:value="1.5" calcext:value-type="float">
            <text:p>1.5</text:p>
          </table:table-cell>
          <table:table-cell office:value-type="float" office:value="1.38559027777778" calcext:value-type="float">
            <text:p>1.38559027777778</text:p>
          </table:table-cell>
          <table:table-cell office:value-type="float" office:value="1.628125" calcext:value-type="float">
            <text:p>1.628125</text:p>
          </table:table-cell>
          <table:table-cell table:number-columns-repeated="6"/>
        </table:table-row>
        <table:table-row table:style-name="ro1">
          <table:table-cell table:formula="of:=ABS((SQRT(SUMXMY2([.C253:.D253];[.C252:.D252]))/[.$H$2]))*[.$I$2]+[.A252]" office:value-type="float" office:value="113.021423394616" calcext:value-type="float">
            <text:p>113.021423394616</text:p>
          </table:table-cell>
          <table:table-cell office:value-type="float" office:value="1.5" calcext:value-type="float">
            <text:p>1.5</text:p>
          </table:table-cell>
          <table:table-cell office:value-type="float" office:value="1.35503472222222" calcext:value-type="float">
            <text:p>1.35503472222222</text:p>
          </table:table-cell>
          <table:table-cell office:value-type="float" office:value="1.60329861111111" calcext:value-type="float">
            <text:p>1.60329861111111</text:p>
          </table:table-cell>
          <table:table-cell table:number-columns-repeated="6"/>
        </table:table-row>
        <table:table-row table:style-name="ro1">
          <table:table-cell table:formula="of:=ABS((SQRT(SUMXMY2([.C254:.D254];[.C253:.D253]))/[.$H$2]))*[.$I$2]+[.A253]" office:value-type="float" office:value="113.579649663125" calcext:value-type="float">
            <text:p>113.579649663125</text:p>
          </table:table-cell>
          <table:table-cell office:value-type="float" office:value="1.5" calcext:value-type="float">
            <text:p>1.5</text:p>
          </table:table-cell>
          <table:table-cell office:value-type="float" office:value="1.32447916666667" calcext:value-type="float">
            <text:p>1.32447916666667</text:p>
          </table:table-cell>
          <table:table-cell office:value-type="float" office:value="1.57847222222222" calcext:value-type="float">
            <text:p>1.57847222222222</text:p>
          </table:table-cell>
          <table:table-cell table:number-columns-repeated="6"/>
        </table:table-row>
        <table:table-row table:style-name="ro1">
          <table:table-cell table:formula="of:=ABS((SQRT(SUMXMY2([.C255:.D255];[.C254:.D254]))/[.$H$2]))*[.$I$2]+[.A254]" office:value-type="float" office:value="113.867492234699" calcext:value-type="float">
            <text:p>113.867492234699</text:p>
          </table:table-cell>
          <table:table-cell office:value-type="float" office:value="1.5" calcext:value-type="float">
            <text:p>1.5</text:p>
          </table:table-cell>
          <table:table-cell office:value-type="float" office:value="1.30920138888889" calcext:value-type="float">
            <text:p>1.30920138888889</text:p>
          </table:table-cell>
          <table:table-cell office:value-type="float" office:value="1.56510416666667" calcext:value-type="float">
            <text:p>1.56510416666667</text:p>
          </table:table-cell>
          <table:table-cell table:number-columns-repeated="6"/>
        </table:table-row>
        <table:table-row table:style-name="ro1">
          <table:table-cell table:formula="of:=ABS((SQRT(SUMXMY2([.C256:.D256];[.C255:.D255]))/[.$H$2]))*[.$I$2]+[.A255]" office:value-type="float" office:value="114.155334806273" calcext:value-type="float">
            <text:p>114.155334806273</text:p>
          </table:table-cell>
          <table:table-cell office:value-type="float" office:value="1.5" calcext:value-type="float">
            <text:p>1.5</text:p>
          </table:table-cell>
          <table:table-cell office:value-type="float" office:value="1.29392361111111" calcext:value-type="float">
            <text:p>1.29392361111111</text:p>
          </table:table-cell>
          <table:table-cell office:value-type="float" office:value="1.55173611111111" calcext:value-type="float">
            <text:p>1.55173611111111</text:p>
          </table:table-cell>
          <table:table-cell table:number-columns-repeated="6"/>
        </table:table-row>
        <table:table-row table:style-name="ro1">
          <table:table-cell table:formula="of:=ABS((SQRT(SUMXMY2([.C257:.D257];[.C256:.D256]))/[.$H$2]))*[.$I$2]+[.A256]" office:value-type="float" office:value="114.713561074782" calcext:value-type="float">
            <text:p>114.713561074782</text:p>
          </table:table-cell>
          <table:table-cell office:value-type="float" office:value="1.5" calcext:value-type="float">
            <text:p>1.5</text:p>
          </table:table-cell>
          <table:table-cell office:value-type="float" office:value="1.26336805555556" calcext:value-type="float">
            <text:p>1.26336805555556</text:p>
          </table:table-cell>
          <table:table-cell office:value-type="float" office:value="1.52690972222222" calcext:value-type="float">
            <text:p>1.52690972222222</text:p>
          </table:table-cell>
          <table:table-cell table:number-columns-repeated="6"/>
        </table:table-row>
        <table:table-row table:style-name="ro1">
          <table:table-cell table:formula="of:=ABS((SQRT(SUMXMY2([.C258:.D258];[.C257:.D257]))/[.$H$2]))*[.$I$2]+[.A257]" office:value-type="float" office:value="115.001403646356" calcext:value-type="float">
            <text:p>115.001403646356</text:p>
          </table:table-cell>
          <table:table-cell office:value-type="float" office:value="1.5" calcext:value-type="float">
            <text:p>1.5</text:p>
          </table:table-cell>
          <table:table-cell office:value-type="float" office:value="1.24809027777778" calcext:value-type="float">
            <text:p>1.24809027777778</text:p>
          </table:table-cell>
          <table:table-cell office:value-type="float" office:value="1.51354166666667" calcext:value-type="float">
            <text:p>1.51354166666667</text:p>
          </table:table-cell>
          <table:table-cell table:number-columns-repeated="6"/>
        </table:table-row>
        <table:table-row table:style-name="ro1">
          <table:table-cell table:formula="of:=ABS((SQRT(SUMXMY2([.C259:.D259];[.C258:.D258]))/[.$H$2]))*[.$I$2]+[.A258]" office:value-type="float" office:value="115.307755695119" calcext:value-type="float">
            <text:p>115.307755695119</text:p>
          </table:table-cell>
          <table:table-cell office:value-type="float" office:value="1.5" calcext:value-type="float">
            <text:p>1.5</text:p>
          </table:table-cell>
          <table:table-cell office:value-type="float" office:value="1.2328125" calcext:value-type="float">
            <text:p>1.2328125</text:p>
          </table:table-cell>
          <table:table-cell office:value-type="float" office:value="1.49826388888889" calcext:value-type="float">
            <text:p>1.49826388888889</text:p>
          </table:table-cell>
          <table:table-cell table:number-columns-repeated="6"/>
        </table:table-row>
        <table:table-row table:style-name="ro1">
          <table:table-cell table:formula="of:=ABS((SQRT(SUMXMY2([.C260:.D260];[.C259:.D259]))/[.$H$2]))*[.$I$2]+[.A259]" office:value-type="float" office:value="115.595598266693" calcext:value-type="float">
            <text:p>115.595598266693</text:p>
          </table:table-cell>
          <table:table-cell office:value-type="float" office:value="1.5" calcext:value-type="float">
            <text:p>1.5</text:p>
          </table:table-cell>
          <table:table-cell office:value-type="float" office:value="1.21753472222222" calcext:value-type="float">
            <text:p>1.21753472222222</text:p>
          </table:table-cell>
          <table:table-cell office:value-type="float" office:value="1.48489583333333" calcext:value-type="float">
            <text:p>1.48489583333333</text:p>
          </table:table-cell>
          <table:table-cell table:number-columns-repeated="6"/>
        </table:table-row>
        <table:table-row table:style-name="ro1">
          <table:table-cell table:formula="of:=ABS((SQRT(SUMXMY2([.C261:.D261];[.C260:.D260]))/[.$H$2]))*[.$I$2]+[.A260]" office:value-type="float" office:value="115.883440838267" calcext:value-type="float">
            <text:p>115.883440838267</text:p>
          </table:table-cell>
          <table:table-cell office:value-type="float" office:value="1.5" calcext:value-type="float">
            <text:p>1.5</text:p>
          </table:table-cell>
          <table:table-cell office:value-type="float" office:value="1.20225694444444" calcext:value-type="float">
            <text:p>1.20225694444444</text:p>
          </table:table-cell>
          <table:table-cell office:value-type="float" office:value="1.47152777777778" calcext:value-type="float">
            <text:p>1.47152777777778</text:p>
          </table:table-cell>
          <table:table-cell table:number-columns-repeated="6"/>
        </table:table-row>
        <table:table-row table:style-name="ro1">
          <table:table-cell table:formula="of:=ABS((SQRT(SUMXMY2([.C262:.D262];[.C261:.D261]))/[.$H$2]))*[.$I$2]+[.A261]" office:value-type="float" office:value="116.171283409841" calcext:value-type="float">
            <text:p>116.171283409841</text:p>
          </table:table-cell>
          <table:table-cell office:value-type="float" office:value="1.5" calcext:value-type="float">
            <text:p>1.5</text:p>
          </table:table-cell>
          <table:table-cell office:value-type="float" office:value="1.18697916666667" calcext:value-type="float">
            <text:p>1.18697916666667</text:p>
          </table:table-cell>
          <table:table-cell office:value-type="float" office:value="1.45815972222222" calcext:value-type="float">
            <text:p>1.45815972222222</text:p>
          </table:table-cell>
          <table:table-cell table:number-columns-repeated="6"/>
        </table:table-row>
        <table:table-row table:style-name="ro1">
          <table:table-cell table:formula="of:=ABS((SQRT(SUMXMY2([.C263:.D263];[.C262:.D262]))/[.$H$2]))*[.$I$2]+[.A262]" office:value-type="float" office:value="116.477635458605" calcext:value-type="float">
            <text:p>116.477635458605</text:p>
          </table:table-cell>
          <table:table-cell office:value-type="float" office:value="1.5" calcext:value-type="float">
            <text:p>1.5</text:p>
          </table:table-cell>
          <table:table-cell office:value-type="float" office:value="1.17170138888889" calcext:value-type="float">
            <text:p>1.17170138888889</text:p>
          </table:table-cell>
          <table:table-cell office:value-type="float" office:value="1.44288194444444" calcext:value-type="float">
            <text:p>1.44288194444444</text:p>
          </table:table-cell>
          <table:table-cell table:number-columns-repeated="6"/>
        </table:table-row>
        <table:table-row table:style-name="ro1">
          <table:table-cell table:formula="of:=ABS((SQRT(SUMXMY2([.C264:.D264];[.C263:.D263]))/[.$H$2]))*[.$I$2]+[.A263]" office:value-type="float" office:value="116.765478030179" calcext:value-type="float">
            <text:p>116.765478030179</text:p>
          </table:table-cell>
          <table:table-cell office:value-type="float" office:value="1.5" calcext:value-type="float">
            <text:p>1.5</text:p>
          </table:table-cell>
          <table:table-cell office:value-type="float" office:value="1.15642361111111" calcext:value-type="float">
            <text:p>1.15642361111111</text:p>
          </table:table-cell>
          <table:table-cell office:value-type="float" office:value="1.42951388888889" calcext:value-type="float">
            <text:p>1.42951388888889</text:p>
          </table:table-cell>
          <table:table-cell table:number-columns-repeated="6"/>
        </table:table-row>
        <table:table-row table:style-name="ro1">
          <table:table-cell table:formula="of:=ABS((SQRT(SUMXMY2([.C265:.D265];[.C264:.D264]))/[.$H$2]))*[.$I$2]+[.A264]" office:value-type="float" office:value="117.071830078942" calcext:value-type="float">
            <text:p>117.071830078942</text:p>
          </table:table-cell>
          <table:table-cell office:value-type="float" office:value="1.5" calcext:value-type="float">
            <text:p>1.5</text:p>
          </table:table-cell>
          <table:table-cell office:value-type="float" office:value="1.14114583333333" calcext:value-type="float">
            <text:p>1.14114583333333</text:p>
          </table:table-cell>
          <table:table-cell office:value-type="float" office:value="1.41423611111111" calcext:value-type="float">
            <text:p>1.41423611111111</text:p>
          </table:table-cell>
          <table:table-cell table:number-columns-repeated="6"/>
        </table:table-row>
        <table:table-row table:style-name="ro1">
          <table:table-cell table:formula="of:=ABS((SQRT(SUMXMY2([.C266:.D266];[.C265:.D265]))/[.$H$2]))*[.$I$2]+[.A265]" office:value-type="float" office:value="117.359672650516" calcext:value-type="float">
            <text:p>117.359672650516</text:p>
          </table:table-cell>
          <table:table-cell office:value-type="float" office:value="1.5" calcext:value-type="float">
            <text:p>1.5</text:p>
          </table:table-cell>
          <table:table-cell office:value-type="float" office:value="1.12586805555556" calcext:value-type="float">
            <text:p>1.12586805555556</text:p>
          </table:table-cell>
          <table:table-cell office:value-type="float" office:value="1.40086805555556" calcext:value-type="float">
            <text:p>1.40086805555556</text:p>
          </table:table-cell>
          <table:table-cell table:number-columns-repeated="6"/>
        </table:table-row>
        <table:table-row table:style-name="ro1">
          <table:table-cell table:formula="of:=ABS((SQRT(SUMXMY2([.C267:.D267];[.C266:.D266]))/[.$H$2]))*[.$I$2]+[.A266]" office:value-type="float" office:value="117.66602469928" calcext:value-type="float">
            <text:p>117.66602469928</text:p>
          </table:table-cell>
          <table:table-cell office:value-type="float" office:value="1.5" calcext:value-type="float">
            <text:p>1.5</text:p>
          </table:table-cell>
          <table:table-cell office:value-type="float" office:value="1.11059027777778" calcext:value-type="float">
            <text:p>1.11059027777778</text:p>
          </table:table-cell>
          <table:table-cell office:value-type="float" office:value="1.38559027777778" calcext:value-type="float">
            <text:p>1.38559027777778</text:p>
          </table:table-cell>
          <table:table-cell table:number-columns-repeated="6"/>
        </table:table-row>
        <table:table-row table:style-name="ro1">
          <table:table-cell table:formula="of:=ABS((SQRT(SUMXMY2([.C268:.D268];[.C267:.D267]))/[.$H$2]))*[.$I$2]+[.A267]" office:value-type="float" office:value="117.953867270854" calcext:value-type="float">
            <text:p>117.953867270854</text:p>
          </table:table-cell>
          <table:table-cell office:value-type="float" office:value="1.5" calcext:value-type="float">
            <text:p>1.5</text:p>
          </table:table-cell>
          <table:table-cell office:value-type="float" office:value="1.0953125" calcext:value-type="float">
            <text:p>1.0953125</text:p>
          </table:table-cell>
          <table:table-cell office:value-type="float" office:value="1.37222222222222" calcext:value-type="float">
            <text:p>1.37222222222222</text:p>
          </table:table-cell>
          <table:table-cell table:number-columns-repeated="6"/>
        </table:table-row>
        <table:table-row table:style-name="ro1">
          <table:table-cell table:formula="of:=ABS((SQRT(SUMXMY2([.C269:.D269];[.C268:.D268]))/[.$H$2]))*[.$I$2]+[.A268]" office:value-type="float" office:value="118.260219319618" calcext:value-type="float">
            <text:p>118.260219319618</text:p>
          </table:table-cell>
          <table:table-cell office:value-type="float" office:value="1.5" calcext:value-type="float">
            <text:p>1.5</text:p>
          </table:table-cell>
          <table:table-cell office:value-type="float" office:value="1.08003472222222" calcext:value-type="float">
            <text:p>1.08003472222222</text:p>
          </table:table-cell>
          <table:table-cell office:value-type="float" office:value="1.35694444444444" calcext:value-type="float">
            <text:p>1.35694444444444</text:p>
          </table:table-cell>
          <table:table-cell table:number-columns-repeated="6"/>
        </table:table-row>
        <table:table-row table:style-name="ro1">
          <table:table-cell table:formula="of:=ABS((SQRT(SUMXMY2([.C270:.D270];[.C269:.D269]))/[.$H$2]))*[.$I$2]+[.A269]" office:value-type="float" office:value="118.566571368381" calcext:value-type="float">
            <text:p>118.566571368381</text:p>
          </table:table-cell>
          <table:table-cell office:value-type="float" office:value="1.5" calcext:value-type="float">
            <text:p>1.5</text:p>
          </table:table-cell>
          <table:table-cell office:value-type="float" office:value="1.06475694444444" calcext:value-type="float">
            <text:p>1.06475694444444</text:p>
          </table:table-cell>
          <table:table-cell office:value-type="float" office:value="1.34166666666667" calcext:value-type="float">
            <text:p>1.34166666666667</text:p>
          </table:table-cell>
          <table:table-cell table:number-columns-repeated="6"/>
        </table:table-row>
        <table:table-row table:style-name="ro1">
          <table:table-cell table:formula="of:=ABS((SQRT(SUMXMY2([.C271:.D271];[.C270:.D270]))/[.$H$2]))*[.$I$2]+[.A270]" office:value-type="float" office:value="118.872923417145" calcext:value-type="float">
            <text:p>118.872923417145</text:p>
          </table:table-cell>
          <table:table-cell office:value-type="float" office:value="1.5" calcext:value-type="float">
            <text:p>1.5</text:p>
          </table:table-cell>
          <table:table-cell office:value-type="float" office:value="1.04947916666667" calcext:value-type="float">
            <text:p>1.04947916666667</text:p>
          </table:table-cell>
          <table:table-cell office:value-type="float" office:value="1.32638888888889" calcext:value-type="float">
            <text:p>1.32638888888889</text:p>
          </table:table-cell>
          <table:table-cell table:number-columns-repeated="6"/>
        </table:table-row>
        <table:table-row table:style-name="ro1">
          <table:table-cell table:formula="of:=ABS((SQRT(SUMXMY2([.C272:.D272];[.C271:.D271]))/[.$H$2]))*[.$I$2]+[.A271]" office:value-type="float" office:value="119.179275465908" calcext:value-type="float">
            <text:p>119.179275465908</text:p>
          </table:table-cell>
          <table:table-cell office:value-type="float" office:value="1.5" calcext:value-type="float">
            <text:p>1.5</text:p>
          </table:table-cell>
          <table:table-cell office:value-type="float" office:value="1.03420138888889" calcext:value-type="float">
            <text:p>1.03420138888889</text:p>
          </table:table-cell>
          <table:table-cell office:value-type="float" office:value="1.31111111111111" calcext:value-type="float">
            <text:p>1.31111111111111</text:p>
          </table:table-cell>
          <table:table-cell table:number-columns-repeated="6"/>
        </table:table-row>
        <table:table-row table:style-name="ro1">
          <table:table-cell table:formula="of:=ABS((SQRT(SUMXMY2([.C273:.D273];[.C272:.D272]))/[.$H$2]))*[.$I$2]+[.A272]" office:value-type="float" office:value="119.485627514672" calcext:value-type="float">
            <text:p>119.485627514672</text:p>
          </table:table-cell>
          <table:table-cell office:value-type="float" office:value="1.5" calcext:value-type="float">
            <text:p>1.5</text:p>
          </table:table-cell>
          <table:table-cell office:value-type="float" office:value="1.01892361111111" calcext:value-type="float">
            <text:p>1.01892361111111</text:p>
          </table:table-cell>
          <table:table-cell office:value-type="float" office:value="1.29583333333333" calcext:value-type="float">
            <text:p>1.29583333333333</text:p>
          </table:table-cell>
          <table:table-cell table:number-columns-repeated="6"/>
        </table:table-row>
        <table:table-row table:style-name="ro1">
          <table:table-cell table:formula="of:=ABS((SQRT(SUMXMY2([.C274:.D274];[.C273:.D273]))/[.$H$2]))*[.$I$2]+[.A273]" office:value-type="float" office:value="119.791979563435" calcext:value-type="float">
            <text:p>119.791979563435</text:p>
          </table:table-cell>
          <table:table-cell office:value-type="float" office:value="1.5" calcext:value-type="float">
            <text:p>1.5</text:p>
          </table:table-cell>
          <table:table-cell office:value-type="float" office:value="1.00364583333333" calcext:value-type="float">
            <text:p>1.00364583333333</text:p>
          </table:table-cell>
          <table:table-cell office:value-type="float" office:value="1.28055555555556" calcext:value-type="float">
            <text:p>1.28055555555556</text:p>
          </table:table-cell>
          <table:table-cell table:number-columns-repeated="6"/>
        </table:table-row>
        <table:table-row table:style-name="ro1">
          <table:table-cell table:formula="of:=ABS((SQRT(SUMXMY2([.C275:.D275];[.C274:.D274]))/[.$H$2]))*[.$I$2]+[.A274]" office:value-type="float" office:value="120.079822135009" calcext:value-type="float">
            <text:p>120.079822135009</text:p>
          </table:table-cell>
          <table:table-cell office:value-type="float" office:value="1.5" calcext:value-type="float">
            <text:p>1.5</text:p>
          </table:table-cell>
          <table:table-cell office:value-type="float" office:value="0.990277777777778" calcext:value-type="float">
            <text:p>0.990277777777778</text:p>
          </table:table-cell>
          <table:table-cell office:value-type="float" office:value="1.26527777777778" calcext:value-type="float">
            <text:p>1.26527777777778</text:p>
          </table:table-cell>
          <table:table-cell table:number-columns-repeated="6"/>
        </table:table-row>
        <table:table-row table:style-name="ro1">
          <table:table-cell table:formula="of:=ABS((SQRT(SUMXMY2([.C276:.D276];[.C275:.D275]))/[.$H$2]))*[.$I$2]+[.A275]" office:value-type="float" office:value="120.605580848856" calcext:value-type="float">
            <text:p>120.605580848856</text:p>
          </table:table-cell>
          <table:table-cell office:value-type="float" office:value="1.5" calcext:value-type="float">
            <text:p>1.5</text:p>
          </table:table-cell>
          <table:table-cell office:value-type="float" office:value="0.969270833333333" calcext:value-type="float">
            <text:p>0.969270833333333</text:p>
          </table:table-cell>
          <table:table-cell office:value-type="float" office:value="1.23472222222222" calcext:value-type="float">
            <text:p>1.23472222222222</text:p>
          </table:table-cell>
          <table:table-cell table:number-columns-repeated="6"/>
        </table:table-row>
        <table:table-row table:style-name="ro1">
          <table:table-cell table:formula="of:=ABS((SQRT(SUMXMY2([.C277:.D277];[.C276:.D276]))/[.$H$2]))*[.$I$2]+[.A276]" office:value-type="float" office:value="120.973880806108" calcext:value-type="float">
            <text:p>120.973880806108</text:p>
          </table:table-cell>
          <table:table-cell office:value-type="float" office:value="1.5" calcext:value-type="float">
            <text:p>1.5</text:p>
          </table:table-cell>
          <table:table-cell office:value-type="float" office:value="0.984548611111111" calcext:value-type="float">
            <text:p>0.984548611111111</text:p>
          </table:table-cell>
          <table:table-cell office:value-type="float" office:value="1.21371527777778" calcext:value-type="float">
            <text:p>1.21371527777778</text:p>
          </table:table-cell>
          <table:table-cell table:number-columns-repeated="6"/>
        </table:table-row>
        <table:table-row table:style-name="ro1">
          <table:table-cell table:formula="of:=ABS((SQRT(SUMXMY2([.C278:.D278];[.C277:.D277]))/[.$H$2]))*[.$I$2]+[.A277]" office:value-type="float" office:value="121.420461820915" calcext:value-type="float">
            <text:p>121.420461820915</text:p>
          </table:table-cell>
          <table:table-cell office:value-type="float" office:value="1.5" calcext:value-type="float">
            <text:p>1.5</text:p>
          </table:table-cell>
          <table:table-cell office:value-type="float" office:value="1.01510416666667" calcext:value-type="float">
            <text:p>1.01510416666667</text:p>
          </table:table-cell>
          <table:table-cell office:value-type="float" office:value="1.20607638888889" calcext:value-type="float">
            <text:p>1.20607638888889</text:p>
          </table:table-cell>
          <table:table-cell table:number-columns-repeated="6"/>
        </table:table-row>
        <table:table-row table:style-name="ro1">
          <table:table-cell table:formula="of:=ABS((SQRT(SUMXMY2([.C279:.D279];[.C278:.D278]))/[.$H$2]))*[.$I$2]+[.A278]" office:value-type="float" office:value="121.861258933685" calcext:value-type="float">
            <text:p>121.861258933685</text:p>
          </table:table-cell>
          <table:table-cell office:value-type="float" office:value="1.5" calcext:value-type="float">
            <text:p>1.5</text:p>
          </table:table-cell>
          <table:table-cell office:value-type="float" office:value="1.04565972222222" calcext:value-type="float">
            <text:p>1.04565972222222</text:p>
          </table:table-cell>
          <table:table-cell office:value-type="float" office:value="1.20034722222222" calcext:value-type="float">
            <text:p>1.20034722222222</text:p>
          </table:table-cell>
          <table:table-cell table:number-columns-repeated="6"/>
        </table:table-row>
        <table:table-row table:style-name="ro1">
          <table:table-cell table:formula="of:=ABS((SQRT(SUMXMY2([.C280:.D280];[.C279:.D279]))/[.$H$2]))*[.$I$2]+[.A279]" office:value-type="float" office:value="122.297877780471" calcext:value-type="float">
            <text:p>122.297877780471</text:p>
          </table:table-cell>
          <table:table-cell office:value-type="float" office:value="1.5" calcext:value-type="float">
            <text:p>1.5</text:p>
          </table:table-cell>
          <table:table-cell office:value-type="float" office:value="1.07621527777778" calcext:value-type="float">
            <text:p>1.07621527777778</text:p>
          </table:table-cell>
          <table:table-cell office:value-type="float" office:value="1.19652777777778" calcext:value-type="float">
            <text:p>1.19652777777778</text:p>
          </table:table-cell>
          <table:table-cell table:number-columns-repeated="6"/>
        </table:table-row>
        <table:table-row table:style-name="ro1">
          <table:table-cell table:formula="of:=ABS((SQRT(SUMXMY2([.C281:.D281];[.C280:.D280]))/[.$H$2]))*[.$I$2]+[.A280]" office:value-type="float" office:value="122.734496627257" calcext:value-type="float">
            <text:p>122.734496627257</text:p>
          </table:table-cell>
          <table:table-cell office:value-type="float" office:value="1.5" calcext:value-type="float">
            <text:p>1.5</text:p>
          </table:table-cell>
          <table:table-cell office:value-type="float" office:value="1.10677083333333" calcext:value-type="float">
            <text:p>1.10677083333333</text:p>
          </table:table-cell>
          <table:table-cell office:value-type="float" office:value="1.19270833333333" calcext:value-type="float">
            <text:p>1.19270833333333</text:p>
          </table:table-cell>
          <table:table-cell table:number-columns-repeated="6"/>
        </table:table-row>
        <table:table-row table:style-name="ro1">
          <table:table-cell table:formula="of:=ABS((SQRT(SUMXMY2([.C282:.D282];[.C281:.D281]))/[.$H$2]))*[.$I$2]+[.A281]" office:value-type="float" office:value="123.171115474044" calcext:value-type="float">
            <text:p>123.171115474044</text:p>
          </table:table-cell>
          <table:table-cell office:value-type="float" office:value="1.5" calcext:value-type="float">
            <text:p>1.5</text:p>
          </table:table-cell>
          <table:table-cell office:value-type="float" office:value="1.13732638888889" calcext:value-type="float">
            <text:p>1.13732638888889</text:p>
          </table:table-cell>
          <table:table-cell office:value-type="float" office:value="1.18888888888889" calcext:value-type="float">
            <text:p>1.18888888888889</text:p>
          </table:table-cell>
          <table:table-cell table:number-columns-repeated="6"/>
        </table:table-row>
        <table:table-row table:style-name="ro1">
          <table:table-cell table:formula="of:=ABS((SQRT(SUMXMY2([.C283:.D283];[.C282:.D282]))/[.$H$2]))*[.$I$2]+[.A282]" office:value-type="float" office:value="123.605208057503" calcext:value-type="float">
            <text:p>123.605208057503</text:p>
          </table:table-cell>
          <table:table-cell office:value-type="float" office:value="1.5" calcext:value-type="float">
            <text:p>1.5</text:p>
          </table:table-cell>
          <table:table-cell office:value-type="float" office:value="1.16788194444444" calcext:value-type="float">
            <text:p>1.16788194444444</text:p>
          </table:table-cell>
          <table:table-cell office:value-type="float" office:value="1.18697916666667" calcext:value-type="float">
            <text:p>1.18697916666667</text:p>
          </table:table-cell>
          <table:table-cell table:number-columns-repeated="6"/>
        </table:table-row>
        <table:table-row table:style-name="ro1">
          <table:table-cell table:formula="of:=ABS((SQRT(SUMXMY2([.C284:.D284];[.C283:.D283]))/[.$H$2]))*[.$I$2]+[.A283]" office:value-type="float" office:value="130.440929490058" calcext:value-type="float">
            <text:p>130.440929490058</text:p>
          </table:table-cell>
          <table:table-cell office:value-type="float" office:value="1.5" calcext:value-type="float">
            <text:p>1.5</text:p>
          </table:table-cell>
          <table:table-cell office:value-type="float" office:value="1.64913194444444" calcext:value-type="float">
            <text:p>1.64913194444444</text:p>
          </table:table-cell>
          <table:table-cell office:value-type="float" office:value="1.15833333333333" calcext:value-type="float">
            <text:p>1.15833333333333</text:p>
          </table:table-cell>
          <table:table-cell table:number-columns-repeated="6"/>
        </table:table-row>
        <table:table-row table:style-name="ro1">
          <table:table-cell table:formula="of:=ABS((SQRT(SUMXMY2([.C285:.D285];[.C284:.D284]))/[.$H$2]))*[.$I$2]+[.A284]" office:value-type="float" office:value="130.875022073517" calcext:value-type="float">
            <text:p>130.875022073517</text:p>
          </table:table-cell>
          <table:table-cell office:value-type="float" office:value="1.5" calcext:value-type="float">
            <text:p>1.5</text:p>
          </table:table-cell>
          <table:table-cell office:value-type="float" office:value="1.6796875" calcext:value-type="float">
            <text:p>1.6796875</text:p>
          </table:table-cell>
          <table:table-cell office:value-type="float" office:value="1.15642361111111" calcext:value-type="float">
            <text:p>1.15642361111111</text:p>
          </table:table-cell>
          <table:table-cell table:number-columns-repeated="6"/>
        </table:table-row>
        <table:table-row table:style-name="ro1">
          <table:table-cell table:formula="of:=ABS((SQRT(SUMXMY2([.C286:.D286];[.C285:.D285]))/[.$H$2]))*[.$I$2]+[.A285]" office:value-type="float" office:value="131.30826929574" calcext:value-type="float">
            <text:p>131.30826929574</text:p>
          </table:table-cell>
          <table:table-cell office:value-type="float" office:value="1.5" calcext:value-type="float">
            <text:p>1.5</text:p>
          </table:table-cell>
          <table:table-cell office:value-type="float" office:value="1.71024305555556" calcext:value-type="float">
            <text:p>1.71024305555556</text:p>
          </table:table-cell>
          <table:table-cell office:value-type="float" office:value="1.15642361111111" calcext:value-type="float">
            <text:p>1.15642361111111</text:p>
          </table:table-cell>
          <table:table-cell table:number-columns-repeated="6"/>
        </table:table-row>
        <table:table-row table:style-name="ro1">
          <table:table-cell table:formula="of:=ABS((SQRT(SUMXMY2([.C287:.D287];[.C286:.D286]))/[.$H$2]))*[.$I$2]+[.A286]" office:value-type="float" office:value="131.742361879199" calcext:value-type="float">
            <text:p>131.742361879199</text:p>
          </table:table-cell>
          <table:table-cell office:value-type="float" office:value="1.5" calcext:value-type="float">
            <text:p>1.5</text:p>
          </table:table-cell>
          <table:table-cell office:value-type="float" office:value="1.74079861111111" calcext:value-type="float">
            <text:p>1.74079861111111</text:p>
          </table:table-cell>
          <table:table-cell office:value-type="float" office:value="1.15833333333333" calcext:value-type="float">
            <text:p>1.15833333333333</text:p>
          </table:table-cell>
          <table:table-cell table:number-columns-repeated="6"/>
        </table:table-row>
        <table:table-row table:style-name="ro1">
          <table:table-cell table:formula="of:=ABS((SQRT(SUMXMY2([.C288:.D288];[.C287:.D287]))/[.$H$2]))*[.$I$2]+[.A287]" office:value-type="float" office:value="132.176454462659" calcext:value-type="float">
            <text:p>132.176454462659</text:p>
          </table:table-cell>
          <table:table-cell office:value-type="float" office:value="1.5" calcext:value-type="float">
            <text:p>1.5</text:p>
          </table:table-cell>
          <table:table-cell office:value-type="float" office:value="1.77135416666667" calcext:value-type="float">
            <text:p>1.77135416666667</text:p>
          </table:table-cell>
          <table:table-cell office:value-type="float" office:value="1.16024305555556" calcext:value-type="float">
            <text:p>1.16024305555556</text:p>
          </table:table-cell>
          <table:table-cell table:number-columns-repeated="6"/>
        </table:table-row>
        <table:table-row table:style-name="ro1">
          <table:table-cell table:formula="of:=ABS((SQRT(SUMXMY2([.C289:.D289];[.C288:.D288]))/[.$H$2]))*[.$I$2]+[.A288]" office:value-type="float" office:value="132.613073309445" calcext:value-type="float">
            <text:p>132.613073309445</text:p>
          </table:table-cell>
          <table:table-cell office:value-type="float" office:value="1.5" calcext:value-type="float">
            <text:p>1.5</text:p>
          </table:table-cell>
          <table:table-cell office:value-type="float" office:value="1.80190972222222" calcext:value-type="float">
            <text:p>1.80190972222222</text:p>
          </table:table-cell>
          <table:table-cell office:value-type="float" office:value="1.1640625" calcext:value-type="float">
            <text:p>1.1640625</text:p>
          </table:table-cell>
          <table:table-cell table:number-columns-repeated="6"/>
        </table:table-row>
        <table:table-row table:style-name="ro1">
          <table:table-cell table:formula="of:=ABS((SQRT(SUMXMY2([.C290:.D290];[.C289:.D289]))/[.$H$2]))*[.$I$2]+[.A289]" office:value-type="float" office:value="132.99022553014" calcext:value-type="float">
            <text:p>132.99022553014</text:p>
          </table:table-cell>
          <table:table-cell office:value-type="float" office:value="1.5" calcext:value-type="float">
            <text:p>1.5</text:p>
          </table:table-cell>
          <table:table-cell office:value-type="float" office:value="1.81145833333333" calcext:value-type="float">
            <text:p>1.81145833333333</text:p>
          </table:table-cell>
          <table:table-cell office:value-type="float" office:value="1.18888888888889" calcext:value-type="float">
            <text:p>1.18888888888889</text:p>
          </table:table-cell>
          <table:table-cell table:number-columns-repeated="6"/>
        </table:table-row>
        <table:table-row table:style-name="ro1">
          <table:table-cell table:formula="of:=ABS((SQRT(SUMXMY2([.C291:.D291];[.C290:.D290]))/[.$H$2]))*[.$I$2]+[.A290]" office:value-type="float" office:value="133.474610650116" calcext:value-type="float">
            <text:p>133.474610650116</text:p>
          </table:table-cell>
          <table:table-cell office:value-type="float" office:value="1.5" calcext:value-type="float">
            <text:p>1.5</text:p>
          </table:table-cell>
          <table:table-cell office:value-type="float" office:value="1.79618055555556" calcext:value-type="float">
            <text:p>1.79618055555556</text:p>
          </table:table-cell>
          <table:table-cell office:value-type="float" office:value="1.21944444444444" calcext:value-type="float">
            <text:p>1.21944444444444</text:p>
          </table:table-cell>
          <table:table-cell table:number-columns-repeated="6"/>
        </table:table-row>
        <table:table-row table:style-name="ro1">
          <table:table-cell table:formula="of:=ABS((SQRT(SUMXMY2([.C292:.D292];[.C291:.D291]))/[.$H$2]))*[.$I$2]+[.A291]" office:value-type="float" office:value="133.985516415111" calcext:value-type="float">
            <text:p>133.985516415111</text:p>
          </table:table-cell>
          <table:table-cell office:value-type="float" office:value="1.5" calcext:value-type="float">
            <text:p>1.5</text:p>
          </table:table-cell>
          <table:table-cell office:value-type="float" office:value="1.77708333333333" calcext:value-type="float">
            <text:p>1.77708333333333</text:p>
          </table:table-cell>
          <table:table-cell office:value-type="float" office:value="1.25" calcext:value-type="float">
            <text:p>1.25</text:p>
          </table:table-cell>
          <table:table-cell table:number-columns-repeated="6"/>
        </table:table-row>
        <table:table-row table:style-name="ro1">
          <table:table-cell table:formula="of:=ABS((SQRT(SUMXMY2([.C293:.D293];[.C292:.D292]))/[.$H$2]))*[.$I$2]+[.A292]" office:value-type="float" office:value="134.511275128957" calcext:value-type="float">
            <text:p>134.511275128957</text:p>
          </table:table-cell>
          <table:table-cell office:value-type="float" office:value="1.5" calcext:value-type="float">
            <text:p>1.5</text:p>
          </table:table-cell>
          <table:table-cell office:value-type="float" office:value="1.75607638888889" calcext:value-type="float">
            <text:p>1.75607638888889</text:p>
          </table:table-cell>
          <table:table-cell office:value-type="float" office:value="1.28055555555556" calcext:value-type="float">
            <text:p>1.28055555555556</text:p>
          </table:table-cell>
          <table:table-cell table:number-columns-repeated="6"/>
        </table:table-row>
        <table:table-row table:style-name="ro1">
          <table:table-cell table:formula="of:=ABS((SQRT(SUMXMY2([.C294:.D294];[.C293:.D293]))/[.$H$2]))*[.$I$2]+[.A293]" office:value-type="float" office:value="135.037033842803" calcext:value-type="float">
            <text:p>135.037033842803</text:p>
          </table:table-cell>
          <table:table-cell office:value-type="float" office:value="1.5" calcext:value-type="float">
            <text:p>1.5</text:p>
          </table:table-cell>
          <table:table-cell office:value-type="float" office:value="1.73506944444444" calcext:value-type="float">
            <text:p>1.73506944444444</text:p>
          </table:table-cell>
          <table:table-cell office:value-type="float" office:value="1.31111111111111" calcext:value-type="float">
            <text:p>1.31111111111111</text:p>
          </table:table-cell>
          <table:table-cell table:number-columns-repeated="6"/>
        </table:table-row>
        <table:table-row table:style-name="ro1">
          <table:table-cell table:formula="of:=ABS((SQRT(SUMXMY2([.C295:.D295];[.C294:.D294]))/[.$H$2]))*[.$I$2]+[.A294]" office:value-type="float" office:value="135.562792556649" calcext:value-type="float">
            <text:p>135.562792556649</text:p>
          </table:table-cell>
          <table:table-cell office:value-type="float" office:value="1.5" calcext:value-type="float">
            <text:p>1.5</text:p>
          </table:table-cell>
          <table:table-cell office:value-type="float" office:value="1.7140625" calcext:value-type="float">
            <text:p>1.7140625</text:p>
          </table:table-cell>
          <table:table-cell office:value-type="float" office:value="1.34166666666667" calcext:value-type="float">
            <text:p>1.34166666666667</text:p>
          </table:table-cell>
          <table:table-cell table:number-columns-repeated="6"/>
        </table:table-row>
        <table:table-row table:style-name="ro1">
          <table:table-cell table:formula="of:=ABS((SQRT(SUMXMY2([.C296:.D296];[.C295:.D295]))/[.$H$2]))*[.$I$2]+[.A295]" office:value-type="float" office:value="136.104351584427" calcext:value-type="float">
            <text:p>136.104351584427</text:p>
          </table:table-cell>
          <table:table-cell office:value-type="float" office:value="1.5" calcext:value-type="float">
            <text:p>1.5</text:p>
          </table:table-cell>
          <table:table-cell office:value-type="float" office:value="1.69114583333333" calcext:value-type="float">
            <text:p>1.69114583333333</text:p>
          </table:table-cell>
          <table:table-cell office:value-type="float" office:value="1.37222222222222" calcext:value-type="float">
            <text:p>1.37222222222222</text:p>
          </table:table-cell>
          <table:table-cell table:number-columns-repeated="6"/>
        </table:table-row>
        <table:table-row table:style-name="ro1">
          <table:table-cell table:formula="of:=ABS((SQRT(SUMXMY2([.C297:.D297];[.C296:.D296]))/[.$H$2]))*[.$I$2]+[.A296]" office:value-type="float" office:value="136.392194156001" calcext:value-type="float">
            <text:p>136.392194156001</text:p>
          </table:table-cell>
          <table:table-cell office:value-type="float" office:value="1.5" calcext:value-type="float">
            <text:p>1.5</text:p>
          </table:table-cell>
          <table:table-cell office:value-type="float" office:value="1.67777777777778" calcext:value-type="float">
            <text:p>1.67777777777778</text:p>
          </table:table-cell>
          <table:table-cell office:value-type="float" office:value="1.3875" calcext:value-type="float">
            <text:p>1.3875</text:p>
          </table:table-cell>
          <table:table-cell table:number-columns-repeated="6"/>
        </table:table-row>
        <table:table-row table:style-name="ro1">
          <table:table-cell table:formula="of:=ABS((SQRT(SUMXMY2([.C298:.D298];[.C297:.D297]))/[.$H$2]))*[.$I$2]+[.A297]" office:value-type="float" office:value="136.680036727575" calcext:value-type="float">
            <text:p>136.680036727575</text:p>
          </table:table-cell>
          <table:table-cell office:value-type="float" office:value="1.5" calcext:value-type="float">
            <text:p>1.5</text:p>
          </table:table-cell>
          <table:table-cell office:value-type="float" office:value="1.66440972222222" calcext:value-type="float">
            <text:p>1.66440972222222</text:p>
          </table:table-cell>
          <table:table-cell office:value-type="float" office:value="1.40277777777778" calcext:value-type="float">
            <text:p>1.40277777777778</text:p>
          </table:table-cell>
          <table:table-cell table:number-columns-repeated="6"/>
        </table:table-row>
        <table:table-row table:style-name="ro1">
          <table:table-cell table:formula="of:=ABS((SQRT(SUMXMY2([.C299:.D299];[.C298:.D298]))/[.$H$2]))*[.$I$2]+[.A298]" office:value-type="float" office:value="136.967879299149" calcext:value-type="float">
            <text:p>136.967879299149</text:p>
          </table:table-cell>
          <table:table-cell office:value-type="float" office:value="1.5" calcext:value-type="float">
            <text:p>1.5</text:p>
          </table:table-cell>
          <table:table-cell office:value-type="float" office:value="1.65104166666667" calcext:value-type="float">
            <text:p>1.65104166666667</text:p>
          </table:table-cell>
          <table:table-cell office:value-type="float" office:value="1.41805555555556" calcext:value-type="float">
            <text:p>1.41805555555556</text:p>
          </table:table-cell>
          <table:table-cell table:number-columns-repeated="6"/>
        </table:table-row>
        <table:table-row table:style-name="ro1">
          <table:table-cell table:formula="of:=ABS((SQRT(SUMXMY2([.C300:.D300];[.C299:.D299]))/[.$H$2]))*[.$I$2]+[.A299]" office:value-type="float" office:value="137.274231347913" calcext:value-type="float">
            <text:p>137.274231347913</text:p>
          </table:table-cell>
          <table:table-cell office:value-type="float" office:value="1.5" calcext:value-type="float">
            <text:p>1.5</text:p>
          </table:table-cell>
          <table:table-cell office:value-type="float" office:value="1.63576388888889" calcext:value-type="float">
            <text:p>1.63576388888889</text:p>
          </table:table-cell>
          <table:table-cell office:value-type="float" office:value="1.43333333333333" calcext:value-type="float">
            <text:p>1.43333333333333</text:p>
          </table:table-cell>
          <table:table-cell table:number-columns-repeated="6"/>
        </table:table-row>
        <table:table-row table:style-name="ro1">
          <table:table-cell table:formula="of:=ABS((SQRT(SUMXMY2([.C301:.D301];[.C300:.D300]))/[.$H$2]))*[.$I$2]+[.A300]" office:value-type="float" office:value="137.580583396676" calcext:value-type="float">
            <text:p>137.580583396676</text:p>
          </table:table-cell>
          <table:table-cell office:value-type="float" office:value="1.5" calcext:value-type="float">
            <text:p>1.5</text:p>
          </table:table-cell>
          <table:table-cell office:value-type="float" office:value="1.62048611111111" calcext:value-type="float">
            <text:p>1.62048611111111</text:p>
          </table:table-cell>
          <table:table-cell office:value-type="float" office:value="1.44861111111111" calcext:value-type="float">
            <text:p>1.44861111111111</text:p>
          </table:table-cell>
          <table:table-cell table:number-columns-repeated="6"/>
        </table:table-row>
        <table:table-row table:style-name="ro1">
          <table:table-cell table:formula="of:=ABS((SQRT(SUMXMY2([.C302:.D302];[.C301:.D301]))/[.$H$2]))*[.$I$2]+[.A301]" office:value-type="float" office:value="137.86842596825" calcext:value-type="float">
            <text:p>137.86842596825</text:p>
          </table:table-cell>
          <table:table-cell office:value-type="float" office:value="1.5" calcext:value-type="float">
            <text:p>1.5</text:p>
          </table:table-cell>
          <table:table-cell office:value-type="float" office:value="1.60520833333333" calcext:value-type="float">
            <text:p>1.60520833333333</text:p>
          </table:table-cell>
          <table:table-cell office:value-type="float" office:value="1.46197916666667" calcext:value-type="float">
            <text:p>1.46197916666667</text:p>
          </table:table-cell>
          <table:table-cell table:number-columns-repeated="6"/>
        </table:table-row>
        <table:table-row table:style-name="ro1">
          <table:table-cell table:formula="of:=ABS((SQRT(SUMXMY2([.C303:.D303];[.C302:.D302]))/[.$H$2]))*[.$I$2]+[.A302]" office:value-type="float" office:value="138.156268539824" calcext:value-type="float">
            <text:p>138.156268539824</text:p>
          </table:table-cell>
          <table:table-cell office:value-type="float" office:value="1.5" calcext:value-type="float">
            <text:p>1.5</text:p>
          </table:table-cell>
          <table:table-cell office:value-type="float" office:value="1.58993055555556" calcext:value-type="float">
            <text:p>1.58993055555556</text:p>
          </table:table-cell>
          <table:table-cell office:value-type="float" office:value="1.47534722222222" calcext:value-type="float">
            <text:p>1.47534722222222</text:p>
          </table:table-cell>
          <table:table-cell table:number-columns-repeated="6"/>
        </table:table-row>
        <table:table-row table:style-name="ro1">
          <table:table-cell table:formula="of:=ABS((SQRT(SUMXMY2([.C304:.D304];[.C303:.D303]))/[.$H$2]))*[.$I$2]+[.A303]" office:value-type="float" office:value="138.5505294632" calcext:value-type="float">
            <text:p>138.5505294632</text:p>
          </table:table-cell>
          <table:table-cell office:value-type="float" office:value="1.5" calcext:value-type="float">
            <text:p>1.5</text:p>
          </table:table-cell>
          <table:table-cell office:value-type="float" office:value="1.58229166666667" calcext:value-type="float">
            <text:p>1.58229166666667</text:p>
          </table:table-cell>
          <table:table-cell office:value-type="float" office:value="1.44861111111111" calcext:value-type="float">
            <text:p>1.44861111111111</text:p>
          </table:table-cell>
          <table:table-cell table:number-columns-repeated="6"/>
        </table:table-row>
        <table:table-row table:style-name="ro1">
          <table:table-cell table:formula="of:=ABS((SQRT(SUMXMY2([.C305:.D305];[.C304:.D304]))/[.$H$2]))*[.$I$2]+[.A304]" office:value-type="float" office:value="138.984622046659" calcext:value-type="float">
            <text:p>138.984622046659</text:p>
          </table:table-cell>
          <table:table-cell office:value-type="float" office:value="1.5" calcext:value-type="float">
            <text:p>1.5</text:p>
          </table:table-cell>
          <table:table-cell office:value-type="float" office:value="1.58038194444444" calcext:value-type="float">
            <text:p>1.58038194444444</text:p>
          </table:table-cell>
          <table:table-cell office:value-type="float" office:value="1.41805555555556" calcext:value-type="float">
            <text:p>1.41805555555556</text:p>
          </table:table-cell>
          <table:table-cell table:number-columns-repeated="6"/>
        </table:table-row>
        <table:table-row table:style-name="ro1">
          <table:table-cell table:formula="of:=ABS((SQRT(SUMXMY2([.C306:.D306];[.C305:.D305]))/[.$H$2]))*[.$I$2]+[.A305]" office:value-type="float" office:value="139.417869268882" calcext:value-type="float">
            <text:p>139.417869268882</text:p>
          </table:table-cell>
          <table:table-cell office:value-type="float" office:value="1.5" calcext:value-type="float">
            <text:p>1.5</text:p>
          </table:table-cell>
          <table:table-cell office:value-type="float" office:value="1.58038194444444" calcext:value-type="float">
            <text:p>1.58038194444444</text:p>
          </table:table-cell>
          <table:table-cell office:value-type="float" office:value="1.3875" calcext:value-type="float">
            <text:p>1.3875</text:p>
          </table:table-cell>
          <table:table-cell table:number-columns-repeated="6"/>
        </table:table-row>
        <table:table-row table:style-name="ro1">
          <table:table-cell table:formula="of:=ABS((SQRT(SUMXMY2([.C307:.D307];[.C306:.D306]))/[.$H$2]))*[.$I$2]+[.A306]" office:value-type="float" office:value="139.851961852341" calcext:value-type="float">
            <text:p>139.851961852341</text:p>
          </table:table-cell>
          <table:table-cell office:value-type="float" office:value="1.5" calcext:value-type="float">
            <text:p>1.5</text:p>
          </table:table-cell>
          <table:table-cell office:value-type="float" office:value="1.57847222222222" calcext:value-type="float">
            <text:p>1.57847222222222</text:p>
          </table:table-cell>
          <table:table-cell office:value-type="float" office:value="1.35694444444444" calcext:value-type="float">
            <text:p>1.35694444444444</text:p>
          </table:table-cell>
          <table:table-cell table:number-columns-repeated="6"/>
        </table:table-row>
        <table:table-row table:style-name="ro1">
          <table:table-cell table:formula="of:=ABS((SQRT(SUMXMY2([.C308:.D308];[.C307:.D307]))/[.$H$2]))*[.$I$2]+[.A307]" office:value-type="float" office:value="140.285209074563" calcext:value-type="float">
            <text:p>140.285209074563</text:p>
          </table:table-cell>
          <table:table-cell office:value-type="float" office:value="1.5" calcext:value-type="float">
            <text:p>1.5</text:p>
          </table:table-cell>
          <table:table-cell office:value-type="float" office:value="1.57847222222222" calcext:value-type="float">
            <text:p>1.57847222222222</text:p>
          </table:table-cell>
          <table:table-cell office:value-type="float" office:value="1.32638888888889" calcext:value-type="float">
            <text:p>1.32638888888889</text:p>
          </table:table-cell>
          <table:table-cell table:number-columns-repeated="6"/>
        </table:table-row>
        <table:table-row table:style-name="ro1">
          <table:table-cell table:formula="of:=ABS((SQRT(SUMXMY2([.C309:.D309];[.C308:.D308]))/[.$H$2]))*[.$I$2]+[.A308]" office:value-type="float" office:value="140.718456296786" calcext:value-type="float">
            <text:p>140.718456296786</text:p>
          </table:table-cell>
          <table:table-cell office:value-type="float" office:value="1.5" calcext:value-type="float">
            <text:p>1.5</text:p>
          </table:table-cell>
          <table:table-cell office:value-type="float" office:value="1.57847222222222" calcext:value-type="float">
            <text:p>1.57847222222222</text:p>
          </table:table-cell>
          <table:table-cell office:value-type="float" office:value="1.29583333333333" calcext:value-type="float">
            <text:p>1.29583333333333</text:p>
          </table:table-cell>
          <table:table-cell table:number-columns-repeated="6"/>
        </table:table-row>
        <table:table-row table:style-name="ro1">
          <table:table-cell table:formula="of:=ABS((SQRT(SUMXMY2([.C310:.D310];[.C309:.D309]))/[.$H$2]))*[.$I$2]+[.A309]" office:value-type="float" office:value="141.151703519008" calcext:value-type="float">
            <text:p>141.151703519008</text:p>
          </table:table-cell>
          <table:table-cell office:value-type="float" office:value="1.5" calcext:value-type="float">
            <text:p>1.5</text:p>
          </table:table-cell>
          <table:table-cell office:value-type="float" office:value="1.57847222222222" calcext:value-type="float">
            <text:p>1.57847222222222</text:p>
          </table:table-cell>
          <table:table-cell office:value-type="float" office:value="1.26527777777778" calcext:value-type="float">
            <text:p>1.26527777777778</text:p>
          </table:table-cell>
          <table:table-cell table:number-columns-repeated="6"/>
        </table:table-row>
        <table:table-row table:style-name="ro1">
          <table:table-cell table:formula="of:=ABS((SQRT(SUMXMY2([.C311:.D311];[.C310:.D310]))/[.$H$2]))*[.$I$2]+[.A310]" office:value-type="float" office:value="141.585796102468" calcext:value-type="float">
            <text:p>141.585796102468</text:p>
          </table:table-cell>
          <table:table-cell office:value-type="float" office:value="1.5" calcext:value-type="float">
            <text:p>1.5</text:p>
          </table:table-cell>
          <table:table-cell office:value-type="float" office:value="1.5765625" calcext:value-type="float">
            <text:p>1.5765625</text:p>
          </table:table-cell>
          <table:table-cell office:value-type="float" office:value="1.23472222222222" calcext:value-type="float">
            <text:p>1.23472222222222</text:p>
          </table:table-cell>
          <table:table-cell table:number-columns-repeated="6"/>
        </table:table-row>
        <table:table-row table:style-name="ro1">
          <table:table-cell table:formula="of:=ABS((SQRT(SUMXMY2([.C312:.D312];[.C311:.D311]))/[.$H$2]))*[.$I$2]+[.A311]" office:value-type="float" office:value="142.01904332469" calcext:value-type="float">
            <text:p>142.01904332469</text:p>
          </table:table-cell>
          <table:table-cell office:value-type="float" office:value="1.5" calcext:value-type="float">
            <text:p>1.5</text:p>
          </table:table-cell>
          <table:table-cell office:value-type="float" office:value="1.5765625" calcext:value-type="float">
            <text:p>1.5765625</text:p>
          </table:table-cell>
          <table:table-cell office:value-type="float" office:value="1.20416666666667" calcext:value-type="float">
            <text:p>1.20416666666667</text:p>
          </table:table-cell>
          <table:table-cell table:number-columns-repeated="6"/>
        </table:table-row>
        <table:table-row table:style-name="ro1">
          <table:table-cell table:formula="of:=ABS((SQRT(SUMXMY2([.C313:.D313];[.C312:.D312]))/[.$H$2]))*[.$I$2]+[.A312]" office:value-type="float" office:value="142.455662171476" calcext:value-type="float">
            <text:p>142.455662171476</text:p>
          </table:table-cell>
          <table:table-cell office:value-type="float" office:value="1.5" calcext:value-type="float">
            <text:p>1.5</text:p>
          </table:table-cell>
          <table:table-cell office:value-type="float" office:value="1.58038194444444" calcext:value-type="float">
            <text:p>1.58038194444444</text:p>
          </table:table-cell>
          <table:table-cell office:value-type="float" office:value="1.17361111111111" calcext:value-type="float">
            <text:p>1.17361111111111</text:p>
          </table:table-cell>
          <table:table-cell table:number-columns-repeated="6"/>
        </table:table-row>
        <table:table-row table:style-name="ro1">
          <table:table-cell table:formula="of:=ABS((SQRT(SUMXMY2([.C314:.D314];[.C313:.D313]))/[.$H$2]))*[.$I$2]+[.A313]" office:value-type="float" office:value="142.879499151455" calcext:value-type="float">
            <text:p>142.879499151455</text:p>
          </table:table-cell>
          <table:table-cell office:value-type="float" office:value="1.5" calcext:value-type="float">
            <text:p>1.5</text:p>
          </table:table-cell>
          <table:table-cell office:value-type="float" office:value="1.60711805555556" calcext:value-type="float">
            <text:p>1.60711805555556</text:p>
          </table:table-cell>
          <table:table-cell office:value-type="float" office:value="1.16024305555556" calcext:value-type="float">
            <text:p>1.16024305555556</text:p>
          </table:table-cell>
          <table:table-cell table:number-columns-repeated="6"/>
        </table:table-row>
        <table:table-row table:style-name="ro1">
          <table:table-cell table:formula="of:=ABS((SQRT(SUMXMY2([.C315:.D315];[.C314:.D314]))/[.$H$2]))*[.$I$2]+[.A314]" office:value-type="float" office:value="143.313591734915" calcext:value-type="float">
            <text:p>143.313591734915</text:p>
          </table:table-cell>
          <table:table-cell office:value-type="float" office:value="1.5" calcext:value-type="float">
            <text:p>1.5</text:p>
          </table:table-cell>
          <table:table-cell office:value-type="float" office:value="1.63767361111111" calcext:value-type="float">
            <text:p>1.63767361111111</text:p>
          </table:table-cell>
          <table:table-cell office:value-type="float" office:value="1.15833333333333" calcext:value-type="float">
            <text:p>1.15833333333333</text:p>
          </table:table-cell>
          <table:table-cell table:number-columns-repeated="6"/>
        </table:table-row>
        <table:table-row table:style-name="ro1">
          <table:table-cell table:formula="of:=ABS((SQRT(SUMXMY2([.C316:.D316];[.C315:.D315]))/[.$H$2]))*[.$I$2]+[.A315]" office:value-type="float" office:value="146.796662629855" calcext:value-type="float">
            <text:p>146.796662629855</text:p>
          </table:table-cell>
          <table:table-cell office:value-type="float" office:value="1.5" calcext:value-type="float">
            <text:p>1.5</text:p>
          </table:table-cell>
          <table:table-cell office:value-type="float" office:value="1.42569444444444" calcext:value-type="float">
            <text:p>1.42569444444444</text:p>
          </table:table-cell>
          <table:table-cell office:value-type="float" office:value="1.03420138888889" calcext:value-type="float">
            <text:p>1.03420138888889</text:p>
          </table:table-cell>
          <table:table-cell table:number-columns-repeated="6"/>
        </table:table-row>
        <table:table-row table:style-name="ro1">
          <table:table-cell table:formula="of:=ABS((SQRT(SUMXMY2([.C317:.D317];[.C316:.D316]))/[.$H$2]))*[.$I$2]+[.A316]" office:value-type="float" office:value="147.184359892601" calcext:value-type="float">
            <text:p>147.184359892601</text:p>
          </table:table-cell>
          <table:table-cell office:value-type="float" office:value="1.5" calcext:value-type="float">
            <text:p>1.5</text:p>
          </table:table-cell>
          <table:table-cell office:value-type="float" office:value="1.43142361111111" calcext:value-type="float">
            <text:p>1.43142361111111</text:p>
          </table:table-cell>
          <table:table-cell office:value-type="float" office:value="1.0609375" calcext:value-type="float">
            <text:p>1.0609375</text:p>
          </table:table-cell>
          <table:table-cell table:number-columns-repeated="6"/>
        </table:table-row>
        <table:table-row table:style-name="ro1">
          <table:table-cell table:formula="of:=ABS((SQRT(SUMXMY2([.C318:.D318];[.C317:.D317]))/[.$H$2]))*[.$I$2]+[.A317]" office:value-type="float" office:value="147.618452476061" calcext:value-type="float">
            <text:p>147.618452476061</text:p>
          </table:table-cell>
          <table:table-cell office:value-type="float" office:value="1.5" calcext:value-type="float">
            <text:p>1.5</text:p>
          </table:table-cell>
          <table:table-cell office:value-type="float" office:value="1.43333333333333" calcext:value-type="float">
            <text:p>1.43333333333333</text:p>
          </table:table-cell>
          <table:table-cell office:value-type="float" office:value="1.09149305555556" calcext:value-type="float">
            <text:p>1.09149305555556</text:p>
          </table:table-cell>
          <table:table-cell table:number-columns-repeated="6"/>
        </table:table-row>
        <table:table-row table:style-name="ro1">
          <table:table-cell table:formula="of:=ABS((SQRT(SUMXMY2([.C319:.D319];[.C318:.D318]))/[.$H$2]))*[.$I$2]+[.A318]" office:value-type="float" office:value="148.051699698283" calcext:value-type="float">
            <text:p>148.051699698283</text:p>
          </table:table-cell>
          <table:table-cell office:value-type="float" office:value="1.5" calcext:value-type="float">
            <text:p>1.5</text:p>
          </table:table-cell>
          <table:table-cell office:value-type="float" office:value="1.43333333333333" calcext:value-type="float">
            <text:p>1.43333333333333</text:p>
          </table:table-cell>
          <table:table-cell office:value-type="float" office:value="1.12204861111111" calcext:value-type="float">
            <text:p>1.12204861111111</text:p>
          </table:table-cell>
          <table:table-cell table:number-columns-repeated="6"/>
        </table:table-row>
        <table:table-row table:style-name="ro1">
          <table:table-cell table:formula="of:=ABS((SQRT(SUMXMY2([.C320:.D320];[.C319:.D319]))/[.$H$2]))*[.$I$2]+[.A319]" office:value-type="float" office:value="148.485792281743" calcext:value-type="float">
            <text:p>148.485792281743</text:p>
          </table:table-cell>
          <table:table-cell office:value-type="float" office:value="1.5" calcext:value-type="float">
            <text:p>1.5</text:p>
          </table:table-cell>
          <table:table-cell office:value-type="float" office:value="1.43142361111111" calcext:value-type="float">
            <text:p>1.43142361111111</text:p>
          </table:table-cell>
          <table:table-cell office:value-type="float" office:value="1.15260416666667" calcext:value-type="float">
            <text:p>1.15260416666667</text:p>
          </table:table-cell>
          <table:table-cell table:number-columns-repeated="6"/>
        </table:table-row>
        <table:table-row table:style-name="ro1">
          <table:table-cell table:formula="of:=ABS((SQRT(SUMXMY2([.C321:.D321];[.C320:.D320]))/[.$H$2]))*[.$I$2]+[.A320]" office:value-type="float" office:value="149.096698710562" calcext:value-type="float">
            <text:p>149.096698710562</text:p>
          </table:table-cell>
          <table:table-cell office:value-type="float" office:value="1.5" calcext:value-type="float">
            <text:p>1.5</text:p>
          </table:table-cell>
          <table:table-cell office:value-type="float" office:value="1.421875" calcext:value-type="float">
            <text:p>1.421875</text:p>
          </table:table-cell>
          <table:table-cell office:value-type="float" office:value="1.11059027777778" calcext:value-type="float">
            <text:p>1.11059027777778</text:p>
          </table:table-cell>
          <table:table-cell table:number-columns-repeated="6"/>
        </table:table-row>
        <table:table-row table:style-name="ro1">
          <table:table-cell table:formula="of:=ABS((SQRT(SUMXMY2([.C322:.D322];[.C321:.D321]))/[.$H$2]))*[.$I$2]+[.A321]" office:value-type="float" office:value="149.529945932784" calcext:value-type="float">
            <text:p>149.529945932784</text:p>
          </table:table-cell>
          <table:table-cell office:value-type="float" office:value="1.5" calcext:value-type="float">
            <text:p>1.5</text:p>
          </table:table-cell>
          <table:table-cell office:value-type="float" office:value="1.421875" calcext:value-type="float">
            <text:p>1.421875</text:p>
          </table:table-cell>
          <table:table-cell office:value-type="float" office:value="1.08003472222222" calcext:value-type="float">
            <text:p>1.08003472222222</text:p>
          </table:table-cell>
          <table:table-cell table:number-columns-repeated="6"/>
        </table:table-row>
        <table:table-row table:style-name="ro1">
          <table:table-cell table:formula="of:=ABS((SQRT(SUMXMY2([.C323:.D323];[.C322:.D322]))/[.$H$2]))*[.$I$2]+[.A322]" office:value-type="float" office:value="149.963193155006" calcext:value-type="float">
            <text:p>149.963193155006</text:p>
          </table:table-cell>
          <table:table-cell office:value-type="float" office:value="1.5" calcext:value-type="float">
            <text:p>1.5</text:p>
          </table:table-cell>
          <table:table-cell office:value-type="float" office:value="1.421875" calcext:value-type="float">
            <text:p>1.421875</text:p>
          </table:table-cell>
          <table:table-cell office:value-type="float" office:value="1.04947916666667" calcext:value-type="float">
            <text:p>1.04947916666667</text:p>
          </table:table-cell>
          <table:table-cell table:number-columns-repeated="6"/>
        </table:table-row>
        <table:table-row table:style-name="ro1">
          <table:table-cell table:formula="of:=ABS((SQRT(SUMXMY2([.C324:.D324];[.C323:.D323]))/[.$H$2]))*[.$I$2]+[.A323]" office:value-type="float" office:value="152.5228832288" calcext:value-type="float">
            <text:p>152.5228832288</text:p>
          </table:table-cell>
          <table:table-cell office:value-type="float" office:value="1.5" calcext:value-type="float">
            <text:p>1.5</text:p>
          </table:table-cell>
          <table:table-cell office:value-type="float" office:value="1.60138888888889" calcext:value-type="float">
            <text:p>1.60138888888889</text:p>
          </table:table-cell>
          <table:table-cell office:value-type="float" office:value="1.03038194444444" calcext:value-type="float">
            <text:p>1.03038194444444</text:p>
          </table:table-cell>
          <table:table-cell table:number-columns-repeated="6"/>
        </table:table-row>
        <table:table-row table:style-name="ro1">
          <table:table-cell table:formula="of:=ABS((SQRT(SUMXMY2([.C325:.D325];[.C324:.D324]))/[.$H$2]))*[.$I$2]+[.A324]" office:value-type="float" office:value="152.891183186053" calcext:value-type="float">
            <text:p>152.891183186053</text:p>
          </table:table-cell>
          <table:table-cell office:value-type="float" office:value="1.5" calcext:value-type="float">
            <text:p>1.5</text:p>
          </table:table-cell>
          <table:table-cell office:value-type="float" office:value="1.60902777777778" calcext:value-type="float">
            <text:p>1.60902777777778</text:p>
          </table:table-cell>
          <table:table-cell office:value-type="float" office:value="1.05520833333333" calcext:value-type="float">
            <text:p>1.05520833333333</text:p>
          </table:table-cell>
          <table:table-cell table:number-columns-repeated="6"/>
        </table:table-row>
        <table:table-row table:style-name="ro1">
          <table:table-cell table:formula="of:=ABS((SQRT(SUMXMY2([.C326:.D326];[.C325:.D325]))/[.$H$2]))*[.$I$2]+[.A325]" office:value-type="float" office:value="153.325275769513" calcext:value-type="float">
            <text:p>153.325275769513</text:p>
          </table:table-cell>
          <table:table-cell office:value-type="float" office:value="1.5" calcext:value-type="float">
            <text:p>1.5</text:p>
          </table:table-cell>
          <table:table-cell office:value-type="float" office:value="1.6109375" calcext:value-type="float">
            <text:p>1.6109375</text:p>
          </table:table-cell>
          <table:table-cell office:value-type="float" office:value="1.08576388888889" calcext:value-type="float">
            <text:p>1.08576388888889</text:p>
          </table:table-cell>
          <table:table-cell table:number-columns-repeated="6"/>
        </table:table-row>
        <table:table-row table:style-name="ro1">
          <table:table-cell table:formula="of:=ABS((SQRT(SUMXMY2([.C327:.D327];[.C326:.D326]))/[.$H$2]))*[.$I$2]+[.A326]" office:value-type="float" office:value="153.759368352972" calcext:value-type="float">
            <text:p>153.759368352972</text:p>
          </table:table-cell>
          <table:table-cell office:value-type="float" office:value="1.5" calcext:value-type="float">
            <text:p>1.5</text:p>
          </table:table-cell>
          <table:table-cell office:value-type="float" office:value="1.60902777777778" calcext:value-type="float">
            <text:p>1.60902777777778</text:p>
          </table:table-cell>
          <table:table-cell office:value-type="float" office:value="1.11631944444444" calcext:value-type="float">
            <text:p>1.11631944444444</text:p>
          </table:table-cell>
          <table:table-cell table:number-columns-repeated="6"/>
        </table:table-row>
        <table:table-row table:style-name="ro1">
          <table:table-cell table:formula="of:=ABS((SQRT(SUMXMY2([.C328:.D328];[.C327:.D327]))/[.$H$2]))*[.$I$2]+[.A327]" office:value-type="float" office:value="154.40300390983" calcext:value-type="float">
            <text:p>154.40300390983</text:p>
          </table:table-cell>
          <table:table-cell office:value-type="float" office:value="1.5" calcext:value-type="float">
            <text:p>1.5</text:p>
          </table:table-cell>
          <table:table-cell office:value-type="float" office:value="1.59756944444444" calcext:value-type="float">
            <text:p>1.59756944444444</text:p>
          </table:table-cell>
          <table:table-cell office:value-type="float" office:value="1.07239583333333" calcext:value-type="float">
            <text:p>1.07239583333333</text:p>
          </table:table-cell>
          <table:table-cell table:number-columns-repeated="6"/>
        </table:table-row>
        <table:table-row table:style-name="ro1">
          <table:table-cell table:formula="of:=ABS((SQRT(SUMXMY2([.C329:.D329];[.C328:.D328]))/[.$H$2]))*[.$I$2]+[.A328]" office:value-type="float" office:value="154.83709649329" calcext:value-type="float">
            <text:p>154.83709649329</text:p>
          </table:table-cell>
          <table:table-cell office:value-type="float" office:value="1.5" calcext:value-type="float">
            <text:p>1.5</text:p>
          </table:table-cell>
          <table:table-cell office:value-type="float" office:value="1.59947916666667" calcext:value-type="float">
            <text:p>1.59947916666667</text:p>
          </table:table-cell>
          <table:table-cell office:value-type="float" office:value="1.04184027777778" calcext:value-type="float">
            <text:p>1.04184027777778</text:p>
          </table:table-cell>
          <table:table-cell table:number-columns-repeated="6"/>
        </table:table-row>
        <table:table-row table:style-name="ro1">
          <table:table-cell table:formula="of:=ABS((SQRT(SUMXMY2([.C330:.D330];[.C329:.D329]))/[.$H$2]))*[.$I$2]+[.A329]" office:value-type="float" office:value="158.301593129128" calcext:value-type="float">
            <text:p>158.301593129128</text:p>
          </table:table-cell>
          <table:table-cell office:value-type="float" office:value="1.5" calcext:value-type="float">
            <text:p>1.5</text:p>
          </table:table-cell>
          <table:table-cell office:value-type="float" office:value="1.39131944444444" calcext:value-type="float">
            <text:p>1.39131944444444</text:p>
          </table:table-cell>
          <table:table-cell office:value-type="float" office:value="0.913888888888889" calcext:value-type="float">
            <text:p>0.913888888888889</text:p>
          </table:table-cell>
          <table:table-cell table:number-columns-repeated="6"/>
        </table:table-row>
        <table:table-row table:style-name="ro1">
          <table:table-cell table:formula="of:=ABS((SQRT(SUMXMY2([.C331:.D331];[.C330:.D330]))/[.$H$2]))*[.$I$2]+[.A330]" office:value-type="float" office:value="158.735685712587" calcext:value-type="float">
            <text:p>158.735685712587</text:p>
          </table:table-cell>
          <table:table-cell office:value-type="float" office:value="1.5" calcext:value-type="float">
            <text:p>1.5</text:p>
          </table:table-cell>
          <table:table-cell office:value-type="float" office:value="1.421875" calcext:value-type="float">
            <text:p>1.421875</text:p>
          </table:table-cell>
          <table:table-cell office:value-type="float" office:value="0.911979166666666" calcext:value-type="float">
            <text:p>0.911979166666666</text:p>
          </table:table-cell>
          <table:table-cell table:number-columns-repeated="6"/>
        </table:table-row>
        <table:table-row table:style-name="ro1">
          <table:table-cell table:formula="of:=ABS((SQRT(SUMXMY2([.C332:.D332];[.C331:.D331]))/[.$H$2]))*[.$I$2]+[.A331]" office:value-type="float" office:value="159.16893293481" calcext:value-type="float">
            <text:p>159.16893293481</text:p>
          </table:table-cell>
          <table:table-cell office:value-type="float" office:value="1.5" calcext:value-type="float">
            <text:p>1.5</text:p>
          </table:table-cell>
          <table:table-cell office:value-type="float" office:value="1.45243055555556" calcext:value-type="float">
            <text:p>1.45243055555556</text:p>
          </table:table-cell>
          <table:table-cell office:value-type="float" office:value="0.911979166666666" calcext:value-type="float">
            <text:p>0.911979166666666</text:p>
          </table:table-cell>
          <table:table-cell table:number-columns-repeated="6"/>
        </table:table-row>
        <table:table-row table:style-name="ro1">
          <table:table-cell table:formula="of:=ABS((SQRT(SUMXMY2([.C333:.D333];[.C332:.D332]))/[.$H$2]))*[.$I$2]+[.A332]" office:value-type="float" office:value="159.602180157032" calcext:value-type="float">
            <text:p>159.602180157032</text:p>
          </table:table-cell>
          <table:table-cell office:value-type="float" office:value="1.5" calcext:value-type="float">
            <text:p>1.5</text:p>
          </table:table-cell>
          <table:table-cell office:value-type="float" office:value="1.48298611111111" calcext:value-type="float">
            <text:p>1.48298611111111</text:p>
          </table:table-cell>
          <table:table-cell office:value-type="float" office:value="0.911979166666666" calcext:value-type="float">
            <text:p>0.911979166666666</text:p>
          </table:table-cell>
          <table:table-cell table:number-columns-repeated="6"/>
        </table:table-row>
        <table:table-row table:style-name="ro1">
          <table:table-cell table:formula="of:=ABS((SQRT(SUMXMY2([.C334:.D334];[.C333:.D333]))/[.$H$2]))*[.$I$2]+[.A333]" office:value-type="float" office:value="160.035427379254" calcext:value-type="float">
            <text:p>160.035427379254</text:p>
          </table:table-cell>
          <table:table-cell office:value-type="float" office:value="1.5" calcext:value-type="float">
            <text:p>1.5</text:p>
          </table:table-cell>
          <table:table-cell office:value-type="float" office:value="1.51354166666667" calcext:value-type="float">
            <text:p>1.51354166666667</text:p>
          </table:table-cell>
          <table:table-cell office:value-type="float" office:value="0.911979166666666" calcext:value-type="float">
            <text:p>0.911979166666666</text:p>
          </table:table-cell>
          <table:table-cell table:number-columns-repeated="6"/>
        </table:table-row>
        <table:table-row table:style-name="ro1">
          <table:table-cell table:formula="of:=ABS((SQRT(SUMXMY2([.C335:.D335];[.C334:.D334]))/[.$H$2]))*[.$I$2]+[.A334]" office:value-type="float" office:value="160.468674601476" calcext:value-type="float">
            <text:p>160.468674601476</text:p>
          </table:table-cell>
          <table:table-cell office:value-type="float" office:value="1.5" calcext:value-type="float">
            <text:p>1.5</text:p>
          </table:table-cell>
          <table:table-cell office:value-type="float" office:value="1.54409722222222" calcext:value-type="float">
            <text:p>1.54409722222222</text:p>
          </table:table-cell>
          <table:table-cell office:value-type="float" office:value="0.911979166666666" calcext:value-type="float">
            <text:p>0.911979166666666</text:p>
          </table:table-cell>
          <table:table-cell table:number-columns-repeated="6"/>
        </table:table-row>
        <table:table-row table:style-name="ro1">
          <table:table-cell table:formula="of:=ABS((SQRT(SUMXMY2([.C336:.D336];[.C335:.D335]))/[.$H$2]))*[.$I$2]+[.A335]" office:value-type="float" office:value="160.902767184936" calcext:value-type="float">
            <text:p>160.902767184936</text:p>
          </table:table-cell>
          <table:table-cell office:value-type="float" office:value="1.5" calcext:value-type="float">
            <text:p>1.5</text:p>
          </table:table-cell>
          <table:table-cell office:value-type="float" office:value="1.57465277777778" calcext:value-type="float">
            <text:p>1.57465277777778</text:p>
          </table:table-cell>
          <table:table-cell office:value-type="float" office:value="0.913888888888889" calcext:value-type="float">
            <text:p>0.913888888888889</text:p>
          </table:table-cell>
          <table:table-cell table:number-columns-repeated="6"/>
        </table:table-row>
        <table:table-row table:style-name="ro1">
          <table:table-cell table:formula="of:=ABS((SQRT(SUMXMY2([.C337:.D337];[.C336:.D336]))/[.$H$2]))*[.$I$2]+[.A336]" office:value-type="float" office:value="161.336014407158" calcext:value-type="float">
            <text:p>161.336014407158</text:p>
          </table:table-cell>
          <table:table-cell office:value-type="float" office:value="1.5" calcext:value-type="float">
            <text:p>1.5</text:p>
          </table:table-cell>
          <table:table-cell office:value-type="float" office:value="1.60520833333333" calcext:value-type="float">
            <text:p>1.60520833333333</text:p>
          </table:table-cell>
          <table:table-cell office:value-type="float" office:value="0.913888888888889" calcext:value-type="float">
            <text:p>0.913888888888889</text:p>
          </table:table-cell>
          <table:table-cell table:number-columns-repeated="6"/>
        </table:table-row>
        <table:table-row table:style-name="ro1">
          <table:table-cell table:formula="of:=ABS((SQRT(SUMXMY2([.C338:.D338];[.C337:.D337]))/[.$H$2]))*[.$I$2]+[.A337]" office:value-type="float" office:value="161.770106990618" calcext:value-type="float">
            <text:p>161.770106990618</text:p>
          </table:table-cell>
          <table:table-cell office:value-type="float" office:value="1.5" calcext:value-type="float">
            <text:p>1.5</text:p>
          </table:table-cell>
          <table:table-cell office:value-type="float" office:value="1.63576388888889" calcext:value-type="float">
            <text:p>1.63576388888889</text:p>
          </table:table-cell>
          <table:table-cell office:value-type="float" office:value="0.915798611111111" calcext:value-type="float">
            <text:p>0.915798611111111</text:p>
          </table:table-cell>
          <table:table-cell table:number-columns-repeated="6"/>
        </table:table-row>
        <table:table-row table:style-name="ro1">
          <table:table-cell table:formula="of:=ABS((SQRT(SUMXMY2([.C339:.D339];[.C338:.D338]))/[.$H$2]))*[.$I$2]+[.A338]" office:value-type="float" office:value="162.20335421284" calcext:value-type="float">
            <text:p>162.20335421284</text:p>
          </table:table-cell>
          <table:table-cell office:value-type="float" office:value="1.5" calcext:value-type="float">
            <text:p>1.5</text:p>
          </table:table-cell>
          <table:table-cell office:value-type="float" office:value="1.66631944444444" calcext:value-type="float">
            <text:p>1.66631944444444</text:p>
          </table:table-cell>
          <table:table-cell office:value-type="float" office:value="0.915798611111111" calcext:value-type="float">
            <text:p>0.915798611111111</text:p>
          </table:table-cell>
          <table:table-cell table:number-columns-repeated="6"/>
        </table:table-row>
        <table:table-row table:style-name="ro1">
          <table:table-cell table:formula="of:=ABS((SQRT(SUMXMY2([.C340:.D340];[.C339:.D339]))/[.$H$2]))*[.$I$2]+[.A339]" office:value-type="float" office:value="162.6374467963" calcext:value-type="float">
            <text:p>162.6374467963</text:p>
          </table:table-cell>
          <table:table-cell office:value-type="float" office:value="1.5" calcext:value-type="float">
            <text:p>1.5</text:p>
          </table:table-cell>
          <table:table-cell office:value-type="float" office:value="1.696875" calcext:value-type="float">
            <text:p>1.696875</text:p>
          </table:table-cell>
          <table:table-cell office:value-type="float" office:value="0.917708333333333" calcext:value-type="float">
            <text:p>0.917708333333333</text:p>
          </table:table-cell>
          <table:table-cell table:number-columns-repeated="6"/>
        </table:table-row>
        <table:table-row table:style-name="ro1">
          <table:table-cell table:formula="of:=ABS((SQRT(SUMXMY2([.C341:.D341];[.C340:.D340]))/[.$H$2]))*[.$I$2]+[.A340]" office:value-type="float" office:value="163.070694018522" calcext:value-type="float">
            <text:p>163.070694018522</text:p>
          </table:table-cell>
          <table:table-cell office:value-type="float" office:value="1.5" calcext:value-type="float">
            <text:p>1.5</text:p>
          </table:table-cell>
          <table:table-cell office:value-type="float" office:value="1.72743055555556" calcext:value-type="float">
            <text:p>1.72743055555556</text:p>
          </table:table-cell>
          <table:table-cell office:value-type="float" office:value="0.917708333333333" calcext:value-type="float">
            <text:p>0.917708333333333</text:p>
          </table:table-cell>
          <table:table-cell table:number-columns-repeated="6"/>
        </table:table-row>
        <table:table-row table:style-name="ro1">
          <table:table-cell table:formula="of:=ABS((SQRT(SUMXMY2([.C342:.D342];[.C341:.D341]))/[.$H$2]))*[.$I$2]+[.A341]" office:value-type="float" office:value="163.504786601982" calcext:value-type="float">
            <text:p>163.504786601982</text:p>
          </table:table-cell>
          <table:table-cell office:value-type="float" office:value="1.5" calcext:value-type="float">
            <text:p>1.5</text:p>
          </table:table-cell>
          <table:table-cell office:value-type="float" office:value="1.75798611111111" calcext:value-type="float">
            <text:p>1.75798611111111</text:p>
          </table:table-cell>
          <table:table-cell office:value-type="float" office:value="0.919618055555556" calcext:value-type="float">
            <text:p>0.919618055555556</text:p>
          </table:table-cell>
          <table:table-cell table:number-columns-repeated="6"/>
        </table:table-row>
        <table:table-row table:style-name="ro1">
          <table:table-cell table:formula="of:=ABS((SQRT(SUMXMY2([.C343:.D343];[.C342:.D342]))/[.$H$2]))*[.$I$2]+[.A342]" office:value-type="float" office:value="163.938879185441" calcext:value-type="float">
            <text:p>163.938879185441</text:p>
          </table:table-cell>
          <table:table-cell office:value-type="float" office:value="1.5" calcext:value-type="float">
            <text:p>1.5</text:p>
          </table:table-cell>
          <table:table-cell office:value-type="float" office:value="1.78854166666667" calcext:value-type="float">
            <text:p>1.78854166666667</text:p>
          </table:table-cell>
          <table:table-cell office:value-type="float" office:value="0.921527777777778" calcext:value-type="float">
            <text:p>0.921527777777778</text:p>
          </table:table-cell>
          <table:table-cell table:number-columns-repeated="6"/>
        </table:table-row>
        <table:table-row table:style-name="ro1">
          <table:table-cell table:formula="of:=ABS((SQRT(SUMXMY2([.C344:.D344];[.C343:.D343]))/[.$H$2]))*[.$I$2]+[.A343]" office:value-type="float" office:value="164.372971768901" calcext:value-type="float">
            <text:p>164.372971768901</text:p>
          </table:table-cell>
          <table:table-cell office:value-type="float" office:value="1.5" calcext:value-type="float">
            <text:p>1.5</text:p>
          </table:table-cell>
          <table:table-cell office:value-type="float" office:value="1.81909722222222" calcext:value-type="float">
            <text:p>1.81909722222222</text:p>
          </table:table-cell>
          <table:table-cell office:value-type="float" office:value="0.9234375" calcext:value-type="float">
            <text:p>0.9234375</text:p>
          </table:table-cell>
          <table:table-cell table:number-columns-repeated="6"/>
        </table:table-row>
        <table:table-row table:style-name="ro1">
          <table:table-cell table:formula="of:=ABS((SQRT(SUMXMY2([.C345:.D345];[.C344:.D344]))/[.$H$2]))*[.$I$2]+[.A344]" office:value-type="float" office:value="164.807064352361" calcext:value-type="float">
            <text:p>164.807064352361</text:p>
          </table:table-cell>
          <table:table-cell office:value-type="float" office:value="1.5" calcext:value-type="float">
            <text:p>1.5</text:p>
          </table:table-cell>
          <table:table-cell office:value-type="float" office:value="1.84965277777778" calcext:value-type="float">
            <text:p>1.84965277777778</text:p>
          </table:table-cell>
          <table:table-cell office:value-type="float" office:value="0.925347222222222" calcext:value-type="float">
            <text:p>0.925347222222222</text:p>
          </table:table-cell>
          <table:table-cell table:number-columns-repeated="6"/>
        </table:table-row>
        <table:table-row table:style-name="ro1">
          <table:table-cell table:formula="of:=ABS((SQRT(SUMXMY2([.C346:.D346];[.C345:.D345]))/[.$H$2]))*[.$I$2]+[.A345]" office:value-type="float" office:value="165.24115693582" calcext:value-type="float">
            <text:p>165.24115693582</text:p>
          </table:table-cell>
          <table:table-cell office:value-type="float" office:value="1.5" calcext:value-type="float">
            <text:p>1.5</text:p>
          </table:table-cell>
          <table:table-cell office:value-type="float" office:value="1.88020833333333" calcext:value-type="float">
            <text:p>1.88020833333333</text:p>
          </table:table-cell>
          <table:table-cell office:value-type="float" office:value="0.927256944444444" calcext:value-type="float">
            <text:p>0.927256944444444</text:p>
          </table:table-cell>
          <table:table-cell table:number-columns-repeated="6"/>
        </table:table-row>
        <table:table-row table:style-name="ro1">
          <table:table-cell table:formula="of:=ABS((SQRT(SUMXMY2([.C347:.D347];[.C346:.D346]))/[.$H$2]))*[.$I$2]+[.A346]" office:value-type="float" office:value="165.67524951928" calcext:value-type="float">
            <text:p>165.67524951928</text:p>
          </table:table-cell>
          <table:table-cell office:value-type="float" office:value="1.5" calcext:value-type="float">
            <text:p>1.5</text:p>
          </table:table-cell>
          <table:table-cell office:value-type="float" office:value="1.91076388888889" calcext:value-type="float">
            <text:p>1.91076388888889</text:p>
          </table:table-cell>
          <table:table-cell office:value-type="float" office:value="0.929166666666667" calcext:value-type="float">
            <text:p>0.929166666666667</text:p>
          </table:table-cell>
          <table:table-cell table:number-columns-repeated="6"/>
        </table:table-row>
        <table:table-row table:style-name="ro1">
          <table:table-cell table:formula="of:=ABS((SQRT(SUMXMY2([.C348:.D348];[.C347:.D347]))/[.$H$2]))*[.$I$2]+[.A347]" office:value-type="float" office:value="166.111868366066" calcext:value-type="float">
            <text:p>166.111868366066</text:p>
          </table:table-cell>
          <table:table-cell office:value-type="float" office:value="1.5" calcext:value-type="float">
            <text:p>1.5</text:p>
          </table:table-cell>
          <table:table-cell office:value-type="float" office:value="1.94131944444444" calcext:value-type="float">
            <text:p>1.94131944444444</text:p>
          </table:table-cell>
          <table:table-cell office:value-type="float" office:value="0.932986111111111" calcext:value-type="float">
            <text:p>0.932986111111111</text:p>
          </table:table-cell>
          <table:table-cell table:number-columns-repeated="6"/>
        </table:table-row>
        <table:table-row table:style-name="ro1">
          <table:table-cell table:formula="of:=ABS((SQRT(SUMXMY2([.C349:.D349];[.C348:.D348]))/[.$H$2]))*[.$I$2]+[.A348]" office:value-type="float" office:value="166.545960949526" calcext:value-type="float">
            <text:p>166.545960949526</text:p>
          </table:table-cell>
          <table:table-cell office:value-type="float" office:value="1.5" calcext:value-type="float">
            <text:p>1.5</text:p>
          </table:table-cell>
          <table:table-cell office:value-type="float" office:value="1.971875" calcext:value-type="float">
            <text:p>1.971875</text:p>
          </table:table-cell>
          <table:table-cell office:value-type="float" office:value="0.934895833333333" calcext:value-type="float">
            <text:p>0.934895833333333</text:p>
          </table:table-cell>
          <table:table-cell table:number-columns-repeated="6"/>
        </table:table-row>
        <table:table-row table:style-name="ro1">
          <table:table-cell table:formula="of:=ABS((SQRT(SUMXMY2([.C350:.D350];[.C349:.D349]))/[.$H$2]))*[.$I$2]+[.A349]" office:value-type="float" office:value="166.982579796312" calcext:value-type="float">
            <text:p>166.982579796312</text:p>
          </table:table-cell>
          <table:table-cell office:value-type="float" office:value="1.5" calcext:value-type="float">
            <text:p>1.5</text:p>
          </table:table-cell>
          <table:table-cell office:value-type="float" office:value="2.00243055555556" calcext:value-type="float">
            <text:p>2.00243055555556</text:p>
          </table:table-cell>
          <table:table-cell office:value-type="float" office:value="0.938715277777778" calcext:value-type="float">
            <text:p>0.938715277777778</text:p>
          </table:table-cell>
          <table:table-cell table:number-columns-repeated="6"/>
        </table:table-row>
        <table:table-row table:style-name="ro1">
          <table:table-cell table:formula="of:=ABS((SQRT(SUMXMY2([.C351:.D351];[.C350:.D350]))/[.$H$2]))*[.$I$2]+[.A350]" office:value-type="float" office:value="167.419198643098" calcext:value-type="float">
            <text:p>167.419198643098</text:p>
          </table:table-cell>
          <table:table-cell office:value-type="float" office:value="1.5" calcext:value-type="float">
            <text:p>1.5</text:p>
          </table:table-cell>
          <table:table-cell office:value-type="float" office:value="2.03298611111111" calcext:value-type="float">
            <text:p>2.03298611111111</text:p>
          </table:table-cell>
          <table:table-cell office:value-type="float" office:value="0.942534722222222" calcext:value-type="float">
            <text:p>0.942534722222222</text:p>
          </table:table-cell>
          <table:table-cell table:number-columns-repeated="6"/>
        </table:table-row>
        <table:table-row table:style-name="ro1">
          <table:table-cell table:formula="of:=ABS((SQRT(SUMXMY2([.C352:.D352];[.C351:.D351]))/[.$H$2]))*[.$I$2]+[.A351]" office:value-type="float" office:value="167.853291226558" calcext:value-type="float">
            <text:p>167.853291226558</text:p>
          </table:table-cell>
          <table:table-cell office:value-type="float" office:value="1.5" calcext:value-type="float">
            <text:p>1.5</text:p>
          </table:table-cell>
          <table:table-cell office:value-type="float" office:value="2.06354166666667" calcext:value-type="float">
            <text:p>2.06354166666667</text:p>
          </table:table-cell>
          <table:table-cell office:value-type="float" office:value="0.944444444444444" calcext:value-type="float">
            <text:p>0.944444444444444</text:p>
          </table:table-cell>
          <table:table-cell table:number-columns-repeated="6"/>
        </table:table-row>
        <table:table-row table:style-name="ro1">
          <table:table-cell table:formula="of:=ABS((SQRT(SUMXMY2([.C353:.D353];[.C352:.D352]))/[.$H$2]))*[.$I$2]+[.A352]" office:value-type="float" office:value="168.294088339328" calcext:value-type="float">
            <text:p>168.294088339328</text:p>
          </table:table-cell>
          <table:table-cell office:value-type="float" office:value="1.5" calcext:value-type="float">
            <text:p>1.5</text:p>
          </table:table-cell>
          <table:table-cell office:value-type="float" office:value="2.09409722222222" calcext:value-type="float">
            <text:p>2.09409722222222</text:p>
          </table:table-cell>
          <table:table-cell office:value-type="float" office:value="0.950173611111111" calcext:value-type="float">
            <text:p>0.950173611111111</text:p>
          </table:table-cell>
          <table:table-cell table:number-columns-repeated="6"/>
        </table:table-row>
        <table:table-row table:style-name="ro1">
          <table:table-cell table:formula="of:=ABS((SQRT(SUMXMY2([.C354:.D354];[.C353:.D353]))/[.$H$2]))*[.$I$2]+[.A353]" office:value-type="float" office:value="168.730707186114" calcext:value-type="float">
            <text:p>168.730707186114</text:p>
          </table:table-cell>
          <table:table-cell office:value-type="float" office:value="1.5" calcext:value-type="float">
            <text:p>1.5</text:p>
          </table:table-cell>
          <table:table-cell office:value-type="float" office:value="2.12465277777778" calcext:value-type="float">
            <text:p>2.12465277777778</text:p>
          </table:table-cell>
          <table:table-cell office:value-type="float" office:value="0.953993055555555" calcext:value-type="float">
            <text:p>0.953993055555555</text:p>
          </table:table-cell>
          <table:table-cell table:number-columns-repeated="6"/>
        </table:table-row>
        <table:table-row table:style-name="ro1">
          <table:table-cell table:formula="of:=ABS((SQRT(SUMXMY2([.C355:.D355];[.C354:.D354]))/[.$H$2]))*[.$I$2]+[.A354]" office:value-type="float" office:value="169.171504298884" calcext:value-type="float">
            <text:p>169.171504298884</text:p>
          </table:table-cell>
          <table:table-cell office:value-type="float" office:value="1.5" calcext:value-type="float">
            <text:p>1.5</text:p>
          </table:table-cell>
          <table:table-cell office:value-type="float" office:value="2.14756944444444" calcext:value-type="float">
            <text:p>2.14756944444444</text:p>
          </table:table-cell>
          <table:table-cell office:value-type="float" office:value="0.975" calcext:value-type="float">
            <text:p>0.975</text:p>
          </table:table-cell>
          <table:table-cell table:number-columns-repeated="6"/>
        </table:table-row>
        <table:table-row table:style-name="ro1">
          <table:table-cell table:formula="of:=ABS((SQRT(SUMXMY2([.C356:.D356];[.C355:.D355]))/[.$H$2]))*[.$I$2]+[.A355]" office:value-type="float" office:value="169.65588941886" calcext:value-type="float">
            <text:p>169.65588941886</text:p>
          </table:table-cell>
          <table:table-cell office:value-type="float" office:value="1.5" calcext:value-type="float">
            <text:p>1.5</text:p>
          </table:table-cell>
          <table:table-cell office:value-type="float" office:value="2.16284722222222" calcext:value-type="float">
            <text:p>2.16284722222222</text:p>
          </table:table-cell>
          <table:table-cell office:value-type="float" office:value="1.00555555555556" calcext:value-type="float">
            <text:p>1.00555555555556</text:p>
          </table:table-cell>
          <table:table-cell table:number-columns-repeated="6"/>
        </table:table-row>
        <table:table-row table:style-name="ro1">
          <table:table-cell table:formula="of:=ABS((SQRT(SUMXMY2([.C357:.D357];[.C356:.D356]))/[.$H$2]))*[.$I$2]+[.A356]" office:value-type="float" office:value="170.109798596833" calcext:value-type="float">
            <text:p>170.109798596833</text:p>
          </table:table-cell>
          <table:table-cell office:value-type="float" office:value="1.5" calcext:value-type="float">
            <text:p>1.5</text:p>
          </table:table-cell>
          <table:table-cell office:value-type="float" office:value="2.17239583333333" calcext:value-type="float">
            <text:p>2.17239583333333</text:p>
          </table:table-cell>
          <table:table-cell office:value-type="float" office:value="1.03611111111111" calcext:value-type="float">
            <text:p>1.03611111111111</text:p>
          </table:table-cell>
          <table:table-cell table:number-columns-repeated="6"/>
        </table:table-row>
        <table:table-row table:style-name="ro1">
          <table:table-cell table:formula="of:=ABS((SQRT(SUMXMY2([.C358:.D358];[.C357:.D357]))/[.$H$2]))*[.$I$2]+[.A357]" office:value-type="float" office:value="170.462851888478" calcext:value-type="float">
            <text:p>170.462851888478</text:p>
          </table:table-cell>
          <table:table-cell office:value-type="float" office:value="1.5" calcext:value-type="float">
            <text:p>1.5</text:p>
          </table:table-cell>
          <table:table-cell office:value-type="float" office:value="2.14756944444444" calcext:value-type="float">
            <text:p>2.14756944444444</text:p>
          </table:table-cell>
          <table:table-cell office:value-type="float" office:value="1.03802083333333" calcext:value-type="float">
            <text:p>1.03802083333333</text:p>
          </table:table-cell>
          <table:table-cell table:number-columns-repeated="6"/>
        </table:table-row>
        <table:table-row table:style-name="ro1">
          <table:table-cell table:formula="of:=ABS((SQRT(SUMXMY2([.C359:.D359];[.C358:.D358]))/[.$H$2]))*[.$I$2]+[.A358]" office:value-type="float" office:value="170.899470735264" calcext:value-type="float">
            <text:p>170.899470735264</text:p>
          </table:table-cell>
          <table:table-cell office:value-type="float" office:value="1.5" calcext:value-type="float">
            <text:p>1.5</text:p>
          </table:table-cell>
          <table:table-cell office:value-type="float" office:value="2.11701388888889" calcext:value-type="float">
            <text:p>2.11701388888889</text:p>
          </table:table-cell>
          <table:table-cell office:value-type="float" office:value="1.03420138888889" calcext:value-type="float">
            <text:p>1.03420138888889</text:p>
          </table:table-cell>
          <table:table-cell table:number-columns-repeated="6"/>
        </table:table-row>
        <table:table-row table:style-name="ro1">
          <table:table-cell table:formula="of:=ABS((SQRT(SUMXMY2([.C360:.D360];[.C359:.D359]))/[.$H$2]))*[.$I$2]+[.A359]" office:value-type="float" office:value="171.33608958205" calcext:value-type="float">
            <text:p>171.33608958205</text:p>
          </table:table-cell>
          <table:table-cell office:value-type="float" office:value="1.5" calcext:value-type="float">
            <text:p>1.5</text:p>
          </table:table-cell>
          <table:table-cell office:value-type="float" office:value="2.08645833333333" calcext:value-type="float">
            <text:p>2.08645833333333</text:p>
          </table:table-cell>
          <table:table-cell office:value-type="float" office:value="1.03038194444444" calcext:value-type="float">
            <text:p>1.03038194444444</text:p>
          </table:table-cell>
          <table:table-cell table:number-columns-repeated="6"/>
        </table:table-row>
        <table:table-row table:style-name="ro1">
          <table:table-cell table:formula="of:=ABS((SQRT(SUMXMY2([.C361:.D361];[.C360:.D360]))/[.$H$2]))*[.$I$2]+[.A360]" office:value-type="float" office:value="171.772708428837" calcext:value-type="float">
            <text:p>171.772708428837</text:p>
          </table:table-cell>
          <table:table-cell office:value-type="float" office:value="1.5" calcext:value-type="float">
            <text:p>1.5</text:p>
          </table:table-cell>
          <table:table-cell office:value-type="float" office:value="2.05590277777778" calcext:value-type="float">
            <text:p>2.05590277777778</text:p>
          </table:table-cell>
          <table:table-cell office:value-type="float" office:value="1.0265625" calcext:value-type="float">
            <text:p>1.0265625</text:p>
          </table:table-cell>
          <table:table-cell table:number-columns-repeated="6"/>
        </table:table-row>
        <table:table-row table:style-name="ro1">
          <table:table-cell table:formula="of:=ABS((SQRT(SUMXMY2([.C362:.D362];[.C361:.D361]))/[.$H$2]))*[.$I$2]+[.A361]" office:value-type="float" office:value="172.206801012296" calcext:value-type="float">
            <text:p>172.206801012296</text:p>
          </table:table-cell>
          <table:table-cell office:value-type="float" office:value="1.5" calcext:value-type="float">
            <text:p>1.5</text:p>
          </table:table-cell>
          <table:table-cell office:value-type="float" office:value="2.02534722222222" calcext:value-type="float">
            <text:p>2.02534722222222</text:p>
          </table:table-cell>
          <table:table-cell office:value-type="float" office:value="1.02465277777778" calcext:value-type="float">
            <text:p>1.02465277777778</text:p>
          </table:table-cell>
          <table:table-cell table:number-columns-repeated="6"/>
        </table:table-row>
        <table:table-row table:style-name="ro1">
          <table:table-cell table:formula="of:=ABS((SQRT(SUMXMY2([.C363:.D363];[.C362:.D362]))/[.$H$2]))*[.$I$2]+[.A362]" office:value-type="float" office:value="172.643419859083" calcext:value-type="float">
            <text:p>172.643419859083</text:p>
          </table:table-cell>
          <table:table-cell office:value-type="float" office:value="1.5" calcext:value-type="float">
            <text:p>1.5</text:p>
          </table:table-cell>
          <table:table-cell office:value-type="float" office:value="1.99479166666667" calcext:value-type="float">
            <text:p>1.99479166666667</text:p>
          </table:table-cell>
          <table:table-cell office:value-type="float" office:value="1.02083333333333" calcext:value-type="float">
            <text:p>1.02083333333333</text:p>
          </table:table-cell>
          <table:table-cell table:number-columns-repeated="6"/>
        </table:table-row>
        <table:table-row table:style-name="ro1">
          <table:table-cell table:formula="of:=ABS((SQRT(SUMXMY2([.C364:.D364];[.C363:.D363]))/[.$H$2]))*[.$I$2]+[.A363]" office:value-type="float" office:value="173.077512442542" calcext:value-type="float">
            <text:p>173.077512442542</text:p>
          </table:table-cell>
          <table:table-cell office:value-type="float" office:value="1.5" calcext:value-type="float">
            <text:p>1.5</text:p>
          </table:table-cell>
          <table:table-cell office:value-type="float" office:value="1.96423611111111" calcext:value-type="float">
            <text:p>1.96423611111111</text:p>
          </table:table-cell>
          <table:table-cell office:value-type="float" office:value="1.01892361111111" calcext:value-type="float">
            <text:p>1.01892361111111</text:p>
          </table:table-cell>
          <table:table-cell table:number-columns-repeated="6"/>
        </table:table-row>
        <table:table-row table:style-name="ro1">
          <table:table-cell table:formula="of:=ABS((SQRT(SUMXMY2([.C365:.D365];[.C364:.D364]))/[.$H$2]))*[.$I$2]+[.A364]" office:value-type="float" office:value="173.511605026002" calcext:value-type="float">
            <text:p>173.511605026002</text:p>
          </table:table-cell>
          <table:table-cell office:value-type="float" office:value="1.5" calcext:value-type="float">
            <text:p>1.5</text:p>
          </table:table-cell>
          <table:table-cell office:value-type="float" office:value="1.93368055555556" calcext:value-type="float">
            <text:p>1.93368055555556</text:p>
          </table:table-cell>
          <table:table-cell office:value-type="float" office:value="1.01701388888889" calcext:value-type="float">
            <text:p>1.01701388888889</text:p>
          </table:table-cell>
          <table:table-cell table:number-columns-repeated="6"/>
        </table:table-row>
        <table:table-row table:style-name="ro1">
          <table:table-cell table:formula="of:=ABS((SQRT(SUMXMY2([.C366:.D366];[.C365:.D365]))/[.$H$2]))*[.$I$2]+[.A365]" office:value-type="float" office:value="173.945697609462" calcext:value-type="float">
            <text:p>173.945697609462</text:p>
          </table:table-cell>
          <table:table-cell office:value-type="float" office:value="1.5" calcext:value-type="float">
            <text:p>1.5</text:p>
          </table:table-cell>
          <table:table-cell office:value-type="float" office:value="1.903125" calcext:value-type="float">
            <text:p>1.903125</text:p>
          </table:table-cell>
          <table:table-cell office:value-type="float" office:value="1.01510416666667" calcext:value-type="float">
            <text:p>1.01510416666667</text:p>
          </table:table-cell>
          <table:table-cell table:number-columns-repeated="6"/>
        </table:table-row>
        <table:table-row table:style-name="ro1">
          <table:table-cell table:formula="of:=ABS((SQRT(SUMXMY2([.C367:.D367];[.C366:.D366]))/[.$H$2]))*[.$I$2]+[.A366]" office:value-type="float" office:value="174.379790192921" calcext:value-type="float">
            <text:p>174.379790192921</text:p>
          </table:table-cell>
          <table:table-cell office:value-type="float" office:value="1.5" calcext:value-type="float">
            <text:p>1.5</text:p>
          </table:table-cell>
          <table:table-cell office:value-type="float" office:value="1.87256944444444" calcext:value-type="float">
            <text:p>1.87256944444444</text:p>
          </table:table-cell>
          <table:table-cell office:value-type="float" office:value="1.01319444444444" calcext:value-type="float">
            <text:p>1.01319444444444</text:p>
          </table:table-cell>
          <table:table-cell table:number-columns-repeated="6"/>
        </table:table-row>
        <table:table-row table:style-name="ro1">
          <table:table-cell table:formula="of:=ABS((SQRT(SUMXMY2([.C368:.D368];[.C367:.D367]))/[.$H$2]))*[.$I$2]+[.A367]" office:value-type="float" office:value="174.813882776381" calcext:value-type="float">
            <text:p>174.813882776381</text:p>
          </table:table-cell>
          <table:table-cell office:value-type="float" office:value="1.5" calcext:value-type="float">
            <text:p>1.5</text:p>
          </table:table-cell>
          <table:table-cell office:value-type="float" office:value="1.84201388888889" calcext:value-type="float">
            <text:p>1.84201388888889</text:p>
          </table:table-cell>
          <table:table-cell office:value-type="float" office:value="1.01128472222222" calcext:value-type="float">
            <text:p>1.01128472222222</text:p>
          </table:table-cell>
          <table:table-cell table:number-columns-repeated="6"/>
        </table:table-row>
        <table:table-row table:style-name="ro1">
          <table:table-cell table:formula="of:=ABS((SQRT(SUMXMY2([.C369:.D369];[.C368:.D368]))/[.$H$2]))*[.$I$2]+[.A368]" office:value-type="float" office:value="175.247975359841" calcext:value-type="float">
            <text:p>175.247975359841</text:p>
          </table:table-cell>
          <table:table-cell office:value-type="float" office:value="1.5" calcext:value-type="float">
            <text:p>1.5</text:p>
          </table:table-cell>
          <table:table-cell office:value-type="float" office:value="1.81145833333333" calcext:value-type="float">
            <text:p>1.81145833333333</text:p>
          </table:table-cell>
          <table:table-cell office:value-type="float" office:value="1.009375" calcext:value-type="float">
            <text:p>1.009375</text:p>
          </table:table-cell>
          <table:table-cell table:number-columns-repeated="6"/>
        </table:table-row>
        <table:table-row table:style-name="ro1">
          <table:table-cell table:formula="of:=ABS((SQRT(SUMXMY2([.C370:.D370];[.C369:.D369]))/[.$H$2]))*[.$I$2]+[.A369]" office:value-type="float" office:value="175.681222582063" calcext:value-type="float">
            <text:p>175.681222582063</text:p>
          </table:table-cell>
          <table:table-cell office:value-type="float" office:value="1.5" calcext:value-type="float">
            <text:p>1.5</text:p>
          </table:table-cell>
          <table:table-cell office:value-type="float" office:value="1.78090277777778" calcext:value-type="float">
            <text:p>1.78090277777778</text:p>
          </table:table-cell>
          <table:table-cell office:value-type="float" office:value="1.009375" calcext:value-type="float">
            <text:p>1.009375</text:p>
          </table:table-cell>
          <table:table-cell table:number-columns-repeated="6"/>
        </table:table-row>
        <table:table-row table:style-name="ro1">
          <table:table-cell table:formula="of:=ABS((SQRT(SUMXMY2([.C371:.D371];[.C370:.D370]))/[.$H$2]))*[.$I$2]+[.A370]" office:value-type="float" office:value="176.115315165523" calcext:value-type="float">
            <text:p>176.115315165523</text:p>
          </table:table-cell>
          <table:table-cell office:value-type="float" office:value="1.5" calcext:value-type="float">
            <text:p>1.5</text:p>
          </table:table-cell>
          <table:table-cell office:value-type="float" office:value="1.75034722222222" calcext:value-type="float">
            <text:p>1.75034722222222</text:p>
          </table:table-cell>
          <table:table-cell office:value-type="float" office:value="1.00746527777778" calcext:value-type="float">
            <text:p>1.00746527777778</text:p>
          </table:table-cell>
          <table:table-cell table:number-columns-repeated="6"/>
        </table:table-row>
        <table:table-row table:style-name="ro1">
          <table:table-cell table:formula="of:=ABS((SQRT(SUMXMY2([.C372:.D372];[.C371:.D371]))/[.$H$2]))*[.$I$2]+[.A371]" office:value-type="float" office:value="176.548562387745" calcext:value-type="float">
            <text:p>176.548562387745</text:p>
          </table:table-cell>
          <table:table-cell office:value-type="float" office:value="1.5" calcext:value-type="float">
            <text:p>1.5</text:p>
          </table:table-cell>
          <table:table-cell office:value-type="float" office:value="1.71979166666667" calcext:value-type="float">
            <text:p>1.71979166666667</text:p>
          </table:table-cell>
          <table:table-cell office:value-type="float" office:value="1.00746527777778" calcext:value-type="float">
            <text:p>1.00746527777778</text:p>
          </table:table-cell>
          <table:table-cell table:number-columns-repeated="6"/>
        </table:table-row>
        <table:table-row table:style-name="ro1">
          <table:table-cell table:formula="of:=ABS((SQRT(SUMXMY2([.C373:.D373];[.C372:.D372]))/[.$H$2]))*[.$I$2]+[.A372]" office:value-type="float" office:value="176.982654971204" calcext:value-type="float">
            <text:p>176.982654971204</text:p>
          </table:table-cell>
          <table:table-cell office:value-type="float" office:value="1.5" calcext:value-type="float">
            <text:p>1.5</text:p>
          </table:table-cell>
          <table:table-cell office:value-type="float" office:value="1.68923611111111" calcext:value-type="float">
            <text:p>1.68923611111111</text:p>
          </table:table-cell>
          <table:table-cell office:value-type="float" office:value="1.00555555555556" calcext:value-type="float">
            <text:p>1.00555555555556</text:p>
          </table:table-cell>
          <table:table-cell table:number-columns-repeated="6"/>
        </table:table-row>
        <table:table-row table:style-name="ro1">
          <table:table-cell table:formula="of:=ABS((SQRT(SUMXMY2([.C374:.D374];[.C373:.D373]))/[.$H$2]))*[.$I$2]+[.A373]" office:value-type="float" office:value="177.415902193427" calcext:value-type="float">
            <text:p>177.415902193427</text:p>
          </table:table-cell>
          <table:table-cell office:value-type="float" office:value="1.5" calcext:value-type="float">
            <text:p>1.5</text:p>
          </table:table-cell>
          <table:table-cell office:value-type="float" office:value="1.65868055555556" calcext:value-type="float">
            <text:p>1.65868055555556</text:p>
          </table:table-cell>
          <table:table-cell office:value-type="float" office:value="1.00555555555556" calcext:value-type="float">
            <text:p>1.00555555555556</text:p>
          </table:table-cell>
          <table:table-cell table:number-columns-repeated="6"/>
        </table:table-row>
        <table:table-row table:style-name="ro1">
          <table:table-cell table:formula="of:=ABS((SQRT(SUMXMY2([.C375:.D375];[.C374:.D374]))/[.$H$2]))*[.$I$2]+[.A374]" office:value-type="float" office:value="177.849149415649" calcext:value-type="float">
            <text:p>177.849149415649</text:p>
          </table:table-cell>
          <table:table-cell office:value-type="float" office:value="1.5" calcext:value-type="float">
            <text:p>1.5</text:p>
          </table:table-cell>
          <table:table-cell office:value-type="float" office:value="1.628125" calcext:value-type="float">
            <text:p>1.628125</text:p>
          </table:table-cell>
          <table:table-cell office:value-type="float" office:value="1.00555555555556" calcext:value-type="float">
            <text:p>1.00555555555556</text:p>
          </table:table-cell>
          <table:table-cell table:number-columns-repeated="6"/>
        </table:table-row>
        <table:table-row table:style-name="ro1">
          <table:table-cell table:formula="of:=ABS((SQRT(SUMXMY2([.C376:.D376];[.C375:.D375]))/[.$H$2]))*[.$I$2]+[.A375]" office:value-type="float" office:value="178.282396637871" calcext:value-type="float">
            <text:p>178.282396637871</text:p>
          </table:table-cell>
          <table:table-cell office:value-type="float" office:value="1.5" calcext:value-type="float">
            <text:p>1.5</text:p>
          </table:table-cell>
          <table:table-cell office:value-type="float" office:value="1.59756944444444" calcext:value-type="float">
            <text:p>1.59756944444444</text:p>
          </table:table-cell>
          <table:table-cell office:value-type="float" office:value="1.00555555555556" calcext:value-type="float">
            <text:p>1.00555555555556</text:p>
          </table:table-cell>
          <table:table-cell table:number-columns-repeated="6"/>
        </table:table-row>
        <table:table-row table:style-name="ro1">
          <table:table-cell table:formula="of:=ABS((SQRT(SUMXMY2([.C377:.D377];[.C376:.D376]))/[.$H$2]))*[.$I$2]+[.A376]" office:value-type="float" office:value="178.716489221331" calcext:value-type="float">
            <text:p>178.716489221331</text:p>
          </table:table-cell>
          <table:table-cell office:value-type="float" office:value="1.5" calcext:value-type="float">
            <text:p>1.5</text:p>
          </table:table-cell>
          <table:table-cell office:value-type="float" office:value="1.56701388888889" calcext:value-type="float">
            <text:p>1.56701388888889</text:p>
          </table:table-cell>
          <table:table-cell office:value-type="float" office:value="1.00746527777778" calcext:value-type="float">
            <text:p>1.00746527777778</text:p>
          </table:table-cell>
          <table:table-cell table:number-columns-repeated="6"/>
        </table:table-row>
        <table:table-row table:style-name="ro1">
          <table:table-cell table:formula="of:=ABS((SQRT(SUMXMY2([.C378:.D378];[.C377:.D377]))/[.$H$2]))*[.$I$2]+[.A377]" office:value-type="float" office:value="179.149736443553" calcext:value-type="float">
            <text:p>179.149736443553</text:p>
          </table:table-cell>
          <table:table-cell office:value-type="float" office:value="1.5" calcext:value-type="float">
            <text:p>1.5</text:p>
          </table:table-cell>
          <table:table-cell office:value-type="float" office:value="1.53645833333333" calcext:value-type="float">
            <text:p>1.53645833333333</text:p>
          </table:table-cell>
          <table:table-cell office:value-type="float" office:value="1.00746527777778" calcext:value-type="float">
            <text:p>1.00746527777778</text:p>
          </table:table-cell>
          <table:table-cell table:number-columns-repeated="6"/>
        </table:table-row>
        <table:table-row table:style-name="ro1">
          <table:table-cell table:formula="of:=ABS((SQRT(SUMXMY2([.C379:.D379];[.C378:.D378]))/[.$H$2]))*[.$I$2]+[.A378]" office:value-type="float" office:value="179.582983665775" calcext:value-type="float">
            <text:p>179.582983665775</text:p>
          </table:table-cell>
          <table:table-cell office:value-type="float" office:value="1.5" calcext:value-type="float">
            <text:p>1.5</text:p>
          </table:table-cell>
          <table:table-cell office:value-type="float" office:value="1.50590277777778" calcext:value-type="float">
            <text:p>1.50590277777778</text:p>
          </table:table-cell>
          <table:table-cell office:value-type="float" office:value="1.00746527777778" calcext:value-type="float">
            <text:p>1.00746527777778</text:p>
          </table:table-cell>
          <table:table-cell table:number-columns-repeated="6"/>
        </table:table-row>
        <table:table-row table:style-name="ro1">
          <table:table-cell table:formula="of:=ABS((SQRT(SUMXMY2([.C380:.D380];[.C379:.D379]))/[.$H$2]))*[.$I$2]+[.A379]" office:value-type="float" office:value="180.017076249235" calcext:value-type="float">
            <text:p>180.017076249235</text:p>
          </table:table-cell>
          <table:table-cell office:value-type="float" office:value="1.5" calcext:value-type="float">
            <text:p>1.5</text:p>
          </table:table-cell>
          <table:table-cell office:value-type="float" office:value="1.47534722222222" calcext:value-type="float">
            <text:p>1.47534722222222</text:p>
          </table:table-cell>
          <table:table-cell office:value-type="float" office:value="1.009375" calcext:value-type="float">
            <text:p>1.009375</text:p>
          </table:table-cell>
          <table:table-cell table:number-columns-repeated="6"/>
        </table:table-row>
        <table:table-row table:style-name="ro1">
          <table:table-cell table:formula="of:=ABS((SQRT(SUMXMY2([.C381:.D381];[.C380:.D380]))/[.$H$2]))*[.$I$2]+[.A380]" office:value-type="float" office:value="180.451168832695" calcext:value-type="float">
            <text:p>180.451168832695</text:p>
          </table:table-cell>
          <table:table-cell office:value-type="float" office:value="1.5" calcext:value-type="float">
            <text:p>1.5</text:p>
          </table:table-cell>
          <table:table-cell office:value-type="float" office:value="1.44479166666667" calcext:value-type="float">
            <text:p>1.44479166666667</text:p>
          </table:table-cell>
          <table:table-cell office:value-type="float" office:value="1.01128472222222" calcext:value-type="float">
            <text:p>1.01128472222222</text:p>
          </table:table-cell>
          <table:table-cell table:number-columns-repeated="6"/>
        </table:table-row>
        <table:table-row table:style-name="ro1">
          <table:table-cell table:formula="of:=ABS((SQRT(SUMXMY2([.C382:.D382];[.C381:.D381]))/[.$H$2]))*[.$I$2]+[.A381]" office:value-type="float" office:value="180.884416054917" calcext:value-type="float">
            <text:p>180.884416054917</text:p>
          </table:table-cell>
          <table:table-cell office:value-type="float" office:value="1.5" calcext:value-type="float">
            <text:p>1.5</text:p>
          </table:table-cell>
          <table:table-cell office:value-type="float" office:value="1.41423611111111" calcext:value-type="float">
            <text:p>1.41423611111111</text:p>
          </table:table-cell>
          <table:table-cell office:value-type="float" office:value="1.01128472222222" calcext:value-type="float">
            <text:p>1.01128472222222</text:p>
          </table:table-cell>
          <table:table-cell table:number-columns-repeated="6"/>
        </table:table-row>
        <table:table-row table:style-name="ro1">
          <table:table-cell table:formula="of:=ABS((SQRT(SUMXMY2([.C383:.D383];[.C382:.D382]))/[.$H$2]))*[.$I$2]+[.A382]" office:value-type="float" office:value="181.318508638376" calcext:value-type="float">
            <text:p>181.318508638376</text:p>
          </table:table-cell>
          <table:table-cell office:value-type="float" office:value="1.5" calcext:value-type="float">
            <text:p>1.5</text:p>
          </table:table-cell>
          <table:table-cell office:value-type="float" office:value="1.38368055555556" calcext:value-type="float">
            <text:p>1.38368055555556</text:p>
          </table:table-cell>
          <table:table-cell office:value-type="float" office:value="1.01319444444444" calcext:value-type="float">
            <text:p>1.01319444444444</text:p>
          </table:table-cell>
          <table:table-cell table:number-columns-repeated="6"/>
        </table:table-row>
        <table:table-row table:style-name="ro1">
          <table:table-cell table:formula="of:=ABS((SQRT(SUMXMY2([.C384:.D384];[.C383:.D383]))/[.$H$2]))*[.$I$2]+[.A383]" office:value-type="float" office:value="181.752601221836" calcext:value-type="float">
            <text:p>181.752601221836</text:p>
          </table:table-cell>
          <table:table-cell office:value-type="float" office:value="1.5" calcext:value-type="float">
            <text:p>1.5</text:p>
          </table:table-cell>
          <table:table-cell office:value-type="float" office:value="1.353125" calcext:value-type="float">
            <text:p>1.353125</text:p>
          </table:table-cell>
          <table:table-cell office:value-type="float" office:value="1.01510416666667" calcext:value-type="float">
            <text:p>1.01510416666667</text:p>
          </table:table-cell>
          <table:table-cell table:number-columns-repeated="6"/>
        </table:table-row>
        <table:table-row table:style-name="ro1">
          <table:table-cell table:formula="of:=ABS((SQRT(SUMXMY2([.C385:.D385];[.C384:.D384]))/[.$H$2]))*[.$I$2]+[.A384]" office:value-type="float" office:value="182.186693805296" calcext:value-type="float">
            <text:p>182.186693805296</text:p>
          </table:table-cell>
          <table:table-cell office:value-type="float" office:value="1.5" calcext:value-type="float">
            <text:p>1.5</text:p>
          </table:table-cell>
          <table:table-cell office:value-type="float" office:value="1.32256944444444" calcext:value-type="float">
            <text:p>1.32256944444444</text:p>
          </table:table-cell>
          <table:table-cell office:value-type="float" office:value="1.01701388888889" calcext:value-type="float">
            <text:p>1.01701388888889</text:p>
          </table:table-cell>
          <table:table-cell table:number-columns-repeated="6"/>
        </table:table-row>
        <table:table-row table:style-name="ro1">
          <table:table-cell table:formula="of:=ABS((SQRT(SUMXMY2([.C386:.D386];[.C385:.D385]))/[.$H$2]))*[.$I$2]+[.A385]" office:value-type="float" office:value="182.620786388755" calcext:value-type="float">
            <text:p>182.620786388755</text:p>
          </table:table-cell>
          <table:table-cell office:value-type="float" office:value="1.5" calcext:value-type="float">
            <text:p>1.5</text:p>
          </table:table-cell>
          <table:table-cell office:value-type="float" office:value="1.29201388888889" calcext:value-type="float">
            <text:p>1.29201388888889</text:p>
          </table:table-cell>
          <table:table-cell office:value-type="float" office:value="1.01892361111111" calcext:value-type="float">
            <text:p>1.01892361111111</text:p>
          </table:table-cell>
          <table:table-cell table:number-columns-repeated="6"/>
        </table:table-row>
        <table:table-row table:style-name="ro1">
          <table:table-cell table:formula="of:=ABS((SQRT(SUMXMY2([.C387:.D387];[.C386:.D386]))/[.$H$2]))*[.$I$2]+[.A386]" office:value-type="float" office:value="183.054878972215" calcext:value-type="float">
            <text:p>183.054878972215</text:p>
          </table:table-cell>
          <table:table-cell office:value-type="float" office:value="1.5" calcext:value-type="float">
            <text:p>1.5</text:p>
          </table:table-cell>
          <table:table-cell office:value-type="float" office:value="1.26145833333333" calcext:value-type="float">
            <text:p>1.26145833333333</text:p>
          </table:table-cell>
          <table:table-cell office:value-type="float" office:value="1.02083333333333" calcext:value-type="float">
            <text:p>1.02083333333333</text:p>
          </table:table-cell>
          <table:table-cell table:number-columns-repeated="6"/>
        </table:table-row>
        <table:table-row table:style-name="ro1">
          <table:table-cell table:formula="of:=ABS((SQRT(SUMXMY2([.C388:.D388];[.C387:.D387]))/[.$H$2]))*[.$I$2]+[.A387]" office:value-type="float" office:value="183.488971555675" calcext:value-type="float">
            <text:p>183.488971555675</text:p>
          </table:table-cell>
          <table:table-cell office:value-type="float" office:value="1.5" calcext:value-type="float">
            <text:p>1.5</text:p>
          </table:table-cell>
          <table:table-cell office:value-type="float" office:value="1.23090277777778" calcext:value-type="float">
            <text:p>1.23090277777778</text:p>
          </table:table-cell>
          <table:table-cell office:value-type="float" office:value="1.02274305555556" calcext:value-type="float">
            <text:p>1.02274305555556</text:p>
          </table:table-cell>
          <table:table-cell table:number-columns-repeated="6"/>
        </table:table-row>
        <table:table-row table:style-name="ro1">
          <table:table-cell table:formula="of:=ABS((SQRT(SUMXMY2([.C389:.D389];[.C388:.D388]))/[.$H$2]))*[.$I$2]+[.A388]" office:value-type="float" office:value="183.925590402461" calcext:value-type="float">
            <text:p>183.925590402461</text:p>
          </table:table-cell>
          <table:table-cell office:value-type="float" office:value="1.5" calcext:value-type="float">
            <text:p>1.5</text:p>
          </table:table-cell>
          <table:table-cell office:value-type="float" office:value="1.20034722222222" calcext:value-type="float">
            <text:p>1.20034722222222</text:p>
          </table:table-cell>
          <table:table-cell office:value-type="float" office:value="1.0265625" calcext:value-type="float">
            <text:p>1.0265625</text:p>
          </table:table-cell>
          <table:table-cell table:number-columns-repeated="6"/>
        </table:table-row>
        <table:table-row table:style-name="ro1">
          <table:table-cell table:formula="of:=ABS((SQRT(SUMXMY2([.C390:.D390];[.C389:.D389]))/[.$H$2]))*[.$I$2]+[.A389]" office:value-type="float" office:value="184.359682985921" calcext:value-type="float">
            <text:p>184.359682985921</text:p>
          </table:table-cell>
          <table:table-cell office:value-type="float" office:value="1.5" calcext:value-type="float">
            <text:p>1.5</text:p>
          </table:table-cell>
          <table:table-cell office:value-type="float" office:value="1.16979166666667" calcext:value-type="float">
            <text:p>1.16979166666667</text:p>
          </table:table-cell>
          <table:table-cell office:value-type="float" office:value="1.02847222222222" calcext:value-type="float">
            <text:p>1.02847222222222</text:p>
          </table:table-cell>
          <table:table-cell table:number-columns-repeated="6"/>
        </table:table-row>
        <table:table-row table:style-name="ro1">
          <table:table-cell table:formula="of:=ABS((SQRT(SUMXMY2([.C391:.D391];[.C390:.D390]))/[.$H$2]))*[.$I$2]+[.A390]" office:value-type="float" office:value="184.796301832707" calcext:value-type="float">
            <text:p>184.796301832707</text:p>
          </table:table-cell>
          <table:table-cell office:value-type="float" office:value="1.5" calcext:value-type="float">
            <text:p>1.5</text:p>
          </table:table-cell>
          <table:table-cell office:value-type="float" office:value="1.13923611111111" calcext:value-type="float">
            <text:p>1.13923611111111</text:p>
          </table:table-cell>
          <table:table-cell office:value-type="float" office:value="1.03229166666667" calcext:value-type="float">
            <text:p>1.03229166666667</text:p>
          </table:table-cell>
          <table:table-cell table:number-columns-repeated="6"/>
        </table:table-row>
        <table:table-row table:style-name="ro1">
          <table:table-cell table:formula="of:=ABS((SQRT(SUMXMY2([.C392:.D392];[.C391:.D391]))/[.$H$2]))*[.$I$2]+[.A391]" office:value-type="float" office:value="185.230394416167" calcext:value-type="float">
            <text:p>185.230394416167</text:p>
          </table:table-cell>
          <table:table-cell office:value-type="float" office:value="1.5" calcext:value-type="float">
            <text:p>1.5</text:p>
          </table:table-cell>
          <table:table-cell office:value-type="float" office:value="1.10868055555556" calcext:value-type="float">
            <text:p>1.10868055555556</text:p>
          </table:table-cell>
          <table:table-cell office:value-type="float" office:value="1.03420138888889" calcext:value-type="float">
            <text:p>1.03420138888889</text:p>
          </table:table-cell>
          <table:table-cell table:number-columns-repeated="6"/>
        </table:table-row>
        <table:table-row table:style-name="ro1">
          <table:table-cell table:formula="of:=ABS((SQRT(SUMXMY2([.C393:.D393];[.C392:.D392]))/[.$H$2]))*[.$I$2]+[.A392]" office:value-type="float" office:value="185.667013262953" calcext:value-type="float">
            <text:p>185.667013262953</text:p>
          </table:table-cell>
          <table:table-cell office:value-type="float" office:value="1.5" calcext:value-type="float">
            <text:p>1.5</text:p>
          </table:table-cell>
          <table:table-cell office:value-type="float" office:value="1.078125" calcext:value-type="float">
            <text:p>1.078125</text:p>
          </table:table-cell>
          <table:table-cell office:value-type="float" office:value="1.03802083333333" calcext:value-type="float">
            <text:p>1.03802083333333</text:p>
          </table:table-cell>
          <table:table-cell table:number-columns-repeated="6"/>
        </table:table-row>
        <table:table-row table:style-name="ro1">
          <table:table-cell table:formula="of:=ABS((SQRT(SUMXMY2([.C394:.D394];[.C393:.D393]))/[.$H$2]))*[.$I$2]+[.A393]" office:value-type="float" office:value="186.103632109739" calcext:value-type="float">
            <text:p>186.103632109739</text:p>
          </table:table-cell>
          <table:table-cell office:value-type="float" office:value="1.5" calcext:value-type="float">
            <text:p>1.5</text:p>
          </table:table-cell>
          <table:table-cell office:value-type="float" office:value="1.04756944444444" calcext:value-type="float">
            <text:p>1.04756944444444</text:p>
          </table:table-cell>
          <table:table-cell office:value-type="float" office:value="1.04184027777778" calcext:value-type="float">
            <text:p>1.04184027777778</text:p>
          </table:table-cell>
          <table:table-cell table:number-columns-repeated="6"/>
        </table:table-row>
        <table:table-row table:style-name="ro1">
          <table:table-cell table:formula="of:=ABS((SQRT(SUMXMY2([.C395:.D395];[.C394:.D394]))/[.$H$2]))*[.$I$2]+[.A394]" office:value-type="float" office:value="186.540250956525" calcext:value-type="float">
            <text:p>186.540250956525</text:p>
          </table:table-cell>
          <table:table-cell office:value-type="float" office:value="1.5" calcext:value-type="float">
            <text:p>1.5</text:p>
          </table:table-cell>
          <table:table-cell office:value-type="float" office:value="1.01701388888889" calcext:value-type="float">
            <text:p>1.01701388888889</text:p>
          </table:table-cell>
          <table:table-cell office:value-type="float" office:value="1.04565972222222" calcext:value-type="float">
            <text:p>1.04565972222222</text:p>
          </table:table-cell>
          <table:table-cell table:number-columns-repeated="6"/>
        </table:table-row>
        <table:table-row table:style-name="ro1">
          <table:table-cell table:formula="of:=ABS((SQRT(SUMXMY2([.C396:.D396];[.C395:.D395]))/[.$H$2]))*[.$I$2]+[.A395]" office:value-type="float" office:value="186.974343539985" calcext:value-type="float">
            <text:p>186.974343539985</text:p>
          </table:table-cell>
          <table:table-cell office:value-type="float" office:value="1.5" calcext:value-type="float">
            <text:p>1.5</text:p>
          </table:table-cell>
          <table:table-cell office:value-type="float" office:value="0.986458333333333" calcext:value-type="float">
            <text:p>0.986458333333333</text:p>
          </table:table-cell>
          <table:table-cell office:value-type="float" office:value="1.04756944444444" calcext:value-type="float">
            <text:p>1.04756944444444</text:p>
          </table:table-cell>
          <table:table-cell table:number-columns-repeated="6"/>
        </table:table-row>
        <table:table-row table:style-name="ro1">
          <table:table-cell table:formula="of:=ABS((SQRT(SUMXMY2([.C397:.D397];[.C396:.D396]))/[.$H$2]))*[.$I$2]+[.A396]" office:value-type="float" office:value="187.410962386771" calcext:value-type="float">
            <text:p>187.410962386771</text:p>
          </table:table-cell>
          <table:table-cell office:value-type="float" office:value="1.5" calcext:value-type="float">
            <text:p>1.5</text:p>
          </table:table-cell>
          <table:table-cell office:value-type="float" office:value="0.955902777777778" calcext:value-type="float">
            <text:p>0.955902777777778</text:p>
          </table:table-cell>
          <table:table-cell office:value-type="float" office:value="1.05138888888889" calcext:value-type="float">
            <text:p>1.05138888888889</text:p>
          </table:table-cell>
          <table:table-cell table:number-columns-repeated="6"/>
        </table:table-row>
        <table:table-row table:style-name="ro1">
          <table:table-cell table:formula="of:=ABS((SQRT(SUMXMY2([.C398:.D398];[.C397:.D397]))/[.$H$2]))*[.$I$2]+[.A397]" office:value-type="float" office:value="187.851759499541" calcext:value-type="float">
            <text:p>187.851759499541</text:p>
          </table:table-cell>
          <table:table-cell office:value-type="float" office:value="1.5" calcext:value-type="float">
            <text:p>1.5</text:p>
          </table:table-cell>
          <table:table-cell office:value-type="float" office:value="0.925347222222222" calcext:value-type="float">
            <text:p>0.925347222222222</text:p>
          </table:table-cell>
          <table:table-cell office:value-type="float" office:value="1.05711805555556" calcext:value-type="float">
            <text:p>1.05711805555556</text:p>
          </table:table-cell>
          <table:table-cell table:number-columns-repeated="6"/>
        </table:table-row>
        <table:table-row table:style-name="ro1">
          <table:table-cell table:formula="of:=ABS((SQRT(SUMXMY2([.C399:.D399];[.C398:.D398]))/[.$H$2]))*[.$I$2]+[.A398]" office:value-type="float" office:value="188.288378346327" calcext:value-type="float">
            <text:p>188.288378346327</text:p>
          </table:table-cell>
          <table:table-cell office:value-type="float" office:value="1.5" calcext:value-type="float">
            <text:p>1.5</text:p>
          </table:table-cell>
          <table:table-cell office:value-type="float" office:value="0.894791666666667" calcext:value-type="float">
            <text:p>0.894791666666667</text:p>
          </table:table-cell>
          <table:table-cell office:value-type="float" office:value="1.0609375" calcext:value-type="float">
            <text:p>1.0609375</text:p>
          </table:table-cell>
          <table:table-cell table:number-columns-repeated="6"/>
        </table:table-row>
        <table:table-row table:style-name="ro1">
          <table:table-cell table:formula="of:=ABS((SQRT(SUMXMY2([.C400:.D400];[.C399:.D399]))/[.$H$2]))*[.$I$2]+[.A399]" office:value-type="float" office:value="188.724997193113" calcext:value-type="float">
            <text:p>188.724997193113</text:p>
          </table:table-cell>
          <table:table-cell office:value-type="float" office:value="1.5" calcext:value-type="float">
            <text:p>1.5</text:p>
          </table:table-cell>
          <table:table-cell office:value-type="float" office:value="0.864236111111111" calcext:value-type="float">
            <text:p>0.864236111111111</text:p>
          </table:table-cell>
          <table:table-cell office:value-type="float" office:value="1.06475694444444" calcext:value-type="float">
            <text:p>1.06475694444444</text:p>
          </table:table-cell>
          <table:table-cell table:number-columns-repeated="6"/>
        </table:table-row>
        <table:table-row table:style-name="ro1">
          <table:table-cell table:formula="of:=ABS((SQRT(SUMXMY2([.C401:.D401];[.C400:.D400]))/[.$H$2]))*[.$I$2]+[.A400]" office:value-type="float" office:value="189.1616160399" calcext:value-type="float">
            <text:p>189.1616160399</text:p>
          </table:table-cell>
          <table:table-cell office:value-type="float" office:value="1.5" calcext:value-type="float">
            <text:p>1.5</text:p>
          </table:table-cell>
          <table:table-cell office:value-type="float" office:value="0.833680555555556" calcext:value-type="float">
            <text:p>0.833680555555556</text:p>
          </table:table-cell>
          <table:table-cell office:value-type="float" office:value="1.06857638888889" calcext:value-type="float">
            <text:p>1.06857638888889</text:p>
          </table:table-cell>
          <table:table-cell table:number-columns-repeated="6"/>
        </table:table-row>
        <table:table-row table:style-name="ro1">
          <table:table-cell table:formula="of:=ABS((SQRT(SUMXMY2([.C402:.D402];[.C401:.D401]))/[.$H$2]))*[.$I$2]+[.A401]" office:value-type="float" office:value="189.602413152669" calcext:value-type="float">
            <text:p>189.602413152669</text:p>
          </table:table-cell>
          <table:table-cell office:value-type="float" office:value="1.5" calcext:value-type="float">
            <text:p>1.5</text:p>
          </table:table-cell>
          <table:table-cell office:value-type="float" office:value="0.803125" calcext:value-type="float">
            <text:p>0.803125</text:p>
          </table:table-cell>
          <table:table-cell office:value-type="float" office:value="1.07430555555556" calcext:value-type="float">
            <text:p>1.07430555555556</text:p>
          </table:table-cell>
          <table:table-cell table:number-columns-repeated="6"/>
        </table:table-row>
        <table:table-row table:style-name="ro1">
          <table:table-cell table:formula="of:=ABS((SQRT(SUMXMY2([.C403:.D403];[.C402:.D402]))/[.$H$2]))*[.$I$2]+[.A402]" office:value-type="float" office:value="190.039031999456" calcext:value-type="float">
            <text:p>190.039031999456</text:p>
          </table:table-cell>
          <table:table-cell office:value-type="float" office:value="1.5" calcext:value-type="float">
            <text:p>1.5</text:p>
          </table:table-cell>
          <table:table-cell office:value-type="float" office:value="0.772569444444444" calcext:value-type="float">
            <text:p>0.772569444444444</text:p>
          </table:table-cell>
          <table:table-cell office:value-type="float" office:value="1.078125" calcext:value-type="float">
            <text:p>1.078125</text:p>
          </table:table-cell>
          <table:table-cell table:number-columns-repeated="6"/>
        </table:table-row>
        <table:table-row table:style-name="ro1">
          <table:table-cell table:formula="of:=ABS((SQRT(SUMXMY2([.C404:.D404];[.C403:.D403]))/[.$H$2]))*[.$I$2]+[.A403]" office:value-type="float" office:value="190.479829112225" calcext:value-type="float">
            <text:p>190.479829112225</text:p>
          </table:table-cell>
          <table:table-cell office:value-type="float" office:value="1.5" calcext:value-type="float">
            <text:p>1.5</text:p>
          </table:table-cell>
          <table:table-cell office:value-type="float" office:value="0.742013888888889" calcext:value-type="float">
            <text:p>0.742013888888889</text:p>
          </table:table-cell>
          <table:table-cell office:value-type="float" office:value="1.08385416666667" calcext:value-type="float">
            <text:p>1.08385416666667</text:p>
          </table:table-cell>
          <table:table-cell table:number-columns-repeated="6"/>
        </table:table-row>
        <table:table-row table:style-name="ro1">
          <table:table-cell table:formula="of:=ABS((SQRT(SUMXMY2([.C405:.D405];[.C404:.D404]))/[.$H$2]))*[.$I$2]+[.A404]" office:value-type="float" office:value="190.8410940432" calcext:value-type="float">
            <text:p>190.8410940432</text:p>
          </table:table-cell>
          <table:table-cell office:value-type="float" office:value="1.5" calcext:value-type="float">
            <text:p>1.5</text:p>
          </table:table-cell>
          <table:table-cell office:value-type="float" office:value="0.747743055555556" calcext:value-type="float">
            <text:p>0.747743055555556</text:p>
          </table:table-cell>
          <table:table-cell office:value-type="float" office:value="1.05902777777778" calcext:value-type="float">
            <text:p>1.05902777777778</text:p>
          </table:table-cell>
          <table:table-cell table:number-columns-repeated="6"/>
        </table:table-row>
        <table:table-row table:style-name="ro1">
          <table:table-cell table:formula="of:=ABS((SQRT(SUMXMY2([.C406:.D406];[.C405:.D405]))/[.$H$2]))*[.$I$2]+[.A405]" office:value-type="float" office:value="191.351999808196" calcext:value-type="float">
            <text:p>191.351999808196</text:p>
          </table:table-cell>
          <table:table-cell office:value-type="float" office:value="1.5" calcext:value-type="float">
            <text:p>1.5</text:p>
          </table:table-cell>
          <table:table-cell office:value-type="float" office:value="0.766840277777778" calcext:value-type="float">
            <text:p>0.766840277777778</text:p>
          </table:table-cell>
          <table:table-cell office:value-type="float" office:value="1.02847222222222" calcext:value-type="float">
            <text:p>1.02847222222222</text:p>
          </table:table-cell>
          <table:table-cell table:number-columns-repeated="6"/>
        </table:table-row>
        <table:table-row table:style-name="ro1">
          <table:table-cell table:formula="of:=ABS((SQRT(SUMXMY2([.C407:.D407];[.C406:.D406]))/[.$H$2]))*[.$I$2]+[.A406]" office:value-type="float" office:value="191.877758522042" calcext:value-type="float">
            <text:p>191.877758522042</text:p>
          </table:table-cell>
          <table:table-cell office:value-type="float" office:value="1.5" calcext:value-type="float">
            <text:p>1.5</text:p>
          </table:table-cell>
          <table:table-cell office:value-type="float" office:value="0.787847222222222" calcext:value-type="float">
            <text:p>0.787847222222222</text:p>
          </table:table-cell>
          <table:table-cell office:value-type="float" office:value="0.997916666666666" calcext:value-type="float">
            <text:p>0.997916666666666</text:p>
          </table:table-cell>
          <table:table-cell table:number-columns-repeated="6"/>
        </table:table-row>
        <table:table-row table:style-name="ro1">
          <table:table-cell table:formula="of:=ABS((SQRT(SUMXMY2([.C408:.D408];[.C407:.D407]))/[.$H$2]))*[.$I$2]+[.A407]" office:value-type="float" office:value="192.415240510446" calcext:value-type="float">
            <text:p>192.415240510446</text:p>
          </table:table-cell>
          <table:table-cell office:value-type="float" office:value="1.5" calcext:value-type="float">
            <text:p>1.5</text:p>
          </table:table-cell>
          <table:table-cell office:value-type="float" office:value="0.812673611111111" calcext:value-type="float">
            <text:p>0.812673611111111</text:p>
          </table:table-cell>
          <table:table-cell office:value-type="float" office:value="0.969270833333333" calcext:value-type="float">
            <text:p>0.969270833333333</text:p>
          </table:table-cell>
          <table:table-cell table:number-columns-repeated="6"/>
        </table:table-row>
        <table:table-row table:style-name="ro1">
          <table:table-cell table:formula="of:=ABS((SQRT(SUMXMY2([.C409:.D409];[.C408:.D408]))/[.$H$2]))*[.$I$2]+[.A408]" office:value-type="float" office:value="192.87794874661" calcext:value-type="float">
            <text:p>192.87794874661</text:p>
          </table:table-cell>
          <table:table-cell office:value-type="float" office:value="1.5" calcext:value-type="float">
            <text:p>1.5</text:p>
          </table:table-cell>
          <table:table-cell office:value-type="float" office:value="0.843229166666667" calcext:value-type="float">
            <text:p>0.843229166666667</text:p>
          </table:table-cell>
          <table:table-cell office:value-type="float" office:value="0.9578125" calcext:value-type="float">
            <text:p>0.9578125</text:p>
          </table:table-cell>
          <table:table-cell table:number-columns-repeated="6"/>
        </table:table-row>
        <table:table-row table:style-name="ro1">
          <table:table-cell table:formula="of:=ABS((SQRT(SUMXMY2([.C410:.D410];[.C409:.D409]))/[.$H$2]))*[.$I$2]+[.A409]" office:value-type="float" office:value="193.314567593397" calcext:value-type="float">
            <text:p>193.314567593397</text:p>
          </table:table-cell>
          <table:table-cell office:value-type="float" office:value="1.5" calcext:value-type="float">
            <text:p>1.5</text:p>
          </table:table-cell>
          <table:table-cell office:value-type="float" office:value="0.873784722222222" calcext:value-type="float">
            <text:p>0.873784722222222</text:p>
          </table:table-cell>
          <table:table-cell office:value-type="float" office:value="0.953993055555555" calcext:value-type="float">
            <text:p>0.953993055555555</text:p>
          </table:table-cell>
          <table:table-cell table:number-columns-repeated="6"/>
        </table:table-row>
        <table:table-row table:style-name="ro1">
          <table:table-cell table:formula="of:=ABS((SQRT(SUMXMY2([.C411:.D411];[.C410:.D410]))/[.$H$2]))*[.$I$2]+[.A410]" office:value-type="float" office:value="193.751186440183" calcext:value-type="float">
            <text:p>193.751186440183</text:p>
          </table:table-cell>
          <table:table-cell office:value-type="float" office:value="1.5" calcext:value-type="float">
            <text:p>1.5</text:p>
          </table:table-cell>
          <table:table-cell office:value-type="float" office:value="0.904340277777778" calcext:value-type="float">
            <text:p>0.904340277777778</text:p>
          </table:table-cell>
          <table:table-cell office:value-type="float" office:value="0.950173611111111" calcext:value-type="float">
            <text:p>0.950173611111111</text:p>
          </table:table-cell>
          <table:table-cell table:number-columns-repeated="6"/>
        </table:table-row>
        <table:table-row table:style-name="ro1">
          <table:table-cell table:formula="of:=ABS((SQRT(SUMXMY2([.C412:.D412];[.C411:.D411]))/[.$H$2]))*[.$I$2]+[.A411]" office:value-type="float" office:value="194.187805286969" calcext:value-type="float">
            <text:p>194.187805286969</text:p>
          </table:table-cell>
          <table:table-cell office:value-type="float" office:value="1.5" calcext:value-type="float">
            <text:p>1.5</text:p>
          </table:table-cell>
          <table:table-cell office:value-type="float" office:value="0.934895833333333" calcext:value-type="float">
            <text:p>0.934895833333333</text:p>
          </table:table-cell>
          <table:table-cell office:value-type="float" office:value="0.946354166666667" calcext:value-type="float">
            <text:p>0.946354166666667</text:p>
          </table:table-cell>
          <table:table-cell table:number-columns-repeated="6"/>
        </table:table-row>
        <table:table-row table:style-name="ro1">
          <table:table-cell table:formula="of:=ABS((SQRT(SUMXMY2([.C413:.D413];[.C412:.D412]))/[.$H$2]))*[.$I$2]+[.A412]" office:value-type="float" office:value="194.624424133755" calcext:value-type="float">
            <text:p>194.624424133755</text:p>
          </table:table-cell>
          <table:table-cell office:value-type="float" office:value="1.5" calcext:value-type="float">
            <text:p>1.5</text:p>
          </table:table-cell>
          <table:table-cell office:value-type="float" office:value="0.965451388888889" calcext:value-type="float">
            <text:p>0.965451388888889</text:p>
          </table:table-cell>
          <table:table-cell office:value-type="float" office:value="0.942534722222222" calcext:value-type="float">
            <text:p>0.942534722222222</text:p>
          </table:table-cell>
          <table:table-cell table:number-columns-repeated="6"/>
        </table:table-row>
        <table:table-row table:style-name="ro1">
          <table:table-cell table:formula="of:=ABS((SQRT(SUMXMY2([.C414:.D414];[.C413:.D413]))/[.$H$2]))*[.$I$2]+[.A413]" office:value-type="float" office:value="195.061042980542" calcext:value-type="float">
            <text:p>195.061042980542</text:p>
          </table:table-cell>
          <table:table-cell office:value-type="float" office:value="1.5" calcext:value-type="float">
            <text:p>1.5</text:p>
          </table:table-cell>
          <table:table-cell office:value-type="float" office:value="0.996006944444444" calcext:value-type="float">
            <text:p>0.996006944444444</text:p>
          </table:table-cell>
          <table:table-cell office:value-type="float" office:value="0.938715277777778" calcext:value-type="float">
            <text:p>0.938715277777778</text:p>
          </table:table-cell>
          <table:table-cell table:number-columns-repeated="6"/>
        </table:table-row>
        <table:table-row table:style-name="ro1">
          <table:table-cell table:formula="of:=ABS((SQRT(SUMXMY2([.C415:.D415];[.C414:.D414]))/[.$H$2]))*[.$I$2]+[.A414]" office:value-type="float" office:value="195.495135564001" calcext:value-type="float">
            <text:p>195.495135564001</text:p>
          </table:table-cell>
          <table:table-cell office:value-type="float" office:value="1.5" calcext:value-type="float">
            <text:p>1.5</text:p>
          </table:table-cell>
          <table:table-cell office:value-type="float" office:value="1.0265625" calcext:value-type="float">
            <text:p>1.0265625</text:p>
          </table:table-cell>
          <table:table-cell office:value-type="float" office:value="0.936805555555555" calcext:value-type="float">
            <text:p>0.936805555555555</text:p>
          </table:table-cell>
          <table:table-cell table:number-columns-repeated="6"/>
        </table:table-row>
        <table:table-row table:style-name="ro1">
          <table:table-cell table:formula="of:=ABS((SQRT(SUMXMY2([.C416:.D416];[.C415:.D415]))/[.$H$2]))*[.$I$2]+[.A415]" office:value-type="float" office:value="195.929228147461" calcext:value-type="float">
            <text:p>195.929228147461</text:p>
          </table:table-cell>
          <table:table-cell office:value-type="float" office:value="1.5" calcext:value-type="float">
            <text:p>1.5</text:p>
          </table:table-cell>
          <table:table-cell office:value-type="float" office:value="1.05711805555556" calcext:value-type="float">
            <text:p>1.05711805555556</text:p>
          </table:table-cell>
          <table:table-cell office:value-type="float" office:value="0.934895833333333" calcext:value-type="float">
            <text:p>0.934895833333333</text:p>
          </table:table-cell>
          <table:table-cell table:number-columns-repeated="6"/>
        </table:table-row>
        <table:table-row table:style-name="ro1">
          <table:table-cell table:formula="of:=ABS((SQRT(SUMXMY2([.C417:.D417];[.C416:.D416]))/[.$H$2]))*[.$I$2]+[.A416]" office:value-type="float" office:value="196.365846994247" calcext:value-type="float">
            <text:p>196.365846994247</text:p>
          </table:table-cell>
          <table:table-cell office:value-type="float" office:value="1.5" calcext:value-type="float">
            <text:p>1.5</text:p>
          </table:table-cell>
          <table:table-cell office:value-type="float" office:value="1.08767361111111" calcext:value-type="float">
            <text:p>1.08767361111111</text:p>
          </table:table-cell>
          <table:table-cell office:value-type="float" office:value="0.931076388888889" calcext:value-type="float">
            <text:p>0.931076388888889</text:p>
          </table:table-cell>
          <table:table-cell table:number-columns-repeated="6"/>
        </table:table-row>
        <table:table-row table:style-name="ro1">
          <table:table-cell table:formula="of:=ABS((SQRT(SUMXMY2([.C418:.D418];[.C417:.D417]))/[.$H$2]))*[.$I$2]+[.A417]" office:value-type="float" office:value="196.799939577707" calcext:value-type="float">
            <text:p>196.799939577707</text:p>
          </table:table-cell>
          <table:table-cell office:value-type="float" office:value="1.5" calcext:value-type="float">
            <text:p>1.5</text:p>
          </table:table-cell>
          <table:table-cell office:value-type="float" office:value="1.11822916666667" calcext:value-type="float">
            <text:p>1.11822916666667</text:p>
          </table:table-cell>
          <table:table-cell office:value-type="float" office:value="0.929166666666667" calcext:value-type="float">
            <text:p>0.929166666666667</text:p>
          </table:table-cell>
          <table:table-cell table:number-columns-repeated="6"/>
        </table:table-row>
        <table:table-row table:style-name="ro1">
          <table:table-cell table:formula="of:=ABS((SQRT(SUMXMY2([.C419:.D419];[.C418:.D418]))/[.$H$2]))*[.$I$2]+[.A418]" office:value-type="float" office:value="197.234032161166" calcext:value-type="float">
            <text:p>197.234032161166</text:p>
          </table:table-cell>
          <table:table-cell office:value-type="float" office:value="1.5" calcext:value-type="float">
            <text:p>1.5</text:p>
          </table:table-cell>
          <table:table-cell office:value-type="float" office:value="1.14878472222222" calcext:value-type="float">
            <text:p>1.14878472222222</text:p>
          </table:table-cell>
          <table:table-cell office:value-type="float" office:value="0.927256944444444" calcext:value-type="float">
            <text:p>0.927256944444444</text:p>
          </table:table-cell>
          <table:table-cell table:number-columns-repeated="6"/>
        </table:table-row>
        <table:table-row table:style-name="ro1">
          <table:table-cell table:formula="of:=ABS((SQRT(SUMXMY2([.C420:.D420];[.C419:.D419]))/[.$H$2]))*[.$I$2]+[.A419]" office:value-type="float" office:value="197.668124744626" calcext:value-type="float">
            <text:p>197.668124744626</text:p>
          </table:table-cell>
          <table:table-cell office:value-type="float" office:value="1.5" calcext:value-type="float">
            <text:p>1.5</text:p>
          </table:table-cell>
          <table:table-cell office:value-type="float" office:value="1.17934027777778" calcext:value-type="float">
            <text:p>1.17934027777778</text:p>
          </table:table-cell>
          <table:table-cell office:value-type="float" office:value="0.925347222222222" calcext:value-type="float">
            <text:p>0.925347222222222</text:p>
          </table:table-cell>
          <table:table-cell table:number-columns-repeated="6"/>
        </table:table-row>
        <table:table-row table:style-name="ro1">
          <table:table-cell table:formula="of:=ABS((SQRT(SUMXMY2([.C421:.D421];[.C420:.D420]))/[.$H$2]))*[.$I$2]+[.A420]" office:value-type="float" office:value="198.102217328086" calcext:value-type="float">
            <text:p>198.102217328086</text:p>
          </table:table-cell>
          <table:table-cell office:value-type="float" office:value="1.5" calcext:value-type="float">
            <text:p>1.5</text:p>
          </table:table-cell>
          <table:table-cell office:value-type="float" office:value="1.20989583333333" calcext:value-type="float">
            <text:p>1.20989583333333</text:p>
          </table:table-cell>
          <table:table-cell office:value-type="float" office:value="0.9234375" calcext:value-type="float">
            <text:p>0.9234375</text:p>
          </table:table-cell>
          <table:table-cell table:number-columns-repeated="6"/>
        </table:table-row>
        <table:table-row table:style-name="ro1">
          <table:table-cell table:formula="of:=ABS((SQRT(SUMXMY2([.C422:.D422];[.C421:.D421]))/[.$H$2]))*[.$I$2]+[.A421]" office:value-type="float" office:value="198.538836174872" calcext:value-type="float">
            <text:p>198.538836174872</text:p>
          </table:table-cell>
          <table:table-cell office:value-type="float" office:value="1.5" calcext:value-type="float">
            <text:p>1.5</text:p>
          </table:table-cell>
          <table:table-cell office:value-type="float" office:value="1.24045138888889" calcext:value-type="float">
            <text:p>1.24045138888889</text:p>
          </table:table-cell>
          <table:table-cell office:value-type="float" office:value="0.919618055555556" calcext:value-type="float">
            <text:p>0.919618055555556</text:p>
          </table:table-cell>
          <table:table-cell table:number-columns-repeated="6"/>
        </table:table-row>
        <table:table-row table:style-name="ro1">
          <table:table-cell table:formula="of:=ABS((SQRT(SUMXMY2([.C423:.D423];[.C422:.D422]))/[.$H$2]))*[.$I$2]+[.A422]" office:value-type="float" office:value="198.972083397094" calcext:value-type="float">
            <text:p>198.972083397094</text:p>
          </table:table-cell>
          <table:table-cell office:value-type="float" office:value="1.5" calcext:value-type="float">
            <text:p>1.5</text:p>
          </table:table-cell>
          <table:table-cell office:value-type="float" office:value="1.27100694444444" calcext:value-type="float">
            <text:p>1.27100694444444</text:p>
          </table:table-cell>
          <table:table-cell office:value-type="float" office:value="0.919618055555556" calcext:value-type="float">
            <text:p>0.919618055555556</text:p>
          </table:table-cell>
          <table:table-cell table:number-columns-repeated="6"/>
        </table:table-row>
        <table:table-row table:style-name="ro1">
          <table:table-cell table:formula="of:=ABS((SQRT(SUMXMY2([.C424:.D424];[.C423:.D423]))/[.$H$2]))*[.$I$2]+[.A423]" office:value-type="float" office:value="199.406175980554" calcext:value-type="float">
            <text:p>199.406175980554</text:p>
          </table:table-cell>
          <table:table-cell office:value-type="float" office:value="1.5" calcext:value-type="float">
            <text:p>1.5</text:p>
          </table:table-cell>
          <table:table-cell office:value-type="float" office:value="1.3015625" calcext:value-type="float">
            <text:p>1.3015625</text:p>
          </table:table-cell>
          <table:table-cell office:value-type="float" office:value="0.917708333333333" calcext:value-type="float">
            <text:p>0.917708333333333</text:p>
          </table:table-cell>
          <table:table-cell table:number-columns-repeated="6"/>
        </table:table-row>
        <table:table-row table:style-name="ro1">
          <table:table-cell table:formula="of:=ABS((SQRT(SUMXMY2([.C425:.D425];[.C424:.D424]))/[.$H$2]))*[.$I$2]+[.A424]" office:value-type="float" office:value="199.840268564014" calcext:value-type="float">
            <text:p>199.840268564014</text:p>
          </table:table-cell>
          <table:table-cell office:value-type="float" office:value="1.5" calcext:value-type="float">
            <text:p>1.5</text:p>
          </table:table-cell>
          <table:table-cell office:value-type="float" office:value="1.33211805555556" calcext:value-type="float">
            <text:p>1.33211805555556</text:p>
          </table:table-cell>
          <table:table-cell office:value-type="float" office:value="0.915798611111111" calcext:value-type="float">
            <text:p>0.915798611111111</text:p>
          </table:table-cell>
          <table:table-cell table:number-columns-repeated="6"/>
        </table:table-row>
        <table:table-row table:style-name="ro1">
          <table:table-cell table:formula="of:=ABS((SQRT(SUMXMY2([.C426:.D426];[.C425:.D425]))/[.$H$2]))*[.$I$2]+[.A425]" office:value-type="float" office:value="200.274361147473" calcext:value-type="float">
            <text:p>200.274361147473</text:p>
          </table:table-cell>
          <table:table-cell office:value-type="float" office:value="1.5" calcext:value-type="float">
            <text:p>1.5</text:p>
          </table:table-cell>
          <table:table-cell office:value-type="float" office:value="1.36267361111111" calcext:value-type="float">
            <text:p>1.36267361111111</text:p>
          </table:table-cell>
          <table:table-cell office:value-type="float" office:value="0.913888888888889" calcext:value-type="float">
            <text:p>0.913888888888889</text:p>
          </table:table-cell>
          <table:table-cell table:number-columns-repeated="6"/>
        </table:table-row>
        <table:table-row table:style-name="ro1">
          <table:table-cell table:formula="of:=ABS((SQRT(SUMXMY2([.C427:.D427];[.C426:.D426]))/[.$H$2]))*[.$I$2]+[.A426]" office:value-type="float" office:value="203.212412459067" calcext:value-type="float">
            <text:p>203.212412459067</text:p>
          </table:table-cell>
          <table:table-cell office:value-type="float" office:value="1.5" calcext:value-type="float">
            <text:p>1.5</text:p>
          </table:table-cell>
          <table:table-cell office:value-type="float" office:value="1.43333333333333" calcext:value-type="float">
            <text:p>1.43333333333333</text:p>
          </table:table-cell>
          <table:table-cell office:value-type="float" office:value="0.719097222222222" calcext:value-type="float">
            <text:p>0.719097222222222</text:p>
          </table:table-cell>
          <table:table-cell table:number-columns-repeated="6"/>
        </table:table-row>
        <table:table-row table:style-name="ro1">
          <table:table-cell table:formula="of:=ABS((SQRT(SUMXMY2([.C428:.D428];[.C427:.D427]))/[.$H$2]))*[.$I$2]+[.A427]" office:value-type="float" office:value="203.646505042527" calcext:value-type="float">
            <text:p>203.646505042527</text:p>
          </table:table-cell>
          <table:table-cell office:value-type="float" office:value="1.5" calcext:value-type="float">
            <text:p>1.5</text:p>
          </table:table-cell>
          <table:table-cell office:value-type="float" office:value="1.46388888888889" calcext:value-type="float">
            <text:p>1.46388888888889</text:p>
          </table:table-cell>
          <table:table-cell office:value-type="float" office:value="0.7171875" calcext:value-type="float">
            <text:p>0.7171875</text:p>
          </table:table-cell>
          <table:table-cell table:number-columns-repeated="6"/>
        </table:table-row>
        <table:table-row table:style-name="ro1">
          <table:table-cell table:formula="of:=ABS((SQRT(SUMXMY2([.C429:.D429];[.C428:.D428]))/[.$H$2]))*[.$I$2]+[.A428]" office:value-type="float" office:value="204.079752264749" calcext:value-type="float">
            <text:p>204.079752264749</text:p>
          </table:table-cell>
          <table:table-cell office:value-type="float" office:value="1.5" calcext:value-type="float">
            <text:p>1.5</text:p>
          </table:table-cell>
          <table:table-cell office:value-type="float" office:value="1.49444444444444" calcext:value-type="float">
            <text:p>1.49444444444444</text:p>
          </table:table-cell>
          <table:table-cell office:value-type="float" office:value="0.7171875" calcext:value-type="float">
            <text:p>0.7171875</text:p>
          </table:table-cell>
          <table:table-cell table:number-columns-repeated="6"/>
        </table:table-row>
        <table:table-row table:style-name="ro1">
          <table:table-cell table:formula="of:=ABS((SQRT(SUMXMY2([.C430:.D430];[.C429:.D429]))/[.$H$2]))*[.$I$2]+[.A429]" office:value-type="float" office:value="204.512999486971" calcext:value-type="float">
            <text:p>204.512999486971</text:p>
          </table:table-cell>
          <table:table-cell office:value-type="float" office:value="1.5" calcext:value-type="float">
            <text:p>1.5</text:p>
          </table:table-cell>
          <table:table-cell office:value-type="float" office:value="1.525" calcext:value-type="float">
            <text:p>1.525</text:p>
          </table:table-cell>
          <table:table-cell office:value-type="float" office:value="0.7171875" calcext:value-type="float">
            <text:p>0.7171875</text:p>
          </table:table-cell>
          <table:table-cell table:number-columns-repeated="6"/>
        </table:table-row>
        <table:table-row table:style-name="ro1">
          <table:table-cell table:formula="of:=ABS((SQRT(SUMXMY2([.C431:.D431];[.C430:.D430]))/[.$H$2]))*[.$I$2]+[.A430]" office:value-type="float" office:value="204.946246709193" calcext:value-type="float">
            <text:p>204.946246709193</text:p>
          </table:table-cell>
          <table:table-cell office:value-type="float" office:value="1.5" calcext:value-type="float">
            <text:p>1.5</text:p>
          </table:table-cell>
          <table:table-cell office:value-type="float" office:value="1.55555555555556" calcext:value-type="float">
            <text:p>1.55555555555556</text:p>
          </table:table-cell>
          <table:table-cell office:value-type="float" office:value="0.7171875" calcext:value-type="float">
            <text:p>0.7171875</text:p>
          </table:table-cell>
          <table:table-cell table:number-columns-repeated="6"/>
        </table:table-row>
        <table:table-row table:style-name="ro1">
          <table:table-cell table:formula="of:=ABS((SQRT(SUMXMY2([.C432:.D432];[.C431:.D431]))/[.$H$2]))*[.$I$2]+[.A431]" office:value-type="float" office:value="205.379493931415" calcext:value-type="float">
            <text:p>205.379493931415</text:p>
          </table:table-cell>
          <table:table-cell office:value-type="float" office:value="1.5" calcext:value-type="float">
            <text:p>1.5</text:p>
          </table:table-cell>
          <table:table-cell office:value-type="float" office:value="1.58611111111111" calcext:value-type="float">
            <text:p>1.58611111111111</text:p>
          </table:table-cell>
          <table:table-cell office:value-type="float" office:value="0.7171875" calcext:value-type="float">
            <text:p>0.7171875</text:p>
          </table:table-cell>
          <table:table-cell table:number-columns-repeated="6"/>
        </table:table-row>
        <table:table-row table:style-name="ro1">
          <table:table-cell table:formula="of:=ABS((SQRT(SUMXMY2([.C433:.D433];[.C432:.D432]))/[.$H$2]))*[.$I$2]+[.A432]" office:value-type="float" office:value="205.813586514875" calcext:value-type="float">
            <text:p>205.813586514875</text:p>
          </table:table-cell>
          <table:table-cell office:value-type="float" office:value="1.5" calcext:value-type="float">
            <text:p>1.5</text:p>
          </table:table-cell>
          <table:table-cell office:value-type="float" office:value="1.61666666666667" calcext:value-type="float">
            <text:p>1.61666666666667</text:p>
          </table:table-cell>
          <table:table-cell office:value-type="float" office:value="0.719097222222222" calcext:value-type="float">
            <text:p>0.719097222222222</text:p>
          </table:table-cell>
          <table:table-cell table:number-columns-repeated="6"/>
        </table:table-row>
        <table:table-row table:style-name="ro1">
          <table:table-cell table:formula="of:=ABS((SQRT(SUMXMY2([.C434:.D434];[.C433:.D433]))/[.$H$2]))*[.$I$2]+[.A433]" office:value-type="float" office:value="206.246833737097" calcext:value-type="float">
            <text:p>206.246833737097</text:p>
          </table:table-cell>
          <table:table-cell office:value-type="float" office:value="1.5" calcext:value-type="float">
            <text:p>1.5</text:p>
          </table:table-cell>
          <table:table-cell office:value-type="float" office:value="1.64722222222222" calcext:value-type="float">
            <text:p>1.64722222222222</text:p>
          </table:table-cell>
          <table:table-cell office:value-type="float" office:value="0.719097222222222" calcext:value-type="float">
            <text:p>0.719097222222222</text:p>
          </table:table-cell>
          <table:table-cell table:number-columns-repeated="6"/>
        </table:table-row>
        <table:table-row table:style-name="ro1">
          <table:table-cell table:formula="of:=ABS((SQRT(SUMXMY2([.C435:.D435];[.C434:.D434]))/[.$H$2]))*[.$I$2]+[.A434]" office:value-type="float" office:value="206.68008095932" calcext:value-type="float">
            <text:p>206.68008095932</text:p>
          </table:table-cell>
          <table:table-cell office:value-type="float" office:value="1.5" calcext:value-type="float">
            <text:p>1.5</text:p>
          </table:table-cell>
          <table:table-cell office:value-type="float" office:value="1.67777777777778" calcext:value-type="float">
            <text:p>1.67777777777778</text:p>
          </table:table-cell>
          <table:table-cell office:value-type="float" office:value="0.719097222222222" calcext:value-type="float">
            <text:p>0.719097222222222</text:p>
          </table:table-cell>
          <table:table-cell table:number-columns-repeated="6"/>
        </table:table-row>
        <table:table-row table:style-name="ro1">
          <table:table-cell table:formula="of:=ABS((SQRT(SUMXMY2([.C436:.D436];[.C435:.D435]))/[.$H$2]))*[.$I$2]+[.A435]" office:value-type="float" office:value="207.114173542779" calcext:value-type="float">
            <text:p>207.114173542779</text:p>
          </table:table-cell>
          <table:table-cell office:value-type="float" office:value="1.5" calcext:value-type="float">
            <text:p>1.5</text:p>
          </table:table-cell>
          <table:table-cell office:value-type="float" office:value="1.70833333333333" calcext:value-type="float">
            <text:p>1.70833333333333</text:p>
          </table:table-cell>
          <table:table-cell office:value-type="float" office:value="0.721006944444444" calcext:value-type="float">
            <text:p>0.721006944444444</text:p>
          </table:table-cell>
          <table:table-cell table:number-columns-repeated="6"/>
        </table:table-row>
        <table:table-row table:style-name="ro1">
          <table:table-cell table:formula="of:=ABS((SQRT(SUMXMY2([.C437:.D437];[.C436:.D436]))/[.$H$2]))*[.$I$2]+[.A436]" office:value-type="float" office:value="207.547420765002" calcext:value-type="float">
            <text:p>207.547420765002</text:p>
          </table:table-cell>
          <table:table-cell office:value-type="float" office:value="1.5" calcext:value-type="float">
            <text:p>1.5</text:p>
          </table:table-cell>
          <table:table-cell office:value-type="float" office:value="1.73888888888889" calcext:value-type="float">
            <text:p>1.73888888888889</text:p>
          </table:table-cell>
          <table:table-cell office:value-type="float" office:value="0.721006944444444" calcext:value-type="float">
            <text:p>0.721006944444444</text:p>
          </table:table-cell>
          <table:table-cell table:number-columns-repeated="6"/>
        </table:table-row>
        <table:table-row table:style-name="ro1">
          <table:table-cell table:formula="of:=ABS((SQRT(SUMXMY2([.C438:.D438];[.C437:.D437]))/[.$H$2]))*[.$I$2]+[.A437]" office:value-type="float" office:value="207.981513348461" calcext:value-type="float">
            <text:p>207.981513348461</text:p>
          </table:table-cell>
          <table:table-cell office:value-type="float" office:value="1.5" calcext:value-type="float">
            <text:p>1.5</text:p>
          </table:table-cell>
          <table:table-cell office:value-type="float" office:value="1.76944444444444" calcext:value-type="float">
            <text:p>1.76944444444444</text:p>
          </table:table-cell>
          <table:table-cell office:value-type="float" office:value="0.722916666666667" calcext:value-type="float">
            <text:p>0.722916666666667</text:p>
          </table:table-cell>
          <table:table-cell table:number-columns-repeated="6"/>
        </table:table-row>
        <table:table-row table:style-name="ro1">
          <table:table-cell table:formula="of:=ABS((SQRT(SUMXMY2([.C439:.D439];[.C438:.D438]))/[.$H$2]))*[.$I$2]+[.A438]" office:value-type="float" office:value="208.414760570683" calcext:value-type="float">
            <text:p>208.414760570683</text:p>
          </table:table-cell>
          <table:table-cell office:value-type="float" office:value="1.5" calcext:value-type="float">
            <text:p>1.5</text:p>
          </table:table-cell>
          <table:table-cell office:value-type="float" office:value="1.8" calcext:value-type="float">
            <text:p>1.8</text:p>
          </table:table-cell>
          <table:table-cell office:value-type="float" office:value="0.722916666666667" calcext:value-type="float">
            <text:p>0.722916666666667</text:p>
          </table:table-cell>
          <table:table-cell table:number-columns-repeated="6"/>
        </table:table-row>
        <table:table-row table:style-name="ro1">
          <table:table-cell table:formula="of:=ABS((SQRT(SUMXMY2([.C440:.D440];[.C439:.D439]))/[.$H$2]))*[.$I$2]+[.A439]" office:value-type="float" office:value="208.848853154143" calcext:value-type="float">
            <text:p>208.848853154143</text:p>
          </table:table-cell>
          <table:table-cell office:value-type="float" office:value="1.5" calcext:value-type="float">
            <text:p>1.5</text:p>
          </table:table-cell>
          <table:table-cell office:value-type="float" office:value="1.83055555555556" calcext:value-type="float">
            <text:p>1.83055555555556</text:p>
          </table:table-cell>
          <table:table-cell office:value-type="float" office:value="0.724826388888889" calcext:value-type="float">
            <text:p>0.724826388888889</text:p>
          </table:table-cell>
          <table:table-cell table:number-columns-repeated="6"/>
        </table:table-row>
        <table:table-row table:style-name="ro1">
          <table:table-cell table:formula="of:=ABS((SQRT(SUMXMY2([.C441:.D441];[.C440:.D440]))/[.$H$2]))*[.$I$2]+[.A440]" office:value-type="float" office:value="209.282945737603" calcext:value-type="float">
            <text:p>209.282945737603</text:p>
          </table:table-cell>
          <table:table-cell office:value-type="float" office:value="1.5" calcext:value-type="float">
            <text:p>1.5</text:p>
          </table:table-cell>
          <table:table-cell office:value-type="float" office:value="1.86111111111111" calcext:value-type="float">
            <text:p>1.86111111111111</text:p>
          </table:table-cell>
          <table:table-cell office:value-type="float" office:value="0.726736111111111" calcext:value-type="float">
            <text:p>0.726736111111111</text:p>
          </table:table-cell>
          <table:table-cell table:number-columns-repeated="6"/>
        </table:table-row>
        <table:table-row table:style-name="ro1">
          <table:table-cell table:formula="of:=ABS((SQRT(SUMXMY2([.C442:.D442];[.C441:.D441]))/[.$H$2]))*[.$I$2]+[.A441]" office:value-type="float" office:value="209.719564584389" calcext:value-type="float">
            <text:p>209.719564584389</text:p>
          </table:table-cell>
          <table:table-cell office:value-type="float" office:value="1.5" calcext:value-type="float">
            <text:p>1.5</text:p>
          </table:table-cell>
          <table:table-cell office:value-type="float" office:value="1.89166666666667" calcext:value-type="float">
            <text:p>1.89166666666667</text:p>
          </table:table-cell>
          <table:table-cell office:value-type="float" office:value="0.730555555555555" calcext:value-type="float">
            <text:p>0.730555555555555</text:p>
          </table:table-cell>
          <table:table-cell table:number-columns-repeated="6"/>
        </table:table-row>
        <table:table-row table:style-name="ro1">
          <table:table-cell table:formula="of:=ABS((SQRT(SUMXMY2([.C443:.D443];[.C442:.D442]))/[.$H$2]))*[.$I$2]+[.A442]" office:value-type="float" office:value="210.153657167849" calcext:value-type="float">
            <text:p>210.153657167849</text:p>
          </table:table-cell>
          <table:table-cell office:value-type="float" office:value="1.5" calcext:value-type="float">
            <text:p>1.5</text:p>
          </table:table-cell>
          <table:table-cell office:value-type="float" office:value="1.92222222222222" calcext:value-type="float">
            <text:p>1.92222222222222</text:p>
          </table:table-cell>
          <table:table-cell office:value-type="float" office:value="0.732465277777778" calcext:value-type="float">
            <text:p>0.732465277777778</text:p>
          </table:table-cell>
          <table:table-cell table:number-columns-repeated="6"/>
        </table:table-row>
        <table:table-row table:style-name="ro1">
          <table:table-cell table:formula="of:=ABS((SQRT(SUMXMY2([.C444:.D444];[.C443:.D443]))/[.$H$2]))*[.$I$2]+[.A443]" office:value-type="float" office:value="210.600238182656" calcext:value-type="float">
            <text:p>210.600238182656</text:p>
          </table:table-cell>
          <table:table-cell office:value-type="float" office:value="1.5" calcext:value-type="float">
            <text:p>1.5</text:p>
          </table:table-cell>
          <table:table-cell office:value-type="float" office:value="1.95277777777778" calcext:value-type="float">
            <text:p>1.95277777777778</text:p>
          </table:table-cell>
          <table:table-cell office:value-type="float" office:value="0.740104166666667" calcext:value-type="float">
            <text:p>0.740104166666667</text:p>
          </table:table-cell>
          <table:table-cell table:number-columns-repeated="6"/>
        </table:table-row>
        <table:table-row table:style-name="ro1">
          <table:table-cell table:formula="of:=ABS((SQRT(SUMXMY2([.C445:.D445];[.C444:.D444]))/[.$H$2]))*[.$I$2]+[.A444]" office:value-type="float" office:value="210.88808075423" calcext:value-type="float">
            <text:p>210.88808075423</text:p>
          </table:table-cell>
          <table:table-cell office:value-type="float" office:value="1.5" calcext:value-type="float">
            <text:p>1.5</text:p>
          </table:table-cell>
          <table:table-cell office:value-type="float" office:value="1.96805555555556" calcext:value-type="float">
            <text:p>1.96805555555556</text:p>
          </table:table-cell>
          <table:table-cell office:value-type="float" office:value="0.753472222222222" calcext:value-type="float">
            <text:p>0.753472222222222</text:p>
          </table:table-cell>
          <table:table-cell table:number-columns-repeated="6"/>
        </table:table-row>
        <table:table-row table:style-name="ro1">
          <table:table-cell table:formula="of:=ABS((SQRT(SUMXMY2([.C446:.D446];[.C445:.D445]))/[.$H$2]))*[.$I$2]+[.A445]" office:value-type="float" office:value="211.194432802993" calcext:value-type="float">
            <text:p>211.194432802993</text:p>
          </table:table-cell>
          <table:table-cell office:value-type="float" office:value="1.5" calcext:value-type="float">
            <text:p>1.5</text:p>
          </table:table-cell>
          <table:table-cell office:value-type="float" office:value="1.98333333333333" calcext:value-type="float">
            <text:p>1.98333333333333</text:p>
          </table:table-cell>
          <table:table-cell office:value-type="float" office:value="0.76875" calcext:value-type="float">
            <text:p>0.76875</text:p>
          </table:table-cell>
          <table:table-cell table:number-columns-repeated="6"/>
        </table:table-row>
        <table:table-row table:style-name="ro1">
          <table:table-cell table:formula="of:=ABS((SQRT(SUMXMY2([.C447:.D447];[.C446:.D446]))/[.$H$2]))*[.$I$2]+[.A446]" office:value-type="float" office:value="211.482275374567" calcext:value-type="float">
            <text:p>211.482275374567</text:p>
          </table:table-cell>
          <table:table-cell office:value-type="float" office:value="1.5" calcext:value-type="float">
            <text:p>1.5</text:p>
          </table:table-cell>
          <table:table-cell office:value-type="float" office:value="1.99861111111111" calcext:value-type="float">
            <text:p>1.99861111111111</text:p>
          </table:table-cell>
          <table:table-cell office:value-type="float" office:value="0.782118055555555" calcext:value-type="float">
            <text:p>0.782118055555555</text:p>
          </table:table-cell>
          <table:table-cell table:number-columns-repeated="6"/>
        </table:table-row>
        <table:table-row table:style-name="ro1">
          <table:table-cell table:formula="of:=ABS((SQRT(SUMXMY2([.C448:.D448];[.C447:.D447]))/[.$H$2]))*[.$I$2]+[.A447]" office:value-type="float" office:value="211.770117946141" calcext:value-type="float">
            <text:p>211.770117946141</text:p>
          </table:table-cell>
          <table:table-cell office:value-type="float" office:value="1.5" calcext:value-type="float">
            <text:p>1.5</text:p>
          </table:table-cell>
          <table:table-cell office:value-type="float" office:value="2.01197916666667" calcext:value-type="float">
            <text:p>2.01197916666667</text:p>
          </table:table-cell>
          <table:table-cell office:value-type="float" office:value="0.797395833333333" calcext:value-type="float">
            <text:p>0.797395833333333</text:p>
          </table:table-cell>
          <table:table-cell table:number-columns-repeated="6"/>
        </table:table-row>
        <table:table-row table:style-name="ro1">
          <table:table-cell table:formula="of:=ABS((SQRT(SUMXMY2([.C449:.D449];[.C448:.D448]))/[.$H$2]))*[.$I$2]+[.A448]" office:value-type="float" office:value="212.076469994905" calcext:value-type="float">
            <text:p>212.076469994905</text:p>
          </table:table-cell>
          <table:table-cell office:value-type="float" office:value="1.5" calcext:value-type="float">
            <text:p>1.5</text:p>
          </table:table-cell>
          <table:table-cell office:value-type="float" office:value="2.02725694444444" calcext:value-type="float">
            <text:p>2.02725694444444</text:p>
          </table:table-cell>
          <table:table-cell office:value-type="float" office:value="0.812673611111111" calcext:value-type="float">
            <text:p>0.812673611111111</text:p>
          </table:table-cell>
          <table:table-cell table:number-columns-repeated="6"/>
        </table:table-row>
        <table:table-row table:style-name="ro1">
          <table:table-cell table:formula="of:=ABS((SQRT(SUMXMY2([.C450:.D450];[.C449:.D449]))/[.$H$2]))*[.$I$2]+[.A449]" office:value-type="float" office:value="212.382822043668" calcext:value-type="float">
            <text:p>212.382822043668</text:p>
          </table:table-cell>
          <table:table-cell office:value-type="float" office:value="1.5" calcext:value-type="float">
            <text:p>1.5</text:p>
          </table:table-cell>
          <table:table-cell office:value-type="float" office:value="2.04253472222222" calcext:value-type="float">
            <text:p>2.04253472222222</text:p>
          </table:table-cell>
          <table:table-cell office:value-type="float" office:value="0.827951388888889" calcext:value-type="float">
            <text:p>0.827951388888889</text:p>
          </table:table-cell>
          <table:table-cell table:number-columns-repeated="6"/>
        </table:table-row>
        <table:table-row table:style-name="ro1">
          <table:table-cell table:formula="of:=ABS((SQRT(SUMXMY2([.C451:.D451];[.C450:.D450]))/[.$H$2]))*[.$I$2]+[.A450]" office:value-type="float" office:value="212.670664615242" calcext:value-type="float">
            <text:p>212.670664615242</text:p>
          </table:table-cell>
          <table:table-cell office:value-type="float" office:value="1.5" calcext:value-type="float">
            <text:p>1.5</text:p>
          </table:table-cell>
          <table:table-cell office:value-type="float" office:value="2.05590277777778" calcext:value-type="float">
            <text:p>2.05590277777778</text:p>
          </table:table-cell>
          <table:table-cell office:value-type="float" office:value="0.843229166666667" calcext:value-type="float">
            <text:p>0.843229166666667</text:p>
          </table:table-cell>
          <table:table-cell table:number-columns-repeated="6"/>
        </table:table-row>
        <table:table-row table:style-name="ro1">
          <table:table-cell table:formula="of:=ABS((SQRT(SUMXMY2([.C452:.D452];[.C451:.D451]))/[.$H$2]))*[.$I$2]+[.A451]" office:value-type="float" office:value="212.958507186816" calcext:value-type="float">
            <text:p>212.958507186816</text:p>
          </table:table-cell>
          <table:table-cell office:value-type="float" office:value="1.5" calcext:value-type="float">
            <text:p>1.5</text:p>
          </table:table-cell>
          <table:table-cell office:value-type="float" office:value="2.06927083333333" calcext:value-type="float">
            <text:p>2.06927083333333</text:p>
          </table:table-cell>
          <table:table-cell office:value-type="float" office:value="0.858506944444444" calcext:value-type="float">
            <text:p>0.858506944444444</text:p>
          </table:table-cell>
          <table:table-cell table:number-columns-repeated="6"/>
        </table:table-row>
        <table:table-row table:style-name="ro1">
          <table:table-cell table:formula="of:=ABS((SQRT(SUMXMY2([.C453:.D453];[.C452:.D452]))/[.$H$2]))*[.$I$2]+[.A452]" office:value-type="float" office:value="213.246349758391" calcext:value-type="float">
            <text:p>213.246349758391</text:p>
          </table:table-cell>
          <table:table-cell office:value-type="float" office:value="1.5" calcext:value-type="float">
            <text:p>1.5</text:p>
          </table:table-cell>
          <table:table-cell office:value-type="float" office:value="2.08263888888889" calcext:value-type="float">
            <text:p>2.08263888888889</text:p>
          </table:table-cell>
          <table:table-cell office:value-type="float" office:value="0.873784722222222" calcext:value-type="float">
            <text:p>0.873784722222222</text:p>
          </table:table-cell>
          <table:table-cell table:number-columns-repeated="6"/>
        </table:table-row>
        <table:table-row table:style-name="ro1">
          <table:table-cell table:formula="of:=ABS((SQRT(SUMXMY2([.C454:.D454];[.C453:.D453]))/[.$H$2]))*[.$I$2]+[.A453]" office:value-type="float" office:value="213.787908786168" calcext:value-type="float">
            <text:p>213.787908786168</text:p>
          </table:table-cell>
          <table:table-cell office:value-type="float" office:value="1.5" calcext:value-type="float">
            <text:p>1.5</text:p>
          </table:table-cell>
          <table:table-cell office:value-type="float" office:value="2.10555555555556" calcext:value-type="float">
            <text:p>2.10555555555556</text:p>
          </table:table-cell>
          <table:table-cell office:value-type="float" office:value="0.904340277777778" calcext:value-type="float">
            <text:p>0.904340277777778</text:p>
          </table:table-cell>
          <table:table-cell table:number-columns-repeated="6"/>
        </table:table-row>
        <table:table-row table:style-name="ro1">
          <table:table-cell table:formula="of:=ABS((SQRT(SUMXMY2([.C455:.D455];[.C454:.D454]))/[.$H$2]))*[.$I$2]+[.A454]" office:value-type="float" office:value="214.225366478775" calcext:value-type="float">
            <text:p>214.225366478775</text:p>
          </table:table-cell>
          <table:table-cell office:value-type="float" office:value="1.5" calcext:value-type="float">
            <text:p>1.5</text:p>
          </table:table-cell>
          <table:table-cell office:value-type="float" office:value="2.11701388888889" calcext:value-type="float">
            <text:p>2.11701388888889</text:p>
          </table:table-cell>
          <table:table-cell office:value-type="float" office:value="0.932986111111111" calcext:value-type="float">
            <text:p>0.932986111111111</text:p>
          </table:table-cell>
          <table:table-cell table:number-columns-repeated="6"/>
        </table:table-row>
        <table:table-row table:style-name="ro1">
          <table:table-cell table:formula="of:=ABS((SQRT(SUMXMY2([.C456:.D456];[.C455:.D455]))/[.$H$2]))*[.$I$2]+[.A455]" office:value-type="float" office:value="214.661985325561" calcext:value-type="float">
            <text:p>214.661985325561</text:p>
          </table:table-cell>
          <table:table-cell office:value-type="float" office:value="1.5" calcext:value-type="float">
            <text:p>1.5</text:p>
          </table:table-cell>
          <table:table-cell office:value-type="float" office:value="2.08645833333333" calcext:value-type="float">
            <text:p>2.08645833333333</text:p>
          </table:table-cell>
          <table:table-cell office:value-type="float" office:value="0.929166666666667" calcext:value-type="float">
            <text:p>0.929166666666667</text:p>
          </table:table-cell>
          <table:table-cell table:number-columns-repeated="6"/>
        </table:table-row>
        <table:table-row table:style-name="ro1">
          <table:table-cell table:formula="of:=ABS((SQRT(SUMXMY2([.C457:.D457];[.C456:.D456]))/[.$H$2]))*[.$I$2]+[.A456]" office:value-type="float" office:value="215.098604172347" calcext:value-type="float">
            <text:p>215.098604172347</text:p>
          </table:table-cell>
          <table:table-cell office:value-type="float" office:value="1.5" calcext:value-type="float">
            <text:p>1.5</text:p>
          </table:table-cell>
          <table:table-cell office:value-type="float" office:value="2.05590277777778" calcext:value-type="float">
            <text:p>2.05590277777778</text:p>
          </table:table-cell>
          <table:table-cell office:value-type="float" office:value="0.925347222222222" calcext:value-type="float">
            <text:p>0.925347222222222</text:p>
          </table:table-cell>
          <table:table-cell table:number-columns-repeated="6"/>
        </table:table-row>
        <table:table-row table:style-name="ro1">
          <table:table-cell table:formula="of:=ABS((SQRT(SUMXMY2([.C458:.D458];[.C457:.D457]))/[.$H$2]))*[.$I$2]+[.A457]" office:value-type="float" office:value="215.535223019133" calcext:value-type="float">
            <text:p>215.535223019133</text:p>
          </table:table-cell>
          <table:table-cell office:value-type="float" office:value="1.5" calcext:value-type="float">
            <text:p>1.5</text:p>
          </table:table-cell>
          <table:table-cell office:value-type="float" office:value="2.02534722222222" calcext:value-type="float">
            <text:p>2.02534722222222</text:p>
          </table:table-cell>
          <table:table-cell office:value-type="float" office:value="0.921527777777778" calcext:value-type="float">
            <text:p>0.921527777777778</text:p>
          </table:table-cell>
          <table:table-cell table:number-columns-repeated="6"/>
        </table:table-row>
        <table:table-row table:style-name="ro1">
          <table:table-cell table:formula="of:=ABS((SQRT(SUMXMY2([.C459:.D459];[.C458:.D458]))/[.$H$2]))*[.$I$2]+[.A458]" office:value-type="float" office:value="215.971841865919" calcext:value-type="float">
            <text:p>215.971841865919</text:p>
          </table:table-cell>
          <table:table-cell office:value-type="float" office:value="1.5" calcext:value-type="float">
            <text:p>1.5</text:p>
          </table:table-cell>
          <table:table-cell office:value-type="float" office:value="1.99479166666667" calcext:value-type="float">
            <text:p>1.99479166666667</text:p>
          </table:table-cell>
          <table:table-cell office:value-type="float" office:value="0.917708333333333" calcext:value-type="float">
            <text:p>0.917708333333333</text:p>
          </table:table-cell>
          <table:table-cell table:number-columns-repeated="6"/>
        </table:table-row>
        <table:table-row table:style-name="ro1">
          <table:table-cell table:formula="of:=ABS((SQRT(SUMXMY2([.C460:.D460];[.C459:.D459]))/[.$H$2]))*[.$I$2]+[.A459]" office:value-type="float" office:value="216.405934449379" calcext:value-type="float">
            <text:p>216.405934449379</text:p>
          </table:table-cell>
          <table:table-cell office:value-type="float" office:value="1.5" calcext:value-type="float">
            <text:p>1.5</text:p>
          </table:table-cell>
          <table:table-cell office:value-type="float" office:value="1.96423611111111" calcext:value-type="float">
            <text:p>1.96423611111111</text:p>
          </table:table-cell>
          <table:table-cell office:value-type="float" office:value="0.915798611111111" calcext:value-type="float">
            <text:p>0.915798611111111</text:p>
          </table:table-cell>
          <table:table-cell table:number-columns-repeated="6"/>
        </table:table-row>
        <table:table-row table:style-name="ro1">
          <table:table-cell table:formula="of:=ABS((SQRT(SUMXMY2([.C461:.D461];[.C460:.D460]))/[.$H$2]))*[.$I$2]+[.A460]" office:value-type="float" office:value="216.842553296165" calcext:value-type="float">
            <text:p>216.842553296165</text:p>
          </table:table-cell>
          <table:table-cell office:value-type="float" office:value="1.5" calcext:value-type="float">
            <text:p>1.5</text:p>
          </table:table-cell>
          <table:table-cell office:value-type="float" office:value="1.93368055555556" calcext:value-type="float">
            <text:p>1.93368055555556</text:p>
          </table:table-cell>
          <table:table-cell office:value-type="float" office:value="0.911979166666666" calcext:value-type="float">
            <text:p>0.911979166666666</text:p>
          </table:table-cell>
          <table:table-cell table:number-columns-repeated="6"/>
        </table:table-row>
        <table:table-row table:style-name="ro1">
          <table:table-cell table:formula="of:=ABS((SQRT(SUMXMY2([.C462:.D462];[.C461:.D461]))/[.$H$2]))*[.$I$2]+[.A461]" office:value-type="float" office:value="217.276645879625" calcext:value-type="float">
            <text:p>217.276645879625</text:p>
          </table:table-cell>
          <table:table-cell office:value-type="float" office:value="1.5" calcext:value-type="float">
            <text:p>1.5</text:p>
          </table:table-cell>
          <table:table-cell office:value-type="float" office:value="1.903125" calcext:value-type="float">
            <text:p>1.903125</text:p>
          </table:table-cell>
          <table:table-cell office:value-type="float" office:value="0.910069444444444" calcext:value-type="float">
            <text:p>0.910069444444444</text:p>
          </table:table-cell>
          <table:table-cell table:number-columns-repeated="6"/>
        </table:table-row>
        <table:table-row table:style-name="ro1">
          <table:table-cell table:formula="of:=ABS((SQRT(SUMXMY2([.C463:.D463];[.C462:.D462]))/[.$H$2]))*[.$I$2]+[.A462]" office:value-type="float" office:value="217.710738463085" calcext:value-type="float">
            <text:p>217.710738463085</text:p>
          </table:table-cell>
          <table:table-cell office:value-type="float" office:value="1.5" calcext:value-type="float">
            <text:p>1.5</text:p>
          </table:table-cell>
          <table:table-cell office:value-type="float" office:value="1.87256944444444" calcext:value-type="float">
            <text:p>1.87256944444444</text:p>
          </table:table-cell>
          <table:table-cell office:value-type="float" office:value="0.908159722222222" calcext:value-type="float">
            <text:p>0.908159722222222</text:p>
          </table:table-cell>
          <table:table-cell table:number-columns-repeated="6"/>
        </table:table-row>
        <table:table-row table:style-name="ro1">
          <table:table-cell table:formula="of:=ABS((SQRT(SUMXMY2([.C464:.D464];[.C463:.D463]))/[.$H$2]))*[.$I$2]+[.A463]" office:value-type="float" office:value="218.147357309871" calcext:value-type="float">
            <text:p>218.147357309871</text:p>
          </table:table-cell>
          <table:table-cell office:value-type="float" office:value="1.5" calcext:value-type="float">
            <text:p>1.5</text:p>
          </table:table-cell>
          <table:table-cell office:value-type="float" office:value="1.84201388888889" calcext:value-type="float">
            <text:p>1.84201388888889</text:p>
          </table:table-cell>
          <table:table-cell office:value-type="float" office:value="0.904340277777778" calcext:value-type="float">
            <text:p>0.904340277777778</text:p>
          </table:table-cell>
          <table:table-cell table:number-columns-repeated="6"/>
        </table:table-row>
        <table:table-row table:style-name="ro1">
          <table:table-cell table:formula="of:=ABS((SQRT(SUMXMY2([.C465:.D465];[.C464:.D464]))/[.$H$2]))*[.$I$2]+[.A464]" office:value-type="float" office:value="218.581449893331" calcext:value-type="float">
            <text:p>218.581449893331</text:p>
          </table:table-cell>
          <table:table-cell office:value-type="float" office:value="1.5" calcext:value-type="float">
            <text:p>1.5</text:p>
          </table:table-cell>
          <table:table-cell office:value-type="float" office:value="1.81145833333333" calcext:value-type="float">
            <text:p>1.81145833333333</text:p>
          </table:table-cell>
          <table:table-cell office:value-type="float" office:value="0.902430555555556" calcext:value-type="float">
            <text:p>0.902430555555556</text:p>
          </table:table-cell>
          <table:table-cell table:number-columns-repeated="6"/>
        </table:table-row>
        <table:table-row table:style-name="ro1">
          <table:table-cell table:formula="of:=ABS((SQRT(SUMXMY2([.C466:.D466];[.C465:.D465]))/[.$H$2]))*[.$I$2]+[.A465]" office:value-type="float" office:value="219.01554247679" calcext:value-type="float">
            <text:p>219.01554247679</text:p>
          </table:table-cell>
          <table:table-cell office:value-type="float" office:value="1.5" calcext:value-type="float">
            <text:p>1.5</text:p>
          </table:table-cell>
          <table:table-cell office:value-type="float" office:value="1.78090277777778" calcext:value-type="float">
            <text:p>1.78090277777778</text:p>
          </table:table-cell>
          <table:table-cell office:value-type="float" office:value="0.900520833333333" calcext:value-type="float">
            <text:p>0.900520833333333</text:p>
          </table:table-cell>
          <table:table-cell table:number-columns-repeated="6"/>
        </table:table-row>
        <table:table-row table:style-name="ro1">
          <table:table-cell table:formula="of:=ABS((SQRT(SUMXMY2([.C467:.D467];[.C466:.D466]))/[.$H$2]))*[.$I$2]+[.A466]" office:value-type="float" office:value="219.448789699013" calcext:value-type="float">
            <text:p>219.448789699013</text:p>
          </table:table-cell>
          <table:table-cell office:value-type="float" office:value="1.5" calcext:value-type="float">
            <text:p>1.5</text:p>
          </table:table-cell>
          <table:table-cell office:value-type="float" office:value="1.75034722222222" calcext:value-type="float">
            <text:p>1.75034722222222</text:p>
          </table:table-cell>
          <table:table-cell office:value-type="float" office:value="0.900520833333333" calcext:value-type="float">
            <text:p>0.900520833333333</text:p>
          </table:table-cell>
          <table:table-cell table:number-columns-repeated="6"/>
        </table:table-row>
        <table:table-row table:style-name="ro1">
          <table:table-cell table:formula="of:=ABS((SQRT(SUMXMY2([.C468:.D468];[.C467:.D467]))/[.$H$2]))*[.$I$2]+[.A467]" office:value-type="float" office:value="219.882882282472" calcext:value-type="float">
            <text:p>219.882882282472</text:p>
          </table:table-cell>
          <table:table-cell office:value-type="float" office:value="1.5" calcext:value-type="float">
            <text:p>1.5</text:p>
          </table:table-cell>
          <table:table-cell office:value-type="float" office:value="1.71979166666667" calcext:value-type="float">
            <text:p>1.71979166666667</text:p>
          </table:table-cell>
          <table:table-cell office:value-type="float" office:value="0.898611111111111" calcext:value-type="float">
            <text:p>0.898611111111111</text:p>
          </table:table-cell>
          <table:table-cell table:number-columns-repeated="6"/>
        </table:table-row>
        <table:table-row table:style-name="ro1">
          <table:table-cell table:formula="of:=ABS((SQRT(SUMXMY2([.C469:.D469];[.C468:.D468]))/[.$H$2]))*[.$I$2]+[.A468]" office:value-type="float" office:value="220.316974865932" calcext:value-type="float">
            <text:p>220.316974865932</text:p>
          </table:table-cell>
          <table:table-cell office:value-type="float" office:value="1.5" calcext:value-type="float">
            <text:p>1.5</text:p>
          </table:table-cell>
          <table:table-cell office:value-type="float" office:value="1.68923611111111" calcext:value-type="float">
            <text:p>1.68923611111111</text:p>
          </table:table-cell>
          <table:table-cell office:value-type="float" office:value="0.896701388888889" calcext:value-type="float">
            <text:p>0.896701388888889</text:p>
          </table:table-cell>
          <table:table-cell table:number-columns-repeated="6"/>
        </table:table-row>
        <table:table-row table:style-name="ro1">
          <table:table-cell table:formula="of:=ABS((SQRT(SUMXMY2([.C470:.D470];[.C469:.D469]))/[.$H$2]))*[.$I$2]+[.A469]" office:value-type="float" office:value="220.750222088154" calcext:value-type="float">
            <text:p>220.750222088154</text:p>
          </table:table-cell>
          <table:table-cell office:value-type="float" office:value="1.5" calcext:value-type="float">
            <text:p>1.5</text:p>
          </table:table-cell>
          <table:table-cell office:value-type="float" office:value="1.65868055555556" calcext:value-type="float">
            <text:p>1.65868055555556</text:p>
          </table:table-cell>
          <table:table-cell office:value-type="float" office:value="0.896701388888889" calcext:value-type="float">
            <text:p>0.896701388888889</text:p>
          </table:table-cell>
          <table:table-cell table:number-columns-repeated="6"/>
        </table:table-row>
        <table:table-row table:style-name="ro1">
          <table:table-cell table:formula="of:=ABS((SQRT(SUMXMY2([.C471:.D471];[.C470:.D470]))/[.$H$2]))*[.$I$2]+[.A470]" office:value-type="float" office:value="221.184314671614" calcext:value-type="float">
            <text:p>221.184314671614</text:p>
          </table:table-cell>
          <table:table-cell office:value-type="float" office:value="1.5" calcext:value-type="float">
            <text:p>1.5</text:p>
          </table:table-cell>
          <table:table-cell office:value-type="float" office:value="1.628125" calcext:value-type="float">
            <text:p>1.628125</text:p>
          </table:table-cell>
          <table:table-cell office:value-type="float" office:value="0.894791666666667" calcext:value-type="float">
            <text:p>0.894791666666667</text:p>
          </table:table-cell>
          <table:table-cell table:number-columns-repeated="6"/>
        </table:table-row>
        <table:table-row table:style-name="ro1">
          <table:table-cell table:formula="of:=ABS((SQRT(SUMXMY2([.C472:.D472];[.C471:.D471]))/[.$H$2]))*[.$I$2]+[.A471]" office:value-type="float" office:value="221.617561893836" calcext:value-type="float">
            <text:p>221.617561893836</text:p>
          </table:table-cell>
          <table:table-cell office:value-type="float" office:value="1.5" calcext:value-type="float">
            <text:p>1.5</text:p>
          </table:table-cell>
          <table:table-cell office:value-type="float" office:value="1.59756944444444" calcext:value-type="float">
            <text:p>1.59756944444444</text:p>
          </table:table-cell>
          <table:table-cell office:value-type="float" office:value="0.894791666666667" calcext:value-type="float">
            <text:p>0.894791666666667</text:p>
          </table:table-cell>
          <table:table-cell table:number-columns-repeated="6"/>
        </table:table-row>
        <table:table-row table:style-name="ro1">
          <table:table-cell table:formula="of:=ABS((SQRT(SUMXMY2([.C473:.D473];[.C472:.D472]))/[.$H$2]))*[.$I$2]+[.A472]" office:value-type="float" office:value="222.050809116058" calcext:value-type="float">
            <text:p>222.050809116058</text:p>
          </table:table-cell>
          <table:table-cell office:value-type="float" office:value="1.5" calcext:value-type="float">
            <text:p>1.5</text:p>
          </table:table-cell>
          <table:table-cell office:value-type="float" office:value="1.56701388888889" calcext:value-type="float">
            <text:p>1.56701388888889</text:p>
          </table:table-cell>
          <table:table-cell office:value-type="float" office:value="0.894791666666667" calcext:value-type="float">
            <text:p>0.894791666666667</text:p>
          </table:table-cell>
          <table:table-cell table:number-columns-repeated="6"/>
        </table:table-row>
        <table:table-row table:style-name="ro1">
          <table:table-cell table:formula="of:=ABS((SQRT(SUMXMY2([.C474:.D474];[.C473:.D473]))/[.$H$2]))*[.$I$2]+[.A473]" office:value-type="float" office:value="222.484901699518" calcext:value-type="float">
            <text:p>222.484901699518</text:p>
          </table:table-cell>
          <table:table-cell office:value-type="float" office:value="1.5" calcext:value-type="float">
            <text:p>1.5</text:p>
          </table:table-cell>
          <table:table-cell office:value-type="float" office:value="1.53645833333333" calcext:value-type="float">
            <text:p>1.53645833333333</text:p>
          </table:table-cell>
          <table:table-cell office:value-type="float" office:value="0.892881944444444" calcext:value-type="float">
            <text:p>0.892881944444444</text:p>
          </table:table-cell>
          <table:table-cell table:number-columns-repeated="6"/>
        </table:table-row>
        <table:table-row table:style-name="ro1">
          <table:table-cell table:formula="of:=ABS((SQRT(SUMXMY2([.C475:.D475];[.C474:.D474]))/[.$H$2]))*[.$I$2]+[.A474]" office:value-type="float" office:value="222.91814892174" calcext:value-type="float">
            <text:p>222.91814892174</text:p>
          </table:table-cell>
          <table:table-cell office:value-type="float" office:value="1.5" calcext:value-type="float">
            <text:p>1.5</text:p>
          </table:table-cell>
          <table:table-cell office:value-type="float" office:value="1.50590277777778" calcext:value-type="float">
            <text:p>1.50590277777778</text:p>
          </table:table-cell>
          <table:table-cell office:value-type="float" office:value="0.892881944444444" calcext:value-type="float">
            <text:p>0.892881944444444</text:p>
          </table:table-cell>
          <table:table-cell table:number-columns-repeated="6"/>
        </table:table-row>
        <table:table-row table:style-name="ro1">
          <table:table-cell table:formula="of:=ABS((SQRT(SUMXMY2([.C476:.D476];[.C475:.D475]))/[.$H$2]))*[.$I$2]+[.A475]" office:value-type="float" office:value="223.3522415052" calcext:value-type="float">
            <text:p>223.3522415052</text:p>
          </table:table-cell>
          <table:table-cell office:value-type="float" office:value="1.5" calcext:value-type="float">
            <text:p>1.5</text:p>
          </table:table-cell>
          <table:table-cell office:value-type="float" office:value="1.47534722222222" calcext:value-type="float">
            <text:p>1.47534722222222</text:p>
          </table:table-cell>
          <table:table-cell office:value-type="float" office:value="0.894791666666667" calcext:value-type="float">
            <text:p>0.894791666666667</text:p>
          </table:table-cell>
          <table:table-cell table:number-columns-repeated="6"/>
        </table:table-row>
        <table:table-row table:style-name="ro1">
          <table:table-cell table:formula="of:=ABS((SQRT(SUMXMY2([.C477:.D477];[.C476:.D476]))/[.$H$2]))*[.$I$2]+[.A476]" office:value-type="float" office:value="223.785488727422" calcext:value-type="float">
            <text:p>223.785488727422</text:p>
          </table:table-cell>
          <table:table-cell office:value-type="float" office:value="1.5" calcext:value-type="float">
            <text:p>1.5</text:p>
          </table:table-cell>
          <table:table-cell office:value-type="float" office:value="1.44479166666667" calcext:value-type="float">
            <text:p>1.44479166666667</text:p>
          </table:table-cell>
          <table:table-cell office:value-type="float" office:value="0.894791666666667" calcext:value-type="float">
            <text:p>0.894791666666667</text:p>
          </table:table-cell>
          <table:table-cell table:number-columns-repeated="6"/>
        </table:table-row>
        <table:table-row table:style-name="ro1">
          <table:table-cell table:formula="of:=ABS((SQRT(SUMXMY2([.C478:.D478];[.C477:.D477]))/[.$H$2]))*[.$I$2]+[.A477]" office:value-type="float" office:value="224.218735949644" calcext:value-type="float">
            <text:p>224.218735949644</text:p>
          </table:table-cell>
          <table:table-cell office:value-type="float" office:value="1.5" calcext:value-type="float">
            <text:p>1.5</text:p>
          </table:table-cell>
          <table:table-cell office:value-type="float" office:value="1.41423611111111" calcext:value-type="float">
            <text:p>1.41423611111111</text:p>
          </table:table-cell>
          <table:table-cell office:value-type="float" office:value="0.894791666666667" calcext:value-type="float">
            <text:p>0.894791666666667</text:p>
          </table:table-cell>
          <table:table-cell table:number-columns-repeated="6"/>
        </table:table-row>
        <table:table-row table:style-name="ro1">
          <table:table-cell table:formula="of:=ABS((SQRT(SUMXMY2([.C479:.D479];[.C478:.D478]))/[.$H$2]))*[.$I$2]+[.A478]" office:value-type="float" office:value="224.652828533104" calcext:value-type="float">
            <text:p>224.652828533104</text:p>
          </table:table-cell>
          <table:table-cell office:value-type="float" office:value="1.5" calcext:value-type="float">
            <text:p>1.5</text:p>
          </table:table-cell>
          <table:table-cell office:value-type="float" office:value="1.38368055555556" calcext:value-type="float">
            <text:p>1.38368055555556</text:p>
          </table:table-cell>
          <table:table-cell office:value-type="float" office:value="0.896701388888889" calcext:value-type="float">
            <text:p>0.896701388888889</text:p>
          </table:table-cell>
          <table:table-cell table:number-columns-repeated="6"/>
        </table:table-row>
        <table:table-row table:style-name="ro1">
          <table:table-cell table:formula="of:=ABS((SQRT(SUMXMY2([.C480:.D480];[.C479:.D479]))/[.$H$2]))*[.$I$2]+[.A479]" office:value-type="float" office:value="225.086075755326" calcext:value-type="float">
            <text:p>225.086075755326</text:p>
          </table:table-cell>
          <table:table-cell office:value-type="float" office:value="1.5" calcext:value-type="float">
            <text:p>1.5</text:p>
          </table:table-cell>
          <table:table-cell office:value-type="float" office:value="1.353125" calcext:value-type="float">
            <text:p>1.353125</text:p>
          </table:table-cell>
          <table:table-cell office:value-type="float" office:value="0.896701388888889" calcext:value-type="float">
            <text:p>0.896701388888889</text:p>
          </table:table-cell>
          <table:table-cell table:number-columns-repeated="6"/>
        </table:table-row>
        <table:table-row table:style-name="ro1">
          <table:table-cell table:formula="of:=ABS((SQRT(SUMXMY2([.C481:.D481];[.C480:.D480]))/[.$H$2]))*[.$I$2]+[.A480]" office:value-type="float" office:value="225.520168338786" calcext:value-type="float">
            <text:p>225.520168338786</text:p>
          </table:table-cell>
          <table:table-cell office:value-type="float" office:value="1.5" calcext:value-type="float">
            <text:p>1.5</text:p>
          </table:table-cell>
          <table:table-cell office:value-type="float" office:value="1.32256944444444" calcext:value-type="float">
            <text:p>1.32256944444444</text:p>
          </table:table-cell>
          <table:table-cell office:value-type="float" office:value="0.898611111111111" calcext:value-type="float">
            <text:p>0.898611111111111</text:p>
          </table:table-cell>
          <table:table-cell table:number-columns-repeated="6"/>
        </table:table-row>
        <table:table-row table:style-name="ro1">
          <table:table-cell table:formula="of:=ABS((SQRT(SUMXMY2([.C482:.D482];[.C481:.D481]))/[.$H$2]))*[.$I$2]+[.A481]" office:value-type="float" office:value="225.953415561008" calcext:value-type="float">
            <text:p>225.953415561008</text:p>
          </table:table-cell>
          <table:table-cell office:value-type="float" office:value="1.5" calcext:value-type="float">
            <text:p>1.5</text:p>
          </table:table-cell>
          <table:table-cell office:value-type="float" office:value="1.29201388888889" calcext:value-type="float">
            <text:p>1.29201388888889</text:p>
          </table:table-cell>
          <table:table-cell office:value-type="float" office:value="0.898611111111111" calcext:value-type="float">
            <text:p>0.898611111111111</text:p>
          </table:table-cell>
          <table:table-cell table:number-columns-repeated="6"/>
        </table:table-row>
        <table:table-row table:style-name="ro1">
          <table:table-cell table:formula="of:=ABS((SQRT(SUMXMY2([.C483:.D483];[.C482:.D482]))/[.$H$2]))*[.$I$2]+[.A482]" office:value-type="float" office:value="226.387508144468" calcext:value-type="float">
            <text:p>226.387508144468</text:p>
          </table:table-cell>
          <table:table-cell office:value-type="float" office:value="1.5" calcext:value-type="float">
            <text:p>1.5</text:p>
          </table:table-cell>
          <table:table-cell office:value-type="float" office:value="1.26145833333333" calcext:value-type="float">
            <text:p>1.26145833333333</text:p>
          </table:table-cell>
          <table:table-cell office:value-type="float" office:value="0.900520833333333" calcext:value-type="float">
            <text:p>0.900520833333333</text:p>
          </table:table-cell>
          <table:table-cell table:number-columns-repeated="6"/>
        </table:table-row>
        <table:table-row table:style-name="ro1">
          <table:table-cell table:formula="of:=ABS((SQRT(SUMXMY2([.C484:.D484];[.C483:.D483]))/[.$H$2]))*[.$I$2]+[.A483]" office:value-type="float" office:value="226.821600727928" calcext:value-type="float">
            <text:p>226.821600727928</text:p>
          </table:table-cell>
          <table:table-cell office:value-type="float" office:value="1.5" calcext:value-type="float">
            <text:p>1.5</text:p>
          </table:table-cell>
          <table:table-cell office:value-type="float" office:value="1.23090277777778" calcext:value-type="float">
            <text:p>1.23090277777778</text:p>
          </table:table-cell>
          <table:table-cell office:value-type="float" office:value="0.902430555555556" calcext:value-type="float">
            <text:p>0.902430555555556</text:p>
          </table:table-cell>
          <table:table-cell table:number-columns-repeated="6"/>
        </table:table-row>
        <table:table-row table:style-name="ro1">
          <table:table-cell table:formula="of:=ABS((SQRT(SUMXMY2([.C485:.D485];[.C484:.D484]))/[.$H$2]))*[.$I$2]+[.A484]" office:value-type="float" office:value="227.255693311387" calcext:value-type="float">
            <text:p>227.255693311387</text:p>
          </table:table-cell>
          <table:table-cell office:value-type="float" office:value="1.5" calcext:value-type="float">
            <text:p>1.5</text:p>
          </table:table-cell>
          <table:table-cell office:value-type="float" office:value="1.20034722222222" calcext:value-type="float">
            <text:p>1.20034722222222</text:p>
          </table:table-cell>
          <table:table-cell office:value-type="float" office:value="0.904340277777778" calcext:value-type="float">
            <text:p>0.904340277777778</text:p>
          </table:table-cell>
          <table:table-cell table:number-columns-repeated="6"/>
        </table:table-row>
        <table:table-row table:style-name="ro1">
          <table:table-cell table:formula="of:=ABS((SQRT(SUMXMY2([.C486:.D486];[.C485:.D485]))/[.$H$2]))*[.$I$2]+[.A485]" office:value-type="float" office:value="227.689785894847" calcext:value-type="float">
            <text:p>227.689785894847</text:p>
          </table:table-cell>
          <table:table-cell office:value-type="float" office:value="1.5" calcext:value-type="float">
            <text:p>1.5</text:p>
          </table:table-cell>
          <table:table-cell office:value-type="float" office:value="1.16979166666667" calcext:value-type="float">
            <text:p>1.16979166666667</text:p>
          </table:table-cell>
          <table:table-cell office:value-type="float" office:value="0.90625" calcext:value-type="float">
            <text:p>0.90625</text:p>
          </table:table-cell>
          <table:table-cell table:number-columns-repeated="6"/>
        </table:table-row>
        <table:table-row table:style-name="ro1">
          <table:table-cell table:formula="of:=ABS((SQRT(SUMXMY2([.C487:.D487];[.C486:.D486]))/[.$H$2]))*[.$I$2]+[.A486]" office:value-type="float" office:value="228.123878478307" calcext:value-type="float">
            <text:p>228.123878478307</text:p>
          </table:table-cell>
          <table:table-cell office:value-type="float" office:value="1.5" calcext:value-type="float">
            <text:p>1.5</text:p>
          </table:table-cell>
          <table:table-cell office:value-type="float" office:value="1.13923611111111" calcext:value-type="float">
            <text:p>1.13923611111111</text:p>
          </table:table-cell>
          <table:table-cell office:value-type="float" office:value="0.908159722222222" calcext:value-type="float">
            <text:p>0.908159722222222</text:p>
          </table:table-cell>
          <table:table-cell table:number-columns-repeated="6"/>
        </table:table-row>
        <table:table-row table:style-name="ro1">
          <table:table-cell table:formula="of:=ABS((SQRT(SUMXMY2([.C488:.D488];[.C487:.D487]))/[.$H$2]))*[.$I$2]+[.A487]" office:value-type="float" office:value="228.557971061766" calcext:value-type="float">
            <text:p>228.557971061766</text:p>
          </table:table-cell>
          <table:table-cell office:value-type="float" office:value="1.5" calcext:value-type="float">
            <text:p>1.5</text:p>
          </table:table-cell>
          <table:table-cell office:value-type="float" office:value="1.10868055555556" calcext:value-type="float">
            <text:p>1.10868055555556</text:p>
          </table:table-cell>
          <table:table-cell office:value-type="float" office:value="0.910069444444444" calcext:value-type="float">
            <text:p>0.910069444444444</text:p>
          </table:table-cell>
          <table:table-cell table:number-columns-repeated="6"/>
        </table:table-row>
        <table:table-row table:style-name="ro1">
          <table:table-cell table:formula="of:=ABS((SQRT(SUMXMY2([.C489:.D489];[.C488:.D488]))/[.$H$2]))*[.$I$2]+[.A488]" office:value-type="float" office:value="228.992063645226" calcext:value-type="float">
            <text:p>228.992063645226</text:p>
          </table:table-cell>
          <table:table-cell office:value-type="float" office:value="1.5" calcext:value-type="float">
            <text:p>1.5</text:p>
          </table:table-cell>
          <table:table-cell office:value-type="float" office:value="1.078125" calcext:value-type="float">
            <text:p>1.078125</text:p>
          </table:table-cell>
          <table:table-cell office:value-type="float" office:value="0.911979166666666" calcext:value-type="float">
            <text:p>0.911979166666666</text:p>
          </table:table-cell>
          <table:table-cell table:number-columns-repeated="6"/>
        </table:table-row>
        <table:table-row table:style-name="ro1">
          <table:table-cell table:formula="of:=ABS((SQRT(SUMXMY2([.C490:.D490];[.C489:.D489]))/[.$H$2]))*[.$I$2]+[.A489]" office:value-type="float" office:value="229.428682492012" calcext:value-type="float">
            <text:p>229.428682492012</text:p>
          </table:table-cell>
          <table:table-cell office:value-type="float" office:value="1.5" calcext:value-type="float">
            <text:p>1.5</text:p>
          </table:table-cell>
          <table:table-cell office:value-type="float" office:value="1.04756944444444" calcext:value-type="float">
            <text:p>1.04756944444444</text:p>
          </table:table-cell>
          <table:table-cell office:value-type="float" office:value="0.915798611111111" calcext:value-type="float">
            <text:p>0.915798611111111</text:p>
          </table:table-cell>
          <table:table-cell table:number-columns-repeated="6"/>
        </table:table-row>
        <table:table-row table:style-name="ro1">
          <table:table-cell table:formula="of:=ABS((SQRT(SUMXMY2([.C491:.D491];[.C490:.D490]))/[.$H$2]))*[.$I$2]+[.A490]" office:value-type="float" office:value="229.862775075472" calcext:value-type="float">
            <text:p>229.862775075472</text:p>
          </table:table-cell>
          <table:table-cell office:value-type="float" office:value="1.5" calcext:value-type="float">
            <text:p>1.5</text:p>
          </table:table-cell>
          <table:table-cell office:value-type="float" office:value="1.01701388888889" calcext:value-type="float">
            <text:p>1.01701388888889</text:p>
          </table:table-cell>
          <table:table-cell office:value-type="float" office:value="0.917708333333333" calcext:value-type="float">
            <text:p>0.917708333333333</text:p>
          </table:table-cell>
          <table:table-cell table:number-columns-repeated="6"/>
        </table:table-row>
        <table:table-row table:style-name="ro1">
          <table:table-cell table:formula="of:=ABS((SQRT(SUMXMY2([.C492:.D492];[.C491:.D491]))/[.$H$2]))*[.$I$2]+[.A491]" office:value-type="float" office:value="230.299393922258" calcext:value-type="float">
            <text:p>230.299393922258</text:p>
          </table:table-cell>
          <table:table-cell office:value-type="float" office:value="1.5" calcext:value-type="float">
            <text:p>1.5</text:p>
          </table:table-cell>
          <table:table-cell office:value-type="float" office:value="0.986458333333333" calcext:value-type="float">
            <text:p>0.986458333333333</text:p>
          </table:table-cell>
          <table:table-cell office:value-type="float" office:value="0.921527777777778" calcext:value-type="float">
            <text:p>0.921527777777778</text:p>
          </table:table-cell>
          <table:table-cell table:number-columns-repeated="6"/>
        </table:table-row>
        <table:table-row table:style-name="ro1">
          <table:table-cell table:formula="of:=ABS((SQRT(SUMXMY2([.C493:.D493];[.C492:.D492]))/[.$H$2]))*[.$I$2]+[.A492]" office:value-type="float" office:value="230.736012769044" calcext:value-type="float">
            <text:p>230.736012769044</text:p>
          </table:table-cell>
          <table:table-cell office:value-type="float" office:value="1.5" calcext:value-type="float">
            <text:p>1.5</text:p>
          </table:table-cell>
          <table:table-cell office:value-type="float" office:value="0.955902777777778" calcext:value-type="float">
            <text:p>0.955902777777778</text:p>
          </table:table-cell>
          <table:table-cell office:value-type="float" office:value="0.925347222222222" calcext:value-type="float">
            <text:p>0.925347222222222</text:p>
          </table:table-cell>
          <table:table-cell table:number-columns-repeated="6"/>
        </table:table-row>
        <table:table-row table:style-name="ro1">
          <table:table-cell table:formula="of:=ABS((SQRT(SUMXMY2([.C494:.D494];[.C493:.D493]))/[.$H$2]))*[.$I$2]+[.A493]" office:value-type="float" office:value="231.170105352504" calcext:value-type="float">
            <text:p>231.170105352504</text:p>
          </table:table-cell>
          <table:table-cell office:value-type="float" office:value="1.5" calcext:value-type="float">
            <text:p>1.5</text:p>
          </table:table-cell>
          <table:table-cell office:value-type="float" office:value="0.925347222222222" calcext:value-type="float">
            <text:p>0.925347222222222</text:p>
          </table:table-cell>
          <table:table-cell office:value-type="float" office:value="0.927256944444444" calcext:value-type="float">
            <text:p>0.927256944444444</text:p>
          </table:table-cell>
          <table:table-cell table:number-columns-repeated="6"/>
        </table:table-row>
        <table:table-row table:style-name="ro1">
          <table:table-cell table:formula="of:=ABS((SQRT(SUMXMY2([.C495:.D495];[.C494:.D494]))/[.$H$2]))*[.$I$2]+[.A494]" office:value-type="float" office:value="231.60672419929" calcext:value-type="float">
            <text:p>231.60672419929</text:p>
          </table:table-cell>
          <table:table-cell office:value-type="float" office:value="1.5" calcext:value-type="float">
            <text:p>1.5</text:p>
          </table:table-cell>
          <table:table-cell office:value-type="float" office:value="0.894791666666667" calcext:value-type="float">
            <text:p>0.894791666666667</text:p>
          </table:table-cell>
          <table:table-cell office:value-type="float" office:value="0.931076388888889" calcext:value-type="float">
            <text:p>0.931076388888889</text:p>
          </table:table-cell>
          <table:table-cell table:number-columns-repeated="6"/>
        </table:table-row>
        <table:table-row table:style-name="ro1">
          <table:table-cell table:formula="of:=ABS((SQRT(SUMXMY2([.C496:.D496];[.C495:.D495]))/[.$H$2]))*[.$I$2]+[.A495]" office:value-type="float" office:value="232.043343046077" calcext:value-type="float">
            <text:p>232.043343046077</text:p>
          </table:table-cell>
          <table:table-cell office:value-type="float" office:value="1.5" calcext:value-type="float">
            <text:p>1.5</text:p>
          </table:table-cell>
          <table:table-cell office:value-type="float" office:value="0.864236111111111" calcext:value-type="float">
            <text:p>0.864236111111111</text:p>
          </table:table-cell>
          <table:table-cell office:value-type="float" office:value="0.934895833333333" calcext:value-type="float">
            <text:p>0.934895833333333</text:p>
          </table:table-cell>
          <table:table-cell table:number-columns-repeated="6"/>
        </table:table-row>
        <table:table-row table:style-name="ro1">
          <table:table-cell table:formula="of:=ABS((SQRT(SUMXMY2([.C497:.D497];[.C496:.D496]))/[.$H$2]))*[.$I$2]+[.A496]" office:value-type="float" office:value="232.422434365521" calcext:value-type="float">
            <text:p>232.422434365521</text:p>
          </table:table-cell>
          <table:table-cell office:value-type="float" office:value="1.5" calcext:value-type="float">
            <text:p>1.5</text:p>
          </table:table-cell>
          <table:table-cell office:value-type="float" office:value="0.864236111111111" calcext:value-type="float">
            <text:p>0.864236111111111</text:p>
          </table:table-cell>
          <table:table-cell office:value-type="float" office:value="0.908159722222222" calcext:value-type="float">
            <text:p>0.908159722222222</text:p>
          </table:table-cell>
          <table:table-cell table:number-columns-repeated="6"/>
        </table:table-row>
        <table:table-row table:style-name="ro1">
          <table:table-cell table:formula="of:=ABS((SQRT(SUMXMY2([.C498:.D498];[.C497:.D497]))/[.$H$2]))*[.$I$2]+[.A497]" office:value-type="float" office:value="232.728786414285" calcext:value-type="float">
            <text:p>232.728786414285</text:p>
          </table:table-cell>
          <table:table-cell office:value-type="float" office:value="1.5" calcext:value-type="float">
            <text:p>1.5</text:p>
          </table:table-cell>
          <table:table-cell office:value-type="float" office:value="0.879513888888889" calcext:value-type="float">
            <text:p>0.879513888888889</text:p>
          </table:table-cell>
          <table:table-cell office:value-type="float" office:value="0.892881944444444" calcext:value-type="float">
            <text:p>0.892881944444444</text:p>
          </table:table-cell>
          <table:table-cell table:number-columns-repeated="6"/>
        </table:table-row>
        <table:table-row table:style-name="ro1">
          <table:table-cell table:formula="of:=ABS((SQRT(SUMXMY2([.C499:.D499];[.C498:.D498]))/[.$H$2]))*[.$I$2]+[.A498]" office:value-type="float" office:value="233.035138463048" calcext:value-type="float">
            <text:p>233.035138463048</text:p>
          </table:table-cell>
          <table:table-cell office:value-type="float" office:value="1.5" calcext:value-type="float">
            <text:p>1.5</text:p>
          </table:table-cell>
          <table:table-cell office:value-type="float" office:value="0.894791666666667" calcext:value-type="float">
            <text:p>0.894791666666667</text:p>
          </table:table-cell>
          <table:table-cell office:value-type="float" office:value="0.877604166666666" calcext:value-type="float">
            <text:p>0.877604166666666</text:p>
          </table:table-cell>
          <table:table-cell table:number-columns-repeated="6"/>
        </table:table-row>
        <table:table-row table:style-name="ro1">
          <table:table-cell table:formula="of:=ABS((SQRT(SUMXMY2([.C500:.D500];[.C499:.D499]))/[.$H$2]))*[.$I$2]+[.A499]" office:value-type="float" office:value="233.322981034622" calcext:value-type="float">
            <text:p>233.322981034622</text:p>
          </table:table-cell>
          <table:table-cell office:value-type="float" office:value="1.5" calcext:value-type="float">
            <text:p>1.5</text:p>
          </table:table-cell>
          <table:table-cell office:value-type="float" office:value="0.910069444444444" calcext:value-type="float">
            <text:p>0.910069444444444</text:p>
          </table:table-cell>
          <table:table-cell office:value-type="float" office:value="0.864236111111111" calcext:value-type="float">
            <text:p>0.864236111111111</text:p>
          </table:table-cell>
          <table:table-cell table:number-columns-repeated="6"/>
        </table:table-row>
        <table:table-row table:style-name="ro1">
          <table:table-cell table:formula="of:=ABS((SQRT(SUMXMY2([.C501:.D501];[.C500:.D500]))/[.$H$2]))*[.$I$2]+[.A500]" office:value-type="float" office:value="233.610823606196" calcext:value-type="float">
            <text:p>233.610823606196</text:p>
          </table:table-cell>
          <table:table-cell office:value-type="float" office:value="1.5" calcext:value-type="float">
            <text:p>1.5</text:p>
          </table:table-cell>
          <table:table-cell office:value-type="float" office:value="0.925347222222222" calcext:value-type="float">
            <text:p>0.925347222222222</text:p>
          </table:table-cell>
          <table:table-cell office:value-type="float" office:value="0.850868055555555" calcext:value-type="float">
            <text:p>0.850868055555555</text:p>
          </table:table-cell>
          <table:table-cell table:number-columns-repeated="6"/>
        </table:table-row>
        <table:table-row table:style-name="ro1">
          <table:table-cell table:formula="of:=ABS((SQRT(SUMXMY2([.C502:.D502];[.C501:.D501]))/[.$H$2]))*[.$I$2]+[.A501]" office:value-type="float" office:value="233.91717565496" calcext:value-type="float">
            <text:p>233.91717565496</text:p>
          </table:table-cell>
          <table:table-cell office:value-type="float" office:value="1.5" calcext:value-type="float">
            <text:p>1.5</text:p>
          </table:table-cell>
          <table:table-cell office:value-type="float" office:value="0.940625" calcext:value-type="float">
            <text:p>0.940625</text:p>
          </table:table-cell>
          <table:table-cell office:value-type="float" office:value="0.835590277777778" calcext:value-type="float">
            <text:p>0.835590277777778</text:p>
          </table:table-cell>
          <table:table-cell table:number-columns-repeated="6"/>
        </table:table-row>
        <table:table-row table:style-name="ro1">
          <table:table-cell table:formula="of:=ABS((SQRT(SUMXMY2([.C503:.D503];[.C502:.D502]))/[.$H$2]))*[.$I$2]+[.A502]" office:value-type="float" office:value="234.205018226534" calcext:value-type="float">
            <text:p>234.205018226534</text:p>
          </table:table-cell>
          <table:table-cell office:value-type="float" office:value="1.5" calcext:value-type="float">
            <text:p>1.5</text:p>
          </table:table-cell>
          <table:table-cell office:value-type="float" office:value="0.955902777777778" calcext:value-type="float">
            <text:p>0.955902777777778</text:p>
          </table:table-cell>
          <table:table-cell office:value-type="float" office:value="0.822222222222222" calcext:value-type="float">
            <text:p>0.822222222222222</text:p>
          </table:table-cell>
          <table:table-cell table:number-columns-repeated="6"/>
        </table:table-row>
        <table:table-row table:style-name="ro1">
          <table:table-cell table:formula="of:=ABS((SQRT(SUMXMY2([.C504:.D504];[.C503:.D503]))/[.$H$2]))*[.$I$2]+[.A503]" office:value-type="float" office:value="234.492860798108" calcext:value-type="float">
            <text:p>234.492860798108</text:p>
          </table:table-cell>
          <table:table-cell office:value-type="float" office:value="1.5" calcext:value-type="float">
            <text:p>1.5</text:p>
          </table:table-cell>
          <table:table-cell office:value-type="float" office:value="0.971180555555555" calcext:value-type="float">
            <text:p>0.971180555555555</text:p>
          </table:table-cell>
          <table:table-cell office:value-type="float" office:value="0.808854166666667" calcext:value-type="float">
            <text:p>0.808854166666667</text:p>
          </table:table-cell>
          <table:table-cell table:number-columns-repeated="6"/>
        </table:table-row>
        <table:table-row table:style-name="ro1">
          <table:table-cell table:formula="of:=ABS((SQRT(SUMXMY2([.C505:.D505];[.C504:.D504]))/[.$H$2]))*[.$I$2]+[.A504]" office:value-type="float" office:value="235.051087066616" calcext:value-type="float">
            <text:p>235.051087066616</text:p>
          </table:table-cell>
          <table:table-cell office:value-type="float" office:value="1.5" calcext:value-type="float">
            <text:p>1.5</text:p>
          </table:table-cell>
          <table:table-cell office:value-type="float" office:value="1.00173611111111" calcext:value-type="float">
            <text:p>1.00173611111111</text:p>
          </table:table-cell>
          <table:table-cell office:value-type="float" office:value="0.784027777777778" calcext:value-type="float">
            <text:p>0.784027777777778</text:p>
          </table:table-cell>
          <table:table-cell table:number-columns-repeated="6"/>
        </table:table-row>
        <table:table-row table:style-name="ro1">
          <table:table-cell table:formula="of:=ABS((SQRT(SUMXMY2([.C506:.D506];[.C505:.D505]))/[.$H$2]))*[.$I$2]+[.A505]" office:value-type="float" office:value="235.609313335125" calcext:value-type="float">
            <text:p>235.609313335125</text:p>
          </table:table-cell>
          <table:table-cell office:value-type="float" office:value="1.5" calcext:value-type="float">
            <text:p>1.5</text:p>
          </table:table-cell>
          <table:table-cell office:value-type="float" office:value="1.03229166666667" calcext:value-type="float">
            <text:p>1.03229166666667</text:p>
          </table:table-cell>
          <table:table-cell office:value-type="float" office:value="0.759201388888889" calcext:value-type="float">
            <text:p>0.759201388888889</text:p>
          </table:table-cell>
          <table:table-cell table:number-columns-repeated="6"/>
        </table:table-row>
        <table:table-row table:style-name="ro1">
          <table:table-cell table:formula="of:=ABS((SQRT(SUMXMY2([.C507:.D507];[.C506:.D506]))/[.$H$2]))*[.$I$2]+[.A506]" office:value-type="float" office:value="236.12021910012" calcext:value-type="float">
            <text:p>236.12021910012</text:p>
          </table:table-cell>
          <table:table-cell office:value-type="float" office:value="1.5" calcext:value-type="float">
            <text:p>1.5</text:p>
          </table:table-cell>
          <table:table-cell office:value-type="float" office:value="1.06284722222222" calcext:value-type="float">
            <text:p>1.06284722222222</text:p>
          </table:table-cell>
          <table:table-cell office:value-type="float" office:value="0.740104166666667" calcext:value-type="float">
            <text:p>0.740104166666667</text:p>
          </table:table-cell>
          <table:table-cell table:number-columns-repeated="6"/>
        </table:table-row>
        <table:table-row table:style-name="ro1">
          <table:table-cell table:formula="of:=ABS((SQRT(SUMXMY2([.C508:.D508];[.C507:.D507]))/[.$H$2]))*[.$I$2]+[.A507]" office:value-type="float" office:value="236.56101621289" calcext:value-type="float">
            <text:p>236.56101621289</text:p>
          </table:table-cell>
          <table:table-cell office:value-type="float" office:value="1.5" calcext:value-type="float">
            <text:p>1.5</text:p>
          </table:table-cell>
          <table:table-cell office:value-type="float" office:value="1.09340277777778" calcext:value-type="float">
            <text:p>1.09340277777778</text:p>
          </table:table-cell>
          <table:table-cell office:value-type="float" office:value="0.734375" calcext:value-type="float">
            <text:p>0.734375</text:p>
          </table:table-cell>
          <table:table-cell table:number-columns-repeated="6"/>
        </table:table-row>
        <table:table-row table:style-name="ro1">
          <table:table-cell table:formula="of:=ABS((SQRT(SUMXMY2([.C509:.D509];[.C508:.D508]))/[.$H$2]))*[.$I$2]+[.A508]" office:value-type="float" office:value="236.995108796349" calcext:value-type="float">
            <text:p>236.995108796349</text:p>
          </table:table-cell>
          <table:table-cell office:value-type="float" office:value="1.5" calcext:value-type="float">
            <text:p>1.5</text:p>
          </table:table-cell>
          <table:table-cell office:value-type="float" office:value="1.12395833333333" calcext:value-type="float">
            <text:p>1.12395833333333</text:p>
          </table:table-cell>
          <table:table-cell office:value-type="float" office:value="0.732465277777778" calcext:value-type="float">
            <text:p>0.732465277777778</text:p>
          </table:table-cell>
          <table:table-cell table:number-columns-repeated="6"/>
        </table:table-row>
        <table:table-row table:style-name="ro1">
          <table:table-cell table:formula="of:=ABS((SQRT(SUMXMY2([.C510:.D510];[.C509:.D509]))/[.$H$2]))*[.$I$2]+[.A509]" office:value-type="float" office:value="237.429201379809" calcext:value-type="float">
            <text:p>237.429201379809</text:p>
          </table:table-cell>
          <table:table-cell office:value-type="float" office:value="1.5" calcext:value-type="float">
            <text:p>1.5</text:p>
          </table:table-cell>
          <table:table-cell office:value-type="float" office:value="1.15451388888889" calcext:value-type="float">
            <text:p>1.15451388888889</text:p>
          </table:table-cell>
          <table:table-cell office:value-type="float" office:value="0.730555555555555" calcext:value-type="float">
            <text:p>0.730555555555555</text:p>
          </table:table-cell>
          <table:table-cell table:number-columns-repeated="6"/>
        </table:table-row>
        <table:table-row table:style-name="ro1">
          <table:table-cell table:formula="of:=ABS((SQRT(SUMXMY2([.C511:.D511];[.C510:.D510]))/[.$H$2]))*[.$I$2]+[.A510]" office:value-type="float" office:value="237.863293963269" calcext:value-type="float">
            <text:p>237.863293963269</text:p>
          </table:table-cell>
          <table:table-cell office:value-type="float" office:value="1.5" calcext:value-type="float">
            <text:p>1.5</text:p>
          </table:table-cell>
          <table:table-cell office:value-type="float" office:value="1.18506944444444" calcext:value-type="float">
            <text:p>1.18506944444444</text:p>
          </table:table-cell>
          <table:table-cell office:value-type="float" office:value="0.728645833333333" calcext:value-type="float">
            <text:p>0.728645833333333</text:p>
          </table:table-cell>
          <table:table-cell table:number-columns-repeated="6"/>
        </table:table-row>
        <table:table-row table:style-name="ro1">
          <table:table-cell table:formula="of:=ABS((SQRT(SUMXMY2([.C512:.D512];[.C511:.D511]))/[.$H$2]))*[.$I$2]+[.A511]" office:value-type="float" office:value="238.297386546729" calcext:value-type="float">
            <text:p>238.297386546729</text:p>
          </table:table-cell>
          <table:table-cell office:value-type="float" office:value="1.5" calcext:value-type="float">
            <text:p>1.5</text:p>
          </table:table-cell>
          <table:table-cell office:value-type="float" office:value="1.215625" calcext:value-type="float">
            <text:p>1.215625</text:p>
          </table:table-cell>
          <table:table-cell office:value-type="float" office:value="0.726736111111111" calcext:value-type="float">
            <text:p>0.726736111111111</text:p>
          </table:table-cell>
          <table:table-cell table:number-columns-repeated="6"/>
        </table:table-row>
        <table:table-row table:style-name="ro1">
          <table:table-cell table:formula="of:=ABS((SQRT(SUMXMY2([.C513:.D513];[.C512:.D512]))/[.$H$2]))*[.$I$2]+[.A512]" office:value-type="float" office:value="238.730633768951" calcext:value-type="float">
            <text:p>238.730633768951</text:p>
          </table:table-cell>
          <table:table-cell office:value-type="float" office:value="1.5" calcext:value-type="float">
            <text:p>1.5</text:p>
          </table:table-cell>
          <table:table-cell office:value-type="float" office:value="1.24618055555556" calcext:value-type="float">
            <text:p>1.24618055555556</text:p>
          </table:table-cell>
          <table:table-cell office:value-type="float" office:value="0.726736111111111" calcext:value-type="float">
            <text:p>0.726736111111111</text:p>
          </table:table-cell>
          <table:table-cell table:number-columns-repeated="6"/>
        </table:table-row>
        <table:table-row table:style-name="ro1">
          <table:table-cell table:formula="of:=ABS((SQRT(SUMXMY2([.C514:.D514];[.C513:.D513]))/[.$H$2]))*[.$I$2]+[.A513]" office:value-type="float" office:value="239.16472635241" calcext:value-type="float">
            <text:p>239.16472635241</text:p>
          </table:table-cell>
          <table:table-cell office:value-type="float" office:value="1.5" calcext:value-type="float">
            <text:p>1.5</text:p>
          </table:table-cell>
          <table:table-cell office:value-type="float" office:value="1.27673611111111" calcext:value-type="float">
            <text:p>1.27673611111111</text:p>
          </table:table-cell>
          <table:table-cell office:value-type="float" office:value="0.724826388888889" calcext:value-type="float">
            <text:p>0.724826388888889</text:p>
          </table:table-cell>
          <table:table-cell table:number-columns-repeated="6"/>
        </table:table-row>
        <table:table-row table:style-name="ro1">
          <table:table-cell table:formula="of:=ABS((SQRT(SUMXMY2([.C515:.D515];[.C514:.D514]))/[.$H$2]))*[.$I$2]+[.A514]" office:value-type="float" office:value="239.59881893587" calcext:value-type="float">
            <text:p>239.59881893587</text:p>
          </table:table-cell>
          <table:table-cell office:value-type="float" office:value="1.5" calcext:value-type="float">
            <text:p>1.5</text:p>
          </table:table-cell>
          <table:table-cell office:value-type="float" office:value="1.30729166666667" calcext:value-type="float">
            <text:p>1.30729166666667</text:p>
          </table:table-cell>
          <table:table-cell office:value-type="float" office:value="0.722916666666667" calcext:value-type="float">
            <text:p>0.722916666666667</text:p>
          </table:table-cell>
          <table:table-cell table:number-columns-repeated="6"/>
        </table:table-row>
        <table:table-row table:style-name="ro1">
          <table:table-cell table:formula="of:=ABS((SQRT(SUMXMY2([.C516:.D516];[.C515:.D515]))/[.$H$2]))*[.$I$2]+[.A515]" office:value-type="float" office:value="240.03291151933" calcext:value-type="float">
            <text:p>240.03291151933</text:p>
          </table:table-cell>
          <table:table-cell office:value-type="float" office:value="1.5" calcext:value-type="float">
            <text:p>1.5</text:p>
          </table:table-cell>
          <table:table-cell office:value-type="float" office:value="1.33784722222222" calcext:value-type="float">
            <text:p>1.33784722222222</text:p>
          </table:table-cell>
          <table:table-cell office:value-type="float" office:value="0.721006944444444" calcext:value-type="float">
            <text:p>0.721006944444444</text:p>
          </table:table-cell>
          <table:table-cell table:number-columns-repeated="6"/>
        </table:table-row>
        <table:table-row table:style-name="ro1">
          <table:table-cell table:formula="of:=ABS((SQRT(SUMXMY2([.C517:.D517];[.C516:.D516]))/[.$H$2]))*[.$I$2]+[.A516]" office:value-type="float" office:value="240.46700410279" calcext:value-type="float">
            <text:p>240.46700410279</text:p>
          </table:table-cell>
          <table:table-cell office:value-type="float" office:value="1.5" calcext:value-type="float">
            <text:p>1.5</text:p>
          </table:table-cell>
          <table:table-cell office:value-type="float" office:value="1.36840277777778" calcext:value-type="float">
            <text:p>1.36840277777778</text:p>
          </table:table-cell>
          <table:table-cell office:value-type="float" office:value="0.719097222222222" calcext:value-type="float">
            <text:p>0.719097222222222</text:p>
          </table:table-cell>
          <table:table-cell table:number-columns-repeated="6"/>
        </table:table-row>
        <table:table-row table:style-name="ro1">
          <table:table-cell table:formula="of:=ABS((SQRT(SUMXMY2([.C518:.D518];[.C517:.D517]))/[.$H$2]))*[.$I$2]+[.A517]" office:value-type="float" office:value="240.900251325012" calcext:value-type="float">
            <text:p>240.900251325012</text:p>
          </table:table-cell>
          <table:table-cell office:value-type="float" office:value="1.5" calcext:value-type="float">
            <text:p>1.5</text:p>
          </table:table-cell>
          <table:table-cell office:value-type="float" office:value="1.39895833333333" calcext:value-type="float">
            <text:p>1.39895833333333</text:p>
          </table:table-cell>
          <table:table-cell office:value-type="float" office:value="0.719097222222222" calcext:value-type="float">
            <text:p>0.719097222222222</text:p>
          </table:table-cell>
          <table:table-cell table:number-columns-repeated="6"/>
        </table:table-row>
        <table:table-row table:style-name="ro1">
          <table:table-cell table:formula="of:=ABS((SQRT(SUMXMY2([.C519:.D519];[.C518:.D518]))/[.$H$2]))*[.$I$2]+[.A518]" office:value-type="float" office:value="241.333498547234" calcext:value-type="float">
            <text:p>241.333498547234</text:p>
          </table:table-cell>
          <table:table-cell office:value-type="float" office:value="1.5" calcext:value-type="float">
            <text:p>1.5</text:p>
          </table:table-cell>
          <table:table-cell office:value-type="float" office:value="1.42951388888889" calcext:value-type="float">
            <text:p>1.42951388888889</text:p>
          </table:table-cell>
          <table:table-cell office:value-type="float" office:value="0.719097222222222" calcext:value-type="float">
            <text:p>0.719097222222222</text:p>
          </table:table-cell>
          <table:table-cell table:number-columns-repeated="6"/>
        </table:table-row>
        <table:table-row table:style-name="ro1">
          <table:table-cell table:formula="of:=ABS((SQRT(SUMXMY2([.C520:.D520];[.C519:.D519]))/[.$H$2]))*[.$I$2]+[.A519]" office:value-type="float" office:value="241.360576498623" calcext:value-type="float">
            <text:p>241.360576498623</text:p>
          </table:table-cell>
          <table:table-cell office:value-type="float" office:value="1.5" calcext:value-type="float">
            <text:p>1.5</text:p>
          </table:table-cell>
          <table:table-cell office:value-type="float" office:value="1.43142361111111" calcext:value-type="float">
            <text:p>1.43142361111111</text:p>
          </table:table-cell>
          <table:table-cell office:value-type="float" office:value="0.719097222222222" calcext:value-type="float">
            <text:p>0.71909722222222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30T13:31:55.941908503</dc:date>
    <meta:editing-duration>PT5M48S</meta:editing-duration>
    <meta:editing-cycles>8</meta:editing-cycles>
    <meta:generator>LibreOffice/7.3.7.2$Linux_X86_64 LibreOffice_project/30$Build-2</meta:generator>
    <meta:document-statistic meta:table-count="1" meta:cell-count="2086" meta:object-count="0"/>
  </office:meta>
</office:document-meta>
</file>